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Object 26/Configurations2/accelerator/current.xml"/>
  <manifest:file-entry manifest:media-type="application/vnd.sun.xml.ui.configuration" manifest:full-path="Object 26/Configurations2/"/>
  <manifest:file-entry manifest:media-type="text/xml" manifest:full-path="Object 26/content.xml"/>
  <manifest:file-entry manifest:media-type="text/xml" manifest:full-path="Object 26/settings.xml"/>
  <manifest:file-entry manifest:media-type="text/xml" manifest:full-path="Object 26/styles.xml"/>
  <manifest:file-entry manifest:media-type="application/vnd.oasis.opendocument.graphics" manifest:version="1.2" manifest:full-path="Object 26/"/>
  <manifest:file-entry manifest:media-type="" manifest:full-path="Object 27/Configurations2/accelerator/current.xml"/>
  <manifest:file-entry manifest:media-type="application/vnd.sun.xml.ui.configuration" manifest:full-path="Object 27/Configurations2/"/>
  <manifest:file-entry manifest:media-type="text/xml" manifest:full-path="Object 27/content.xml"/>
  <manifest:file-entry manifest:media-type="text/xml" manifest:full-path="Object 27/settings.xml"/>
  <manifest:file-entry manifest:media-type="text/xml" manifest:full-path="Object 27/styles.xml"/>
  <manifest:file-entry manifest:media-type="application/vnd.oasis.opendocument.graphics" manifest:version="1.2" manifest:full-path="Object 27/"/>
  <manifest:file-entry manifest:media-type="" manifest:full-path="Object 28/Configurations2/accelerator/current.xml"/>
  <manifest:file-entry manifest:media-type="application/vnd.sun.xml.ui.configuration" manifest:full-path="Object 28/Configurations2/"/>
  <manifest:file-entry manifest:media-type="text/xml" manifest:full-path="Object 28/content.xml"/>
  <manifest:file-entry manifest:media-type="text/xml" manifest:full-path="Object 28/settings.xml"/>
  <manifest:file-entry manifest:media-type="text/xml" manifest:full-path="Object 28/styles.xml"/>
  <manifest:file-entry manifest:media-type="application/vnd.oasis.opendocument.graphics" manifest:version="1.2" manifest:full-path="Object 28/"/>
  <manifest:file-entry manifest:media-type="" manifest:full-path="Object 29/Configurations2/accelerator/current.xml"/>
  <manifest:file-entry manifest:media-type="application/vnd.sun.xml.ui.configuration" manifest:full-path="Object 29/Configurations2/"/>
  <manifest:file-entry manifest:media-type="text/xml" manifest:full-path="Object 29/content.xml"/>
  <manifest:file-entry manifest:media-type="text/xml" manifest:full-path="Object 29/settings.xml"/>
  <manifest:file-entry manifest:media-type="text/xml" manifest:full-path="Object 29/styles.xml"/>
  <manifest:file-entry manifest:media-type="application/vnd.oasis.opendocument.graphics" manifest:version="1.2" manifest:full-path="Object 29/"/>
  <manifest:file-entry manifest:media-type="text/xml" manifest:full-path="styles.xml"/>
  <manifest:file-entry manifest:media-type="text/xml" manifest:full-path="content.xml"/>
  <manifest:file-entry manifest:media-type="application/binary" manifest:full-path="layout-cache"/>
  <manifest:file-entry manifest:media-type="text/xml" manifest:full-path="meta.xml"/>
  <manifest:file-entry manifest:media-type="" manifest:full-path="Object 10/Configurations2/accelerator/current.xml"/>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text/xml" manifest:full-path="Object 10/styles.xml"/>
  <manifest:file-entry manifest:media-type="application/vnd.oasis.opendocument.graphics" manifest:version="1.2" manifest:full-path="Object 10/"/>
  <manifest:file-entry manifest:media-type="" manifest:full-path="Object 11/Configurations2/accelerator/current.xml"/>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text/xml" manifest:full-path="Object 11/styles.xml"/>
  <manifest:file-entry manifest:media-type="application/vnd.oasis.opendocument.graphics" manifest:version="1.2" manifest:full-path="Object 11/"/>
  <manifest:file-entry manifest:media-type="" manifest:full-path="Object 12/Configurations2/accelerator/current.xml"/>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text/xml" manifest:full-path="Object 12/styles.xml"/>
  <manifest:file-entry manifest:media-type="application/vnd.oasis.opendocument.graphics" manifest:version="1.2" manifest:full-path="Object 12/"/>
  <manifest:file-entry manifest:media-type="" manifest:full-path="Object 13/Configurations2/accelerator/current.xml"/>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text/xml" manifest:full-path="Object 13/styles.xml"/>
  <manifest:file-entry manifest:media-type="application/vnd.oasis.opendocument.graphics" manifest:version="1.2" manifest:full-path="Object 13/"/>
  <manifest:file-entry manifest:media-type="" manifest:full-path="Object 14/Configurations2/accelerator/current.xml"/>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text/xml" manifest:full-path="Object 14/styles.xml"/>
  <manifest:file-entry manifest:media-type="application/vnd.oasis.opendocument.graphics" manifest:version="1.2" manifest:full-path="Object 14/"/>
  <manifest:file-entry manifest:media-type="" manifest:full-path="Object 15/Configurations2/accelerator/current.xml"/>
  <manifest:file-entry manifest:media-type="application/vnd.sun.xml.ui.configuration" manifest:full-path="Object 15/Configurations2/"/>
  <manifest:file-entry manifest:media-type="text/xml" manifest:full-path="Object 15/content.xml"/>
  <manifest:file-entry manifest:media-type="text/xml" manifest:full-path="Object 15/settings.xml"/>
  <manifest:file-entry manifest:media-type="text/xml" manifest:full-path="Object 15/styles.xml"/>
  <manifest:file-entry manifest:media-type="application/vnd.oasis.opendocument.graphics" manifest:version="1.2" manifest:full-path="Object 15/"/>
  <manifest:file-entry manifest:media-type="" manifest:full-path="Object 16/Configurations2/accelerator/current.xml"/>
  <manifest:file-entry manifest:media-type="application/vnd.sun.xml.ui.configuration" manifest:full-path="Object 16/Configurations2/"/>
  <manifest:file-entry manifest:media-type="text/xml" manifest:full-path="Object 16/content.xml"/>
  <manifest:file-entry manifest:media-type="text/xml" manifest:full-path="Object 16/settings.xml"/>
  <manifest:file-entry manifest:media-type="text/xml" manifest:full-path="Object 16/styles.xml"/>
  <manifest:file-entry manifest:media-type="application/vnd.oasis.opendocument.graphics" manifest:version="1.2" manifest:full-path="Object 16/"/>
  <manifest:file-entry manifest:media-type="" manifest:full-path="Object 17/Configurations2/accelerator/current.xml"/>
  <manifest:file-entry manifest:media-type="application/vnd.sun.xml.ui.configuration" manifest:full-path="Object 17/Configurations2/"/>
  <manifest:file-entry manifest:media-type="text/xml" manifest:full-path="Object 17/content.xml"/>
  <manifest:file-entry manifest:media-type="text/xml" manifest:full-path="Object 17/settings.xml"/>
  <manifest:file-entry manifest:media-type="text/xml" manifest:full-path="Object 17/styles.xml"/>
  <manifest:file-entry manifest:media-type="application/vnd.oasis.opendocument.graphics" manifest:version="1.2" manifest:full-path="Object 17/"/>
  <manifest:file-entry manifest:media-type="application/rdf+xml" manifest:full-path="manifest.rdf"/>
  <manifest:file-entry manifest:media-type="" manifest:full-path="Object 18/Configurations2/accelerator/current.xml"/>
  <manifest:file-entry manifest:media-type="application/vnd.sun.xml.ui.configuration" manifest:full-path="Object 18/Configurations2/"/>
  <manifest:file-entry manifest:media-type="text/xml" manifest:full-path="Object 18/content.xml"/>
  <manifest:file-entry manifest:media-type="text/xml" manifest:full-path="Object 18/settings.xml"/>
  <manifest:file-entry manifest:media-type="text/xml" manifest:full-path="Object 18/styles.xml"/>
  <manifest:file-entry manifest:media-type="application/vnd.oasis.opendocument.graphics" manifest:version="1.2" manifest:full-path="Object 18/"/>
  <manifest:file-entry manifest:media-type="" manifest:full-path="Object 19/Configurations2/accelerator/current.xml"/>
  <manifest:file-entry manifest:media-type="application/vnd.sun.xml.ui.configuration" manifest:full-path="Object 19/Configurations2/"/>
  <manifest:file-entry manifest:media-type="text/xml" manifest:full-path="Object 19/content.xml"/>
  <manifest:file-entry manifest:media-type="text/xml" manifest:full-path="Object 19/settings.xml"/>
  <manifest:file-entry manifest:media-type="text/xml" manifest:full-path="Object 19/styles.xml"/>
  <manifest:file-entry manifest:media-type="application/vnd.oasis.opendocument.graphics" manifest:version="1.2" manifest:full-path="Object 19/"/>
  <manifest:file-entry manifest:media-type="" manifest:full-path="Object 30/Configurations2/accelerator/current.xml"/>
  <manifest:file-entry manifest:media-type="application/vnd.sun.xml.ui.configuration" manifest:full-path="Object 30/Configurations2/"/>
  <manifest:file-entry manifest:media-type="text/xml" manifest:full-path="Object 30/content.xml"/>
  <manifest:file-entry manifest:media-type="text/xml" manifest:full-path="Object 30/settings.xml"/>
  <manifest:file-entry manifest:media-type="text/xml" manifest:full-path="Object 30/styles.xml"/>
  <manifest:file-entry manifest:media-type="application/vnd.oasis.opendocument.graphics" manifest:version="1.2" manifest:full-path="Object 30/"/>
  <manifest:file-entry manifest:media-type="" manifest:full-path="Object 31/Configurations2/accelerator/current.xml"/>
  <manifest:file-entry manifest:media-type="application/vnd.sun.xml.ui.configuration" manifest:full-path="Object 31/Configurations2/"/>
  <manifest:file-entry manifest:media-type="text/xml" manifest:full-path="Object 31/content.xml"/>
  <manifest:file-entry manifest:media-type="text/xml" manifest:full-path="Object 31/settings.xml"/>
  <manifest:file-entry manifest:media-type="text/xml" manifest:full-path="Object 31/styles.xml"/>
  <manifest:file-entry manifest:media-type="application/vnd.oasis.opendocument.graphics" manifest:version="1.2" manifest:full-path="Object 31/"/>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text/xml" manifest:full-path="Object 1/styles.xml"/>
  <manifest:file-entry manifest:media-type="application/vnd.oasis.opendocument.graphics" manifest:version="1.2" manifest:full-path="Object 1/"/>
  <manifest:file-entry manifest:media-type="" manifest:full-path="Configurations2/accelerator/current.xml"/>
  <manifest:file-entry manifest:media-type="application/vnd.sun.xml.ui.configuration" manifest:full-path="Configurations2/"/>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text/xml" manifest:full-path="Object 2/styles.xml"/>
  <manifest:file-entry manifest:media-type="application/vnd.oasis.opendocument.graphics" manifest:version="1.2" manifest:full-path="Object 2/"/>
  <manifest:file-entry manifest:media-type="" manifest:full-path="Object 3/Configurations2/accelerator/current.xml"/>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text/xml" manifest:full-path="Object 3/styles.xml"/>
  <manifest:file-entry manifest:media-type="application/vnd.oasis.opendocument.graphics" manifest:version="1.2" manifest:full-path="Object 3/"/>
  <manifest:file-entry manifest:media-type="" manifest:full-path="Object 4/Configurations2/accelerator/current.xml"/>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text/xml" manifest:full-path="Object 4/styles.xml"/>
  <manifest:file-entry manifest:media-type="application/vnd.oasis.opendocument.graphics" manifest:version="1.2" manifest:full-path="Object 4/"/>
  <manifest:file-entry manifest:media-type="" manifest:full-path="Object 5/Configurations2/accelerator/current.xml"/>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text/xml" manifest:full-path="Object 5/styles.xml"/>
  <manifest:file-entry manifest:media-type="application/vnd.oasis.opendocument.graphics" manifest:version="1.2" manifest:full-path="Object 5/"/>
  <manifest:file-entry manifest:media-type="" manifest:full-path="Object 6/Configurations2/accelerator/current.xml"/>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text/xml" manifest:full-path="Object 6/styles.xml"/>
  <manifest:file-entry manifest:media-type="application/vnd.oasis.opendocument.graphics" manifest:version="1.2" manifest:full-path="Object 6/"/>
  <manifest:file-entry manifest:media-type="" manifest:full-path="Object 7/Configurations2/accelerator/current.xml"/>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text/xml" manifest:full-path="Object 7/styles.xml"/>
  <manifest:file-entry manifest:media-type="application/vnd.oasis.opendocument.graphics" manifest:version="1.2" manifest:full-path="Object 7/"/>
  <manifest:file-entry manifest:media-type="" manifest:full-path="Object 8/Configurations2/accelerator/current.xml"/>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text/xml" manifest:full-path="Object 8/styles.xml"/>
  <manifest:file-entry manifest:media-type="application/vnd.oasis.opendocument.graphics" manifest:version="1.2" manifest:full-path="Object 8/"/>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30"/>
  <manifest:file-entry manifest:media-type="" manifest:full-path="Object 9/Configurations2/accelerator/current.xml"/>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text/xml" manifest:full-path="Object 9/styles.xml"/>
  <manifest:file-entry manifest:media-type="application/vnd.oasis.opendocument.graphics" manifest:version="1.2" manifest:full-path="Object 9/"/>
  <manifest:file-entry manifest:media-type="text/xml" manifest:full-path="settings.xml"/>
  <manifest:file-entry manifest:media-type="image/png" manifest:full-path="Thumbnails/thumbnail.png"/>
  <manifest:file-entry manifest:media-type="" manifest:full-path="Object 20/Configurations2/accelerator/current.xml"/>
  <manifest:file-entry manifest:media-type="application/vnd.sun.xml.ui.configuration" manifest:full-path="Object 20/Configurations2/"/>
  <manifest:file-entry manifest:media-type="text/xml" manifest:full-path="Object 20/content.xml"/>
  <manifest:file-entry manifest:media-type="text/xml" manifest:full-path="Object 20/settings.xml"/>
  <manifest:file-entry manifest:media-type="text/xml" manifest:full-path="Object 20/styles.xml"/>
  <manifest:file-entry manifest:media-type="application/vnd.oasis.opendocument.graphics" manifest:version="1.2" manifest:full-path="Object 20/"/>
  <manifest:file-entry manifest:media-type="" manifest:full-path="Object 21/Configurations2/accelerator/current.xml"/>
  <manifest:file-entry manifest:media-type="application/vnd.sun.xml.ui.configuration" manifest:full-path="Object 21/Configurations2/"/>
  <manifest:file-entry manifest:media-type="text/xml" manifest:full-path="Object 21/content.xml"/>
  <manifest:file-entry manifest:media-type="text/xml" manifest:full-path="Object 21/settings.xml"/>
  <manifest:file-entry manifest:media-type="text/xml" manifest:full-path="Object 21/styles.xml"/>
  <manifest:file-entry manifest:media-type="application/vnd.oasis.opendocument.graphics" manifest:version="1.2" manifest:full-path="Object 21/"/>
  <manifest:file-entry manifest:media-type="" manifest:full-path="Object 22/Configurations2/accelerator/current.xml"/>
  <manifest:file-entry manifest:media-type="application/vnd.sun.xml.ui.configuration" manifest:full-path="Object 22/Configurations2/"/>
  <manifest:file-entry manifest:media-type="text/xml" manifest:full-path="Object 22/content.xml"/>
  <manifest:file-entry manifest:media-type="text/xml" manifest:full-path="Object 22/settings.xml"/>
  <manifest:file-entry manifest:media-type="text/xml" manifest:full-path="Object 22/styles.xml"/>
  <manifest:file-entry manifest:media-type="application/vnd.oasis.opendocument.graphics" manifest:version="1.2" manifest:full-path="Object 22/"/>
  <manifest:file-entry manifest:media-type="" manifest:full-path="Object 23/Configurations2/accelerator/current.xml"/>
  <manifest:file-entry manifest:media-type="application/vnd.sun.xml.ui.configuration" manifest:full-path="Object 23/Configurations2/"/>
  <manifest:file-entry manifest:media-type="text/xml" manifest:full-path="Object 23/content.xml"/>
  <manifest:file-entry manifest:media-type="text/xml" manifest:full-path="Object 23/settings.xml"/>
  <manifest:file-entry manifest:media-type="text/xml" manifest:full-path="Object 23/styles.xml"/>
  <manifest:file-entry manifest:media-type="application/vnd.oasis.opendocument.graphics" manifest:version="1.2" manifest:full-path="Object 23/"/>
  <manifest:file-entry manifest:media-type="" manifest:full-path="Object 24/Configurations2/accelerator/current.xml"/>
  <manifest:file-entry manifest:media-type="application/vnd.sun.xml.ui.configuration" manifest:full-path="Object 24/Configurations2/"/>
  <manifest:file-entry manifest:media-type="text/xml" manifest:full-path="Object 24/content.xml"/>
  <manifest:file-entry manifest:media-type="text/xml" manifest:full-path="Object 24/settings.xml"/>
  <manifest:file-entry manifest:media-type="text/xml" manifest:full-path="Object 24/styles.xml"/>
  <manifest:file-entry manifest:media-type="application/vnd.oasis.opendocument.graphics" manifest:version="1.2" manifest:full-path="Object 24/"/>
  <manifest:file-entry manifest:media-type="" manifest:full-path="Object 25/Configurations2/accelerator/current.xml"/>
  <manifest:file-entry manifest:media-type="application/vnd.sun.xml.ui.configuration" manifest:full-path="Object 25/Configurations2/"/>
  <manifest:file-entry manifest:media-type="text/xml" manifest:full-path="Object 25/content.xml"/>
  <manifest:file-entry manifest:media-type="text/xml" manifest:full-path="Object 25/settings.xml"/>
  <manifest:file-entry manifest:media-type="text/xml" manifest:full-path="Object 25/styles.xml"/>
  <manifest:file-entry manifest:media-type="application/vnd.oasis.opendocument.graphics" manifest:version="1.2" manifest:full-path="Object 25/"/>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OpenSymbol" svg:font-family="OpenSymbol"/>
    <style:font-face style:name="Tahoma1" svg:font-family="Tahoma"/>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margin-left="0in" fo:margin-right="0in" fo:text-indent="0in" style:auto-text-indent="false"/>
    </style:style>
    <style:style style:name="P2" style:family="paragraph" style:parent-style-name="Text_20_body">
      <style:paragraph-properties fo:margin-left="0in" fo:margin-right="0in" fo:text-align="center" style:justify-single-word="false" fo:text-indent="0in" style:auto-text-indent="false" fo:background-color="#e6e64c" fo:padding="0.0201in" fo:border="0.0071in solid #000000" style:shadow="none">
        <style:background-image/>
      </style:paragraph-properties>
    </style:style>
    <style:style style:name="P3" style:family="paragraph" style:parent-style-name="Text_20_body">
      <style:text-properties style:text-underline-style="solid" style:text-underline-width="auto" style:text-underline-color="font-color"/>
    </style:style>
    <style:style style:name="P4" style:family="paragraph" style:parent-style-name="Text_20_body">
      <style:paragraph-properties fo:text-align="center" style:justify-single-word="false"/>
      <style:text-properties fo:font-size="18pt" style:font-size-asian="18pt" style:font-size-complex="18pt"/>
    </style:style>
    <style:style style:name="P5" style:family="paragraph" style:parent-style-name="Text_20_body">
      <style:text-properties fo:font-weight="normal" style:font-weight-asian="normal" style:font-weight-complex="normal"/>
    </style:style>
    <style:style style:name="P6" style:family="paragraph" style:parent-style-name="Text_20_body">
      <style:text-properties style:font-name="Times New Roman"/>
    </style:style>
    <style:style style:name="P7" style:family="paragraph" style:parent-style-name="Text_20_body">
      <style:paragraph-properties fo:margin-left="0.4902in" fo:margin-right="0in" fo:text-indent="0in" style:auto-text-indent="false"/>
    </style:style>
    <style:style style:name="P8" style:family="paragraph" style:parent-style-name="Text_20_body">
      <style:paragraph-properties fo:margin-left="0.9807in" fo:margin-right="0in" fo:text-indent="0in" style:auto-text-indent="false"/>
    </style:style>
    <style:style style:name="P9" style:family="paragraph" style:parent-style-name="Text_20_body">
      <style:paragraph-properties fo:margin-left="0.7in" fo:margin-right="0.7in" fo:text-align="center" style:justify-single-word="false" fo:text-indent="0in" style:auto-text-indent="false" fo:background-color="#e6e64c" fo:padding="0.0201in" fo:border="0.0071in solid #000000" style:shadow="none">
        <style:background-image/>
      </style:paragraph-properties>
    </style:style>
    <style:style style:name="P10" style:family="paragraph" style:parent-style-name="Text_20_body">
      <style:paragraph-properties fo:text-align="center" style:justify-single-word="false" fo:background-color="#e6e64c" fo:padding="0.0201in" fo:border="0.0071in solid #000000" style:shadow="none">
        <style:background-image/>
      </style:paragraph-properties>
    </style:style>
    <style:style style:name="P11" style:family="paragraph" style:parent-style-name="Text_20_body">
      <style:paragraph-properties fo:margin-left="0.5in" fo:margin-right="0.5in" fo:text-align="center" style:justify-single-word="false" fo:text-indent="0in" style:auto-text-indent="false" fo:background-color="#e6e64c" fo:padding="0.0201in" fo:border="0.0071in solid #000000" style:shadow="none">
        <style:background-image/>
      </style:paragraph-properties>
      <style:text-properties style:font-name="Times New Roman"/>
    </style:style>
    <style:style style:name="P12" style:family="paragraph" style:parent-style-name="Text_20_body">
      <style:paragraph-properties fo:margin-left="0.5in" fo:margin-right="0.5in" fo:text-align="center" style:justify-single-word="false" fo:text-indent="0in" style:auto-text-indent="false" fo:background-color="#e6e64c" fo:padding="0.0201in" fo:border="0.0071in solid #000000" style:shadow="none">
        <style:background-image/>
      </style:paragraph-properties>
      <style:text-properties style:font-name="Times New Roman" fo:language="zxx" fo:country="none" style:language-asian="zxx" style:country-asian="none" style:language-complex="zxx" style:country-complex="none"/>
    </style:style>
    <style:style style:name="P13" style:family="paragraph" style:parent-style-name="Text_20_body">
      <style:paragraph-properties fo:margin-top="0in" fo:margin-bottom="0in" fo:text-align="center" style:justify-single-word="false"/>
      <style:text-properties fo:font-size="15pt" style:font-size-asian="15pt" style:font-size-complex="15pt"/>
    </style:style>
    <style:style style:name="P14" style:family="paragraph" style:parent-style-name="Contents_20_2">
      <style:paragraph-properties>
        <style:tab-stops>
          <style:tab-stop style:position="6.4957in" style:type="right" style:leader-style="dotted" style:leader-text="."/>
        </style:tab-stops>
      </style:paragraph-properties>
    </style:style>
    <style:style style:name="P15" style:family="paragraph" style:parent-style-name="Heading_20_2">
      <style:paragraph-properties fo:break-before="page"/>
    </style:style>
    <style:style style:name="P16" style:family="paragraph" style:parent-style-name="Heading_20_4">
      <style:paragraph-properties fo:break-before="page"/>
    </style:style>
    <style:style style:name="P17" style:family="paragraph" style:parent-style-name="Contents_20_1">
      <style:paragraph-properties>
        <style:tab-stops>
          <style:tab-stop style:position="6.6925in" style:type="right" style:leader-style="dotted" style:leader-text="."/>
        </style:tab-stops>
      </style:paragraph-properties>
    </style:style>
    <style:style style:name="P18" style:family="paragraph" style:parent-style-name="Heading_20_3">
      <style:paragraph-properties fo:break-before="page"/>
    </style:style>
    <style:style style:name="P19" style:family="paragraph" style:parent-style-name="Heading_20_1">
      <style:paragraph-properties fo:margin-top="0in" fo:margin-bottom="0in"/>
    </style:style>
    <style:style style:name="P20" style:family="paragraph" style:parent-style-name="Heading_20_1">
      <style:paragraph-properties fo:break-before="page"/>
    </style:style>
    <style:style style:name="P21" style:family="paragraph" style:parent-style-name="Contents_20_3">
      <style:paragraph-properties>
        <style:tab-stops>
          <style:tab-stop style:position="6.2992in" style:type="right" style:leader-style="dotted" style:leader-text="."/>
        </style:tab-stops>
      </style:paragraph-properties>
    </style:style>
    <style:style style:name="P22" style:family="paragraph" style:parent-style-name="Contents_20_4">
      <style:paragraph-properties>
        <style:tab-stops>
          <style:tab-stop style:position="6.1028in" style:type="right" style:leader-style="dotted" style:leader-text="."/>
        </style:tab-stops>
      </style:paragraph-properties>
    </style:style>
    <style:style style:name="P23" style:family="paragraph" style:parent-style-name="Text_20_body" style:list-style-name="L1">
      <style:text-properties fo:font-style="normal" fo:font-weight="normal" style:font-style-asian="normal" style:font-weight-asian="normal" style:font-style-complex="normal" style:font-weight-complex="normal"/>
    </style:style>
    <style:style style:name="P24" style:family="paragraph" style:parent-style-name="Text_20_body" style:list-style-name="L2">
      <style:text-properties fo:font-weight="normal" style:font-weight-asian="normal" style:font-weight-complex="normal"/>
    </style:style>
    <style:style style:name="P25" style:family="paragraph" style:parent-style-name="Text_20_body" style:list-style-name="L3"/>
    <style:style style:name="P26" style:family="paragraph" style:parent-style-name="Text_20_body" style:list-style-name="L4"/>
    <style:style style:name="P27" style:family="paragraph" style:parent-style-name="Text_20_body" style:list-style-name="L5"/>
    <style:style style:name="P28" style:family="paragraph" style:parent-style-name="Text_20_body" style:list-style-name="L6"/>
    <style:style style:name="P29" style:family="paragraph" style:parent-style-name="Text_20_body" style:list-style-name="L7"/>
    <style:style style:name="P30" style:family="paragraph" style:parent-style-name="Text_20_body" style:list-style-name="L8"/>
    <style:style style:name="P31" style:family="paragraph" style:parent-style-name="Text_20_body" style:list-style-name="L9"/>
    <style:style style:name="P32" style:family="paragraph" style:parent-style-name="Text_20_body" style:list-style-name="L10"/>
    <style:style style:name="P33" style:family="paragraph" style:parent-style-name="Text_20_body" style:list-style-name="L11"/>
    <style:style style:name="P34" style:family="paragraph" style:parent-style-name="Text_20_body" style:list-style-name="L12"/>
    <style:style style:name="P35" style:family="paragraph" style:parent-style-name="Text_20_body" style:list-style-name="L13"/>
    <style:style style:name="P36" style:family="paragraph" style:parent-style-name="Text_20_body" style:list-style-name="L14"/>
    <style:style style:name="P37" style:family="paragraph" style:parent-style-name="Text_20_body" style:list-style-name="L15"/>
    <style:style style:name="P38" style:family="paragraph" style:parent-style-name="Text_20_body" style:list-style-name="L16"/>
    <style:style style:name="P39" style:family="paragraph" style:parent-style-name="Text_20_body" style:list-style-name="L17"/>
    <style:style style:name="P40" style:family="paragraph" style:parent-style-name="Text_20_body" style:list-style-name="L18"/>
    <style:style style:name="P41" style:family="paragraph" style:parent-style-name="Text_20_body" style:list-style-name="L19"/>
    <style:style style:name="P42" style:family="paragraph" style:parent-style-name="Text_20_body" style:list-style-name="L20"/>
    <style:style style:name="P43" style:family="paragraph" style:parent-style-name="Text_20_body" style:list-style-name="L21"/>
    <style:style style:name="P44" style:family="paragraph" style:parent-style-name="Text_20_body" style:list-style-name="L22"/>
    <style:style style:name="P45" style:family="paragraph" style:parent-style-name="Text_20_body" style:list-style-name="L23"/>
    <style:style style:name="P46" style:family="paragraph" style:parent-style-name="Text_20_body" style:list-style-name="L24"/>
    <style:style style:name="P47" style:family="paragraph" style:parent-style-name="Text_20_body" style:list-style-name="L25"/>
    <style:style style:name="P48" style:family="paragraph" style:parent-style-name="Text_20_body" style:list-style-name="L26"/>
    <style:style style:name="P49" style:family="paragraph" style:parent-style-name="Text_20_body" style:list-style-name="L27"/>
    <style:style style:name="P50" style:family="paragraph" style:parent-style-name="Text_20_body" style:list-style-name="L28"/>
    <style:style style:name="P51" style:family="paragraph" style:parent-style-name="Text_20_body" style:list-style-name="L29"/>
    <style:style style:name="P52" style:family="paragraph" style:parent-style-name="Text_20_body" style:list-style-name="L30"/>
    <style:style style:name="P53" style:family="paragraph" style:parent-style-name="Text_20_body" style:list-style-name="L31"/>
    <style:style style:name="P54" style:family="paragraph" style:parent-style-name="Text_20_body" style:list-style-name="L32"/>
    <style:style style:name="P55" style:family="paragraph" style:parent-style-name="Text_20_body" style:list-style-name="L33"/>
    <style:style style:name="P56" style:family="paragraph" style:parent-style-name="Text_20_body" style:list-style-name="L34"/>
    <style:style style:name="P57" style:family="paragraph" style:parent-style-name="Text_20_body" style:list-style-name="L35"/>
    <style:style style:name="P58" style:family="paragraph" style:parent-style-name="Text_20_body" style:list-style-name="L36"/>
    <style:style style:name="P59" style:family="paragraph" style:parent-style-name="Text_20_body" style:list-style-name="L37"/>
    <style:style style:name="P60" style:family="paragraph" style:parent-style-name="Text_20_body" style:list-style-name="L38"/>
    <style:style style:name="T1" style:family="text">
      <style:text-properties fo:font-weight="bold" style:font-weight-asian="bold" style:font-weight-complex="bold"/>
    </style:style>
    <style:style style:name="T2" style:family="text">
      <style:text-properties style:text-position="super 58%"/>
    </style:style>
    <style:style style:name="T3" style:family="text">
      <style:text-properties fo:font-size="14pt" fo:font-style="italic" fo:font-weight="bold" style:font-size-asian="14pt" style:font-style-asian="italic" style:font-weight-asian="bold" style:font-size-complex="14pt" style:font-style-complex="italic" style:font-weight-complex="bold"/>
    </style:style>
    <style:style style:name="T4" style:family="text">
      <style:text-properties style:text-underline-style="solid" style:text-underline-width="auto" style:text-underline-color="font-color"/>
    </style:style>
    <style:style style:name="T5" style:family="text">
      <style:text-properties style:text-underline-style="solid" style:text-underline-width="auto" style:text-underline-color="font-color" fo:font-weight="bold" style:font-weight-asian="bold" style:font-weight-complex="bold"/>
    </style:style>
    <style:style style:name="T6" style:family="text">
      <style:text-properties fo:font-weight="normal" style:font-weight-asian="normal" style:font-weight-complex="normal"/>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style:font-name="Times New Roman1"/>
    </style:style>
    <style:style style:name="T9" style:family="text">
      <style:text-properties style:font-name="Times New Roman"/>
    </style:style>
    <style:style style:name="fr1"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wrap="none" style:vertical-pos="from-top" style:vertical-rel="paragraph" style:horizontal-pos="center" style:horizontal-rel="paragraph" fo:padding="0in" fo:border="none"/>
    </style:style>
    <style:style style:name="fr3" style:family="graphic" style:parent-style-name="OLE">
      <style:graphic-properties fo:margin-left="0in" fo:margin-right="0in" fo:margin-top="0in" fo:margin-bottom="0in" style:run-through="foreground" style:wrap="none" style:vertical-pos="top" style:vertical-rel="paragraph" style:horizontal-pos="center" style:horizontal-rel="paragraph" fo:padding="0in" fo:border="none" style:shadow="none" draw:ole-draw-aspect="1"/>
    </style:style>
    <style:style style:name="fr4" style:family="graphic" style:parent-style-name="OLE">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ole-draw-aspect="1"/>
    </style:style>
    <style:style style:name="fr5"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BCP</text:p>
      <text:p text:style-name="P4">Best Current Practices</text:p>
      <text:p text:style-name="P4">ALP over RTP</text:p>
      <text:p text:style-name="P4">Application Layer Protocol over Real Time Protocol</text:p>
      <text:p text:style-name="P13">! ! ! ! ! <text:s text:c="2"/>D R A F T <text:s text:c="2"/>! ! ! ! !</text:p>
      <text:p text:style-name="P13">! ! ! ! ! <text:s text:c="2"/>N O T <text:s text:c="2"/>Y E T <text:s text:c="2"/>I M P L E M E N T E D <text:s text:c="2"/>! ! ! ! !</text:p>
      <text:h text:style-name="P19" text:outline-level="1">Introduction</text:h>
      <text:p text:style-name="Text_20_body">This paper uses experiences I made during the conduction of an X3D hobby project between the years 2008 and 2019. That project had its concerns about the usage of the Network Sensor Node (NSN) within Simple Multiuser Sessions for simple games (SMS) and use cases generally designed for collaborating (e.g. 3D chat, virtual model railroad, and so on).</text:p>
      <text:p text:style-name="Text_20_body"><text:span text:style-name="T1">I created experimentally some X3D prototypes</text:span> that could be used as wrappers around the NSN, in order to ease the application of the NSN, hence specializing the general NSN for more concrete use cases.</text:p>
      <text:p text:style-name="Text_20_body"><text:span text:style-name="T1">What I did NOT do, was to define the communication protocol</text:span>, which the NSNs of the different vendors should use.</text:p>
      <text:p text:style-name="Text_20_body">It's what I am doing now (see chapter <text:bookmark-ref text:reference-format="number" text:ref-name="__RefHeading__2104_543258312"> 3 </text:bookmark-ref>).</text:p>
      <text:p text:style-name="Text_20_body">Please be aware: it's pure phantasy. Not any letter of this text has been implemented nor tested.</text:p>
      <text:h text:style-name="Heading_20_2" text:outline-level="2">Open Issues</text:h>
      <text:p text:style-name="Text_20_body">Analyse in detail: RFC 3550 – RTP / RFC 4960 – SCTP / SCTP over UDP</text:p>
      <text:p text:style-name="Text_20_body">More sophisticated methods of interpolation during replay are FFS</text:p>
      <text:p text:style-name="Text_20_body">Some kind of micro-authorization and accounting, to be allowed to use this or that model within this or that scene, is FFS</text:p>
      <text:p text:style-name="Text_20_body">The mechanisms of how to distribute the URLs for loading of dynamic models at runtime, are FFS</text:p>
      <text:p text:style-name="Text_20_body">If a dynamic model is added to the scene, then new SCTP streams and SSRC IDs have to be allocated for the model. These mechanisms are FFS</text:p>
      <text:p text:style-name="Text_20_body">SCTP may be transported over UDP, in order to support NAT, ICE and so on. This is FFS.</text:p>
      <text:p text:style-name="Text_20_body">The transport of real-time media over IP multicast among the scene instances may need something like an "overall multicast SCTP association", too, this is currently FFS</text:p>
      <text:p text:style-name="Text_20_body">This chapter holds a structural description of the PDUs of the ALP, with special reference to the transport of ALP over RTP and SCTP. A general description independent of the transport protocols is FFS.</text:p>
      <text:p text:style-name="P1">Here the SUN PDU is invoked by the set_&lt;fieldname&gt; fields of the NSN, but the mechanism to indicate the wish for real-time transport is FFS.</text:p>
      <text:p text:style-name="Text_20_body">In various cases of "Reload Required" (when the scene instance has "forgotten" (parts of) the shared state), this can be triggered by the scene author via the CNSI. It's FFS.</text:p>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Contents_20_Heading"><text:soft-page-break/>Table of Content</text:p>
          </text:index-title>
          <text:p text:style-name="P17"><text:s/>1 Introduction<text:tab/>1</text:p>
          <text:p text:style-name="P14"><text:s/>1.1 Open Issues<text:tab/>1</text:p>
          <text:p text:style-name="P17"><text:s/>2 Overview<text:tab/>4</text:p>
          <text:p text:style-name="P14"><text:s/>2.1 Network Sensor Node (NSN) – Examples from BS Contact<text:tab/>4</text:p>
          <text:p text:style-name="P14"><text:s/>2.2 General Operational Paradigm of a Network Sensor Node (NSN)<text:tab/>5</text:p>
          <text:p text:style-name="P14"><text:s/>2.3 Overview about the Use Cases of the Network Sensor<text:tab/>6</text:p>
          <text:p text:style-name="P21"><text:s/>2.3.1 Event Distribution – UC 3.a.<text:tab/>8</text:p>
          <text:p text:style-name="P21"><text:s/>2.3.2 Persistent Storage and Distribution of State – UC 3.b.<text:tab/>9</text:p>
          <text:p text:style-name="P21"><text:s/>2.3.3 Simple Server Side Calculations – UC 3.c.<text:tab/>10</text:p>
          <text:p text:style-name="P21"><text:s/>2.3.4 Customized Client Side Calculations – UC 3.d.<text:tab/>12</text:p>
          <text:p text:style-name="P14"><text:s/>2.4 Miscellaneous Ideas<text:tab/>14</text:p>
          <text:p text:style-name="P21"><text:s/>2.4.1 Synchronization Source SSRC<text:tab/>15</text:p>
          <text:p text:style-name="P21"><text:s/>2.4.2 Streaming of Avatar State<text:tab/>16</text:p>
          <text:p text:style-name="P22"><text:s/>2.4.2.1 Protocol Overhead<text:tab/>16</text:p>
          <text:p text:style-name="P22"><text:s/>2.4.2.2 Packing Several Samples of State into One Datagram<text:tab/>16</text:p>
          <text:p text:style-name="P21"><text:s/>2.4.3 MIDAS Objects<text:tab/>17</text:p>
          <text:p text:style-name="P17"><text:s/>3 The Application Layer Protocol (ALP)<text:tab/>18</text:p>
          <text:p text:style-name="P14"><text:s/>3.1 Principles for the Definition of the ALP<text:tab/>18</text:p>
          <text:p text:style-name="P14"><text:s/>3.2 ALP – Protocol Data Units<text:tab/>19</text:p>
          <text:p text:style-name="P21"><text:s/>3.2.1 Login Request/Grant (LI-R/LI-G), Login Challenge (LI-CH)<text:tab/>19</text:p>
          <text:p text:style-name="P21"><text:s/>3.2.2 State Upd. Request (SURE), State Upd. Notification (SUN)<text:tab/>19</text:p>
          <text:p text:style-name="P21"><text:s/>3.2.3 State Change Request (SCR)<text:tab/>20</text:p>
          <text:p text:style-name="P21"><text:s/>3.2.4 Broadcast Event (BEV), Route Event (REV)<text:tab/>20</text:p>
          <text:p text:style-name="P21"><text:s/>3.2.5 Subscribe to Stream (STS), State Purge and Query (SPQR)<text:tab/>20</text:p>
          <text:p text:style-name="P21"><text:s/>3.2.6 Reserved States and Events<text:tab/>21</text:p>
          <text:p text:style-name="P22"><text:s/>3.2.6.1 Reserved State "obco", Reserved Events "requestObCo", "sessionLeft"<text:tab/>21</text:p>
          <text:p text:style-name="P14"><text:s/>3.3 Parameters and their Meaning<text:tab/>22</text:p>
          <text:p text:style-name="P22"><text:s/>3.3.1.1 &lt;streamName&gt;, &lt;networkSensorId&gt; and &lt;fieldname&gt; (3x SFString)<text:tab/>22</text:p>
          <text:p text:style-name="P22"><text:s/>3.3.1.2 Username and Token (2x SFString)<text:tab/>23</text:p>
          <text:p text:style-name="P22"><text:s/>3.3.1.3 Expires (SFInt32)<text:tab/>23</text:p>
          <text:p text:style-name="P22"><text:s/>3.3.1.4 Template (an Unordered List of Structures)<text:tab/>23</text:p>
          <text:p text:style-name="P22"><text:s/>3.3.1.5 currentState (an Ordered List of Structures)<text:tab/>24</text:p>
          <text:p text:style-name="P22"><text:s/>3.3.1.6 NewState (an Ordered List of Structures)<text:tab/>24</text:p>
          <text:p text:style-name="P22"><text:s/>3.3.1.7 events, changeRequests (ordered Lists of Structures)<text:tab/>24</text:p>
          <text:p text:style-name="P14"><text:s/>3.4 BCP Scenarios, Centralized Mode<text:tab/>25</text:p>
          <text:p text:style-name="P21"><text:s/>3.4.1 Login to the CP<text:tab/>25</text:p>
          <text:p text:style-name="P21"><text:s/>3.4.2 Initialization of a Stream (of all NSNs of a Model)<text:tab/>26</text:p>
          <text:p text:style-name="P21"><text:s/>3.4.3 Event Distribution (UC 3.a.)<text:tab/>27</text:p>
          <text:p text:style-name="P21"><text:s/>3.4.4 (Re-)Setting a State (UC 3.b.)<text:tab/>28</text:p>
          <text:p text:style-name="P22"><text:s/>3.4.4.1 Multicast Distribution of State (e.g. for Real-Time)<text:tab/>29</text:p>
          <text:p text:style-name="P21"><text:s/>3.4.5 Unloading a Model / Querying the Current State<text:tab/>30</text:p>
          <text:p text:style-name="P21"><text:s/>3.4.6 Server Side Calculations (UC 3.c.)<text:tab/>31</text:p>
          <text:p text:style-name="P21"><text:s/>3.4.7 Client Side Calculations (UC 3.d.)<text:tab/>32</text:p>
          <text:p text:style-name="P21"><text:s/>3.4.8 Taking the Controller Role<text:tab/>33</text:p>
          <text:p text:style-name="P14"><text:s/>3.5 BCP Scenarios, Distributed Mode<text:tab/>34</text:p>
          <text:p text:style-name="P21"><text:s/>3.5.1 Initialization of a Model (of all NSNs of a Model)<text:tab/>34</text:p>
          <text:p text:style-name="P21"><text:soft-page-break/><text:s/>3.5.2 Client Side Calculations<text:tab/>36</text:p>
          <text:p text:style-name="P21"><text:s/>3.5.3 State Refresh<text:tab/>36</text:p>
          <text:p text:style-name="P21"><text:s/>3.5.4 Taking the Controller Role / Controller Role Stops<text:tab/>37</text:p>
          <text:p text:style-name="P14"><text:s/>3.6 ALP – Operational Principles in Case of ALP over RTP<text:tab/>38</text:p>
          <text:p text:style-name="P21"><text:s/>3.6.1 AAA<text:tab/>38</text:p>
          <text:p text:style-name="P22"><text:s/>3.6.1.1 Login to the CP via ALP<text:tab/>38</text:p>
          <text:p text:style-name="P21"><text:s/>3.6.2 Loading of Dynamic Models<text:tab/>38</text:p>
          <text:p text:style-name="P21"><text:s/>3.6.3 SCTP Associations<text:tab/>39</text:p>
          <text:p text:style-name="P21"><text:s/>3.6.4 SCTP Streams<text:tab/>39</text:p>
          <text:p text:style-name="P21"><text:s/>3.6.5 SSRC IDs<text:tab/>39</text:p>
          <text:p text:style-name="P21"><text:s/>3.6.6 Encapsulation<text:tab/>39</text:p>
          <text:p text:style-name="P14"><text:s/>3.7 How to Solve Inconsistencies in NSN Field Names<text:tab/>40</text:p>
        </text:index-body>
      </text:table-of-content>
      <text:p text:style-name="Text_20_body"/>
      <text:h text:style-name="P20" text:outline-level="1">Overview</text:h>
      <text:h text:style-name="Heading_20_2" text:outline-level="2">Network Sensor Node (NSN) – Examples from BS Contact</text:h>
      <text:p text:style-name="Text_20_body">SrrTrains v0.01 used the Event Stream Sensor of the BS Contact<text:span text:style-name="T2">TM</text:span> Web3D Browser, hence we're starting with their description (following link):<text:line-break/><text:a xlink:type="simple" xlink:href="https://www.bitmanagement.de/download/BS_Collaborate/BS_Collaborate_documentation.pdf" text:style-name="Internet_20_link" text:visited-style-name="Visited_20_Internet_20_Link">https://www.bitmanagement.de/download/BS_Collaborate/BS_Collaborate_documentation.pdf</text:a></text:p>
      <text:p text:style-name="Text_20_body">The NSN and the related nodes provide following fields (at least):</text:p>
      <text:p text:style-name="Text_20_body"><text:span text:style-name="T1">NetConnection</text:span> {<text:line-break/><text:tab/>field<text:tab/><text:tab/>SFBool<text:tab/>enabled<text:tab/>TRUE<text:line-break/><text:tab/>eventOut<text:tab/>SFBool<text:tab/>isActive<text:line-break/><text:tab/>field<text:tab/><text:tab/>MFString<text:tab/>address<text:tab/>"localhost"<text:line-break/><text:tab/>field<text:tab/><text:tab/>SFInt32<text:tab/>port<text:tab/><text:tab/>0<text:line-break/><text:tab/>field<text:tab/><text:tab/>SFInt32<text:tab/>protocol<text:tab/>0<text:line-break/><text:tab/>field<text:tab/><text:tab/>SFTime<text:tab/>timeOut<text:tab/>0<text:line-break/><text:tab/>field<text:tab/><text:tab/>SFBool<text:tab/>secure<text:tab/><text:tab/>TRUE<text:tab/><text:tab/>}</text:p>
      <text:p text:style-name="Text_20_body"><text:span text:style-name="T1">BSCollaborate</text:span> {<text:line-break/><text:tab/>field<text:tab/><text:tab/>SFNode<text:tab/>connection<text:line-break/><text:tab/>eventIn<text:tab/>MFString<text:tab/>tryLogin<text:line-break/><text:tab/>eventOut<text:tab/>SFBool<text:tab/>loginResult<text:line-break/><text:tab/>eventIn<text:tab/>SFTime<text:tab/>logOut<text:line-break/><text:tab/>eventIn<text:tab/>SFVec3f<text:tab/>userPos<text:line-break/><text:tab/>eventIn<text:tab/>SFRotation<text:tab/>userOri<text:line-break/><text:tab/>field<text:tab/><text:tab/>MFNode<text:tab/>users<text:tab/><text:tab/>[]<text:line-break/><text:tab/>eventOut<text:tab/>SFNode<text:tab/>hasJoined<text:line-break/><text:tab/>eventOut<text:tab/>SFNode<text:tab/>hasLeft<text:line-break/><text:tab/>eventOut<text:tab/>SFNode<text:tab/>hasMoved<text:line-break/><text:tab/>eventIn<text:tab/>MFString<text:tab/>meSay<text:line-break/><text:tab/>eventOut<text:tab/>SFNode<text:tab/>hasSaid<text:tab/><text:tab/><text:tab/>}</text:p>
      <text:p text:style-name="Text_20_body"><text:span text:style-name="T1">UserData</text:span> {<text:line-break/><text:tab/>field<text:tab/><text:tab/>SFInt32<text:tab/>idx<text:tab/><text:tab/>-1<text:line-break/><text:tab/>field<text:tab/><text:tab/>SFString<text:tab/>nickname<text:tab/>""<text:line-break/><text:tab/>field<text:tab/><text:tab/>SFString<text:tab/>avatarString<text:tab/>""<text:line-break/><text:tab/>eventOut<text:tab/>SFString<text:tab/>loginState<text:line-break/><text:tab/>eventOut<text:tab/>SFVec3f<text:tab/>position<text:line-break/><text:tab/>eventOut<text:tab/>SFRotation<text:tab/>orientation<text:line-break/><text:tab/>eventOut<text:tab/>SFBool<text:tab/>isMoving<text:line-break/><text:tab/>eventOut<text:tab/>MFString<text:tab/>chat<text:line-break/><text:tab/>field<text:tab/><text:tab/>SFNode<text:tab/>userData<text:tab/>NULL<text:tab/><text:tab/>}</text:p>
      <text:p text:style-name="Text_20_body"><text:span text:style-name="T1">EventStreamSensor</text:span> {<text:line-break/><text:tab/>field<text:tab/><text:tab/>SFNode<text:tab/>connection<text:line-break/><text:tab/>eventOut<text:tab/>SFBool<text:tab/>initialized<text:line-break/><text:tab/>fields<text:tab/><text:tab/>...<text:tab/><text:tab/><text:span text:style-name="T3">arbitrarily defined fields similar to a Script node</text:span>}</text:p>
      <text:p text:style-name="Text_20_body"/>
      <text:h text:style-name="Heading_20_2" text:outline-level="2"><text:soft-page-break/>General Operational Paradigm of a Network Sensor Node (NSN)</text:h>
      <text:p text:style-name="Text_20_body"/>
      <text:p text:style-name="Text_20_body"><draw:frame draw:style-name="fr1" draw:name="Rahmen10" text:anchor-type="paragraph" svg:x="0.3409in" svg:y="-0.0043in" svg:width="6.0839in" draw:z-index="18"><draw:text-box fo:min-height="3.6571in"><text:p text:style-name="Figure"><draw:frame draw:style-name="fr3" draw:name="Objekt1" text:anchor-type="paragraph" svg:width="6.0839in" svg:height="3.6571in" style:rel-height="scale" draw:z-index="19"><draw:object xlink:href="./Object 1" xlink:type="simple" xlink:show="embed" xlink:actuate="onLoad"/><draw:image xlink:href="./ObjectReplacements/Object 1" xlink:type="simple" xlink:show="embed" xlink:actuate="onLoad"/></draw:frame>Figure <text:sequence text:ref-name="refFigure0" text:name="Figure" text:formula="ooow:Figure+1" style:num-format="1">1</text:sequence>: Operational paradigm of the Network Sensor</text:p></draw:text-box></draw:frame></text:p>
      <text:p text:style-name="Text_20_body">The <text:span text:style-name="T5">Scene Controller</text:span> (which controls the scene as a whole) uses the <text:span text:style-name="T1">Network Sensor Infrastructure Interface (NSII)</text:span><text:span text:style-name="T7">, which is provided by the nodes</text:span></text:p>
      <text:list xml:id="list1696609044211757917" text:style-name="L1">
        <text:list-item>
          <text:p text:style-name="P23">BSCollaborate (all fields),</text:p>
        </text:list-item>
        <text:list-item>
          <text:p text:style-name="P23">NetConnection (all fields) and</text:p>
        </text:list-item>
        <text:list-item>
          <text:p text:style-name="P23">UserData (all fields),</text:p>
        </text:list-item>
      </text:list>
      <text:p text:style-name="Text_20_body"><text:span text:style-name="T7">as well as the </text:span><text:span text:style-name="T1">Common Network Sensor Interface (CNSI)</text:span><text:span text:style-name="T6">, which is provided by the node</text:span></text:p>
      <text:list xml:id="list3958107116100265366" text:style-name="L2">
        <text:list-item>
          <text:p text:style-name="P24">EventStreamSensor (fields "connection" and "initialized"),</text:p>
        </text:list-item>
      </text:list>
      <text:p text:style-name="Text_20_body"><text:span text:style-name="T6">in order to realize the </text:span><text:span text:style-name="T1">Maintenance Use Cases</text:span><text:span text:style-name="T6"> and the </text:span><text:span text:style-name="T1">Common Use Cases</text:span><text:span text:style-name="T6"> (see next chapter).</text:span></text:p>
      <text:p text:style-name="P5"/>
      <text:p text:style-name="Text_20_body"><text:span text:style-name="T6">The </text:span><text:span text:style-name="T5">Ctrl part of the model</text:span><text:span text:style-name="T6"> (which controls the model as a whole) uses the </text:span><text:span text:style-name="T1">Specific Network Sensor Interface (SNSI)</text:span><text:span text:style-name="T6">, which can be arbitrarily defined by some fields of the NSN,</text:span></text:p>
      <text:p text:style-name="Text_20_body"><text:span text:style-name="T6">in order to realize the </text:span><text:span text:style-name="T1">Model Specific Use Cases</text:span><text:span text:style-name="T6"> (see next chapter).</text:span></text:p>
      <text:h text:style-name="P15" text:outline-level="2"><text:bookmark-start text:name="__RefHeading__2198_543258312"/>Overview about the Use Cases of the Network Sensor<text:bookmark-end text:name="__RefHeading__2198_543258312"/></text:h>
      <text:p text:style-name="Text_20_body">The Scene Controller and the Ctrl part of the Model shall use the NSII, the CNSI and the SNSI, in order to realize following use cases:</text:p>
      <text:list xml:id="list235229633265133508" text:style-name="L3">
        <text:list-item>
          <text:p text:style-name="P25">The Maintenance Use Cases</text:p>
          <text:list>
            <text:list-item>
              <text:p text:style-name="P25">Initialize and authorize the NetConnection, keep it alive</text:p>
            </text:list-item>
            <text:list-item>
              <text:p text:style-name="P25">Load, initialize, purge and unload avatars</text:p>
            </text:list-item>
            <text:list-item>
              <text:p text:style-name="P25">Initialize static NSNs</text:p>
            </text:list-item>
            <text:list-item>
              <text:p text:style-name="P25">Load, initialize, purge and unload dynamic models with embedded NSNs</text:p>
            </text:list-item>
          </text:list>
        </text:list-item>
        <text:list-item>
          <text:p text:style-name="P25">The Common Use Cases</text:p>
          <text:list>
            <text:list-item>
              <text:p text:style-name="P25">Movement of initialized avatars</text:p>
            </text:list-item>
            <text:list-item>
              <text:p text:style-name="P25">Gestures of avatars (w. or w./o. body tracking)</text:p>
            </text:list-item>
            <text:list-item>
              <text:p text:style-name="P25">Chat, Voice Chat (both could be realized outside of the X3D scene or inside)</text:p>
            </text:list-item>
          </text:list>
        </text:list-item>
        <text:list-item>
          <text:p text:style-name="P25">The Model Specific Use Cases</text:p>
          <text:list>
            <text:list-item>
              <text:p text:style-name="P25">Event Distribution</text:p>
            </text:list-item>
            <text:list-item>
              <text:p text:style-name="P25">Persistent Storage and Distribution of State</text:p>
            </text:list-item>
            <text:list-item>
              <text:p text:style-name="P25">Simple Server Side Calculations</text:p>
            </text:list-item>
            <text:list-item>
              <text:p text:style-name="P25">Customized Client Side Calculations</text:p>
            </text:list-item>
          </text:list>
        </text:list-item>
      </text:list>
      <text:p text:style-name="P3">Introduction</text:p>
      <text:p text:style-name="Text_20_body">The model specific use cases are mostly defined by the "arbitrarily defined fields similar to a Script node" of the NSN.</text:p>
      <text:p text:style-name="Text_20_body">There's always a pair of fields for each functionality of the NSN, i.e. one field for network output (eventIn) and one field for network input (eventOut).</text:p>
      <text:p text:style-name="Text_20_body">Assume a scene, where some animation is pre-defined by a Time Sensor and an Interpolator and can be started every now and then by touching some geometry.</text:p>
      <text:p text:style-name="Text_20_body">Such pre-defined animation can be easily made multiuser capable by distributing a simple SFBool event over the network.</text:p>
      <text:p text:style-name="Text_20_body">EventStreamSensor {<text:line-break/><text:tab/>field<text:tab/><text:tab/>SFNode<text:tab/>connection IS NetConn<text:line-break/><text:tab/>eventOut<text:tab/>SFBool<text:tab/>initialized<text:line-break/><text:tab/>eventIn<text:tab/>SFBool<text:tab/>evt_startAnimation<text:line-break/><text:tab/>eventOut<text:tab/>SFBool<text:tab/>startAnimation_evt<text:tab/><text:tab/>}</text:p>
      <text:p text:style-name="Text_20_body">Assume three scene instances of the users Alice, Bob and Charlie.</text:p>
      <text:p text:style-name="Text_20_body">Let's further assume that Bob touches the geometry in his scene instance and now the animation should be started in all three scene instances.</text:p>
      <text:p text:style-name="Text_20_body">Bob's scene instance will route an SFBool event to the field "evt_startAnimation" of the NSN. The prefix "evt_" means, the NSN should distribute an event to all scene instances without storing anything at the server.</text:p>
      <text:p text:style-name="Text_20_body"><text:soft-page-break/>As a result the field "startAnimation_evt" will fire in all three scene instances and the animation(s) will start:</text:p>
      <text:p text:style-name="Text_20_body"/>
      <text:p text:style-name="Text_20_body"><draw:frame draw:style-name="fr1" draw:name="Rahmen1" text:anchor-type="paragraph" svg:x="0.5701in" svg:y="0.0047in" svg:width="5.7299in" draw:z-index="0"><draw:text-box fo:min-height="2.6256in"><text:p text:style-name="Figure"><draw:frame draw:style-name="fr3" draw:name="Objekt2" text:anchor-type="paragraph" svg:width="5.7299in" svg:height="2.6256in" style:rel-height="scale" draw:z-index="1"><draw:object xlink:href="./Object 2" xlink:type="simple" xlink:show="embed" xlink:actuate="onLoad"/><draw:image xlink:href="./ObjectReplacements/Object 2" xlink:type="simple" xlink:show="embed" xlink:actuate="onLoad"/></draw:frame>Figure <text:sequence text:ref-name="refFigure1" text:name="Figure" text:formula="ooow:Figure+1" style:num-format="1">2</text:sequence>: Operational use case "Event Distribution" - three scene instances</text:p></draw:text-box></draw:frame></text:p>
      <text:p text:style-name="P3">Animation and Simulation Paradigm of Single-User X3D – To be Adapted</text:p>
      <text:p text:style-name="Text_20_body"/>
      <text:p text:style-name="Text_20_body"><draw:frame draw:style-name="fr1" draw:name="Rahmen2" text:anchor-type="paragraph" svg:x="0.3409in" svg:y="0.0016in" svg:width="5.5425in" draw:z-index="2"><draw:text-box fo:min-height="1.9799in"><text:p text:style-name="Figure"><draw:frame draw:style-name="fr3" draw:name="Objekt3" text:anchor-type="paragraph" svg:width="5.5417in" svg:height="2.1772in" style:rel-height="scale" draw:z-index="3"><draw:object xlink:href="./Object 3" xlink:type="simple" xlink:show="embed" xlink:actuate="onLoad"/><draw:image xlink:href="./ObjectReplacements/Object 3" xlink:type="simple" xlink:show="embed" xlink:actuate="onLoad"/></draw:frame>Figure <text:sequence text:ref-name="refFigure2" text:name="Figure" text:formula="ooow:Figure+1" style:num-format="1">3</text:sequence>: Animation and Simulation Paradigm of Single-User X3D</text:p></draw:text-box></draw:frame></text:p>
      <text:h text:style-name="P18" text:outline-level="3">Event Distribution – UC 3.a.</text:h>
      <text:p text:style-name="Text_20_body">We had a simple example in the introduction already, where a simple event was distributed from the triggering scene instance to all scene instances.</text:p>
      <text:p text:style-name="Text_20_body">This paradigm can be depicted as follows: First, we can express, where the chain of interactivity is broken to insert the inter-networking with the remote scene instances:</text:p>
      <text:p text:style-name="Text_20_body"><draw:frame draw:style-name="fr1" draw:name="Rahmen3" text:anchor-type="paragraph" svg:x="0.3409in" svg:y="0.0862in" svg:width="6.0528in" draw:z-index="4"><draw:text-box fo:min-height="3.4902in"><text:p text:style-name="Figure"><draw:frame draw:style-name="fr4" draw:name="Objekt4" text:anchor-type="paragraph" svg:x="0in" svg:y="-0.0028in" svg:width="6.0516in" svg:height="3.322in" style:rel-height="scale" draw:z-index="5"><draw:object xlink:href="./Object 4" xlink:type="simple" xlink:show="embed" xlink:actuate="onLoad"/><draw:image xlink:href="./ObjectReplacements/Object 4" xlink:type="simple" xlink:show="embed" xlink:actuate="onLoad"/></draw:frame>Figure <text:sequence text:ref-name="refFigure3" text:name="Figure" text:formula="ooow:Figure+1" style:num-format="1">4</text:sequence>: Animation and Simulation paradigm with Event Distribution – UC 3.a.</text:p></draw:text-box></draw:frame></text:p>
      <text:p text:style-name="Text_20_body">Second, if we assume three scene instances being present (A, B and C), if we assume user A is the one who triggers the change in the simulation and animation, then we can depict a flow as follows:</text:p>
      <text:p text:style-name="Text_20_body"><draw:frame draw:style-name="fr1" draw:name="Rahmen5" text:anchor-type="paragraph" svg:x="0.3409in" svg:y="0.1016in" svg:width="5.9799in" draw:z-index="8"><draw:text-box fo:min-height="3.1465in"><text:p text:style-name="Figure"><draw:frame draw:style-name="fr4" draw:name="Objekt5" text:anchor-type="paragraph" svg:x="0in" svg:y="0in" svg:width="5.9799in" svg:height="3.1043in" style:rel-height="scale" draw:z-index="9"><draw:object xlink:href="./Object 5" xlink:type="simple" xlink:show="embed" xlink:actuate="onLoad"/><draw:image xlink:href="./ObjectReplacements/Object 5" xlink:type="simple" xlink:show="embed" xlink:actuate="onLoad"/></draw:frame>Figure <text:sequence text:ref-name="refFigure4" text:name="Figure" text:formula="ooow:Figure+1" style:num-format="1">5</text:sequence>: Message flow with event distribution – UC 3.a.</text:p></draw:text-box></draw:frame></text:p>
      <text:h text:style-name="Heading_20_3" text:outline-level="3"><text:soft-page-break/>Persistent Storage and Distribution of State – UC 3.b.</text:h>
      <text:p text:style-name="Text_20_body">Use case 3.a. with simple event distribution comes – as we already assumed – very simple.</text:p>
      <text:p text:style-name="Text_20_body">On the other hand, it comes with the disadvantage of calculating the state from the input events in each and every scene instance again. In case of simple animations and simulations that might be acceptable, but if the animation and simulation gets more sophisticated, then we will fear the state might diverge in different scene instances and we might be afraid of extra calculation burden.</text:p>
      <text:p text:style-name="Text_20_body">Here we calculate the state in one and only one scene instance, maybe directly from user input, and distribute the state to all scene instances.</text:p>
      <text:p text:style-name="Text_20_body">In case of initialization of an NSN the current state can be provided by the collaboration server.</text:p>
      <text:p text:style-name="Text_20_body"><draw:frame draw:style-name="fr1" draw:name="Rahmen4" text:anchor-type="paragraph" svg:x="0.3409in" svg:y="-0.002in" svg:width="5.9693in" draw:z-index="6"><draw:text-box fo:min-height="3.4591in"><text:p text:style-name="Figure"><draw:frame draw:style-name="fr3" draw:name="Objekt6" text:anchor-type="paragraph" svg:width="5.9673in" svg:height="3.4571in" style:rel-height="scale" draw:z-index="7"><draw:object xlink:href="./Object 6" xlink:type="simple" xlink:show="embed" xlink:actuate="onLoad"/><draw:image xlink:href="./ObjectReplacements/Object 6" xlink:type="simple" xlink:show="embed" xlink:actuate="onLoad"/></draw:frame>Figure <text:sequence text:ref-name="refFigure5" text:name="Figure" text:formula="ooow:Figure+1" style:num-format="1">6</text:sequence>: Animation and Simulation paradigm with distribution of state – UC 3.b.</text:p></draw:text-box></draw:frame></text:p>
      <text:p text:style-name="Text_20_body"><draw:frame draw:style-name="fr1" draw:name="Rahmen6" text:anchor-type="paragraph" svg:x="0.3409in" svg:y="0.002in" svg:width="6.011in" draw:z-index="10"><draw:text-box fo:min-height="2.6571in"><text:p text:style-name="Figure"><draw:frame draw:style-name="fr4" draw:name="Objekt7" text:anchor-type="paragraph" svg:x="0in" svg:y="-0.0075in" svg:width="6.011in" svg:height="2.6256in" style:rel-height="scale" draw:z-index="11"><draw:object xlink:href="./Object 7" xlink:type="simple" xlink:show="embed" xlink:actuate="onLoad"/><draw:image xlink:href="./ObjectReplacements/Object 7" xlink:type="simple" xlink:show="embed" xlink:actuate="onLoad"/></draw:frame>Figure <text:sequence text:ref-name="refFigure6" text:name="Figure" text:formula="ooow:Figure+1" style:num-format="1">7</text:sequence>:Message flow with distribution of state – UC 3.b.</text:p></draw:text-box></draw:frame>Disadvantage: One and only one scene instance should be responsible at a time for distributing the state to all scene instances, otherwise the system might cease to be a deterministic system.</text:p>
      <text:p text:style-name="Text_20_body"><text:soft-page-break/></text:p>
      <text:h text:style-name="Heading_20_3" text:outline-level="3">Simple Server Side Calculations – UC 3.c.</text:h>
      <text:p text:style-name="Text_20_body">So we have a good solution – UC 3.a. "Event Distribution" – for very simple problems and we have a solution for more sophisticated simulations – UC 3.b. "Persistent Storage and Distribution of State" – which comes with a few disadvantages:</text:p>
      <text:list xml:id="list3762655196361594615" text:style-name="L4">
        <text:list-item>
          <text:p text:style-name="P26">one scene instance – and only one scene instance – must be responsible for the whole simulation of a model</text:p>
        </text:list-item>
        <text:list-item>
          <text:p text:style-name="P26">handover of a model to another user during the simulation run seems only to be possible by removing the model completely and adding it again for another user</text:p>
        </text:list-item>
      </text:list>
      <text:p text:style-name="Text_20_body">This fits to use cases, where each model is guided by one and only one pilot.</text:p>
      <text:p text:style-name="Text_20_body">If more than one user contributes input to the simulation of a model, then it seems to be advantageous to do the simulation calculations at the collaboration server:</text:p>
      <text:p text:style-name="Text_20_body"><draw:frame draw:style-name="fr1" draw:name="Rahmen7" text:anchor-type="paragraph" svg:x="0.3409in" svg:y="-0.0201in" svg:width="6.0217in" draw:z-index="12"><draw:text-box fo:min-height="4.0528in"><text:p text:style-name="Figure"><draw:frame draw:style-name="fr3" draw:name="Objekt8" text:anchor-type="paragraph" svg:width="6.0201in" svg:height="4.0516in" style:rel-height="scale" draw:z-index="13"><draw:object xlink:href="./Object 8" xlink:type="simple" xlink:show="embed" xlink:actuate="onLoad"/><draw:image xlink:href="./ObjectReplacements/Object 8" xlink:type="simple" xlink:show="embed" xlink:actuate="onLoad"/></draw:frame>Figure <text:sequence text:ref-name="refFigure7" text:name="Figure" text:formula="ooow:Figure+1" style:num-format="1">8</text:sequence>: Animation and simulation paradigm with server side calculations – UC 3.c.</text:p></draw:text-box></draw:frame></text:p>
      <text:p text:style-name="Text_20_body">Events are e.g. "add_state", "sub_state", if values have to be added to or subtracted from the state or "inc_state", "dec_state", if the state has to be incremented or decremented by one.</text:p>
      <text:p text:style-name="Text_20_body">Anyway, the server side calculations can only be simple calculations, because they have to be standardized in the X3D standard (otherwise the browser vendor must be cooperating with the server vendor).</text:p>
      <text:p text:style-name="Text_20_body"><draw:frame draw:style-name="fr1" draw:name="Rahmen8" text:anchor-type="paragraph" svg:x="0.3409in" svg:y="0.0016in" svg:width="6.0008in" draw:z-index="14"><draw:text-box fo:min-height="4.0634in"><text:p text:style-name="Figure"><draw:frame draw:style-name="fr4" draw:name="Objekt9" text:anchor-type="paragraph" svg:x="0in" svg:y="-0.0008in" svg:width="6.0008in" svg:height="3.9902in" style:rel-height="scale" draw:z-index="15"><draw:object xlink:href="./Object 9" xlink:type="simple" xlink:show="embed" xlink:actuate="onLoad"/><draw:image xlink:href="./ObjectReplacements/Object 9" xlink:type="simple" xlink:show="embed" xlink:actuate="onLoad"/></draw:frame>Figure <text:sequence text:ref-name="refFigure8" text:name="Figure" text:formula="ooow:Figure+1" style:num-format="1">9</text:sequence>: Message flow with server side calculations – UC 3.c.</text:p></draw:text-box></draw:frame><text:soft-page-break/></text:p>
      <text:p text:style-name="Text_20_body">In case of simple simulations – not as simple as with Event Distribution UC 3.a., but still quite simple – this solution is the best one.</text:p>
      <text:h text:style-name="P18" text:outline-level="3">Customized Client Side Calculations – UC 3.d.</text:h>
      <text:p text:style-name="Text_20_body">Solution UC 3.c. is already a quite good solution for quite sophisticated simulations, however, if we need even more flexibility and expendability – if we want to implement functions "on top" of X3D, then we need a more sophisticated solution.</text:p>
      <text:p text:style-name="Text_20_body">This is the implementation of Customized Client Side calculations, which have to be executed on a clearly defined scene instance and then the state has to be distributed as usual (see UC 3.b.).</text:p>
      <text:p text:style-name="Text_20_body">Routing the events to that clearly defined scene instance – aka "Controller" – must however be supported by the collaboration server, using the prefix "revt_&lt;fieldname&gt;".</text:p>
      <text:p text:style-name="Text_20_body"/>
      <text:p text:style-name="Text_20_body"><draw:frame draw:style-name="fr1" draw:name="Rahmen9" text:anchor-type="paragraph" svg:x="0.3409in" svg:y="0.0071in" svg:width="5.9902in" draw:z-index="16"><draw:text-box fo:min-height="3.7717in"><text:p text:style-name="Figure"><draw:frame draw:style-name="fr3" draw:name="Objekt10" text:anchor-type="paragraph" svg:width="5.989in" svg:height="3.7701in" style:rel-height="scale" draw:z-index="17"><draw:object xlink:href="./Object 10" xlink:type="simple" xlink:show="embed" xlink:actuate="onLoad"/><draw:image xlink:href="./ObjectReplacements/Object 10" xlink:type="simple" xlink:show="embed" xlink:actuate="onLoad"/></draw:frame>Figure <text:sequence text:ref-name="refFigure9" text:name="Figure" text:formula="ooow:Figure+1" style:num-format="1">10</text:sequence>: Animation and Simulation Paradigm with client side calculations – UC 3.d.</text:p></draw:text-box></draw:frame></text:p>
      <text:p text:style-name="Text_20_body">Hence we can implement quite complex use cases "on top" of X3D, however <text:s/>it comes with a little performance drawback with respect to UC 3.c.:</text:p>
      <text:list xml:id="list8598774965905824546" text:style-name="L5">
        <text:list-item>
          <text:p text:style-name="P27">The network must be traversed twice – the RTT (round trip time) accounts twice</text:p>
        </text:list-item>
        <text:list-item>
          <text:p text:style-name="P27">The required bandwidth is approx. twice the bandwidth as of UC 3.c.</text:p>
        </text:list-item>
      </text:list>
      <text:p text:style-name="Text_20_body"><draw:frame draw:style-name="fr1" draw:name="Rahmen11" text:anchor-type="paragraph" svg:x="0.3409in" svg:y="-0.0016in" svg:width="6.0319in" draw:z-index="20"><draw:text-box fo:min-height="4.0839in"><text:p text:style-name="Figure"><draw:frame draw:style-name="fr3" draw:name="Objekt11" text:anchor-type="paragraph" svg:width="6.0311in" svg:height="4.0835in" style:rel-height="scale" draw:z-index="21"><draw:object xlink:href="./Object 11" xlink:type="simple" xlink:show="embed" xlink:actuate="onLoad"/><draw:image xlink:href="./ObjectReplacements/Object 11" xlink:type="simple" xlink:show="embed" xlink:actuate="onLoad"/></draw:frame>Figure <text:sequence text:ref-name="refFigure10" text:name="Figure" text:formula="ooow:Figure+1" style:num-format="1">11</text:sequence>: Message flow with client side calculations – UC 3.d.</text:p></draw:text-box></draw:frame><text:soft-page-break/></text:p>
      <text:h text:style-name="P15" text:outline-level="2"><text:bookmark-start text:name="__RefHeading__791_2046834441"/>Miscellaneous Ideas<text:bookmark-end text:name="__RefHeading__791_2046834441"/></text:h>
      <text:p text:style-name="Text_20_body">This chapter examplifies a multiuser session with three scene instances A(lice), B(ob) and C(harlie) and a collaboration server CP<text:note text:id="ftn1" text:note-class="footnote"><text:note-citation>1</text:note-citation><text:note-body><text:p text:style-name="Footnote">Connectivity Platform (CP) is the term that is used in the Concepts' Descriptions of the SrrTrains v0.01 project, in order to denote some "evolved collaboration server CS"</text:p></text:note-body></text:note>.</text:p>
      <text:p text:style-name="Text_20_body">The basic idea is to transmit <text:span text:style-name="T4">states and events</text:span> over <text:span text:style-name="T4">RTCP APP packets and reliable transport SCTP</text:span> (ordered service, U bit cleared), if non-realtime behaviour is required, and to transport <text:span text:style-name="T4">states</text:span> over <text:span text:style-name="T4">RTP and unreliable transport SCTP</text:span> (unordered service, U bit set), if realtime behaviour is required.</text:p>
      <text:p text:style-name="Text_20_body">We assume the usage of SIP for session control, where the ALP RTP session is described by an SDP offer and an SDP answer among the CP and each user.</text:p>
      <text:p text:style-name="Text_20_body">Additionally, an AVP RTP Session for Voice Chat might be described by the SDP in parallel to the ALP RTP session.</text:p>
      <text:p text:style-name="Text_20_body">SIP might be used to convey the URLs of the avatars from the CP to the users A, B and C.</text:p>
      <text:p text:style-name="Text_20_body"/>
      <text:p text:style-name="Text_20_body"><draw:frame draw:style-name="fr2" draw:name="Rahmen12" text:anchor-type="paragraph" svg:y="0in" svg:width="5.6571in" draw:z-index="22"><draw:text-box fo:min-height="4.2299in"><text:p text:style-name="Figure"><draw:frame draw:style-name="fr4" draw:name="Objekt12" text:anchor-type="paragraph" svg:x="0.0008in" svg:y="0in" svg:width="5.6571in" svg:height="5.1043in" style:rel-height="scale" draw:z-index="23"><draw:object xlink:href="./Object 12" xlink:type="simple" xlink:show="embed" xlink:actuate="onLoad"/><draw:image xlink:href="./ObjectReplacements/Object 12" xlink:type="simple" xlink:show="embed" xlink:actuate="onLoad"/></draw:frame>Figure <text:sequence text:ref-name="refFigure11" text:name="Figure" text:formula="ooow:Figure+1" style:num-format="1">12</text:sequence>: Example – three scene instances A, B and C and a server CP</text:p></draw:text-box></draw:frame></text:p>
      <text:p text:style-name="Text_20_body"/>
      <text:h text:style-name="P18" text:outline-level="3">Synchronization Source SSRC</text:h>
      <text:p text:style-name="Text_20_body">RTP defines the term of a "Synchronization Source (SSRC)", where each SSRC is the source of one stream of real-time media.</text:p>
      <text:p text:style-name="Text_20_body">The synchronization source is accompanied by a linear clock, which is taken to generate a timestamp in each RTP packet that has its origin at this SSRC.</text:p>
      <text:p text:style-name="Text_20_body">The stream represents a (quasi-)continuous function state(t), which shall be played back at the destination without changes in the shape, but with a noticeable delay <text:span text:style-name="T8">Δ</text:span><text:span text:style-name="T9">T, if necessary.</text:span></text:p>
      <text:p text:style-name="P12">state(t) <text:s text:c="2"/>---&gt; <text:s text:c="2"/>state(t - <text:span text:style-name="T8">Δ</text:span>T)</text:p>
      <text:p text:style-name="Text_20_body"><text:span text:style-name="T9">RTP was designed for functions of shapes with constant sampling rate, e.g. the famous 8000 Bytes/sec of telephony systems, however it can be adapted for 3D Multiuser Sessions with variable frequencies of – let's say – 10 to 100 FPS, as we try to explain in the present chapter </text:span><text:span text:style-name="T9"><text:bookmark-ref text:reference-format="number" text:ref-name="__RefHeading__791_2046834441"> 2.4 </text:bookmark-ref></text:span><text:span text:style-name="T9">.</text:span></text:p>
      <text:p text:style-name="P6">For the case of 3D multiuser worlds we would like to define following relations:</text:p>
      <text:p text:style-name="P11">1 SSRC &lt;---&gt; 1 Model &lt;---&gt; 1 Stream</text:p>
      <text:p text:style-name="Text_20_body">This means that we assume that a model always has a small spatial extent, so that a single proper time can be used in the timestamp of the RTP packets for the entire model.</text:p>
      <text:p text:style-name="Text_20_body">The following figure displays a situation where 3 models are simulated in Alice's scene instance (according to use case UC 3.b.) and the states of the models are then distributed in three real-time streams through the ALP RTP session over the IP multicast address and port number.</text:p>
      <text:p text:style-name="Text_20_body"/>
      <text:p text:style-name="Text_20_body"><draw:frame draw:style-name="fr2" draw:name="Rahmen15" text:anchor-type="paragraph" svg:y="0.002in" svg:width="5.2717in" draw:z-index="28"><draw:text-box fo:min-height="4.1217in"><text:p text:style-name="Figure"><draw:frame draw:style-name="fr4" draw:name="Objekt13" text:anchor-type="paragraph" svg:x="-0.0047in" svg:y="-0.1398in" svg:width="5.2717in" svg:height="3.9902in" style:rel-height="scale" draw:z-index="29"><draw:object xlink:href="./Object 13" xlink:type="simple" xlink:show="embed" xlink:actuate="onLoad"/><draw:image xlink:href="./ObjectReplacements/Object 13" xlink:type="simple" xlink:show="embed" xlink:actuate="onLoad"/></draw:frame>Figure <text:sequence text:ref-name="refFigure12" text:name="Figure" text:formula="ooow:Figure+1" style:num-format="1">13</text:sequence>: Real-time transmission of continuous state(t), several SSRCs</text:p></draw:text-box></draw:frame></text:p>
      <text:p text:style-name="Text_20_body"><text:soft-page-break/></text:p>
      <text:h text:style-name="Heading_20_3" text:outline-level="3">Streaming of Avatar State</text:h>
      <text:h text:style-name="Heading_20_4" text:outline-level="4">Protocol Overhead</text:h>
      <text:p text:style-name="Text_20_body">If we are streaming the state of modern H-Anim avatars, then – due to the high number of degrees of freedom – one sample of the state comprises hundreds or even thousands of bytes of data (this is applicable even more, if we decide for a representation in a high level syntax like XML, JSON, YAML or similar).</text:p>
      <text:p text:style-name="Text_20_body">So we need not worry about the amount of bytes for the RTP Header (12 bytes), the SCTP Common Header (12 bytes) and the IP header (20+ bytes).</text:p>
      <text:p text:style-name="Text_20_body">If we transmit the state of classical VRML avatars, on the other hand, then the state consists of</text:p>
      <text:list xml:id="list5088304383450432495" text:style-name="L6">
        <text:list-item>
          <text:p text:style-name="P28">field<text:tab/><text:tab/>SFVec3f<text:tab/>position<text:tab/><text:tab/>3 x 4 bytes and</text:p>
        </text:list-item>
        <text:list-item>
          <text:p text:style-name="P28">field<text:tab/><text:tab/>SFRotation<text:tab/>orientation<text:tab/><text:tab/>4 x 4 bytes,</text:p>
        </text:list-item>
      </text:list>
      <text:p text:style-name="Text_20_body">i.e. just 28 bytes in binary encoding.</text:p>
      <text:p text:style-name="Text_20_body">Hence the transmission of just one sample of avatar state per IP datagram would be a waste of network resources, and we must look for some improvements, e.g. the packing of several samples into one single datagram.</text:p>
      <text:h text:style-name="Heading_20_4" text:outline-level="4">Packing Several Samples of State into One Datagram</text:h>
      <text:p text:style-name="Text_20_body"><draw:frame draw:style-name="fr1" draw:name="Rahmen13" text:anchor-type="paragraph" svg:x="0.3409in" svg:y="0.0063in" svg:width="5.9382in" draw:z-index="24"><draw:text-box fo:min-height="3.8091in"><text:p text:style-name="Figure"><draw:frame draw:style-name="fr4" draw:name="Objekt14" text:anchor-type="paragraph" svg:x="0in" svg:y="-0.0043in" svg:width="5.9374in" svg:height="3.5217in" style:rel-height="scale" draw:z-index="25"><draw:object xlink:href="./Object 14" xlink:type="simple" xlink:show="embed" xlink:actuate="onLoad"/><draw:image xlink:href="./ObjectReplacements/Object 14" xlink:type="simple" xlink:show="embed" xlink:actuate="onLoad"/></draw:frame>Figure <text:sequence text:ref-name="refFigure13" text:name="Figure" text:formula="ooow:Figure+1" style:num-format="1">14</text:sequence>: Frames in two scenes, packing of three frames (R) into one datagram</text:p></draw:text-box></draw:frame></text:p>
      <text:p text:style-name="Text_20_body">Here the output events of the NSN are fired during the first applicable event cascade (after the timestamp from origin). More sophisticated methods of interpolation during replay are FFS.</text:p>
      <text:h text:style-name="Heading_20_3" text:outline-level="3"><text:soft-page-break/>MIDAS Objects</text:h>
      <text:p text:style-name="Text_20_body">The SrrTrains v0.01 project examplified an approach, where the whole "Chain of Interactivity" regarding a specific model was outsourced to a specialized X3D prototype, the so-called <text:span text:style-name="T5">MIDAS Object</text:span>.</text:p>
      <text:p text:style-name="Text_20_body">Hence an additional layer would be introduced between X3D Player and X3D Scene, the so-called SMUOS Framework.</text:p>
      <text:p text:style-name="Text_20_body">This is just mentioned as an "FYI".</text:p>
      <text:p text:style-name="Text_20_body"/>
      <text:p text:style-name="Text_20_body"><draw:frame draw:style-name="fr1" draw:name="Rahmen14" text:anchor-type="paragraph" svg:x="0.5283in" svg:y="-0.0445in" svg:width="5.8654in" draw:z-index="26"><draw:text-box fo:min-height="2.9071in"><text:p text:style-name="Figure"><draw:frame draw:style-name="fr3" draw:name="Objekt15" text:anchor-type="paragraph" svg:width="5.8654in" svg:height="2.9071in" style:rel-height="scale" draw:z-index="27"><draw:object xlink:href="./Object 15" xlink:type="simple" xlink:show="embed" xlink:actuate="onLoad"/><draw:image xlink:href="./ObjectReplacements/Object 15" xlink:type="simple" xlink:show="embed" xlink:actuate="onLoad"/></draw:frame>Figure <text:sequence text:ref-name="refFigure14" text:name="Figure" text:formula="ooow:Figure+1" style:num-format="1">15</text:sequence>: Outsourcing the Chain of Interactivity</text:p></draw:text-box></draw:frame></text:p>
      <text:p text:style-name="Text_20_body">The NSNs, generally the whole MU capability would be hidden within the MIDAS Objects, hence the scene author wouldn't see much difference between single-user scenes and multi-user scenes.</text:p>
      <text:h text:style-name="P20" text:outline-level="1"><text:bookmark-start text:name="__RefHeading__2104_543258312"/>The Application Layer Protocol (ALP)<text:bookmark-end text:name="__RefHeading__2104_543258312"/></text:h>
      <text:p text:style-name="Text_20_body">The Protocol Data Units (PDUs) of the ALP have been defined during a brainstorming in spring 2019, keeping in mind the Maintenance Use Cases and the Operational Use Cases of the ALP:</text:p>
      <text:p text:style-name="Text_20_body"><text:span text:style-name="T1">Use Cases</text:span>:<text:line-break/><text:a xlink:type="simple" xlink:href="https://github.com/christoph-v/spark/wiki/Operational-Paradigm" text:style-name="Internet_20_link" text:visited-style-name="Visited_20_Internet_20_Link">https://github.com/christoph-v/spark/wiki/Operational-Paradigm</text:a></text:p>
      <text:p text:style-name="Text_20_body"><text:span text:style-name="T1">Overview about the ALP brainstorming</text:span>:<text:line-break/><text:a xlink:type="simple" xlink:href="https://github.com/christoph-v/spark/blob/master/3rd-party-input/esdp-bs/esdp-bs-GPS.txt" text:style-name="Internet_20_link" text:visited-style-name="Visited_20_Internet_20_Link">https://github.com/christoph-v/spark/blob/master/3rd-party-input/esdp-bs/esdp-bs-GPS.txt</text:a></text:p>
      <text:p text:style-name="Text_20_body"><text:span text:style-name="T1">Details of the PDUs</text:span>:<text:line-break/><text:a xlink:type="simple" xlink:href="https://github.com/christoph-v/spark/blob/master/3rd-party-input/esdp-bs/esdp-bs-PDUs.txt" text:style-name="Internet_20_link" text:visited-style-name="Visited_20_Internet_20_Link">https://github.com/christoph-v/spark/blob/master/3rd-party-input/esdp-bs/esdp-bs-PDUs.txt</text:a></text:p>
      <text:p text:style-name="Text_20_body">The transport of the <text:span text:style-name="T1">ALP over the RTP</text:span> and the <text:span text:style-name="T1">required dynamic behaviour</text:span> have been defined in December 2020, please find the according WIKI pages here:<text:line-break/><text:a xlink:type="simple" xlink:href="https://github.com/christoph-v/spark/wiki/Transport-RTP-et-al" text:style-name="Internet_20_link" text:visited-style-name="Visited_20_Internet_20_Link">https://github.com/christoph-v/spark/wiki/Transport-RTP-et-al</text:a><text:line-break/><text:a xlink:type="simple" xlink:href="https://github.com/christoph-v/spark/wiki/Dynamic-Behaviour-of-the-SMS" text:style-name="Internet_20_link" text:visited-style-name="Visited_20_Internet_20_Link">https://github.com/christoph-v/spark/wiki/Dynamic-Behaviour-of-the-SMS</text:a></text:p>
      <text:h text:style-name="Heading_20_2" text:outline-level="2">Principles for the Definition of the ALP</text:h>
      <text:p text:style-name="Text_20_body">The ALP is defined by</text:p>
      <text:list xml:id="list296581207164569048" text:style-name="L7">
        <text:list-item>
          <text:p text:style-name="P29">contemplating the use cases (see chapters <text:bookmark-ref text:reference-format="number" text:ref-name="__RefHeading__2198_543258312"> 2.3 </text:bookmark-ref> and <text:bookmark-ref text:reference-format="number" text:ref-name="__RefHeading__791_2046834441"> 2.4 </text:bookmark-ref>),</text:p>
        </text:list-item>
        <text:list-item>
          <text:p text:style-name="P29">then describing the Protocol Data Units (PDUs) that shall be transported (ch. <text:bookmark-ref text:reference-format="number" text:ref-name="__RefHeading__1954_36006688"> 3.2 </text:bookmark-ref>and<text:bookmark-ref text:reference-format="number" text:ref-name="__RefHeading__1956_36006688"> 3.3 </text:bookmark-ref>)</text:p>
        </text:list-item>
        <text:list-item>
          <text:p text:style-name="P29">and sketching example scenarios for both major operational modes,</text:p>
        </text:list-item>
      </text:list>
      <text:list xml:id="list8155205879026091699" text:style-name="L8">
        <text:list-item>
          <text:list>
            <text:list-item>
              <text:p text:style-name="P30">BCP scenarios for the "Centralized Mode" <text:bookmark-ref text:reference-format="number" text:ref-name="__RefHeading__2058_36006688"> 3.4 </text:bookmark-ref>,</text:p>
            </text:list-item>
            <text:list-item>
              <text:p text:style-name="P30">BCP scenarios for the "Distributed Mode" <text:bookmark-ref text:reference-format="number" text:ref-name="__RefHeading__2060_36006688"> 3.5 </text:bookmark-ref>.</text:p>
            </text:list-item>
          </text:list>
        </text:list-item>
      </text:list>
      <text:p text:style-name="Text_20_body">The "Centralized Mode" assumes there is</text:p>
      <text:list xml:id="list2027955565023334858" text:style-name="L9">
        <text:list-item>
          <text:p text:style-name="P31">a highly available central Collaboration Server,</text:p>
        </text:list-item>
        <text:list-item>
          <text:p text:style-name="P31">a reliable unicast connection for the transport of PDUs between each scene instance and the server – ur(PDU()) - ur = unicast reliable</text:p>
        </text:list-item>
        <text:list-item>
          <text:p text:style-name="P31">an optional multicast network for the (real-time) transport of PDUs among the scene instances and towards the server – mu(PDU()) - mu = multicast unreliable.</text:p>
        </text:list-item>
        <text:list-item>
          <text:p text:style-name="P31">Each unicast connection and the multicast network provide a number of streams to the ALP, where the stream ID is an integer number of at least 16 bits capacity.</text:p>
        </text:list-item>
      </text:list>
      <text:p text:style-name="Text_20_body">The "Distributed Mode" assumes there is</text:p>
      <text:list xml:id="list43371599" text:continue-numbering="true" text:style-name="L9">
        <text:list-item>
          <text:p text:style-name="P31">a multicast network for the (real-time) transport of PDUs among the scene instances – (mu(PDU())) - mu = multicast unreliable.</text:p>
        </text:list-item>
        <text:list-item>
          <text:p text:style-name="P31">A connection for reliable unicast transport of PDUs between each two scene instances (each multicast datagram contains the unicast address of the sender in the sender address) – ur(PDU()) - ur = unicast reliable</text:p>
        </text:list-item>
        <text:list-item>
          <text:p text:style-name="P31">The unicast / multicast network provides a number of streams per connection / multicast address to the ALP, where the stream ID is an integer number of at least 16 bits capacity.</text:p>
        </text:list-item>
      </text:list>
      <text:h text:style-name="P15" text:outline-level="2"><text:bookmark-start text:name="__RefHeading__1954_36006688"/>ALP – Protocol Data Units<text:note text:id="ftn2" text:note-class="footnote"><text:note-citation>2</text:note-citation><text:note-body><text:p text:style-name="Footnote">This definition of PDUs considers two modes of operation: a) server-less (distributed) mode and b) server-prone (centralized) mode</text:p></text:note-body></text:note><text:bookmark-end text:name="__RefHeading__1954_36006688"/></text:h>
      <text:h text:style-name="Heading_20_3" text:outline-level="3">Login Request/Grant (LI-R/LI-G), Login Challenge (LI-CH)</text:h>
      <text:p text:style-name="Text_20_body">Login Request (LI-R)</text:p>
      <text:p text:style-name="P7">A PDU, which is sent from one scene instance to the login server that is responsible for the user, who wants to login at this scene instance</text:p>
      <text:p text:style-name="Text_20_body">Login Challenge (LI-CH)</text:p>
      <text:p text:style-name="P7">A Login Request may invoke a Login Challenge, which is sent back to the scene instance in order to proceed with the authentication and authorization of this user.</text:p>
      <text:p text:style-name="P7">When the scene instance receives the Login Challenge, it must send another Login Request with the final credentials</text:p>
      <text:p text:style-name="Text_20_body">Login Grant (LI-G)</text:p>
      <text:p text:style-name="P7">The Login Request with the final credentials invokes a Login Grant which is sent back to the scene instance. Now the Network Connection between scene instance and server is authorized and the scene instance grants access to the user and authorizes actions according to the user profile</text:p>
      <text:h text:style-name="Heading_20_3" text:outline-level="3">State Upd. Request (SURE), State Upd. Notification (SUN)</text:h>
      <text:p text:style-name="Text_20_body">State Update Request (SURE) – aka "Reset State"</text:p>
      <text:p text:style-name="P7">A PDU, which is sent from one scene instance to the server [hierarchy] or to the scene instance that owns the controller role for the stream (Network Sensor) in question</text:p>
      <text:list xml:id="list5581651447049935452" text:style-name="L10">
        <text:list-item>
          <text:p text:style-name="P32">it contains the set of states with their values and types that have been authoritatively calculated by the simulation or by the initialization software and shall now be updated and optionally persistently stored at the server [hierarchy] or at the controller instance</text:p>
        </text:list-item>
        <text:list-item>
          <text:p text:style-name="P32">it is invoked by set_&lt;state&gt; event(s) and it invokes &lt;state&gt;_changed event(s) at the interface of the Network Sensor or by similar means of similar SW objects</text:p>
        </text:list-item>
        <text:list-item>
          <text:p text:style-name="P32">at the server [hierarchy] or at the controller instance, this PDU invokes a SUN PDU with the new values of all states that have been touched</text:p>
        </text:list-item>
      </text:list>
      <text:p text:style-name="Text_20_body">State Update Notification (SUN) – aka "State Changed"</text:p>
      <text:p text:style-name="P7">A PDU, which is sent from the server [hierarchy] or from the controller instance of the stream (Network Sensor) in question to all scene instances that have subscribed to the stream or to all scene instances, according to the state that has been stored persistently. In case of direct transport over IP Multicast it is sent from one scene instance to all scene instances.</text:p>
      <text:list xml:id="list1761758543714036746" text:style-name="L11">
        <text:list-item>
          <text:p text:style-name="P33">it contains the new or current value (if the value has not been updated) of some or all states of a stream (Network Sensor)</text:p>
        </text:list-item>
        <text:list-item>
          <text:p text:style-name="P33">it invokes the &lt;state&gt;_changed event(s) at the interface of the network sensor or some similar means of similar SW objects</text:p>
        </text:list-item>
      </text:list>
      <text:h text:style-name="P18" text:outline-level="3">State Change Request (SCR)</text:h>
      <text:p text:style-name="Text_20_body">State Change Request (SCR) – aka "Server Side Calculations"</text:p>
      <text:p text:style-name="P7">A PDU, which is sent from one scene instance to the server [hierarchy] or to the scene instance that owns the controller role for the stream (Network Sensor) in question</text:p>
      <text:list xml:id="list6993404991699254819" text:style-name="L12">
        <text:list-item>
          <text:p text:style-name="P34">it indicates for each affected state a required operation and the required parameter value for the operation</text:p>
        </text:list-item>
        <text:list-item>
          <text:p text:style-name="P34">invoked by add_&lt;state&gt;, inc_&lt;state&gt;, ...... or similar event(s) at the interface of the Network Sensor or by similar means of similar SW objects</text:p>
        </text:list-item>
        <text:list-item>
          <text:p text:style-name="P34">at the server [hierarchy] or at the controller instance, this PDU invokes a SUN PDU with the new values of all states that have been part of the SCR.</text:p>
        </text:list-item>
      </text:list>
      <text:h text:style-name="Heading_20_3" text:outline-level="3">Broadcast Event (BEV), Route Event (REV)</text:h>
      <text:p text:style-name="Text_20_body">Broadcast Event (BEV) – aka "Event Distribution"</text:p>
      <text:p text:style-name="P7">A PDU, which is sent</text:p>
      <text:p text:style-name="P8">a) from one scene instance to the server [hierarchy] and then forwarded to all scene instances that have subscribed to the stream (Network Sensor) in question or to all scene instances</text:p>
      <text:p text:style-name="P8">b) from one scene instance to all scene instances</text:p>
      <text:list xml:id="list8412189413366596514" text:style-name="L13">
        <text:list-item>
          <text:p text:style-name="P35">it is invoked by evt_&lt;event&gt; and it invokes &lt;event&gt;_evt at the interface of the Network Sensor or at similar means of similar SW objects</text:p>
        </text:list-item>
      </text:list>
      <text:p text:style-name="Text_20_body">Route Event (REV)</text:p>
      <text:p text:style-name="P7">A PDU, which is routed from one scene instance to the scene instance that owns the controller role for the stream (Network Sensor) in question</text:p>
      <text:list xml:id="list3544062714367418570" text:style-name="L14">
        <text:list-item>
          <text:p text:style-name="P36">it is invoked by revt_&lt;event&gt; and it invokes &lt;event&gt;_revt at the interface of the Network Sensor or at similar means of similar SW objects</text:p>
        </text:list-item>
        <text:list-item>
          <text:p text:style-name="P36">is used as input for the simulation at the controller, hence it might trigger either a SURE to one, some or all scene instances or a SURE to the server [hierarchy]</text:p>
        </text:list-item>
      </text:list>
      <text:h text:style-name="Heading_20_3" text:outline-level="3">Subscribe to Stream (STS), State Purge and Query (SPQR)</text:h>
      <text:p text:style-name="Text_20_body">Subscribe to Stream (STS)</text:p>
      <text:p text:style-name="P7">A PDU, which is sent by a Scene Instance that wants to initialize one or more Network Sensors</text:p>
      <text:p text:style-name="Text_20_body">State Purge and Query Request (SPQR)</text:p>
      <text:p text:style-name="P7">A special PDU to annihilate the value of states at the server or to query for the current state</text:p>
      <text:list xml:id="list1256220853385908324" text:style-name="L15">
        <text:list-item>
          <text:p text:style-name="P37">invokes SUN back to originator (in case of purging and querying)</text:p>
        </text:list-item>
        <text:list-item>
          <text:p text:style-name="P37">can invoke SUN to one, some or all scene instances (in case of purging)</text:p>
        </text:list-item>
      </text:list>
      <text:h text:style-name="P18" text:outline-level="3">Reserved States and Events</text:h>
      <text:p text:style-name="Text_20_body">As explained later in the document, we need some &lt;fieldnames&gt; for special states and events that are handled by the Web3D Browser or by the CP, on their own behalf.</text:p>
      <text:p text:style-name="Text_20_body">If a network sensor has a customer specific state or event that collides with one of those, then we can distinguish them by prefix for the &lt;fieldname&gt;:</text:p>
      <text:p text:style-name="P9">user.&lt;reservedFieldname&gt; <text:s text:c="3"/>not equal <text:s text:c="3"/>system.&lt;reservedFieldname&gt;</text:p>
      <text:h text:style-name="Heading_20_4" text:outline-level="4">Reserved State "obco", Reserved Events "requestObCo", "sessionLeft"</text:h>
      <text:p text:style-name="Text_20_body">For the handling of Use Case UC 3.d. - Customized Client Side Calculations – we need to distinguish all scene instances from each other. Therefore, the CP <text:span text:style-name="T1">assigns a distinct SFInt32 "sessionId" to each and every scene instance</text:span> (distinct within the multiuser session).</text:p>
      <text:p text:style-name="Text_20_body">Now we can assign the "Controller Role" (i.e. Object Controller – ObCo) to each and every NSN.</text:p>
      <text:p text:style-name="Text_20_body">With the reserved state "obco" and the reserved events "sessionLeft" and "requestObCo" the CP and the Web3D Browser can handle the ObCo role.</text:p>
      <text:p text:style-name="Text_20_body">The ObCo role is handled with the external fields of the NSN:</text:p>
      <text:list xml:id="list4020098384645821962" text:style-name="L16">
        <text:list-item>
          <text:p text:style-name="P38">eventOut<text:tab/>SFBool<text:tab/>controllerRole<text:tab/><text:tab/>FALSE</text:p>
        </text:list-item>
        <text:list-item>
          <text:p text:style-name="P38">field<text:tab/><text:tab/>SFBool<text:tab/>requestController<text:tab/>TRUE</text:p>
        </text:list-item>
        <text:list-item>
          <text:p text:style-name="P38">eventOut<text:tab/>SFBool<text:tab/>controllerRequest<text:tab/>FALSE</text:p>
        </text:list-item>
        <text:list-item>
          <text:p text:style-name="P38">eventIn<text:tab/>SFBool<text:tab/>grantController</text:p>
        </text:list-item>
      </text:list>
      <text:p text:style-name="P2">(currentState.obco = = sessionId) <text:s text:c="2"/>&lt;==&gt; <text:s text:c="2"/>this scene instance has the controller role for this object</text:p>
      <text:p text:style-name="P10">event.requestObCo = = sessionId &lt;==&gt; the controller role is requested for sessionId</text:p>
      <text:p text:style-name="P10">event.sessionLeft = = sessionId &lt;==&gt; the scene instance has left the multiuser session</text:p>
      <text:p text:style-name="Text_20_body">During initialization, each NSN queues up for the controller role by default (requestController = = TRUE).</text:p>
      <text:p text:style-name="Text_20_body">The CP always cares that one and only one scene instance has got the controller role. When the controller role changes, then</text:p>
      <text:list xml:id="list5677827033733639735" text:style-name="L17">
        <text:list-item>
          <text:p text:style-name="P39">controllerRole fires TRUE at the new ObCo</text:p>
        </text:list-item>
        <text:list-item>
          <text:p text:style-name="P39">controllerRole fires FALSE at all other scene instances</text:p>
        </text:list-item>
      </text:list>
      <text:p text:style-name="Text_20_body">A scene instance can grant the controller role by an event grantController = TRUE.</text:p>
      <text:p text:style-name="Text_20_body">When the instance with the controller role gets disabled / disconnected, then the controller role is rearranged to one of the other instances that have queued up.</text:p>
      <text:p text:style-name="Text_20_body">The current controller is asked by controllerRequest = TRUE, if he allows another scene instance to <text:s/>take the role, which he allows by grantController = TRUE.</text:p>
      <text:p text:style-name="Text_20_body">ALL NSNs of one and the same &lt;streamName&gt; have the SAME controller role, this is guaranteed by the CP.</text:p>
      <text:p text:style-name="Text_20_body">If the user does not care, which instance has the controller role -&gt; just leave the default values.</text:p>
      <text:h text:style-name="P15" text:outline-level="2"><text:bookmark-start text:name="__RefHeading__1956_36006688"/>Parameters and their Meaning<text:bookmark-end text:name="__RefHeading__1956_36006688"/></text:h>
      <text:h text:style-name="Heading_20_4" text:outline-level="4">&lt;streamName&gt;, &lt;networkSensorId&gt; and &lt;fieldname&gt; (3x SFString)</text:h>
      <text:p text:style-name="Text_20_body">The <text:span text:style-name="T4">&lt;fieldnames&gt; of the NSN</text:span> are set by the scene author in order to define states and events of each NSN.</text:p>
      <text:p text:style-name="P3">An Example:</text:p>
      <text:list xml:id="list7214895607631016754" text:style-name="L18">
        <text:list-item>
          <text:p text:style-name="P40"><text:span text:style-name="T1">eventIn<text:tab/>SFBool<text:tab/>evt_touched</text:span><text:line-break/><text:tab/><text:tab/><text:tab/><text:tab/>sends a network event with <text:span text:style-name="T1">&lt;fieldname&gt; == "touched"</text:span></text:p>
        </text:list-item>
        <text:list-item>
          <text:p text:style-name="P40"><text:span text:style-name="T1">eventOut<text:tab/>SFFloat<text:tab/>position_changed</text:span><text:line-break/><text:tab/><text:tab/><text:tab/><text:tab/>defines a state with <text:span text:style-name="T1">&lt;fieldname&gt; == "position"</text:span> and receives<text:line-break/><text:tab/><text:tab/><text:tab/><text:tab/>changes of the state from the network</text:p>
        </text:list-item>
        <text:list-item>
          <text:p text:style-name="P40"><text:span text:style-name="T1">eventIn<text:tab/>SFFloat<text:tab/>set_position</text:span><text:line-break/><text:tab/><text:tab/><text:tab/><text:tab/>(re-)sets the value of a state with <text:span text:style-name="T1">&lt;fieldname&gt; == "position"</text:span></text:p>
        </text:list-item>
        <text:list-item>
          <text:p text:style-name="P40"><text:span text:style-name="T1">eventIn<text:tab/>SFFloat<text:tab/>add_position</text:span><text:line-break/><text:tab/><text:tab/><text:tab/><text:tab/>defines a change request for state <text:span text:style-name="T1">&lt;fieldname&gt;=="position"</text:span><text:line-break/><text:tab/><text:tab/><text:tab/><text:tab/>sends the value to be added to the state</text:p>
        </text:list-item>
      </text:list>
      <text:p text:style-name="Text_20_body">States and events <text:span text:style-name="T1">are identified by &lt;streamName&gt; + &lt;networkSensorId&gt; + &lt;fieldname&gt;</text:span><text:span text:style-name="T6"> (three SFString values)</text:span>.</text:p>
      <text:p text:style-name="Text_20_body">The &lt;streamName&gt; and the &lt;networkSensorId&gt; of each NSN are set by the scene author in order to organize the states and events with respect to models, avatars and other entities.</text:p>
      <text:p text:style-name="P3">An Example:</text:p>
      <text:p text:style-name="Text_20_body"><draw:frame draw:style-name="fr2" draw:name="Rahmen27" text:anchor-type="paragraph" svg:y="0.0618in" svg:width="6.0736in" draw:z-index="52"><draw:text-box fo:min-height="1.7819in"><text:p text:style-name="Figure"><draw:frame draw:style-name="fr3" draw:name="Objekt27" text:anchor-type="paragraph" svg:width="6.0736in" svg:height="1.7819in" style:rel-height="scale" draw:z-index="53"><draw:object xlink:href="./Object 27" xlink:type="simple" xlink:show="embed" xlink:actuate="onLoad"/><draw:image xlink:href="./ObjectReplacements/Object 27" xlink:type="simple" xlink:show="embed" xlink:actuate="onLoad"/></draw:frame>Figure <text:sequence text:ref-name="refFigure15" text:name="Figure" text:formula="ooow:Figure+1" style:num-format="1">16</text:sequence>: Example of a model with &lt;streamName&gt;, &lt;networkSensorIds&gt; and &lt;fields&gt;</text:p></draw:text-box></draw:frame></text:p>
      <text:p text:style-name="P3">Description:</text:p>
      <text:p text:style-name="Text_20_body">Each network sensor needs to be identified. If a PDU is received from the network, the Web3D Browser must somehow know, which of the NSNs is the intended destination of the content.</text:p>
      <text:p text:style-name="Text_20_body">We suggest to use a "two-level identification":</text:p>
      <text:list xml:id="list975246812054509915" text:style-name="L19">
        <text:list-item>
          <text:p text:style-name="P41">Each <text:span text:style-name="T1">model</text:span>, each <text:span text:style-name="T1">avatar</text:span> and each <text:span text:style-name="T1">other entity</text:span> is described by one "cluster" of the shared state, which may be realized by one or more NSNs. <text:span text:style-name="T1">This is identified by a &lt;streamName&gt;</text:span>.</text:p>
        </text:list-item>
        <text:list-item>
          <text:p text:style-name="P41">Within the cluster, <text:span text:style-name="T1">each single NSN is identified by a &lt;networkSensorId&gt;</text:span>.</text:p>
        </text:list-item>
      </text:list>
      <text:p text:style-name="Text_20_body"><text:soft-page-break/>Within one multiuser session, the tuples "&lt;streamName&gt; + &lt;networkSensorId&gt;" must be distinct for each NSN and they must be identical in all scene instances.</text:p>
      <text:p text:style-name="Text_20_body">The &lt;streamName&gt; is the basis for multiplexing the data of more than one model over more than one channel of the lower layers (transport protocols).</text:p>
      <text:p text:style-name="Text_20_body">In the case of the present paper, the media stream of each model is mapped onto one SCTP stream.</text:p>
      <text:p text:style-name="Text_20_body">The SCTP stream IDs are 16 bit numbers, the mapping between streamName and SCTP stream ID is established during initialization of the NSN.</text:p>
      <text:h text:style-name="Heading_20_4" text:outline-level="4">Username and Token (2x SFString)</text:h>
      <text:p text:style-name="Text_20_body">Username and Token can be used as final credentials in a LI-R (Login Request). In the case of the present paper, both are received via some means of the external session control protocol (e.g. SIP).</text:p>
      <text:p text:style-name="Text_20_body">Both are SFString values.</text:p>
      <text:h text:style-name="Heading_20_4" text:outline-level="4">Expires (SFInt32)</text:h>
      <text:p text:style-name="Text_20_body">The CP tells the Scene Instance, whether a LI-R was successful and how long the Scene Instance may wait, before it refreshes the Login.</text:p>
      <text:p text:style-name="Text_20_body">The SFInt32 Expires is a value in seconds (e.g. Expires == 600 means 10 minutes).</text:p>
      <text:p text:style-name="Text_20_body">If Expires equals zero, then the Scene Instance must interpret the LI-G as Login Reject and shall not try another login with the same credentials.</text:p>
      <text:h text:style-name="Heading_20_4" text:outline-level="4">Template (an Unordered List of Structures)</text:h>
      <text:p text:style-name="Text_20_body">When sending an STS to the CP during initialization, each NSN collects the information from all of its state definitions. The information from each "eventOut &lt;type&gt; &lt;fieldname&gt;_changed" is added as a row to an unordered list of structures.</text:p>
      <text:p text:style-name="P3">An Example:</text:p>
      <text:p text:style-name="Text_20_body">&lt;STS&gt;<text:line-break/><text:tab/>&lt;streamName&gt;CharliesCar&lt;/streamName&gt;<text:line-break/><text:tab/>&lt;StateDeclaration networkSensorId = "Steering" type = "SFFloat" fieldname = "heading"/&gt;<text:line-break/><text:tab/>&lt;StateDeclaration networkSensorId = "Motor" type = "SFVec3f" fieldname = "velocity"/&gt;<text:line-break/>&lt;/STS&gt;</text:p>
      <text:p text:style-name="Text_20_body">State Declarations from more than one NSN may be added to one STS, as long as all belong to the same &lt;streamName&gt;.</text:p>
      <text:p text:style-name="Text_20_body">These state declarations are used by the CP to allocate memory and store the global TOS for each &lt;streamName&gt;. The CP also adds and initializes the reserved state SFInt32 "obco".</text:p>
      <text:p text:style-name="Text_20_body">Global TOS means Global Template of States (of a &lt;streamName&gt;).</text:p>
      <text:h text:style-name="P16" text:outline-level="4">currentState (an Ordered List of Structures)</text:h>
      <text:p text:style-name="Text_20_body">As an answer to an STS PDU or to an SPQR PDU, the CP sends a SUN (streamName, currentState) PDU to the requesting Scene Instance, and – in case of a purge – to all other Scene Instances, too.</text:p>
      <text:p text:style-name="Text_20_body">The currentState contains one row for EACH row of the global TOS, also the values of the states.</text:p>
      <text:p text:style-name="P3">An Example:</text:p>
      <text:p text:style-name="Text_20_body">&lt;SUN&gt;<text:line-break/><text:tab/>&lt;streamName&gt;CharliesCar&lt;/streamName&gt;<text:line-break/><text:tab/>&lt;State networkSensorId = "Steering" prefix = "system" fieldname = "obco" value = "35"/&gt;<text:line-break/><text:tab/>&lt;State networkSensorId = "Steering" fieldname = "heading" value = "NULL"/&gt;<text:line-break/><text:tab/>&lt;State networkSensorId = "Motor" prefix = "system" fieldname = "obco" value = "35"/&gt;<text:line-break/><text:tab/>&lt;State networkSensorId = "Motor" fieldname = "velocity" value = "NULL"/&gt;<text:line-break/>&lt;/SUN&gt;</text:p>
      <text:p text:style-name="Text_20_body">These states have not yet been initialized, therefore the currentState (full state) contains some NULL values.</text:p>
      <text:p text:style-name="Text_20_body">The "obco" state has been inserted by the CP. It defines the Scene Instance that owns the controller role. The "obco" value is never NULL.</text:p>
      <text:h text:style-name="Heading_20_4" text:outline-level="4">NewState (an Ordered List of Structures)</text:h>
      <text:p text:style-name="Text_20_body">A newState is contained in a SURE or in a SUN PDU.</text:p>
      <text:p text:style-name="Text_20_body">It NEVER contains states that have not been initialized (i.e. it never contains NULL values).</text:p>
      <text:p text:style-name="Text_20_body">&lt;SUN&gt;<text:line-break/> <text:s text:c="4"/>&lt;NewState networkSensorId = "Steering" prefix = "system" fieldname = "obco" value = "35"/&gt;<text:line-break/> <text:s text:c="4"/>&lt;NewState networkSensorId = "Steering" fieldname = "heading" value = "0.56"/&gt;<text:line-break/> <text:s text:c="4"/>&lt;NewState networkSensorId = "Motor" prefix = "system" fieldname = "obco" value = "35"/&gt;<text:line-break/> <text:s text:c="4"/>&lt;NewState networkSensorId = "Motor" fieldname = "velocity" value = "12 34.6 0"/&gt;<text:line-break/>&lt;/SUN&gt;</text:p>
      <text:p text:style-name="Text_20_body">&lt;SURE&gt;<text:line-break/> <text:s text:c="4"/>&lt;NewState networkSensorId = "Steering" prefix = "system" fieldname = "obco" value = "35"/&gt;<text:line-break/> <text:s text:c="4"/>&lt;NewState networkSensorId = "Motor" prefix = "system" fieldname = "obco" value = "35"/&gt;<text:line-break/>&lt;/SURE&gt;</text:p>
      <text:p text:style-name="Text_20_body">Note: if the SUN contains a &lt;streamName&gt;, then the state is a currentState. If the SUN does not contain a &lt;streamName&gt;, then the state is a newState (see later).</text:p>
      <text:h text:style-name="Heading_20_4" text:outline-level="4">events, changeRequests (ordered Lists of Structures)</text:h>
      <text:p text:style-name="Text_20_body">&lt;BEV&gt; | &lt;REV&gt;<text:line-break/> <text:s text:c="4"/>&lt;Event networkSensorId = "Steering" prefix = "system" fieldname = "requestObCo"<text:line-break/><text:tab/><text:tab/><text:tab/><text:tab/><text:tab/><text:tab/><text:tab/><text:tab/>type = "SFInt32" value = "12"<text:line-break/>&lt;/BEV&gt; | &lt;/REV&gt;<text:line-break/>&lt;SCR&gt;<text:line-break/> <text:s text:c="4"/>&lt;CR networkSensorId = "Steering" fieldname = "heading" operation = "add"value = "10.0"/&gt;<text:line-break/>&lt;/SCR&gt;</text:p>
      <text:h text:style-name="P15" text:outline-level="2"><text:bookmark-start text:name="__RefHeading__2058_36006688"/>BCP Scenarios, Centralized Mode<text:bookmark-end text:name="__RefHeading__2058_36006688"/></text:h>
      <text:p text:style-name="Text_20_body">In centralized mode we assume, each scene instance has got a reliable connection to the Collaboration Server for lossless transport of PDUs. Additional multicast transport may be used for unreliable distribution of PDUs, e.g. for real-time transport.</text:p>
      <text:h text:style-name="Heading_20_3" text:outline-level="3">Login to the CP</text:h>
      <text:p text:style-name="Text_20_body"/>
      <text:p text:style-name="Text_20_body"><draw:frame draw:style-name="fr1" draw:name="Rahmen16" text:anchor-type="paragraph" svg:x="0.3409in" svg:y="0.0035in" svg:width="5.5425in" draw:z-index="30"><draw:text-box fo:min-height="3.5945in"><text:p text:style-name="Figure"><draw:frame draw:style-name="fr3" draw:name="Objekt16" text:anchor-type="paragraph" svg:width="5.5425in" svg:height="3.5937in" style:rel-height="scale" draw:z-index="31"><draw:object xlink:href="./Object 16" xlink:type="simple" xlink:show="embed" xlink:actuate="onLoad"/><draw:image xlink:href="./ObjectReplacements/Object 16" xlink:type="simple" xlink:show="embed" xlink:actuate="onLoad"/></draw:frame>Figure <text:sequence text:ref-name="refFigure16" text:name="Figure" text:formula="ooow:Figure+1" style:num-format="1">17</text:sequence>: Login with the CP, Authentication by SIP Server</text:p></draw:text-box></draw:frame></text:p>
      <text:list xml:id="list768477564008419407" text:style-name="L20">
        <text:list-item>
          <text:p text:style-name="P42">The scene instance receives the final credentials "username" (SFString) and "token" (SFString) by some means from the EXTernal session control (e.g. from the SIP Server)<text:line-break/><text:line-break/>The username shall be used by the Collaboration Server for all logs that are related to this user during the whole multiuser session, at least the mapping between usernames and sessionIds must be traceable</text:p>
        </text:list-item>
        <text:list-item>
          <text:p text:style-name="P42">After the X3D scene has been loaded by the scene instance (at least the central parts that are necessary for login and avatar handling), then the scene instance sends a Login Request (LI-R) to the Collaboration Server and asks for authorization of the network connection</text:p>
        </text:list-item>
        <text:list-item>
          <text:p text:style-name="P42">The Collaboration Server answers with "Expires" = SFInt32. If Expires equals zero, then the login has been rejected, otherwise the Scene Instance should refresh the login after "Expires – 60" seconds</text:p>
        </text:list-item>
        <text:list-item>
          <text:p text:style-name="P42">The Collaboration Server sends the "UserData" about all users currently logged in. This might comprise state information, nicknames, URLs for avatars, and so on.<text:line-break/>This information is used within the NSI.</text:p>
        </text:list-item>
      </text:list>
      <text:h text:style-name="P18" text:outline-level="3"><text:bookmark-start text:name="__RefHeading__1468_912876525"/>Initialization of a Stream (of all NSNs of a Model)<text:bookmark-end text:name="__RefHeading__1468_912876525"/></text:h>
      <text:p text:style-name="Text_20_body"/>
      <text:p text:style-name="Text_20_body"><draw:frame draw:style-name="fr1" draw:name="Rahmen17" text:anchor-type="paragraph" svg:x="0.3409in" svg:y="0.0028in" svg:width="6.0319in" draw:z-index="32"><draw:text-box fo:min-height="2.4339in"><text:p text:style-name="Figure"><draw:frame draw:style-name="fr4" draw:name="Objekt17" text:anchor-type="paragraph" svg:x="0in" svg:y="-0.0043in" svg:width="6.0311in" svg:height="2.0937in" style:rel-height="scale" draw:z-index="33"><draw:object xlink:href="./Object 17" xlink:type="simple" xlink:show="embed" xlink:actuate="onLoad"/><draw:image xlink:href="./ObjectReplacements/Object 17" xlink:type="simple" xlink:show="embed" xlink:actuate="onLoad"/></draw:frame>Figure <text:sequence text:ref-name="refFigure17" text:name="Figure" text:formula="ooow:Figure+1" style:num-format="1">18</text:sequence>: Initialization of the NSNs and of the SCTP stream of a streamName</text:p></draw:text-box></draw:frame></text:p>
      <text:list xml:id="list4866140028183710225" text:style-name="L21">
        <text:list-item>
          <text:p text:style-name="P43">The NSNs of one &lt;streamName&gt; are initialized (e.g. after a dynamic model has been loaded). Hence they send one or more STS PDUs to the Collaboration Server to subscribe for the &lt;streamName&gt;. If all NSNs are initialized at the same instance of time, then the declarations of the states may be merged into one template and one STS PDU, but it is also possible to send one STS PDU per &lt;networkSensorId&gt;. The templates are then called "partial" templates and are agglomerated into one global TOS at the Collaboration Server.</text:p>
        </text:list-item>
      </text:list>
      <text:p text:style-name="P7">At the time the STSs are sent, the stream ID for the &lt;streamName&gt; is unknown to the Scene Instance, hence the STSs must be sent over default stream.</text:p>
      <text:p text:style-name="P7">If there is no global TOS at the Collaboration Server for this &lt;streamName&gt;, then</text:p>
      <text:p text:style-name="P8">a stream ID is allocated and mapped to the &lt;streamName&gt;</text:p>
      <text:p text:style-name="P8">the Controller Role is defined (obco = sessionId of the initializing instance)</text:p>
      <text:p text:style-name="P7">Create or update one "obco" entry in the global TOS for each &lt;networkSensorId&gt; in the template and set it to the current value of the Controller Role (never NULL!).</text:p>
      <text:p text:style-name="P7">Create or update one entry in the global TOS for each state declaration in the template and fill in the current value of the state, if available, otherwise NULL.</text:p>
      <text:list xml:id="list43356805" text:continue-numbering="true" text:style-name="L21">
        <text:list-item>
          <text:p text:style-name="P43">The Collaboration Server may decide to send one SUN PDU for each received STS PDU, or it may agglomerate the information about one &lt;streamName&gt; in only one SUN PDU.</text:p>
        </text:list-item>
      </text:list>
      <text:p text:style-name="P7">The SUN PDU(s) are sent over the allocated stream ID and the NSNs store the mapping between &lt;streamName&gt; and stream ID.</text:p>
      <text:p text:style-name="P7">All &lt;fieldname&gt;_changed fields that represent a value not equal NULL, fire in arbitrary order</text:p>
      <text:p text:style-name="P7">Afterwards (after the &lt;fieldname&gt;_changed fields have fired) the "initialized" field fires TRUE and if we have the controller role, then the "controllerRole" field fires TRUE, too.</text:p>
      <text:p text:style-name="Text_20_body">Note: the initialization of the NSN might be followed by a (Re-)Set of the state, if the scene instance has got a valid "initialization decision". See also <text:sequence-ref text:reference-format="category-and-value" text:ref-name="refFigure19">Figure 20</text:sequence-ref> in chapter <text:bookmark-ref text:reference-format="number" text:ref-name="__RefHeading__1165_912876525"> 3.4.4 </text:bookmark-ref>.</text:p>
      <text:h text:style-name="Heading_20_3" text:outline-level="3"><text:soft-page-break/>Event Distribution (UC 3.a.)</text:h>
      <text:p text:style-name="Text_20_body"/>
      <text:p text:style-name="Text_20_body"><draw:frame draw:style-name="fr1" draw:name="Rahmen18" text:anchor-type="paragraph" svg:x="0.3409in" svg:y="0.0043in" svg:width="6.0425in" draw:z-index="34"><draw:text-box fo:min-height="1.9382in"><text:p text:style-name="Figure"><draw:frame draw:style-name="fr3" draw:name="Objekt18" text:anchor-type="paragraph" svg:width="6.0425in" svg:height="1.9374in" style:rel-height="scale" draw:z-index="35"><draw:object xlink:href="./Object 18" xlink:type="simple" xlink:show="embed" xlink:actuate="onLoad"/><draw:image xlink:href="./ObjectReplacements/Object 18" xlink:type="simple" xlink:show="embed" xlink:actuate="onLoad"/></draw:frame>Figure <text:sequence text:ref-name="refFigure18" text:name="Figure" text:formula="ooow:Figure+1" style:num-format="1">19</text:sequence>: Distribution of Events (UC 3.a.) [with triggering activity]</text:p></draw:text-box></draw:frame></text:p>
      <text:list xml:id="list1332470285799967816" text:style-name="L22">
        <text:list-item>
          <text:p text:style-name="P44">After some scene internal trigger event (e.g. a user activity or a collision), a scene instance might decide to distribute one or more network events to a distributed simulation</text:p>
        </text:list-item>
      </text:list>
      <text:p text:style-name="P7">The events are broadcasted by the usage of a BEV PDU to the collaboration server. If more than one event is triggered within the same &lt;streamName&gt; during the same instance of time (or during a configurable duration of time), then more than one event can be agglomerated into one BEV PDU.</text:p>
      <text:p text:style-name="P7">The order of the events shall be preserved within one &lt;streamName&gt;.</text:p>
      <text:list xml:id="list794231119417024942" text:style-name="L23">
        <text:list-item>
          <text:p text:style-name="P45">The Collaboration Server distributes the BEV to all scene instances, where this &lt;streamName&gt; has been initialized (see chapter <text:bookmark-ref text:reference-format="number" text:ref-name="__RefHeading__1468_912876525"> 3.4.2 </text:bookmark-ref>).</text:p>
        </text:list-item>
      </text:list>
      <text:p text:style-name="P7">All the fields &lt;fieldname&gt;_evt fire. The order of the events shall be preserved within one &lt;streamName&gt;.</text:p>
      <text:h text:style-name="P18" text:outline-level="3"><text:bookmark-start text:name="__RefHeading__1165_912876525"/>(Re-)Setting a State (UC 3.b.)<text:bookmark-end text:name="__RefHeading__1165_912876525"/></text:h>
      <text:p text:style-name="Text_20_body"/>
      <text:p text:style-name="Text_20_body"><draw:frame draw:style-name="fr1" draw:name="Rahmen23" text:anchor-type="paragraph" svg:x="0.3409in" svg:y="-0.0008in" svg:width="6.0217in" draw:z-index="44"><draw:text-box fo:min-height="1.9173in"><text:p text:style-name="Figure"><draw:frame draw:style-name="fr3" draw:name="Objekt24" text:anchor-type="paragraph" svg:width="6.0209in" svg:height="1.9165in" style:rel-height="scale" draw:z-index="45"><draw:object xlink:href="./Object 24" xlink:type="simple" xlink:show="embed" xlink:actuate="onLoad"/><draw:image xlink:href="./ObjectReplacements/Object 24" xlink:type="simple" xlink:show="embed" xlink:actuate="onLoad"/></draw:frame>Figure <text:sequence text:ref-name="refFigure19" text:name="Figure" text:formula="ooow:Figure+1" style:num-format="1">20</text:sequence>: (Re-)setting a state [with valid init decision or after taking the controller role]</text:p></draw:text-box></draw:frame></text:p>
      <text:p text:style-name="Text_20_body">For "valid init decision" refer to chapter <text:bookmark-ref text:reference-format="number" text:ref-name="__RefHeading__1468_912876525"> 3.4.2 </text:bookmark-ref>, for "getting the controller role" refer to chapter <text:bookmark-ref text:reference-format="number" text:ref-name="__RefHeading__1472_912876525"> 3.4.8 </text:bookmark-ref>.</text:p>
      <text:p text:style-name="Text_20_body"><draw:frame draw:style-name="fr1" draw:name="Rahmen19" text:anchor-type="paragraph" svg:x="0.3409in" svg:y="0.0028in" svg:width="6.011in" draw:z-index="36"><draw:text-box fo:min-height="1.8756in"><text:p text:style-name="Figure"><draw:frame draw:style-name="fr3" draw:name="Objekt19" text:anchor-type="paragraph" svg:width="6.0102in" svg:height="1.8752in" style:rel-height="scale" draw:z-index="37"><draw:object xlink:href="./Object 19" xlink:type="simple" xlink:show="embed" xlink:actuate="onLoad"/><draw:image xlink:href="./ObjectReplacements/Object 19" xlink:type="simple" xlink:show="embed" xlink:actuate="onLoad"/></draw:frame>Figure <text:sequence text:ref-name="refFigure20" text:name="Figure" text:formula="ooow:Figure+1" style:num-format="1">21</text:sequence>: (Re-)Setting a State (UC 3.b.) [with pilot role]</text:p></draw:text-box></draw:frame></text:p>
      <text:list xml:id="list2570907319085014083" text:style-name="L24">
        <text:list-item>
          <text:p text:style-name="P46">If a Scene Instance is sure that some or all states of a &lt;streamName&gt; should be (re-)set to concrete values, then it sends a SURE PDU to the Collaboration Server.</text:p>
        </text:list-item>
      </text:list>
      <text:p text:style-name="P7">This is done by routeing internal events to the set_&lt;fieldname&gt; fields of the NSNs<text:note text:id="ftn3" text:note-class="footnote"><text:note-citation>3</text:note-citation><text:note-body><text:p text:style-name="Footnote">This mechanism cannot be used to purge states and "reset them to NULL". Therefore we have the SPQR PDU (see chapter <text:bookmark-ref text:reference-format="number" text:ref-name="__RefHeading__2497_1103504354"> 3.4.5 </text:bookmark-ref>)</text:p></text:note-body></text:note>.</text:p>
      <text:p text:style-name="P7">All those internal events shall be agglomerated during an event cascade, so that the order of the events is preserved, but if one field receives two or more values during the same event cascade, only the last value shall be used.</text:p>
      <text:p text:style-name="P7">It might be useful to agglomerate even more than one event cascade into one SURE PDU per &lt;streamName&gt;. This should be made possible as a configuration setting.</text:p>
      <text:list xml:id="list1515242833426155399" text:style-name="L25">
        <text:list-item>
          <text:p text:style-name="P47">The Collaboration Server stores the new values of the states persistently and distributes SUN PDUs to all Scene Instances, where the &lt;streamName&gt; in question has been initialized (see chapter <text:bookmark-ref text:reference-format="number" text:ref-name="__RefHeading__1468_912876525"> 3.4.2 </text:bookmark-ref>)</text:p>
        </text:list-item>
      </text:list>
      <text:p text:style-name="P7">When displaying the state update to the user, the NSNs will fire their &lt;fieldname&gt;_changed fields.</text:p>
      <text:h text:style-name="P16" text:outline-level="4">Multicast Distribution of State (e.g. for Real-Time)</text:h>
      <text:p text:style-name="Text_20_body"/>
      <text:p text:style-name="Text_20_body"><draw:frame draw:style-name="fr1" draw:name="Rahmen26" text:anchor-type="paragraph" svg:x="0.3409in" svg:y="0.0008in" svg:width="6.0425in" draw:z-index="50"><draw:text-box fo:min-height="3.361in"><text:p text:style-name="Figure"><draw:frame draw:style-name="fr4" draw:name="Objekt26" text:anchor-type="paragraph" svg:x="0in" svg:y="-0.0043in" svg:width="6.0409in" svg:height="3.0516in" style:rel-height="scale" draw:z-index="51"><draw:object xlink:href="./Object 26" xlink:type="simple" xlink:show="embed" xlink:actuate="onLoad"/><draw:image xlink:href="./ObjectReplacements/Object 26" xlink:type="simple" xlink:show="embed" xlink:actuate="onLoad"/></draw:frame>Figure <text:sequence text:ref-name="refFigure21" text:name="Figure" text:formula="ooow:Figure+1" style:num-format="1">22</text:sequence>: Multicast transport of avatar state (real-time)</text:p></draw:text-box></draw:frame></text:p>
      <text:list xml:id="list3514555818790821099" text:style-name="L26">
        <text:list-item>
          <text:p text:style-name="P48">When a continuous simulation, e.g. the software of an avatar, needs to transmit its state in a quasi-continuous, real-time, way, then the transmit via IP Multicast should be chosen.</text:p>
        </text:list-item>
      </text:list>
      <text:p text:style-name="P7">Here the SUN PDU is invoked by the set_&lt;fieldname&gt; fields of the NSN, but the mechanism to indicate the wish for real-time transport is FFS.</text:p>
      <text:h text:style-name="P18" text:outline-level="3"><text:bookmark-start text:name="__RefHeading__2497_1103504354"/>Unloading a Model / Querying the Current State<text:bookmark-end text:name="__RefHeading__2497_1103504354"/></text:h>
      <text:p text:style-name="Text_20_body"><draw:frame draw:style-name="fr2" draw:name="Rahmen20" text:anchor-type="paragraph" svg:y="0.3354in" svg:width="6.0008in" draw:z-index="38"><draw:text-box fo:min-height="1.9484in"><text:p text:style-name="Figure"><draw:frame draw:style-name="fr3" draw:name="Objekt20" text:anchor-type="paragraph" svg:width="5.9984in" svg:height="1.9465in" style:rel-height="scale" draw:z-index="39"><draw:object xlink:href="./Object 20" xlink:type="simple" xlink:show="embed" xlink:actuate="onLoad"/><draw:image xlink:href="./ObjectReplacements/Object 20" xlink:type="simple" xlink:show="embed" xlink:actuate="onLoad"/></draw:frame>Figure <text:sequence text:ref-name="refFigure22" text:name="Figure" text:formula="ooow:Figure+1" style:num-format="1">23</text:sequence>: Emptying a state (unloading a model) [with unloading trigger]</text:p></draw:text-box></draw:frame></text:p>
      <text:p text:style-name="Text_20_body"/>
      <text:list xml:id="list3153037402193726071" text:style-name="L27">
        <text:list-item>
          <text:p text:style-name="P49">One scene instance decides to unload a dynamic model from the simulation globally.</text:p>
        </text:list-item>
      </text:list>
      <text:p text:style-name="P7">So it sends one SPQR PDU with a valid unloading token and with the &lt;streamName&gt; of the dynamic model in the parameters over the default stream ID.</text:p>
      <text:p text:style-name="P7">This is triggered by an internal event SFString "set_unload" = unloading_token at any one of the NSNs of the model.</text:p>
      <text:list xml:id="list8619251059956430857" text:style-name="L28">
        <text:list-item>
          <text:p text:style-name="P50">For some reason (e.g. an SPQR PDU with a valid unloading token), the Collaboration Server decides to remove an entity from the simulation.</text:p>
        </text:list-item>
      </text:list>
      <text:p text:style-name="P7">It sends a SUN PDU with &lt;streamName&gt; and an empty currentState to all Scene Instances over the SCTP stream ID 0.</text:p>
      <text:p text:style-name="P7">All NSNs of the model fire SFString "unload_model" = "&lt;streamName&gt; + &lt;networkSensorId&gt;".</text:p>
      <text:p text:style-name="P7">It's up to the scene author to actually remove the model</text:p>
      <text:p text:style-name="Text_20_body"/>
      <text:p text:style-name="Text_20_body"><draw:frame draw:style-name="fr1" draw:name="Rahmen24" text:anchor-type="paragraph" svg:x="0.3409in" svg:y="-0.0043in" svg:width="6.0425in" draw:z-index="46"><draw:text-box fo:min-height="1.7516in"><text:p text:style-name="Figure"><draw:frame draw:style-name="fr4" draw:name="Objekt25" text:anchor-type="paragraph" svg:x="0in" svg:y="0.0008in" svg:width="6.0425in" svg:height="1.5425in" style:rel-height="scale" draw:z-index="47"><draw:object xlink:href="./Object 25" xlink:type="simple" xlink:show="embed" xlink:actuate="onLoad"/><draw:image xlink:href="./ObjectReplacements/Object 25" xlink:type="simple" xlink:show="embed" xlink:actuate="onLoad"/></draw:frame>Figure <text:sequence text:ref-name="refFigure23" text:name="Figure" text:formula="ooow:Figure+1" style:num-format="1">24</text:sequence>: Querying a state by one scene instance (exclusive quest)</text:p></draw:text-box></draw:frame></text:p>
      <text:list xml:id="list7826497810750453074" text:style-name="L29">
        <text:list-item>
          <text:p text:style-name="P51">In various cases of "Reload Required" (when the scene instance has "forgotten" (parts of) the shared state or the mapping between &lt;streamNames&gt; and stream IDs), this can be triggered by the scene author via the CNSI. It's FFS.</text:p>
        </text:list-item>
      </text:list>
      <text:h text:style-name="P18" text:outline-level="3">Server Side Calculations (UC 3.c.)</text:h>
      <text:p text:style-name="Text_20_body"/>
      <text:p text:style-name="Text_20_body"><draw:frame draw:style-name="fr2" draw:name="Rahmen21" text:anchor-type="paragraph" svg:y="0in" svg:width="6.011in" draw:z-index="40"><draw:text-box fo:min-height="1.9484in"><text:p text:style-name="Figure"><draw:frame draw:style-name="fr3" draw:name="Objekt21" text:anchor-type="paragraph" svg:width="6.0102in" svg:height="1.948in" style:rel-height="scale" draw:z-index="41"><draw:object xlink:href="./Object 21" xlink:type="simple" xlink:show="embed" xlink:actuate="onLoad"/><draw:image xlink:href="./ObjectReplacements/Object 21" xlink:type="simple" xlink:show="embed" xlink:actuate="onLoad"/></draw:frame>Figure <text:sequence text:ref-name="refFigure24" text:name="Figure" text:formula="ooow:Figure+1" style:num-format="1">25</text:sequence>: Server side calculations (UC 3.c.) [with triggering activity role]</text:p></draw:text-box></draw:frame></text:p>
      <text:list xml:id="list3722194539058706155" text:style-name="L30">
        <text:list-item>
          <text:p text:style-name="P52">After some scene internal trigger event (e.g. a user activity or a collision), a scene instance might decide to distribute one or more change requests to the Collaboration Server.</text:p>
        </text:list-item>
      </text:list>
      <text:p text:style-name="P7">The change requests are packed into an SCR PDU per &lt;streamName&gt;. If more than one change request is triggered within the same &lt;streamName&gt; during the same instance of time (or during a configurable duration of time), then more than one change request can be agglomerated into one SCR PDU.</text:p>
      <text:p text:style-name="P7">The order of the events shall be preserved within one &lt;streamName&gt;.</text:p>
      <text:list xml:id="list468467582784300298" text:style-name="L31">
        <text:list-item>
          <text:p text:style-name="P53">The Collaboration Server calculates/simulates and stores the new values of the states persistently and distributes SUN PDUs to all Scene Instances, where the &lt;streamName&gt; in question has been initialized (see chapter <text:bookmark-ref text:reference-format="number" text:ref-name="__RefHeading__1468_912876525"> 3.4.2 </text:bookmark-ref>)</text:p>
        </text:list-item>
      </text:list>
      <text:p text:style-name="P7">When displaying the state update to the user, the NSNs will fire their &lt;fieldname&gt;_changed fields.</text:p>
      <text:h text:style-name="P18" text:outline-level="3">Client Side Calculations (UC 3.d.)</text:h>
      <text:list xml:id="list43363958" text:continue-list="list1332470285799967816" text:style-name="L22">
        <text:list-header>
          <text:p text:style-name="P44"><draw:frame draw:style-name="fr1" draw:name="Rahmen22" text:anchor-type="paragraph" svg:x="0.3409in" svg:y="0.0028in" svg:width="6.0736in" draw:z-index="42"><draw:text-box fo:min-height="3.1673in"><text:p text:style-name="Figure"><draw:frame draw:style-name="fr3" draw:name="Objekt22" text:anchor-type="paragraph" svg:width="6.0717in" svg:height="3.1654in" style:rel-height="scale" draw:z-index="43"><draw:object xlink:href="./Object 22" xlink:type="simple" xlink:show="embed" xlink:actuate="onLoad"/><draw:image xlink:href="./ObjectReplacements/Object 22" xlink:type="simple" xlink:show="embed" xlink:actuate="onLoad"/></draw:frame>Figure <text:sequence text:ref-name="refFigure25" text:name="Figure" text:formula="ooow:Figure+1" style:num-format="1">26</text:sequence>: Client side calculation (UC 3.d.) [with controller role]</text:p></draw:text-box></draw:frame></text:p>
        </text:list-header>
        <text:list-item>
          <text:p text:style-name="P44">After some scene internal trigger event (e.g. a user activity or a collision), a scene instance might decide to send one ore more network events to the controller instance for the simulation.</text:p>
        </text:list-item>
      </text:list>
      <text:p text:style-name="P7">The events are triggered by the revt_&lt;fieldname&gt; fields of the NSNs and they are routed by the usage of a REV PDU to the collaboration server. If more than one event is triggered within the same &lt;streamName&gt; during the same instance of time (or during a configurable duration of time), then more than one event can be agglomerated into one REV PDU.</text:p>
      <text:p text:style-name="P7">The order of the events shall be preserved within one &lt;streamName&gt;.</text:p>
      <text:list xml:id="list9007854372049416518" text:style-name="L32">
        <text:list-item>
          <text:p text:style-name="P54">If the Controller Role is known and reachable<text:note text:id="ftn4" text:note-class="footnote"><text:note-citation>4</text:note-citation><text:note-body><text:p text:style-name="Footnote">During Failover, Switchover or Switchback of a Controller Role, there might exist small time gaps, where the events in the REV PDU do not reach their destination and just get lost silently. This must be handled by the application.<text:line-break/>However, it fits to general behaviour of X3D, that <text:span text:style-name="T1">Events can get lost from time to time</text:span></text:p></text:note-body></text:note> to the Collaboration Server, then the events are routed to that Scene Instance with the Controller Role.</text:p>
        </text:list-item>
      </text:list>
      <text:p text:style-name="P7">The order of the events shall be preserved within one &lt;streamName&gt;. The output is done via the &lt;fieldname&gt;_revt fields of the NSNs.</text:p>
      <text:list xml:id="list7761048590470892302" text:style-name="L33">
        <text:list-item>
          <text:p text:style-name="P55">and 4. the simulation software at the Controller Role may now calculate new state values and distribute them according to steps 1. and 2. in chapter <text:bookmark-ref text:reference-format="number" text:ref-name="__RefHeading__1165_912876525"> 3.4.4 </text:bookmark-ref>.</text:p>
        </text:list-item>
      </text:list>
      <text:h text:style-name="P18" text:outline-level="3"><text:bookmark-start text:name="__RefHeading__1472_912876525"/>Taking the Controller Role<text:bookmark-end text:name="__RefHeading__1472_912876525"/></text:h>
      <text:p text:style-name="Text_20_body"><draw:frame draw:style-name="fr1" draw:name="Rahmen25" text:anchor-type="paragraph" svg:x="0.3409in" svg:y="-0.002in" svg:width="5.9071in" draw:z-index="48"><draw:text-box fo:min-height="3.8283in"><text:p text:style-name="Figure"><draw:frame draw:style-name="fr4" draw:name="Objekt23" text:anchor-type="paragraph" svg:x="0in" svg:y="0.0043in" svg:width="5.9063in" svg:height="3.698in" style:rel-height="scale" draw:z-index="49"><draw:object xlink:href="./Object 23" xlink:type="simple" xlink:show="embed" xlink:actuate="onLoad"/><draw:image xlink:href="./ObjectReplacements/Object 23" xlink:type="simple" xlink:show="embed" xlink:actuate="onLoad"/></draw:frame>Figure <text:sequence text:ref-name="refFigure26" text:name="Figure" text:formula="ooow:Figure+1" style:num-format="1">27</text:sequence>: Taking the Controller Role (Obco) [with old controller role]</text:p></draw:text-box></draw:frame></text:p>
      <text:p text:style-name="Text_20_body">The following steps 1. to 4. may be performed together with steps 1. to 4. of <text:sequence-ref text:reference-format="category-and-value" text:ref-name="refFigure25">Figure 26</text:sequence-ref>, if some simulation work has to be done currently, or they may be performed as a standalone activity, if just the Controller Role has to be switched.</text:p>
      <text:list xml:id="list6304698408734491128" text:style-name="L34">
        <text:list-item>
          <text:p text:style-name="P56">Some Scene Instance decides to take the Controller Role for one &lt;streamName&gt;. It sends a "requestObCo = me" event in a REV PDU to the Collaboration Server, where "me" is the own sessionId</text:p>
        </text:list-item>
        <text:list-item>
          <text:p text:style-name="P56">The Collaboration Server may filter and ignore this request, discarding the REV PDU unless other requests have to be routed.</text:p>
        </text:list-item>
      </text:list>
      <text:p text:style-name="P7">If the Controller Role is known and reachable<text:note text:id="ftn5" text:note-class="footnote"><text:note-citation>5</text:note-citation><text:note-body><text:p text:style-name="Footnote">During Failover, Switchover or Switchback of a Controller Role, there might exist small time gaps, where the events in the REV PDU do not reach their destination and just get lost silently. This must be handled by the application.<text:line-break/>However, it fits to general behaviour of X3D, that <text:span text:style-name="T1">Events can get lost from time to time</text:span></text:p></text:note-body></text:note> to the Collaboration Server, then the events are routed to that Scene Instance with the Controller Role.</text:p>
      <text:list xml:id="list8742692126315204736" text:style-name="L35">
        <text:list-item>
          <text:p text:style-name="P57">and 4. If the Scene Instance with the old Controller Role agrees and distributes the new value of the "obco" state via SURE and SUN and stops the Controller Role (i.e. simulation), otherwise it distributes the old value of the "obco" state again via SURE and SUN.</text:p>
        </text:list-item>
      </text:list>
      <text:p text:style-name="Text_20_body">After getting the controller role, the new OBCO (Re-)Sets the complete state to be sure all participants are up to date. See <text:sequence-ref text:reference-format="category-and-value" text:ref-name="refFigure19">Figure 20</text:sequence-ref> in chapter <text:bookmark-ref text:reference-format="number" text:ref-name="__RefHeading__1165_912876525"> 3.4.4 </text:bookmark-ref>.</text:p>
      <text:h text:style-name="P15" text:outline-level="2"><text:bookmark-start text:name="__RefHeading__2060_36006688"/>BCP Scenarios, Distributed Mode<text:bookmark-end text:name="__RefHeading__2060_36006688"/></text:h>
      <text:p text:style-name="Text_20_body">In Distributed Mode (DM), we must distinguish between PDUs sent to the unicast IP address of a peer – ur(PDU) - and PDUs sent to the multicast address of the collaborating session - mu(PDU).</text:p>
      <text:p text:style-name="Text_20_body">The distribution to multicast addresses is inherently unreliable, hence the application layer protocol (ALP) has to care for retransmission of PDUs, until a response is received or until a timeout occurs.</text:p>
      <text:p text:style-name="Text_20_body">In Centralized Mode (CM) the "obco" state holds a "sessionId", which identifies a scene instance unambigously. In Distributed Mode (DM) the "obco" state holds the unicast IP address of the scene instance of the Controller Role.</text:p>
      <text:h text:style-name="Heading_20_3" text:outline-level="3">Initialization of a Model (of all NSNs of a Model)</text:h>
      <text:p text:style-name="Text_20_body"><draw:frame draw:style-name="fr2" draw:name="Rahmen28" text:anchor-type="paragraph" svg:y="0.0929in" svg:width="5.2193in" draw:z-index="54"><draw:text-box fo:min-height="5.9173in"><text:p text:style-name="Figure"><draw:frame draw:style-name="fr3" draw:name="Objekt28" text:anchor-type="paragraph" svg:width="5.2193in" svg:height="5.9173in" style:rel-height="scale" draw:z-index="55"><draw:object xlink:href="./Object 28" xlink:type="simple" xlink:show="embed" xlink:actuate="onLoad"/><draw:image xlink:href="./ObjectReplacements/Object 28" xlink:type="simple" xlink:show="embed" xlink:actuate="onLoad"/></draw:frame>Figure <text:sequence text:ref-name="refFigure27" text:name="Figure" text:formula="ooow:Figure+1" style:num-format="1">28</text:sequence>: Initialization of the first instance of an NSN</text:p></draw:text-box></draw:frame></text:p>
      <text:p text:style-name="Text_20_body"/>
      <text:list xml:id="list43362276" text:continue-list="list43356805" text:style-name="L21">
        <text:list-item text:start-value="1">
          <text:p text:style-name="P43"><text:soft-page-break/>The NSNs of one &lt;streamName&gt; are initialized (e.g. after a dynamic model has been loaded). Hence they send one or more STS PDUs to the IP multicast address of the session – mu(PDU()) – in order to subscribe for the &lt;streamName&gt;.</text:p>
        </text:list-item>
      </text:list>
      <text:p text:style-name="P7">Only the controller listens to STS PDUs of the &lt;streamName&gt;. In the case of the first instance of the NSN, a controller does not yet exist and the STS gets lost.</text:p>
      <text:p text:style-name="P7">If all NSNs of the model are initialized at the same instance of time, then the declarations of the states may be merged into one template and one STS PDU, but it is also possible to send one STS PDU per &lt;networkSensorId&gt;.</text:p>
      <text:p text:style-name="P7">In distributed mode, the STS PDU(s) is(are) retransmitted three times, until 3 x RTT will have elapsed (RTT = round trip time = 2 x transmit from source to destination).</text:p>
      <text:p text:style-name="P7">Now the instance of the NSN waits another random amount of time and then – after checking if somebody else has taken the controller role – it accepts that it is the first instance (controller did not answer) and pro-actively takes a "provisional" controller role (an internal flag "iAmObCo" is set tu TRUE), but the "obco" state is not yet distributed.</text:p>
      <text:p text:style-name="P7">Now the instance feels responsible for the STS. The handling of the STS at the (provisional) controller in Distributed Mode is similar to the handling at the Collaboration Server in Centralized Mode. The global TOS is created and sent back to the sender of the STS.</text:p>
      <text:list xml:id="list43371210" text:continue-numbering="true" text:style-name="L21">
        <text:list-item>
          <text:p text:style-name="P43">The Controller may decide to send one SUN PDU for each received STS PDU, or it may agglomerate the information about one &lt;streamName&gt; into only one SUN PDU.</text:p>
        </text:list-item>
      </text:list>
      <text:p text:style-name="P7">The SUN PDU(s) are sent over the allocated stream ID via unicast channel to the sender of the STS and the NSNs there store the mapping between &lt;streamName&gt; and stream ID.</text:p>
      <text:p text:style-name="P7">All &lt;fieldname&gt;_changed fields that represent a value not equal NULL, fire in arbitrary order</text:p>
      <text:p text:style-name="P7">Afterwards (after the &lt;fieldname&gt;_changed fields have fired) the "initialized" field fires TRUE and if we have the controller role, then the "controllerRole" field fires TRUE, too.</text:p>
      <text:p text:style-name="Text_20_body">Note: the initialization of the NSN might be followed by a (Re-)Set of the state, if the scene instance has got a valid "initialization decision".</text:p>
      <text:h text:style-name="P18" text:outline-level="3">Client Side Calculations</text:h>
      <text:p text:style-name="Text_20_body"/>
      <text:p text:style-name="Text_20_body"><draw:frame draw:style-name="fr5" draw:name="Objekt29" text:anchor-type="paragraph" svg:x="0.3409in" svg:y="0.0043in" svg:width="6.0634in" svg:height="1.9902in" draw:z-index="56"><draw:object xlink:href="./Object 29" xlink:type="simple" xlink:show="embed" xlink:actuate="onLoad"/><draw:image xlink:href="./ObjectReplacements/Object 29" xlink:type="simple" xlink:show="embed" xlink:actuate="onLoad"/></draw:frame></text:p>
      <text:list xml:id="list43356310" text:continue-list="list43363958" text:style-name="L22">
        <text:list-item text:start-value="1">
          <text:p text:style-name="P44">After some scene internal trigger event (e.g. a user activity or a collision), a scene instance might decide to send one ore more network events to the controller instance for the simulation.</text:p>
        </text:list-item>
      </text:list>
      <text:p text:style-name="P7">The events are triggered by the revt_&lt;fieldname&gt; fields of the NSNs and they are routed by the usage of a REV PDU to the Scene Instance with the Controller Role. If more than one event is triggered within the same &lt;streamName&gt; during the same instance of time (or during a configurable duration of time), then more than one event of the same &lt;streamName&gt; may be agglomerated into one REV PDU.</text:p>
      <text:p text:style-name="P7">The order of the events shall be preserved within one &lt;streamName&gt;. The output is done via the &lt;fieldname&gt;_revt fields of the NSNs at the Controller Instance.</text:p>
      <text:list xml:id="list7355578521863699546" text:style-name="L36">
        <text:list-item>
          <text:p text:style-name="P58">The simulation software at the Controller Role may now calculate new state values. The new values of the states are stored and distributed by SUN PDUs to all Scene Instances. When displaying the state update to the user, the NSNs will fire their &lt;fieldname&gt;_changed fields.</text:p>
        </text:list-item>
      </text:list>
      <text:h text:style-name="Heading_20_3" text:outline-level="3">State Refresh</text:h>
      <text:p text:style-name="Text_20_body"><draw:frame draw:style-name="fr1" draw:name="Rahmen29" text:anchor-type="paragraph" svg:x="0.372in" svg:y="0.0673in" svg:width="6.0634in" draw:z-index="57"><draw:text-box fo:min-height="1.9591in"><text:p text:style-name="Figure"><draw:frame draw:style-name="fr3" draw:name="Objekt31" text:anchor-type="paragraph" svg:width="6.0634in" svg:height="1.9591in" style:rel-height="scale" draw:z-index="58"><draw:object xlink:href="./Object 31" xlink:type="simple" xlink:show="embed" xlink:actuate="onLoad"/><draw:image xlink:href="./ObjectReplacements/Object 31" xlink:type="simple" xlink:show="embed" xlink:actuate="onLoad"/></draw:frame>Figure <text:sequence text:ref-name="refFigure28" text:name="Figure" text:formula="ooow:Figure+1" style:num-format="1">29</text:sequence>: State Refresh, latest "RefreshMax" seconds after latest SUN PDU</text:p></draw:text-box></draw:frame></text:p>
      <text:p text:style-name="Text_20_body">SUN is transmitted unreliable. Hence an NSN can be configured to send state refresh updates.</text:p>
      <text:h text:style-name="P18" text:outline-level="3">Taking the Controller Role / Controller Role Stops</text:h>
      <text:p text:style-name="Text_20_body"/>
      <text:p text:style-name="Text_20_body"><draw:frame draw:style-name="fr1" draw:name="Rahmen30" text:anchor-type="paragraph" svg:x="0.3409in" svg:y="0.0043in" svg:width="6.0835in" draw:z-index="59"><draw:text-box fo:min-height="5.8957in"><text:p text:style-name="Figure"><draw:frame draw:style-name="fr3" draw:name="Objekt30" text:anchor-type="paragraph" svg:width="6.0835in" svg:height="5.8957in" style:rel-height="scale" draw:z-index="60"><draw:object xlink:href="./Object 30" xlink:type="simple" xlink:show="embed" xlink:actuate="onLoad"/><draw:image xlink:href="./ObjectReplacements/Object 30" xlink:type="simple" xlink:show="embed" xlink:actuate="onLoad"/></draw:frame>Figure <text:sequence text:ref-name="refFigure29" text:name="Figure" text:formula="ooow:Figure+1" style:num-format="1">30</text:sequence>: Left Scene Instance takes controller role (1. + 2.), stops and looses role (3. - 5.)</text:p></draw:text-box></draw:frame></text:p>
      <text:h text:style-name="P15" text:outline-level="2">ALP – Operational Principles in Case of ALP over RTP</text:h>
      <text:h text:style-name="Heading_20_3" text:outline-level="3">AAA</text:h>
      <text:p text:style-name="Text_20_body">The user is authenticated by an external session control protocol (e.g SIP or XMPP, ......).</text:p>
      <text:p text:style-name="Text_20_body">During the registration with that protocol, the scene instance receives a username and an authorization token for the ALP.</text:p>
      <text:p text:style-name="Text_20_body">Additionally, it might receive authorization tokens or URLs for one or more avatars.</text:p>
      <text:p text:style-name="Text_20_body">Accounting by session duration is done by the external session control protocol.</text:p>
      <text:p text:style-name="Text_20_body">Some kind of micro-authorization and accounting, to be allowed to use this or that model within this or that scene, is FFS (besides the authorization for this or that avatar, which might be necessary for the recognition of the virtual identity).</text:p>
      <text:h text:style-name="Heading_20_4" text:outline-level="4">Login to the CP via ALP</text:h>
      <text:p text:style-name="Text_20_body">Registration and Session Setup with the external protocol may happen, before any X3D content has been loaded, thus enabling an "early start" of the voice chat, chat, etc.</text:p>
      <text:p text:style-name="Text_20_body">After the client has received the ALP authorization token from the external session control, then it must load the X3D scene – at least the central parts of the scene must be loaded that are necessary for performing the login with the CP.</text:p>
      <text:p text:style-name="Text_20_body">The URL of the scene might have been received via the external protcol, too, or it was already locally installed together with other local resources or it may have been received via any other channel.</text:p>
      <text:p text:style-name="Text_20_body">Hence the SCTP association between scene instance and CP is now authorized for use and must be maintained periodically.</text:p>
      <text:p text:style-name="Text_20_body">The CP enforces the operator's policy, whether used avatars have to be authorized or not. Authorization tokens for avatars may be managed by the CP or they may be managed by the external session control (e.g. at the HSS).</text:p>
      <text:h text:style-name="Heading_20_3" text:outline-level="3">Loading of Dynamic Models</text:h>
      <text:p text:style-name="Text_20_body">The mechanisms of how to distribute the URLs for loading of dynamic models at runtime, are FFS.</text:p>
      <text:p text:style-name="Text_20_body">If a dynamic model is added to the scene, then new SCTP streams and SSRC IDs have to be allocated for the model. These mechanisms are FFS.</text:p>
      <text:p text:style-name="Text_20_body">Furthermore the model and all its network sensors have to be initialized.</text:p>
      <text:p text:style-name="Text_20_body">If a dynamic model is removed from the multiuser session, then the state of the model must be purged from the CP.</text:p>
      <text:h text:style-name="P18" text:outline-level="3">SCTP Associations</text:h>
      <text:p text:style-name="Text_20_body">The network connection between scene instance and collaboration server is realized as SCTP association, where the scene instance takes the role of the SCTP client and the collaboration server takes the role of SCTP server.</text:p>
      <text:p text:style-name="Text_20_body">Multihomeing may be used, in particular at the server side.</text:p>
      <text:p text:style-name="Text_20_body">SCTP may be transported over UDP, in order to support NAT, ICE and so on. This is FFS.</text:p>
      <text:p text:style-name="Text_20_body">The transport of real-time media over IP multicast among the scene instances may need something like an "overall multicast SCTP association", too, this is currently FFS.</text:p>
      <text:h text:style-name="Heading_20_3" text:outline-level="3">SCTP Streams</text:h>
      <text:p text:style-name="Text_20_body">Each Network Sensor streamName, i.e. each model and each "internal entity" (e.g. UserData), will need:</text:p>
      <text:list xml:id="list7874791557145387748" text:style-name="L37">
        <text:list-item>
          <text:p text:style-name="P59">an SCTP stream at each SCTP association between scene instance and collaboration server</text:p>
        </text:list-item>
        <text:list-item>
          <text:p text:style-name="P59">in case of real-time transport: an SCTP stream at the "Overall SCTP Association for Multicast Transport"</text:p>
        </text:list-item>
      </text:list>
      <text:p text:style-name="Text_20_body">Stream IDs are defined by RFC 4960 as being 16 bit numbers. Hence the overall number of Models and "internal entities" in a multiuser session is restricted to 64k.</text:p>
      <text:h text:style-name="Heading_20_3" text:outline-level="3">SSRC IDs</text:h>
      <text:p text:style-name="Text_20_body">SSRC IDs are defined by RFC 3550 as being 32 bit numbers. Hence the 64k models can be multiplied by a sufficient number of scene instances / users in one and the same multiuser session, before reaching the limits.</text:p>
      <text:h text:style-name="Heading_20_3" text:outline-level="3">Encapsulation</text:h>
      <text:p text:style-name="P1"><text:span text:style-name="T1">If transported over IP unicast (client &lt;----&gt; server)</text:span>, then each ALP PDU is encapsulated into one RTCP APP packet (see RFC 3550, chapter 6.7).</text:p>
      <text:p text:style-name="P1">One or more RTCP APP packets (if they belong to the same stream) may be encapsulated into one SCTP DATA chunk (see RFC 4960, chapter 3.3.1), all for the same stream.</text:p>
      <text:p text:style-name="P1">SCTP DATA chunks for different streams may be added to one SCTP packet (see RFC 4960, chapter 3). Stacking of SCTP chunks shall consider the IP path MTU, in order to avoid IP fragmentation.</text:p>
      <text:p text:style-name="P1"><text:span text:style-name="T1">If transported over IP multicast (server-less mode)</text:span>, then any ALP PDU can be encapsulated as described above within RTCP (non-realtime media control, states and events).</text:p>
      <text:p text:style-name="P1">Additionally, real-time media may be transported in SUN PDUs and encapsulated into RTP packets, one timestamp and one SSRC per RTP packet (see RFC 3550, chapter 5.1).</text:p>
      <text:p text:style-name="P1">Each RTP packet is encapsulated into one SCTP DATA chunk (see RFC 4960, chapter 3.3.1)</text:p>
      <text:p text:style-name="P1">SCTP DATA chunks for different streams may be added to one SCTP packet (see RFC 4960, chapter 3). Stacking of SCTP chunks shall consider the IP path MTU, in order to avoid IP fragmentation.</text:p>
      <text:h text:style-name="Heading_20_2" text:outline-level="2"><text:soft-page-break/>How to Solve Inconsistencies in NSN Field Names</text:h>
      <text:p text:style-name="Text_20_body">The names of the arbitrarily defined fields in the NSNs need not be identical among all scene instances. E.g. during an activity of upgrading a game on severel clients, the versions of the game might be different on several scene instances and hence the field names could be inconsistent.</text:p>
      <text:p text:style-name="Text_20_body">Nevertheless, different versions of a game should be able to interoperate, of course.</text:p>
      <text:p text:style-name="P3">Rules of Thumb</text:p>
      <text:list xml:id="list8122291050533526041" text:style-name="L38">
        <text:list-item>
          <text:p text:style-name="P60">Network Events</text:p>
          <text:list>
            <text:list-item>
              <text:p text:style-name="P60">The Collaboration Server does not store information about any event. Events in a BEV or REV PDU are just passed through or routed, respectively. They are identified by &lt;streamName&gt; + &lt;sensorId&gt; + &lt;fieldname&gt;<text:note text:id="ftn6" text:note-class="footnote"><text:note-citation>6</text:note-citation><text:note-body><text:p text:style-name="Footnote">Note: if an event is identfied by the fields "evt_touched", "touched_evt", "revt_touched" or "touched_revt" then the &lt;fieldname&gt; is "touched". The &lt;fieldnames&gt; "requestObCo" and "obco" are reserved for events and states, resp.</text:p></text:note-body></text:note>. Their &lt;fieldvalue&gt; and &lt;fieldtype&gt; is transmitted, too.</text:p>
            </text:list-item>
            <text:list-item>
              <text:p text:style-name="P60">If a scene instance receives a network event for a field &lt;streamName&gt; + &lt;sensorId&gt; + &lt;fieldname&gt; that is not defined in the scene instance, then the received network event shall be silently discarded. A log may be written</text:p>
            </text:list-item>
            <text:list-item>
              <text:p text:style-name="P60">"changeRequests" in an SCR PDU are handled like "newState" in SURE with the only difference, they are identified by &lt;streamName&gt; + &lt;sensorId&gt; + &lt;fieldName&gt; + &lt;operation&gt;. The &lt;fieldvalue&gt; and &lt;fieldtype&gt; describe the operation.</text:p>
            </text:list-item>
          </text:list>
        </text:list-item>
        <text:list-item>
          <text:p text:style-name="P60">Network States (Shared States)</text:p>
          <text:list>
            <text:list-item>
              <text:p text:style-name="P60">The Collaboration Server stores a template of states (TOS) for each known combination of &lt;streamName&gt; + &lt;sensorId&gt; within the scope of each multiuser session.</text:p>
            </text:list-item>
            <text:list-item>
              <text:p text:style-name="P60">The STS PDU transmits a local TOS for each NSN of a stream (identified by &lt;streamName&gt; + &lt;sensorId&gt;).</text:p>
            </text:list-item>
            <text:list-item>
              <text:p text:style-name="P60">This local TOS is created by the NSN by combinig the &lt;fieldname&gt; and the &lt;fieldtype&gt; of each "&lt;fieldname&gt;_changed" field of the NSN into a row of a local TOS table, which is sent with the STS PDU</text:p>
            </text:list-item>
            <text:list-item>
              <text:p text:style-name="P60">When receiving the template from the STS PDU, the Collaboration Server adds and/or replaces rows in its persistently stored "global" TOSs for the &lt;streamName&gt; in question.<text:line-break/>The STS can never trigger deletion of rows from the global TOSs.</text:p>
            </text:list-item>
            <text:list-item>
              <text:p text:style-name="P60">When creating a new row in a TOS (upon STS), then the value of the state is initialized with &lt;null&gt; at the Collaboration Server.</text:p>
            </text:list-item>
            <text:list-item>
              <text:p text:style-name="P60">When purging a stream with the SPQR (p-flag=true), then all rows of all templates for that stream (i.e. for all &lt;sensorIds&gt; of that &lt;streamName&gt;) are deleted</text:p>
            </text:list-item>
            <text:list-item>
              <text:p text:style-name="P60">The "currentState" – which is always transmitted in a SUN PDU – may have been triggered by an STS or by an SPQR. It always contains ALL rows according to the global TOSs at the Collaboration Server, in particular some of the states might have the value &lt;null&gt;. After a purge the number of rows will be zero.</text:p>
            </text:list-item>
            <text:list-item>
              <text:p text:style-name="P60">The "newState" never transmits states of value &lt;null&gt;. It contains a subset of all states related to all rows of the local or global TOSs. It is transmitted in SURE or SUN PDUs.</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OpenSymbol" svg:font-family="OpenSymbol"/>
    <style:font-face style:name="Tahoma1" svg:font-family="Tahoma"/>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llustration" style:family="paragraph" style:parent-style-name="Caption" style:class="extra"/>
    <style:style style:name="Figure" style:family="paragraph" style:parent-style-name="Caption"/>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2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OLE"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Header">S&amp;P-ARK<text:tab/>BCP – ALP over RTP<text:tab/>Version 0.41 / 2021-01-16</text:p>
      </style:header>
      <style:footer>
        <text:p text:style-name="Footer"><text:tab/>Page <text:page-number text:select-page="current">1</text:page-number> of <text:page-count>40</text:page-count><text:tab/>C. Valenti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2DT15H11M54S</meta:editing-duration>
    <meta:editing-cycles>208</meta:editing-cycles>
    <meta:generator>OpenOffice/4.1.5$Win32 OpenOffice.org_project/415m1$Build-9789</meta:generator>
    <dc:date>2021-01-19T23:13:59.73</dc:date>
    <dc:creator>x </dc:creator>
    <meta:document-statistic meta:table-count="0" meta:image-count="0" meta:object-count="31" meta:page-count="40" meta:paragraph-count="506" meta:word-count="9378" meta:character-count="56155"/>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textarea-horizontal-align="left" draw:textarea-vertical-align="top"/>
    </style:style>
    <style:style style:name="gr2" style:family="graphic" style:parent-style-name="standard">
      <style:graphic-properties draw:fill-color="#ffffff" draw:textarea-horizontal-align="left" draw:textarea-vertical-align="bottom"/>
    </style:style>
    <style:style style:name="gr3" style:family="graphic" style:parent-style-name="standard">
      <style:graphic-properties draw:stroke="dash" draw:stroke-dash="Fine_20_Dashed_20__28_var_29_" draw:fill-color="#33cc66" draw:textarea-horizontal-align="left" draw:textarea-vertical-align="top"/>
    </style:style>
    <style:style style:name="gr4" style:family="graphic" style:parent-style-name="standard">
      <style:graphic-properties draw:fill-color="#ffffff" draw:textarea-horizontal-align="center" draw:textarea-vertical-align="middle"/>
    </style:style>
    <style:style style:name="gr5" style:family="graphic" style:parent-style-name="standard">
      <style:graphic-properties draw:fill-color="#33cc66" draw:textarea-horizontal-align="center" draw:textarea-vertical-align="middle"/>
    </style:style>
    <style:style style:name="gr6" style:family="graphic" style:parent-style-name="standard">
      <style:graphic-properties svg:stroke-width="0.102cm" draw:marker-start-width="0.509cm" draw:marker-end-width="0.509cm" draw:textarea-horizontal-align="center" draw:textarea-vertical-align="middle" fo:padding-top="0.176cm" fo:padding-bottom="0.176cm" fo:padding-left="0.301cm" fo:padding-right="0.301cm"/>
    </style:style>
    <style:style style:name="gr7" style:family="graphic" style:parent-style-name="standard">
      <style:graphic-properties draw:stroke="none" svg:stroke-color="#000000" draw:fill="solid" draw:fill-color="#e6e6ff" draw:fill-image-width="0cm" draw:fill-image-height="0cm" draw:textarea-horizontal-align="left" draw:auto-grow-height="true" draw:auto-grow-width="true" fo:min-height="0.39cm" fo:min-width="0.819cm"/>
    </style:style>
    <style:style style:name="gr8" style:family="graphic" style:parent-style-name="standard">
      <style:graphic-properties draw:stroke="dash" draw:stroke-dash="Fine_20_Dashed_20__28_var_29_" svg:stroke-width="0.102cm" draw:marker-start-width="0.61cm" draw:marker-end="Arrow" draw:marker-end-width="0.305cm" draw:textarea-horizontal-align="center" draw:textarea-vertical-align="middle" fo:padding-top="0.176cm" fo:padding-bottom="0.176cm" fo:padding-left="0.301cm" fo:padding-right="0.301cm"/>
    </style:style>
    <style:style style:name="gr9" style:family="graphic" style:parent-style-name="standard">
      <style:graphic-properties svg:stroke-width="0.102cm" draw:marker-start="Arrow" draw:marker-start-width="0.305cm" draw:marker-end="" draw:marker-end-width="0.458cm" draw:textarea-horizontal-align="center" draw:textarea-vertical-align="middle" fo:padding-top="0.176cm" fo:padding-bottom="0.176cm" fo:padding-left="0.301cm" fo:padding-right="0.301cm"/>
    </style:style>
    <style:style style:name="gr10" style:family="graphic" style:parent-style-name="standard">
      <style:graphic-properties draw:stroke="none" svg:stroke-color="#000000" draw:fill="solid" draw:fill-color="#e6e6ff" draw:fill-image-width="0cm" draw:fill-image-height="0cm" draw:textarea-horizontal-align="left" draw:auto-grow-height="true" draw:auto-grow-width="true" fo:min-height="0.39cm" fo:min-width="0.684cm"/>
    </style:style>
    <style:style style:name="gr11" style:family="graphic" style:parent-style-name="standard">
      <style:graphic-properties draw:textarea-horizontal-align="center" draw:textarea-vertical-align="middle"/>
    </style:style>
    <style:style style:name="gr12" style:family="graphic" style:parent-style-name="objectwithoutfill">
      <style:graphic-properties svg:stroke-width="0.102cm" draw:marker-start="Arrow" draw:marker-start-width="0.356cm" draw:marker-end="Arrow" draw:marker-end-width="0.356cm" draw:fill="none" draw:textarea-horizontal-align="center" draw:textarea-vertical-align="middle" fo:padding-top="0.176cm" fo:padding-bottom="0.176cm" fo:padding-left="0.301cm" fo:padding-right="0.301cm"/>
    </style:style>
    <style:style style:name="gr13" style:family="graphic" style:parent-style-name="standard">
      <style:graphic-properties draw:stroke="none" svg:stroke-color="#000000" draw:fill="none" draw:fill-color="#ffffff" draw:textarea-horizontal-align="left" draw:auto-grow-height="true" draw:auto-grow-width="true" fo:min-height="1.425cm" fo:min-width="5.069cm"/>
    </style:style>
    <style:style style:name="gr14" style:family="graphic" style:parent-style-name="standard">
      <style:graphic-properties draw:stroke="none" svg:stroke-color="#000000" draw:fill="none" draw:fill-color="#ffffff" draw:textarea-horizontal-align="left" draw:auto-grow-height="true" draw:auto-grow-width="true" fo:min-height="1.425cm" fo:min-width="3.891cm"/>
    </style:style>
    <style:style style:name="gr15" style:family="graphic" style:parent-style-name="standard">
      <style:graphic-properties draw:stroke="none" svg:stroke-color="#000000" draw:fill="solid" draw:fill-color="#e6e6ff" draw:fill-image-width="0cm" draw:fill-image-height="0cm" draw:textarea-horizontal-align="left" draw:auto-grow-height="true" draw:auto-grow-width="true" fo:min-height="0.39cm" fo:min-width="0.84cm"/>
    </style:style>
    <style:style style:name="P1" style:family="paragraph">
      <style:paragraph-properties fo:text-align="center"/>
    </style:style>
    <style:style style:name="P2" style:family="paragraph">
      <style:paragraph-properties fo:text-align="center"/>
      <style:text-properties fo:font-size="10pt" style:font-size-asian="10pt" style:font-size-complex="10pt"/>
    </style:style>
    <style:style style:name="P3" style:family="paragraph">
      <style:text-properties fo:font-size="10pt" style:font-size-asian="10pt" style:font-size-complex="10pt"/>
    </style:style>
    <style:style style:name="T1" style:family="text">
      <style:text-properties fo:font-size="10pt" style:font-size-asian="10pt" style:font-size-complex="1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rect draw:style-name="gr1" draw:text-style-name="P1" draw:layer="layout" svg:width="13.5cm" svg:height="6.5cm" svg:x="0.733cm" svg:y="0cm">
          <text:p text:style-name="P1">Scene Instance</text:p>
        </draw:rect>
        <draw:rect draw:style-name="gr2" draw:text-style-name="P2" xml:id="id4" draw:id="id4" draw:layer="layout" svg:width="6cm" svg:height="1.819cm" svg:x="1.233cm" svg:y="4.181cm">
          <text:p text:style-name="P1"><text:span text:style-name="T1">BSCollaborate</text:span></text:p>
        </draw:rect>
        <draw:rect draw:style-name="gr3" draw:text-style-name="P2" draw:layer="layout" svg:width="6cm" svg:height="4cm" svg:x="7.733cm" svg:y="0.5cm">
          <text:p text:style-name="P1"><text:span text:style-name="T1">Model</text:span></text:p>
        </draw:rect>
        <draw:rect draw:style-name="gr4" draw:text-style-name="P2" xml:id="id1" draw:id="id1" draw:layer="layout" svg:width="3.5cm" svg:height="1cm" svg:x="9.733cm" svg:y="3cm">
          <text:p text:style-name="P1"><text:span text:style-name="T1">EventStreamSensor</text:span></text:p>
        </draw:rect>
        <draw:rect draw:style-name="gr1" draw:text-style-name="P2" xml:id="id5" draw:id="id5" draw:layer="layout" svg:width="6cm" svg:height="1.5cm" svg:x="1.208cm" svg:y="1cm">
          <text:p text:style-name="P1"><text:span text:style-name="T1">Scene Controller</text:span></text:p>
        </draw:rect>
        <draw:rect draw:style-name="gr5" draw:text-style-name="P2" xml:id="id6" draw:id="id6" draw:layer="layout" svg:width="3.5cm" svg:height="1cm" svg:x="9.733cm" svg:y="1.5cm">
          <text:p text:style-name="P1"><text:span text:style-name="T1">Rendered X3D Code</text:span></text:p>
        </draw:rect>
        <draw:rect draw:style-name="gr5" draw:text-style-name="P2" xml:id="id2" draw:id="id2" draw:layer="layout" svg:width="1cm" svg:height="1cm" svg:x="8.233cm" svg:y="1.5cm">
          <text:p text:style-name="P1"><text:span text:style-name="T1">Ctrl</text:span></text:p>
        </draw:rect>
        <draw:connector draw:style-name="gr6" draw:text-style-name="P1" draw:layer="layout" svg:x1="9.733cm" svg:y1="3.5cm" svg:x2="8.733cm" svg:y2="2.5cm" draw:start-shape="id1" draw:start-glue-point="3" draw:end-shape="id2" draw:end-glue-point="2" svg:d="M9733 3500h-1000v-1000">
          <text:p/>
        </draw:connector>
        <draw:frame draw:style-name="gr7" draw:text-style-name="P3" draw:layer="layout" svg:width="1.319cm" svg:height="0.64cm" svg:x="8.154cm" svg:y="2.659cm">
          <draw:text-box>
            <text:p><text:span text:style-name="T1">SNSI</text:span></text:p>
          </draw:text-box>
        </draw:frame>
        <draw:connector draw:style-name="gr8" draw:text-style-name="P1" draw:layer="layout" svg:x1="11.483cm" svg:y1="4cm" svg:x2="7.946cm" svg:y2="4.957cm" draw:start-shape="id1" draw:start-glue-point="2" draw:end-shape="id3" draw:end-glue-point="1" svg:d="M11483 4000v957h-3537">
          <text:p/>
        </draw:connector>
        <draw:connector draw:style-name="gr9" draw:text-style-name="P1" draw:layer="layout" svg:x1="4.233cm" svg:y1="4.181cm" svg:x2="4.208cm" svg:y2="2.5cm" draw:start-shape="id4" draw:start-glue-point="0" draw:end-shape="id5" draw:end-glue-point="2" svg:d="M4233 4181v-840h-25v-841">
          <text:p/>
        </draw:connector>
        <draw:frame draw:style-name="gr10" draw:text-style-name="P3" draw:layer="layout" svg:width="1.184cm" svg:height="0.64cm" svg:x="3.737cm" svg:y="2.712cm">
          <draw:text-box>
            <text:p><text:span text:style-name="T1">NSII</text:span></text:p>
          </draw:text-box>
        </draw:frame>
        <draw:connector draw:style-name="gr11" draw:text-style-name="P1" draw:layer="layout" svg:x1="9.233cm" svg:y1="2cm" svg:x2="9.733cm" svg:y2="2cm" draw:start-shape="id2" draw:start-glue-point="1" draw:end-shape="id6" draw:end-glue-point="3" svg:d="M9233 2000h500">
          <text:p/>
        </draw:connector>
        <draw:line draw:style-name="gr12" draw:text-style-name="P1" draw:layer="layout" svg:x1="4.297cm" svg:y1="5.977cm" svg:x2="4.286cm" svg:y2="7.356cm">
          <text:p/>
        </draw:line>
        <draw:frame draw:style-name="gr13" draw:layer="layout" svg:width="5.569cm" svg:height="1.675cm" svg:x="1.402cm" svg:y="7.072cm">
          <draw:text-box>
            <text:p>Operating System</text:p>
            <text:p text:style-name="P1">Network Interface</text:p>
          </draw:text-box>
        </draw:frame>
        <draw:rect draw:style-name="gr2" draw:text-style-name="P2" xml:id="id3" draw:id="id3" draw:layer="layout" svg:width="3.476cm" svg:height="0.656cm" svg:x="4.47cm" svg:y="4.629cm">
          <text:p text:style-name="P1"><text:span text:style-name="T1">NetConnection</text:span></text:p>
        </draw:rect>
        <draw:rect draw:style-name="gr2" draw:text-style-name="P2" draw:layer="layout" svg:width="2.09cm" svg:height="0.656cm" svg:x="2.117cm" svg:y="4.605cm">
          <text:p text:style-name="P1"><text:span text:style-name="T1">UserData</text:span></text:p>
        </draw:rect>
        <draw:frame draw:style-name="gr7" draw:text-style-name="P3" draw:layer="layout" svg:width="1.34cm" svg:height="0.64cm" svg:x="9.346cm" svg:y="4.643cm">
          <draw:text-box>
            <text:p><text:span text:style-name="T1">HNSI</text:span></text:p>
          </draw:text-box>
        </draw:frame>
        <draw:rect draw:style-name="gr2" draw:text-style-name="P2" draw:layer="layout" svg:width="2.09cm" svg:height="0.656cm" svg:x="1.917cm" svg:y="4.446cm">
          <text:p text:style-name="P1"><text:span text:style-name="T1">UserData</text:span></text:p>
        </draw:rect>
        <draw:rect draw:style-name="gr2" draw:text-style-name="P2" draw:layer="layout" svg:width="2.09cm" svg:height="0.656cm" svg:x="1.717cm" svg:y="4.261cm">
          <text:p text:style-name="P1"><text:span text:style-name="T1">UserData</text:span></text:p>
        </draw:rect>
        <draw:rect draw:style-name="gr2" draw:text-style-name="P2" draw:layer="layout" svg:width="2.09cm" svg:height="0.656cm" svg:x="1.517cm" svg:y="4.049cm">
          <text:p text:style-name="P1"><text:span text:style-name="T1">UserData</text:span></text:p>
        </draw:rect>
        <draw:rect draw:style-name="gr2" draw:text-style-name="P2" draw:layer="layout" svg:width="2.09cm" svg:height="0.656cm" svg:x="1.317cm" svg:y="3.89cm">
          <text:p text:style-name="P1"><text:span text:style-name="T1">UserData</text:span></text:p>
        </draw:rect>
        <draw:line draw:style-name="gr12" draw:text-style-name="P1" draw:layer="layout" svg:x1="9.842cm" svg:y1="8.044cm" svg:x2="6.853cm" svg:y2="8.019cm">
          <text:p/>
        </draw:line>
        <draw:frame draw:style-name="gr14" draw:layer="layout" svg:width="4.391cm" svg:height="1.675cm" svg:x="9.976cm" svg:y="6.887cm">
          <draw:text-box>
            <text:p>Collaboration</text:p>
            <text:p>Server</text:p>
          </draw:text-box>
        </draw:frame>
        <draw:connector draw:style-name="gr9" draw:text-style-name="P1" draw:layer="layout" draw:line-skew="-1.746cm" svg:x1="9.733cm" svg:y1="3.5cm" svg:x2="5.796cm" svg:y2="2.503cm" draw:start-shape="id1" draw:start-glue-point="3" svg:d="M9733 3500h-3965v-997h28">
          <text:p/>
        </draw:connector>
        <draw:frame draw:style-name="gr15" draw:text-style-name="P3" draw:layer="layout" svg:width="1.34cm" svg:height="0.64cm" svg:x="7.023cm" svg:y="3.228cm">
          <draw:text-box>
            <text:p><text:span text:style-name="T1">CNSI</text:span></text:p>
          </draw:text-box>
        </draw:fram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draw:stroke-dash draw:name="Fine_20_Dashed_20__28_var_29_" draw:display-name="Fine Dashed (var)" draw:style="rect" draw:dots1="1" draw:dots1-length="197%" draw:distance="197%"/>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ohne_20_Linie" style:display-name="Objekt ohne Füllung und ohne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stroke="dash" draw:stroke-dash="Fine_20_Dashed_20__28_var_29_" svg:stroke-color="#e6e6ff" draw:textarea-horizontal-align="justify" draw:textarea-vertical-align="bottom" draw:auto-grow-height="false" fo:min-height="0cm" fo:min-width="0cm"/>
    </style:style>
    <style:style style:name="gr2" style:family="graphic" style:parent-style-name="standard">
      <style:graphic-properties draw:stroke="none" svg:stroke-color="#000000" draw:fill="none" draw:fill-color="#ffffff" draw:textarea-horizontal-align="left" draw:auto-grow-height="true" draw:auto-grow-width="true" fo:min-height="0.779cm" fo:min-width="1.92cm"/>
    </style:style>
    <style:style style:name="gr3" style:family="graphic" style:parent-style-name="standard">
      <style:graphic-properties draw:stroke="solid" draw:stroke-dash="Dash_20_1" svg:stroke-color="#808080" draw:fill-color="#cfe7f5" draw:textarea-horizontal-align="justify" draw:textarea-vertical-align="bottom" draw:auto-grow-height="false" fo:min-height="0cm" fo:min-width="0cm"/>
    </style:style>
    <style:style style:name="gr4" style:family="graphic" style:parent-style-name="standard">
      <style:graphic-properties draw:stroke="solid" draw:stroke-dash="Dash_20_1" svg:stroke-color="#808080" draw:fill-color="#cfe7f5" draw:textarea-horizontal-align="justify" draw:textarea-vertical-align="middle" draw:auto-grow-height="false" fo:min-height="0cm" fo:min-width="0cm"/>
    </style:style>
    <style:style style:name="gr5" style:family="graphic" style:parent-style-name="standard">
      <style:graphic-properties draw:stroke="none" svg:stroke-color="#000000" draw:fill="none" draw:fill-color="#ffffff" draw:textarea-horizontal-align="left" draw:auto-grow-height="true" draw:auto-grow-width="true" fo:min-height="0.779cm" fo:min-width="2.737cm"/>
    </style:style>
    <style:style style:name="gr6" style:family="graphic" style:parent-style-name="objectwithoutfill">
      <style:graphic-properties draw:fill="none" draw:textarea-vertical-align="middle"/>
    </style:style>
    <style:style style:name="gr7" style:family="graphic" style:parent-style-name="standard">
      <style:graphic-properties draw:stroke="none" svg:stroke-color="#000000" draw:fill="none" draw:fill-color="#ffffff" draw:textarea-horizontal-align="left" draw:auto-grow-height="true" draw:auto-grow-width="true" fo:min-height="0.779cm" fo:min-width="2.462cm"/>
    </style:style>
    <style:style style:name="gr8" style:family="graphic" style:parent-style-name="standard">
      <style:graphic-properties draw:stroke="none" svg:stroke-color="#000000" draw:fill="none" draw:fill-color="#ffffff" draw:textarea-horizontal-align="left" draw:auto-grow-height="true" draw:auto-grow-width="true" fo:min-height="1.168cm" fo:min-width="2.847cm"/>
    </style:style>
    <style:style style:name="gr9" style:family="graphic" style:parent-style-name="standard">
      <style:graphic-properties draw:stroke="none" svg:stroke-color="#000000" draw:fill="none" draw:fill-color="#ffffff" draw:textarea-horizontal-align="left" draw:auto-grow-height="true" draw:auto-grow-width="true" fo:min-height="0.779cm" fo:min-width="2.208cm"/>
    </style:style>
    <style:style style:name="gr10" style:family="graphic" style:parent-style-name="standard">
      <style:graphic-properties draw:textarea-horizontal-align="justify" draw:textarea-vertical-align="middle" draw:auto-grow-height="false" fo:min-height="0cm" fo:min-width="0cm"/>
    </style:style>
    <style:style style:name="gr11" style:family="graphic" style:parent-style-name="standard">
      <style:graphic-properties draw:stroke="none" svg:stroke-color="#000000" draw:fill="none" draw:fill-color="#ffffff" draw:textarea-horizontal-align="left" draw:auto-grow-height="true" draw:auto-grow-width="true" fo:min-height="0.39cm" fo:min-width="1.776cm"/>
    </style:style>
    <style:style style:name="gr12" style:family="graphic" style:parent-style-name="standard">
      <style:graphic-properties draw:stroke="none" svg:stroke-color="#000000" draw:fill="none" draw:fill-color="#ffffff" draw:textarea-horizontal-align="left" draw:auto-grow-height="true" draw:auto-grow-width="true" fo:min-height="0.779cm" fo:min-width="1.615cm"/>
    </style:style>
    <style:style style:name="gr13" style:family="graphic" style:parent-style-name="objectwithoutfill">
      <style:graphic-properties draw:stroke="dash" draw:stroke-dash="Fine_20_Dashed_20__28_var_29_" svg:stroke-width="0.152cm" svg:stroke-color="#e6e6ff" draw:marker-start-width="0.66cm" draw:marker-end="" draw:marker-end-width="0.761cm" draw:fill="none" draw:textarea-vertical-align="middle" fo:padding-top="0.201cm" fo:padding-bottom="0.201cm" fo:padding-left="0.326cm" fo:padding-right="0.326cm"/>
    </style:style>
    <style:style style:name="gr14" style:family="graphic" style:parent-style-name="standard">
      <style:graphic-properties draw:stroke="none" svg:stroke-color="#000000" draw:fill="none" draw:fill-color="#ffffff" draw:textarea-horizontal-align="left" draw:auto-grow-height="true" draw:auto-grow-width="true" fo:min-height="0.713cm" fo:min-width="12.715cm"/>
    </style:style>
    <style:style style:name="gr15" style:family="graphic" style:parent-style-name="objectwithoutfill">
      <style:graphic-properties draw:stroke="dash" draw:stroke-dash="Fine_20_Dashed_20__28_var_29_" svg:stroke-width="0.152cm" draw:marker-start-width="0.66cm" draw:marker-end="Arrow" draw:marker-end-width="0.61cm" draw:fill="none" draw:textarea-vertical-align="middle" fo:padding-top="0.201cm" fo:padding-bottom="0.201cm" fo:padding-left="0.326cm" fo:padding-right="0.326cm"/>
    </style:style>
    <style:style style:name="gr16" style:family="graphic" style:parent-style-name="objectwithoutfill">
      <style:graphic-properties draw:stroke="dash" draw:stroke-dash="Fine_20_Dashed_20__28_var_29_" svg:stroke-width="0.152cm" draw:marker-start="Arrow" draw:marker-start-width="0.61cm" draw:marker-end="" draw:marker-end-width="0.761cm" draw:fill="none" draw:textarea-vertical-align="middle" fo:padding-top="0.201cm" fo:padding-bottom="0.201cm" fo:padding-left="0.326cm" fo:padding-right="0.326cm"/>
    </style:style>
    <style:style style:name="gr17" style:family="graphic" style:parent-style-name="objectwithoutfill">
      <style:graphic-properties draw:stroke="dash" draw:stroke-dash="Fine_20_Dashed_20__28_var_29_" svg:stroke-width="0.152cm" draw:marker-start-width="0.66cm" draw:marker-end="Dimension_20_Lines" draw:marker-end-width="0.61cm" draw:fill="none" draw:textarea-vertical-align="middle" fo:padding-top="0.201cm" fo:padding-bottom="0.201cm" fo:padding-left="0.326cm" fo:padding-right="0.326cm"/>
    </style:style>
    <style:style style:name="gr18" style:family="graphic" style:parent-style-name="standard">
      <style:graphic-properties draw:textarea-horizontal-align="justify" draw:textarea-vertical-align="middle" draw:auto-grow-height="false" fo:min-height="0cm" fo:min-width="0cm"/>
    </style:style>
    <style:style style:name="gr19" style:family="graphic" style:parent-style-name="objectwithoutfill">
      <style:graphic-properties draw:stroke="dash" draw:stroke-dash="Fine_20_Dashed_20__28_var_29_" svg:stroke-width="0.152cm" draw:marker-start-width="0.66cm" draw:marker-end="" draw:marker-end-width="0.61cm" draw:fill="none" draw:textarea-vertical-align="middle" fo:padding-top="0.201cm" fo:padding-bottom="0.201cm" fo:padding-left="0.326cm" fo:padding-right="0.326cm"/>
    </style:style>
    <style:style style:name="gr20" style:family="graphic" style:parent-style-name="standard">
      <style:graphic-properties draw:stroke="none" svg:stroke-color="#000000" draw:fill="none" draw:fill-color="#ffffff" draw:textarea-horizontal-align="left" draw:auto-grow-height="true" draw:auto-grow-width="true" fo:min-height="0.649cm" fo:min-width="4.108cm"/>
    </style:style>
    <style:style style:name="gr21" style:family="graphic" style:parent-style-name="standard">
      <style:graphic-properties draw:stroke="none" svg:stroke-color="#000000" draw:fill="none" draw:fill-color="#ffffff" draw:textarea-horizontal-align="left" draw:auto-grow-height="true" draw:auto-grow-width="true" fo:min-height="1.639cm" fo:min-width="6.293cm"/>
    </style:style>
    <style:style style:name="gr22" style:family="graphic" style:parent-style-name="standard">
      <style:graphic-properties draw:stroke="none" svg:stroke-color="#000000" draw:fill="none" draw:fill-color="#ffffff" draw:textarea-horizontal-align="left" draw:auto-grow-height="true" draw:auto-grow-width="true" fo:min-height="0.779cm" fo:min-width="2.771cm"/>
    </style:style>
    <style:style style:name="P1" style:family="paragraph">
      <style:paragraph-properties fo:text-align="center"/>
    </style:style>
    <style:style style:name="P2" style:family="paragraph">
      <style:paragraph-properties fo:text-align="center"/>
      <style:text-properties style:use-window-font-color="true" fo:font-size="10pt" style:font-size-asian="10pt" style:font-size-complex="10pt"/>
    </style:style>
    <style:style style:name="P3" style:family="paragraph">
      <style:paragraph-properties fo:text-align="center">
        <style:tab-stops/>
      </style:paragraph-properties>
    </style:style>
    <style:style style:name="P4" style:family="paragraph">
      <style:paragraph-properties fo:text-align="center">
        <style:tab-stops/>
      </style:paragraph-properties>
      <style:text-properties style:use-window-font-color="true" fo:font-size="10pt" style:font-size-asian="10pt" style:font-size-complex="10pt"/>
    </style:style>
    <style:style style:name="P5" style:family="paragraph">
      <style:text-properties fo:font-size="10pt" style:font-size-asian="10pt" style:font-size-complex="10pt"/>
    </style:style>
    <style:style style:name="P6" style:family="paragraph">
      <style:paragraph-properties fo:text-align="center">
        <style:tab-stops/>
      </style:paragraph-properties>
      <style:text-properties fo:color="#ff8080" fo:font-size="10pt" style:font-size-asian="10pt" style:font-size-complex="10pt"/>
    </style:style>
    <style:style style:name="P7" style:family="paragraph">
      <style:paragraph-properties fo:text-align="center"/>
      <style:text-properties fo:font-size="10pt" style:font-size-asian="10pt" style:font-size-complex="10pt"/>
    </style:style>
    <style:style style:name="P8" style:family="paragraph">
      <style:paragraph-properties fo:text-align="center"/>
      <style:text-properties fo:font-size="26pt" style:font-size-asian="26pt" style:font-size-complex="26pt"/>
    </style:style>
    <style:style style:name="T1" style:family="text">
      <style:text-properties style:use-window-font-color="true" fo:font-size="10pt" style:font-size-asian="10pt" style:font-size-complex="10pt"/>
    </style:style>
    <style:style style:name="T2" style:family="text">
      <style:text-properties style:use-window-font-color="true" fo:font-family="Arial" style:font-family-generic="roman" style:font-pitch="variable" fo:font-size="10pt" style:letter-kerning="true" style:font-family-asian="'Microsoft YaHei'" style:font-family-generic-asian="system" style:font-pitch-asian="variable" style:font-size-asian="10pt" style:font-family-complex="'Lucida Sans'" style:font-family-generic-complex="system" style:font-pitch-complex="variable" style:font-size-complex="10pt"/>
    </style:style>
    <style:style style:name="T3" style:family="text">
      <style:text-properties fo:font-size="10pt" style:font-size-asian="10pt" style:font-size-complex="10pt"/>
    </style:style>
    <style:style style:name="T4" style:family="text">
      <style:text-properties fo:font-size="26pt" fo:font-weight="bold" style:font-size-asian="26pt" style:font-weight-asian="bold" style:font-size-complex="26pt" style:font-weight-complex="bold"/>
    </style:style>
    <style:style style:name="T5" style:family="text">
      <style:text-properties fo:font-size="15pt" style:font-size-asian="15pt" style:font-size-complex="15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1" draw:layer="layout" svg:width="1.905cm" svg:height="1.852cm" svg:x="0.771cm" svg:y="1.06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frame draw:style-name="gr2" draw:text-style-name="P2" draw:layer="layout" svg:width="2.42cm" svg:height="1.029cm" svg:x="0.851cm" svg:y="3.097cm">
          <draw:text-box>
            <text:p text:style-name="P1"><text:span text:style-name="T1">Triggering</text:span></text:p>
            <text:p text:style-name="P1"><text:span text:style-name="T1">Activity</text:span></text:p>
          </draw:text-box>
        </draw:frame>
        <draw:custom-shape draw:style-name="gr3" draw:text-style-name="P1" draw:layer="layout" svg:width="1.905cm" svg:height="1.852cm" svg:x="0.771cm" svg:y="1.085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4" draw:text-style-name="P1" draw:layer="layout" svg:width="1.931cm" svg:height="1.931cm" svg:x="3.51cm" svg:y="1.04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 draw:text-style-name="P4" draw:layer="layout" svg:width="3.237cm" svg:height="1.029cm" svg:x="2.884cm" svg:y="3.017cm">
          <draw:text-box>
            <text:p text:style-name="P3"><text:span text:style-name="T2">Sensor Node</text:span><text:span text:style-name="T2"><text:line-break/></text:span><text:span text:style-name="T2">e.g. TouchSensor</text:span></text:p>
          </draw:text-box>
        </draw:frame>
        <draw:line draw:style-name="gr6" draw:text-style-name="P1" draw:layer="layout" svg:x1="5.944cm" svg:y1="0.504cm" svg:x2="5.944cm" svg:y2="4.552cm">
          <text:p/>
        </draw:line>
        <draw:frame draw:style-name="gr7" draw:text-style-name="P5" draw:layer="layout" svg:width="2.962cm" svg:height="1.029cm" svg:x="4.412cm" svg:y="4.498cm">
          <draw:text-box>
            <text:p><text:span text:style-name="T3">Continuous or</text:span></text:p>
            <text:p><text:span text:style-name="T3">Discrete Events</text:span></text:p>
          </draw:text-box>
        </draw:frame>
        <draw:custom-shape draw:style-name="gr4" draw:text-style-name="P1" draw:layer="layout" svg:width="1.931cm" svg:height="1.931cm" svg:x="6.276cm" svg:y="1.04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8" draw:text-style-name="P6" draw:layer="layout" svg:width="3.347cm" svg:height="1.418cm" svg:x="5.753cm" svg:y="3.017cm">
          <draw:text-box>
            <text:p text:style-name="P1"><text:span text:style-name="T3">Simulation</text:span><text:span text:style-name="T3"><text:line-break/></text:span><text:span text:style-name="T3">Customized Client</text:span></text:p>
            <text:p text:style-name="P1"><text:span text:style-name="T3">Side Calculation</text:span></text:p>
          </draw:text-box>
        </draw:frame>
        <draw:line draw:style-name="gr6" draw:text-style-name="P1" draw:layer="layout" svg:x1="8.814cm" svg:y1="0.504cm" svg:x2="8.814cm" svg:y2="4.552cm">
          <text:p/>
        </draw:line>
        <draw:frame draw:style-name="gr9" draw:text-style-name="P5" draw:layer="layout" svg:width="2.708cm" svg:height="1.029cm" svg:x="7.282cm" svg:y="4.498cm">
          <draw:text-box>
            <text:p><text:span text:style-name="T3">Continuous or</text:span></text:p>
            <text:p><text:span text:style-name="T3">Discrete State</text:span></text:p>
          </draw:text-box>
        </draw:frame>
        <draw:custom-shape draw:style-name="gr10" draw:text-style-name="P1" draw:layer="layout" svg:width="1.931cm" svg:height="1.931cm" svg:x="9.041cm" svg:y="1.04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1" draw:text-style-name="P7" draw:layer="layout" svg:width="2.276cm" svg:height="0.64cm" svg:x="8.937cm" svg:y="3.017cm">
          <draw:text-box>
            <text:p text:style-name="P1"><text:span text:style-name="T3">Interpolator</text:span></text:p>
          </draw:text-box>
        </draw:frame>
        <draw:custom-shape draw:style-name="gr10" draw:text-style-name="P1" draw:layer="layout" svg:width="1.931cm" svg:height="1.931cm" svg:x="11.804cm" svg:y="1.04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2" draw:text-style-name="P7" draw:layer="layout" svg:width="2.115cm" svg:height="1.029cm" svg:x="11.804cm" svg:y="3.017cm">
          <draw:text-box>
            <text:p text:style-name="P1"><text:span text:style-name="T3">Geometry,</text:span><text:span text:style-name="T3"><text:line-break/></text:span><text:span text:style-name="T3">Sound</text:span></text:p>
          </draw:text-box>
        </draw:frame>
        <draw:line draw:style-name="gr13" draw:text-style-name="P1" draw:layer="layout" svg:x1="1.234cm" svg:y1="2.208cm" svg:x2="5.584cm" svg:y2="2.2cm">
          <text:p/>
        </draw:line>
        <draw:frame draw:style-name="gr14" draw:layer="layout" svg:width="13.215cm" svg:height="0.963cm" svg:x="0.783cm" svg:y="0.038cm">
          <draw:text-box>
            <text:p>MU Capable Chain of Interactivity – UC 3.d.</text:p>
          </draw:text-box>
        </draw:frame>
        <draw:line draw:style-name="gr15" draw:text-style-name="P1" draw:layer="layout" svg:x1="9.023cm" svg:y1="2.143cm" svg:x2="13.71cm" svg:y2="2.134cm">
          <text:p/>
        </draw:line>
        <draw:line draw:style-name="gr16" draw:text-style-name="P1" draw:layer="layout" svg:x1="5.505cm" svg:y1="6.376cm" svg:x2="5.452cm" svg:y2="2.014cm">
          <text:p/>
        </draw:line>
        <draw:line draw:style-name="gr17" draw:text-style-name="P1" draw:layer="layout" svg:x1="6.182cm" svg:y1="2.303cm" svg:x2="6.219cm" svg:y2="6.299cm">
          <text:p/>
        </draw:line>
        <draw:custom-shape draw:style-name="gr18" draw:text-style-name="P1" draw:layer="layout" svg:width="1.931cm" svg:height="1.931cm" svg:x="6.447cm" svg:y="6.284cm">
          <text:p text:style-name="P1">NS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9" draw:text-style-name="P1" draw:layer="layout" svg:x1="1.747cm" svg:y1="2.249cm" svg:x2="5.477cm" svg:y2="2.275cm">
          <text:p/>
        </draw:line>
        <draw:frame draw:style-name="gr20" draw:text-style-name="P5" draw:layer="layout" svg:width="4.608cm" svg:height="1.029cm" svg:x="3.261cm" svg:y="8.15cm">
          <draw:text-box>
            <text:p><text:span text:style-name="T3">State is persistently stored</text:span></text:p>
            <text:p><text:span text:style-name="T3">and distributed</text:span></text:p>
          </draw:text-box>
        </draw:frame>
        <draw:frame draw:style-name="gr21" draw:text-style-name="P8" draw:layer="layout" svg:width="6.793cm" svg:height="1.889cm" svg:x="8.125cm" svg:y="6.535cm">
          <draw:text-box>
            <text:p text:style-name="P1"><text:span text:style-name="T4">S</text:span><text:span text:style-name="T5">imulation </text:span><text:span text:style-name="T4">a</text:span><text:span text:style-name="T5">t </text:span><text:span text:style-name="T4">C</text:span><text:span text:style-name="T5">ontroller</text:span></text:p>
            <text:p text:style-name="P1"><text:span text:style-name="T5">Client Side Calculations</text:span></text:p>
          </draw:text-box>
        </draw:frame>
        <draw:line draw:style-name="gr19" draw:text-style-name="P1" draw:layer="layout" svg:x1="6.164cm" svg:y1="2.222cm" svg:x2="8.381cm" svg:y2="2.239cm">
          <text:p/>
        </draw:line>
        <draw:frame draw:style-name="gr22" draw:text-style-name="P5" draw:layer="layout" svg:width="3.271cm" svg:height="1.029cm" svg:x="3.234cm" svg:y="7.039cm">
          <draw:text-box>
            <text:p><text:span text:style-name="T3">Events are routed</text:span></text:p>
            <text:p><text:span text:style-name="T3">but not stored</text:span></text:p>
          </draw:text-box>
        </draw:frame>
        <draw:line draw:style-name="gr16" draw:text-style-name="P1" draw:layer="layout" svg:x1="8.304cm" svg:y1="6.417cm" svg:x2="8.251cm" svg:y2="2.055cm">
          <text:p/>
        </draw:line>
        <draw:line draw:style-name="gr17" draw:text-style-name="P1" draw:layer="layout" svg:x1="8.943cm" svg:y1="2.063cm" svg:x2="9.018cm" svg:y2="6.34cm">
          <text:p/>
        </draw:line>
        <draw:line draw:style-name="gr6" draw:text-style-name="P1" draw:layer="layout" svg:x1="9.551cm" svg:y1="6.958cm" svg:x2="7.408cm" svg:y2="1.746cm">
          <text:p/>
        </draw:line>
      </draw:page>
    </office:drawing>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draw:marker draw:name="Dimension_20_Lines" draw:display-name="Dimension Lines" svg:viewBox="0 0 836 110" svg:d="M0 0h278 278 280v36 36 38h-278-278-280v-36-36z"/>
    <draw:stroke-dash draw:name="Dash_20_1" draw:display-name="Dash 1" draw:style="rect" draw:dots1="1" draw:dots1-length="0.02cm" draw:dots2="1" draw:dots2-length="0.02cm" draw:distance="0.02cm"/>
    <draw:stroke-dash draw:name="Fine_20_Dashed_20__28_var_29_" draw:display-name="Fine Dashed (var)" draw:style="rect" draw:dots1="1" draw:dots1-length="197%" draw:distance="197%"/>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ohne_20_Linie" style:display-name="Objekt ohne Füllung und ohne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objectwithoutfill">
      <style:graphic-properties svg:stroke-width="0.152cm" draw:marker-start-width="0.66cm" draw:marker-end-width="0.66cm" draw:fill="none" draw:textarea-vertical-align="middle" fo:padding-top="0.201cm" fo:padding-bottom="0.201cm" fo:padding-left="0.326cm" fo:padding-right="0.326cm"/>
    </style:style>
    <style:style style:name="gr2" style:family="graphic" style:parent-style-name="standard">
      <style:graphic-properties draw:textarea-vertical-align="middle"/>
    </style:style>
    <style:style style:name="gr3" style:family="graphic" style:parent-style-name="standard">
      <style:graphic-properties draw:stroke="none" svg:stroke-color="#000000" draw:fill="none" draw:fill-color="#ffffff" draw:textarea-horizontal-align="left" draw:auto-grow-height="true" draw:auto-grow-width="true" fo:min-height="0.757cm" fo:min-width="3.736cm"/>
    </style:style>
    <style:style style:name="gr4" style:family="graphic" style:parent-style-name="standard">
      <style:graphic-properties draw:stroke="none" svg:stroke-color="#000000" draw:fill="none" draw:fill-color="#ffffff" draw:textarea-horizontal-align="left" draw:auto-grow-height="true" draw:auto-grow-width="true" fo:min-height="0.713cm" fo:min-width="0.425cm"/>
    </style:style>
    <style:style style:name="gr5" style:family="graphic" style:parent-style-name="standard">
      <style:graphic-properties draw:stroke="none" svg:stroke-color="#000000" draw:fill="none" draw:fill-color="#ffffff" draw:textarea-horizontal-align="left" draw:auto-grow-height="true" draw:auto-grow-width="true" fo:min-height="0.713cm" fo:min-width="0.459cm"/>
    </style:style>
    <style:style style:name="gr6" style:family="graphic" style:parent-style-name="objectwithoutfill">
      <style:graphic-properties draw:marker-end="Arrow" draw:marker-end-width="0.3cm" draw:fill="none" draw:textarea-vertical-align="middle"/>
    </style:style>
    <style:style style:name="gr7" style:family="graphic" style:parent-style-name="standard">
      <style:graphic-properties draw:textarea-vertical-align="middle"/>
    </style:style>
    <style:style style:name="gr8" style:family="graphic" style:parent-style-name="objectwithoutfill">
      <style:graphic-properties draw:marker-start="Arrow" draw:marker-start-width="0.305cm" draw:marker-end="" draw:marker-end-width="0.3cm" draw:fill="none" draw:textarea-vertical-align="middle"/>
    </style:style>
    <style:style style:name="gr9" style:family="graphic" style:parent-style-name="standard">
      <style:graphic-properties draw:stroke="none" svg:stroke-color="#000000" draw:fill="none" draw:fill-color="#ffffff" draw:textarea-horizontal-align="left" draw:auto-grow-height="true" draw:auto-grow-width="true" fo:min-height="0.757cm" fo:min-width="0.883cm"/>
    </style:style>
    <style:style style:name="P1" style:family="paragraph">
      <style:paragraph-properties fo:text-align="center"/>
    </style:style>
    <style:style style:name="P2" style:family="paragraph">
      <style:paragraph-properties fo:text-align="center"/>
      <style:text-properties fo:font-size="11pt" style:font-size-asian="11pt" style:font-size-complex="11pt"/>
    </style:style>
    <style:style style:name="T1" style:family="text">
      <style:text-properties fo:font-size="11pt" style:font-size-asian="11pt" style:font-size-complex="11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line draw:style-name="gr1" draw:text-style-name="P1" draw:layer="layout" svg:x1="1.853cm" svg:y1="1.077cm" svg:x2="1.8cm" svg:y2="9.933cm">
          <text:p/>
        </draw:line>
        <draw:line draw:style-name="gr1" draw:text-style-name="P1" draw:layer="layout" svg:x1="9.737cm" svg:y1="1.077cm" svg:x2="9.79cm" svg:y2="9.986cm">
          <text:p/>
        </draw:line>
        <draw:line draw:style-name="gr1" draw:text-style-name="P1" draw:layer="layout" svg:x1="12.753cm" svg:y1="6.403cm" svg:x2="12.727cm" svg:y2="10.012cm">
          <text:p/>
        </draw:line>
        <draw:line draw:style-name="gr1" draw:text-style-name="P1" draw:layer="layout" svg:x1="6.219cm" svg:y1="0.752cm" svg:x2="6.245cm" svg:y2="9.933cm">
          <text:p/>
        </draw:line>
        <draw:rect draw:style-name="gr2" draw:text-style-name="P1" draw:layer="layout" svg:width="1.778cm" svg:height="0.106cm" svg:x="1.001cm" svg:y="0.971cm">
          <text:p/>
        </draw:rect>
        <draw:rect draw:style-name="gr2" draw:text-style-name="P1" draw:layer="layout" svg:width="1.778cm" svg:height="0.106cm" svg:x="5.421cm" svg:y="0.719cm">
          <text:p/>
        </draw:rect>
        <draw:rect draw:style-name="gr2" draw:text-style-name="P1" draw:layer="layout" svg:width="1.778cm" svg:height="0.106cm" svg:x="8.859cm" svg:y="1.077cm">
          <text:p/>
        </draw:rect>
        <draw:rect draw:style-name="gr2" draw:text-style-name="P1" draw:layer="layout" svg:width="1.778cm" svg:height="0.106cm" svg:x="11.822cm" svg:y="6.345cm">
          <text:p/>
        </draw:rect>
        <draw:frame draw:style-name="gr3" draw:layer="layout" svg:width="4.236cm" svg:height="1.007cm" svg:x="0.399cm" svg:y="0cm">
          <draw:text-box>
            <text:p>A (Controller)</text:p>
          </draw:text-box>
        </draw:frame>
        <draw:frame draw:style-name="gr4" draw:layer="layout" svg:width="0.925cm" svg:height="0.963cm" svg:x="9.263cm" svg:y="0.249cm">
          <draw:text-box>
            <text:p>B</text:p>
          </draw:text-box>
        </draw:frame>
        <draw:frame draw:style-name="gr5" draw:layer="layout" svg:width="0.959cm" svg:height="0.963cm" svg:x="12.28cm" svg:y="5.355cm">
          <draw:text-box>
            <text:p>C</text:p>
          </draw:text-box>
        </draw:frame>
        <draw:line draw:style-name="gr6" draw:text-style-name="P2" draw:layer="layout" svg:x1="6.379cm" svg:y1="7.92cm" svg:x2="12.833cm" svg:y2="8.145cm">
          <text:p text:style-name="P1"><text:span text:style-name="T1">velocity_changed</text:span></text:p>
          <text:p text:style-name="P1"><text:span text:style-name="T1"/></text:p>
        </draw:line>
        <draw:rect draw:style-name="gr7" draw:text-style-name="P2" draw:layer="layout" svg:width="3.519cm" svg:height="0.45cm" svg:x="10.956cm" svg:y="9.48cm">
          <text:p text:style-name="P1"><text:span text:style-name="T1">set position,velocity</text:span></text:p>
        </draw:rect>
        <draw:line draw:style-name="gr8" draw:text-style-name="P2" draw:layer="layout" svg:x1="6.244cm" svg:y1="7.458cm" svg:x2="12.62cm" svg:y2="7.167cm">
          <text:p text:style-name="P1"><text:span text:style-name="T1">init(streamName)</text:span></text:p>
          <text:p text:style-name="P1"><text:span text:style-name="T1"/></text:p>
        </draw:line>
        <draw:line draw:style-name="gr6" draw:text-style-name="P2" draw:layer="layout" svg:x1="6.351cm" svg:y1="9cm" svg:x2="12.833cm" svg:y2="9.244cm">
          <text:p text:style-name="P1"><text:span text:style-name="T1">initialized</text:span></text:p>
          <text:p text:style-name="P1"><text:span text:style-name="T1"/></text:p>
        </draw:line>
        <draw:line draw:style-name="gr6" draw:text-style-name="P2" draw:layer="layout" svg:x1="6.218cm" svg:y1="4.963cm" svg:x2="9.737cm" svg:y2="5.435cm">
          <text:p text:style-name="P1"><text:span text:style-name="T1">velocity_changed</text:span></text:p>
          <text:p text:style-name="P1"><text:span text:style-name="T1"/></text:p>
        </draw:line>
        <draw:line draw:style-name="gr8" draw:text-style-name="P2" draw:layer="layout" svg:x1="1.773cm" svg:y1="5.991cm" svg:x2="6.217cm" svg:y2="5cm">
          <text:p text:style-name="P1"><text:span text:style-name="T1">velocity_changed</text:span></text:p>
          <text:p text:style-name="P1"><text:span text:style-name="T1"/></text:p>
        </draw:line>
        <draw:rect draw:style-name="gr7" draw:text-style-name="P2" draw:layer="layout" svg:width="3.519cm" svg:height="0.45cm" svg:x="7.915cm" svg:y="5.619cm">
          <text:p text:style-name="P1"><text:span text:style-name="T1">set velocity</text:span></text:p>
        </draw:rect>
        <draw:rect draw:style-name="gr7" draw:text-style-name="P2" draw:layer="layout" svg:width="3.519cm" svg:height="0.45cm" svg:x="0.243cm" svg:y="6.227cm">
          <text:p text:style-name="P1"><text:span text:style-name="T1">set velocity</text:span></text:p>
        </draw:rect>
        <draw:frame draw:style-name="gr9" draw:layer="layout" svg:width="1.383cm" svg:height="1.007cm" svg:x="5.587cm" svg:y="-0.225cm">
          <draw:text-box>
            <text:p>CS</text:p>
          </draw:text-box>
        </draw:frame>
        <draw:line draw:style-name="gr8" draw:text-style-name="P2" draw:layer="layout" svg:x1="6.27cm" svg:y1="2.063cm" svg:x2="9.712cm" svg:y2="1.857cm">
          <text:p text:style-name="P1"><text:span text:style-name="T1">revt_touch</text:span></text:p>
          <text:p text:style-name="P1"><text:span text:style-name="T1"/></text:p>
        </draw:line>
        <draw:rect draw:style-name="gr7" draw:text-style-name="P2" draw:layer="layout" svg:width="3.968cm" svg:height="0.45cm" svg:x="4.154cm" svg:y="2.179cm">
          <text:p text:style-name="P1"><text:span text:style-name="T1">Routing to controller</text:span></text:p>
        </draw:rect>
        <draw:line draw:style-name="gr8" draw:text-style-name="P2" draw:layer="layout" svg:x1="1.799cm" svg:y1="3.148cm" svg:x2="6.246cm" svg:y2="2.8cm">
          <text:p text:style-name="P1"><text:span text:style-name="T1">revt_touch</text:span></text:p>
          <text:p text:style-name="P1"><text:span text:style-name="T1"/></text:p>
        </draw:line>
        <draw:rect draw:style-name="gr7" draw:text-style-name="P2" draw:layer="layout" svg:width="3.968cm" svg:height="0.45cm" svg:x="0.239cm" svg:y="3.37cm">
          <text:p text:style-name="P1"><text:span text:style-name="T1">Client side calculation</text:span></text:p>
        </draw:rect>
        <draw:line draw:style-name="gr6" draw:text-style-name="P2" draw:layer="layout" svg:x1="1.959cm" svg:y1="4.211cm" svg:x2="6.217cm" svg:y2="4.736cm">
          <text:p text:style-name="P1"><text:span text:style-name="T1">set_velocity</text:span></text:p>
          <text:p text:style-name="P1"><text:span text:style-name="T1"/></text:p>
        </draw:line>
        <draw:line draw:style-name="gr6" draw:text-style-name="P2" draw:layer="layout" svg:x1="6.351cm" svg:y1="8.482cm" svg:x2="12.833cm" svg:y2="8.726cm">
          <text:p text:style-name="P1"><text:span text:style-name="T1">position_changed</text:span></text:p>
          <text:p text:style-name="P1"><text:span text:style-name="T1"/></text:p>
        </draw:line>
      </draw:page>
    </office:drawing>
  </office:body>
</office:document-content>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ohne_20_Linie" style:display-name="Objekt ohne Füllung und ohne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textarea-horizontal-align="center" draw:textarea-vertical-align="top"/>
    </style:style>
    <style:style style:name="gr2" style:family="graphic" style:parent-style-name="standard">
      <style:graphic-properties draw:textarea-vertical-align="top"/>
    </style:style>
    <style:style style:name="gr3" style:family="graphic" style:parent-style-name="objectwithoutfill">
      <style:graphic-properties svg:stroke-width="0.203cm" draw:marker-start-width="0.813cm" draw:marker-end-width="0.813cm" draw:fill="none" draw:textarea-vertical-align="middle" fo:padding-top="0.226cm" fo:padding-bottom="0.226cm" fo:padding-left="0.351cm" fo:padding-right="0.351cm"/>
    </style:style>
    <style:style style:name="gr4" style:family="graphic" style:parent-style-name="objectwithoutfill">
      <style:graphic-properties svg:stroke-width="0.102cm" draw:marker-start-width="0.508cm" draw:marker-end-width="0.508cm" draw:fill="none" draw:textarea-vertical-align="middle" fo:padding-top="0.175cm" fo:padding-bottom="0.175cm" fo:padding-left="0.3cm" fo:padding-right="0.3cm"/>
    </style:style>
    <style:style style:name="gr5" style:family="graphic" style:parent-style-name="standard">
      <style:graphic-properties draw:stroke="solid" svg:stroke-color="#000000" draw:fill="solid" draw:fill-color="#ffffff" draw:textarea-horizontal-align="left" draw:auto-grow-height="true" draw:auto-grow-width="true" fo:min-height="1.745cm" fo:min-width="1.907cm"/>
    </style:style>
    <style:style style:name="gr6" style:family="graphic" style:parent-style-name="standard">
      <style:graphic-properties draw:stroke="solid" svg:stroke-color="#000000" draw:fill="solid" draw:fill-color="#ffffff" draw:textarea-horizontal-align="left" draw:auto-grow-height="true" draw:auto-grow-width="false" fo:min-height="2.181cm" fo:min-width="0cm"/>
    </style:style>
    <style:style style:name="gr7" style:family="graphic" style:parent-style-name="objectwithoutfill">
      <style:graphic-properties draw:marker-end="Rounded_20_large_20_Arrow" draw:fill="none" draw:textarea-vertical-align="middle"/>
    </style:style>
    <style:style style:name="gr8" style:family="graphic" style:parent-style-name="objectwithoutfill">
      <style:graphic-properties draw:stroke="dash" draw:stroke-dash="Fine_20_Dashed_20__28_var_29_" draw:fill="none" draw:textarea-vertical-align="middle"/>
    </style:style>
    <style:style style:name="gr9" style:family="graphic" style:parent-style-name="standard">
      <style:graphic-properties draw:stroke="solid" svg:stroke-color="#000000" draw:fill="solid" draw:fill-color="#ffffff" draw:textarea-horizontal-align="left" draw:auto-grow-height="true" draw:auto-grow-width="true" fo:min-height="1.745cm" fo:min-width="2.275cm"/>
    </style:style>
    <style:style style:name="gr10" style:family="graphic" style:parent-style-name="standard">
      <style:graphic-properties draw:stroke="none" svg:stroke-color="#000000" draw:fill="none" draw:fill-color="#ffffff" draw:textarea-horizontal-align="left" draw:auto-grow-height="true" draw:auto-grow-width="true" fo:min-height="0.509cm" fo:min-width="3.228cm"/>
    </style:style>
    <style:style style:name="gr11" style:family="graphic" style:parent-style-name="standard">
      <style:graphic-properties draw:stroke="none" svg:stroke-color="#000000" draw:fill="none" draw:fill-color="#ffffff" draw:textarea-horizontal-align="left" draw:auto-grow-height="true" draw:auto-grow-width="true" fo:min-height="0.509cm" fo:min-width="3.914cm"/>
    </style:style>
    <style:style style:name="gr12" style:family="graphic" style:parent-style-name="standard">
      <style:graphic-properties draw:stroke="none" svg:stroke-color="#000000" draw:fill="none" draw:fill-color="#ffffff" draw:textarea-horizontal-align="left" draw:auto-grow-height="true" draw:auto-grow-width="true" fo:min-height="0.509cm" fo:min-width="2.999cm"/>
    </style:style>
    <style:style style:name="P1" style:family="paragraph">
      <style:paragraph-properties fo:text-align="center"/>
    </style:style>
    <style:style style:name="P2" style:family="paragraph">
      <style:text-properties fo:font-size="11pt" style:font-size-asian="11pt" style:font-size-complex="11pt"/>
    </style:style>
    <style:style style:name="P3" style:family="paragraph">
      <style:text-properties fo:font-size="13pt" style:font-size-asian="13pt" style:font-size-complex="13pt"/>
    </style:style>
    <style:style style:name="T1" style:family="text">
      <style:text-properties fo:font-size="11pt" style:font-size-asian="11pt" style:font-size-complex="11pt"/>
    </style:style>
    <style:style style:name="T2" style:family="text">
      <style:text-properties fo:font-size="13pt" style:font-size-asian="13pt" style:font-size-complex="13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rect draw:style-name="gr1" draw:text-style-name="P1" draw:layer="layout" svg:width="3.361cm" svg:height="2.725cm" svg:x="1cm" svg:y="7.912cm">
          <text:p text:style-name="P1">Bob</text:p>
        </draw:rect>
        <draw:rect draw:style-name="gr2" draw:text-style-name="P1" draw:layer="layout" svg:width="3.361cm" svg:height="2.725cm" svg:x="8.573cm" svg:y="7.833cm">
          <text:p text:style-name="P1">Charlie</text:p>
        </draw:rect>
        <draw:rect draw:style-name="gr2" draw:text-style-name="P1" draw:layer="layout" svg:width="3.361cm" svg:height="2.725cm" svg:x="1cm" svg:y="1cm">
          <text:p text:style-name="P1">Alice</text:p>
        </draw:rect>
        <draw:ellipse draw:style-name="gr2" draw:text-style-name="P1" draw:layer="layout" svg:width="4.815cm" svg:height="3.836cm" svg:x="8.81cm" svg:y="0.529cm">
          <text:p text:style-name="P1">CP</text:p>
        </draw:ellipse>
        <draw:line draw:style-name="gr3" draw:text-style-name="P1" draw:layer="layout" svg:x1="8.599cm" svg:y1="7.831cm" svg:x2="3.122cm" svg:y2="5.741cm">
          <text:p/>
        </draw:line>
        <draw:line draw:style-name="gr3" draw:text-style-name="P1" draw:layer="layout" svg:x1="2.646cm" svg:y1="3.73cm" svg:x2="3.122cm" svg:y2="5.741cm">
          <text:p/>
        </draw:line>
        <draw:line draw:style-name="gr3" draw:text-style-name="P1" draw:layer="layout" svg:x1="2.672cm" svg:y1="7.911cm" svg:x2="3.122cm" svg:y2="5.741cm">
          <text:p/>
        </draw:line>
        <draw:line draw:style-name="gr4" draw:text-style-name="P1" draw:layer="layout" svg:x1="4.365cm" svg:y1="7.911cm" svg:x2="9.419cm" svg:y2="3.757cm">
          <text:p/>
        </draw:line>
        <draw:line draw:style-name="gr4" draw:text-style-name="P1" draw:layer="layout" svg:x1="4.365cm" svg:y1="2.354cm" svg:x2="8.837cm" svg:y2="2.354cm">
          <text:p/>
        </draw:line>
        <draw:line draw:style-name="gr4" draw:text-style-name="P1" draw:layer="layout" svg:x1="10.318cm" svg:y1="7.831cm" svg:x2="11.271cm" svg:y2="4.392cm">
          <text:p/>
        </draw:line>
        <draw:frame draw:style-name="gr5" draw:text-style-name="P2" draw:layer="layout" svg:width="2.407cm" svg:height="1.995cm" svg:x="0.528cm" svg:y="4.764cm">
          <draw:text-box>
            <text:p><text:span text:style-name="T1">ALP</text:span></text:p>
            <text:p><text:span text:style-name="T1">RTP</text:span></text:p>
            <text:p><text:span text:style-name="T1">SCTPu</text:span></text:p>
            <text:p><text:span text:style-name="T1">IPmulticast</text:span></text:p>
          </draw:text-box>
        </draw:frame>
        <draw:frame draw:style-name="gr6" draw:text-style-name="P2" draw:layer="layout" svg:width="2.539cm" svg:height="2.431cm" svg:x="4.524cm" svg:y="3.361cm">
          <draw:text-box>
            <text:p><text:span text:style-name="T1">ALP</text:span></text:p>
            <text:p><text:span text:style-name="T1">RTCP APP</text:span></text:p>
            <text:p><text:span text:style-name="T1">SCTP</text:span></text:p>
            <text:p><text:span text:style-name="T1">IPunicast</text:span></text:p>
          </draw:text-box>
        </draw:frame>
        <draw:line draw:style-name="gr7" draw:text-style-name="P1" draw:layer="layout" svg:x1="7.249cm" svg:y1="4.603cm" svg:x2="10.715cm" svg:y2="5.318cm">
          <text:p/>
        </draw:line>
        <draw:line draw:style-name="gr7" draw:text-style-name="P1" draw:layer="layout" svg:x1="6.72cm" svg:y1="3.175cm" svg:x2="7.038cm" svg:y2="2.434cm">
          <text:p/>
        </draw:line>
        <draw:line draw:style-name="gr7" draw:text-style-name="P1" draw:layer="layout" svg:x1="7.223cm" svg:y1="4.154cm" svg:x2="8.678cm" svg:y2="4.18cm">
          <text:p/>
        </draw:line>
        <draw:line draw:style-name="gr8" draw:text-style-name="P1" draw:layer="layout" svg:x1="4.392cm" svg:y1="2.064cm" svg:x2="8.89cm" svg:y2="2.064cm">
          <text:p/>
        </draw:line>
        <draw:line draw:style-name="gr8" draw:text-style-name="P1" draw:layer="layout" svg:x1="4.392cm" svg:y1="8.228cm" svg:x2="9.604cm" svg:y2="3.916cm">
          <text:p/>
        </draw:line>
        <draw:line draw:style-name="gr8" draw:text-style-name="P1" draw:layer="layout" svg:x1="10.557cm" svg:y1="7.805cm" svg:x2="11.483cm" svg:y2="4.471cm">
          <text:p/>
        </draw:line>
        <draw:line draw:style-name="gr8" draw:text-style-name="P1" draw:layer="layout" svg:x1="1cm" svg:y1="11.614cm" svg:x2="3.069cm" svg:y2="11.615cm">
          <text:p/>
        </draw:line>
        <draw:frame draw:style-name="gr9" draw:text-style-name="P2" draw:layer="layout" svg:width="2.775cm" svg:height="1.995cm" svg:x="5.371cm" svg:y="6.935cm">
          <draw:text-box>
            <text:p><text:span text:style-name="T1">ALP, SDP</text:span></text:p>
            <text:p><text:span text:style-name="T1">SIP</text:span></text:p>
            <text:p><text:span text:style-name="T1">any transport</text:span></text:p>
            <text:p><text:span text:style-name="T1">IPunicast</text:span></text:p>
          </draw:text-box>
        </draw:frame>
        <draw:line draw:style-name="gr7" draw:text-style-name="P1" draw:layer="layout" svg:x1="8.228cm" svg:y1="7.249cm" svg:x2="11.033cm" svg:y2="6.006cm">
          <text:p/>
        </draw:line>
        <draw:line draw:style-name="gr7" draw:text-style-name="P1" draw:layer="layout" svg:x1="7.778cm" svg:y1="6.8cm" svg:x2="8.122cm" svg:y2="2.037cm">
          <text:p/>
        </draw:line>
        <draw:line draw:style-name="gr7" draw:text-style-name="P1" draw:layer="layout" svg:x1="7.434cm" svg:y1="6.747cm" svg:x2="7.355cm" svg:y2="5.847cm">
          <text:p/>
        </draw:line>
        <draw:line draw:style-name="gr4" draw:text-style-name="P1" draw:layer="layout" svg:x1="1cm" svg:y1="12.171cm" svg:x2="3.148cm" svg:y2="12.171cm">
          <text:p/>
        </draw:line>
        <draw:line draw:style-name="gr3" draw:text-style-name="P1" draw:layer="layout" svg:x1="3.148cm" svg:y1="12.806cm" svg:x2="1cm" svg:y2="12.832cm">
          <text:p/>
        </draw:line>
        <draw:frame draw:style-name="gr10" draw:text-style-name="P3" draw:layer="layout" svg:width="3.728cm" svg:height="0.759cm" svg:x="3.334cm" svg:y="11.218cm">
          <draw:text-box>
            <text:p><text:span text:style-name="T2">Session Control</text:span></text:p>
          </draw:text-box>
        </draw:frame>
        <draw:frame draw:style-name="gr11" draw:text-style-name="P3" draw:layer="layout" svg:width="4.414cm" svg:height="0.759cm" svg:x="3.334cm" svg:y="11.827cm">
          <draw:text-box>
            <text:p><text:span text:style-name="T2">non-realtime media</text:span></text:p>
          </draw:text-box>
        </draw:frame>
        <draw:frame draw:style-name="gr12" draw:text-style-name="P3" draw:layer="layout" svg:width="3.499cm" svg:height="0.759cm" svg:x="3.36cm" svg:y="12.489cm">
          <draw:text-box>
            <text:p><text:span text:style-name="T2">realtime media</text:span></text:p>
          </draw:text-box>
        </draw:frame>
      </draw:page>
    </office:drawing>
  </office:body>
</office:document-content>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draw:marker draw:name="Rounded_20_large_20_Arrow" draw:display-name="Rounded large Arrow" svg:viewBox="0 0 1131 2256" svg:d="M1127 2120l-449-2006-9-42-25-39-38-25-38-8-43 8-38 25-25 39-9 42-449 2006v13l-4 9 9 42 25 38 38 25 42 9h903l42-9 38-25 26-38 8-42v-9z"/>
    <draw:stroke-dash draw:name="Fine_20_Dashed_20__28_var_29_" draw:display-name="Fine Dashed (var)" draw:style="rect" draw:dots1="1" draw:dots1-length="197%" draw:distance="197%"/>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ohne_20_Linie" style:display-name="Objekt ohne Füllung und ohne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1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textarea-horizontal-align="center" draw:textarea-vertical-align="bottom"/>
    </style:style>
    <style:style style:name="gr2" style:family="graphic" style:parent-style-name="standard">
      <style:graphic-properties draw:textarea-vertical-align="bottom"/>
    </style:style>
    <style:style style:name="gr3" style:family="graphic" style:parent-style-name="standard">
      <style:graphic-properties draw:textarea-vertical-align="top"/>
    </style:style>
    <style:style style:name="gr4" style:family="graphic" style:parent-style-name="objectwithoutfill">
      <style:graphic-properties svg:stroke-width="0.203cm" draw:marker-start-width="0.813cm" draw:marker-end-width="0.813cm" draw:fill="none" draw:textarea-vertical-align="middle" fo:padding-top="0.226cm" fo:padding-bottom="0.226cm" fo:padding-left="0.351cm" fo:padding-right="0.351cm"/>
    </style:style>
    <style:style style:name="gr5" style:family="graphic" style:parent-style-name="standard">
      <style:graphic-properties draw:fill-color="#ffffff" draw:textarea-vertical-align="middle"/>
    </style:style>
    <style:style style:name="gr6" style:family="graphic" style:parent-style-name="objectwithoutfill">
      <style:graphic-properties draw:stroke="dash" draw:stroke-dash="Fine_20_Dashed_20__28_var_29_" svg:stroke-width="0.051cm" draw:marker-start="Arrow" draw:marker-start-width="0.356cm" draw:marker-end-width="0.356cm" draw:fill="none" draw:textarea-vertical-align="middle" fo:padding-top="0.15cm" fo:padding-bottom="0.15cm" fo:padding-left="0.275cm" fo:padding-right="0.275cm"/>
    </style:style>
    <style:style style:name="gr7" style:family="graphic" style:parent-style-name="objectwithoutfill">
      <style:graphic-properties draw:stroke="dash" draw:stroke-dash="Fine_20_Dashed_20__28_var_29_" svg:stroke-width="0.051cm" draw:marker-start-width="0.356cm" draw:marker-end="Arrow" draw:marker-end-width="0.356cm" draw:fill="none" draw:textarea-vertical-align="middle" fo:padding-top="0.15cm" fo:padding-bottom="0.15cm" fo:padding-left="0.275cm" fo:padding-right="0.275cm"/>
    </style:style>
    <style:style style:name="gr8" style:family="graphic" style:parent-style-name="objectwithoutfill">
      <style:graphic-properties draw:stroke="dash" draw:stroke-dash="Fine_20_Dashed_20__28_var_29_" svg:stroke-width="0.051cm" draw:marker-start="Arrow" draw:marker-start-width="0.356cm" draw:marker-end="" draw:marker-end-width="0.356cm" draw:fill="none" draw:textarea-vertical-align="middle" fo:padding-top="0.15cm" fo:padding-bottom="0.15cm" fo:padding-left="0.275cm" fo:padding-right="0.275cm"/>
    </style:style>
    <style:style style:name="gr9" style:family="graphic" style:parent-style-name="standard">
      <style:graphic-properties draw:stroke="dash" draw:stroke-dash="Ultrafine_20_2_20_Dots_20_3_20_Dashes" draw:fill-color="#ffffff" draw:textarea-vertical-align="middle"/>
    </style:style>
    <style:style style:name="gr10" style:family="graphic" style:parent-style-name="standard">
      <style:graphic-properties draw:stroke="none" svg:stroke-color="#000000" draw:fill="none" draw:fill-color="#ffffff" draw:textarea-horizontal-align="left" draw:auto-grow-height="true" draw:auto-grow-width="true" fo:min-height="0.509cm" fo:min-width="2.339cm"/>
    </style:style>
    <style:style style:name="gr11" style:family="graphic" style:parent-style-name="standard">
      <style:graphic-properties draw:stroke="none" svg:stroke-color="#000000" draw:fill="none" draw:fill-color="#ffffff" draw:textarea-horizontal-align="left" draw:auto-grow-height="true" draw:auto-grow-width="true" fo:min-height="0.509cm" fo:min-width="2.237cm"/>
    </style:style>
    <style:style style:name="gr12" style:family="graphic" style:parent-style-name="standard">
      <style:graphic-properties draw:stroke="dash" draw:stroke-dash="Fine_20_Dashed_20__28_var_29_" svg:stroke-width="0.051cm" svg:stroke-color="#0000ff" draw:marker-start-width="0.355cm" draw:marker-end-width="0.355cm" draw:fill="none" draw:textarea-vertical-align="middle" fo:padding-top="0.15cm" fo:padding-bottom="0.15cm" fo:padding-left="0.275cm" fo:padding-right="0.275cm"/>
    </style:style>
    <style:style style:name="gr13" style:family="graphic" style:parent-style-name="objectwithoutfill">
      <style:graphic-properties draw:fill="none" draw:textarea-vertical-align="middle"/>
    </style:style>
    <style:style style:name="gr14" style:family="graphic" style:parent-style-name="standard">
      <style:graphic-properties draw:stroke="none" svg:stroke-color="#000000" draw:fill="none" draw:fill-color="#ffffff" draw:textarea-horizontal-align="left" draw:auto-grow-height="true" draw:auto-grow-width="true" fo:min-height="1.017cm" fo:min-width="5.107cm"/>
    </style:style>
    <style:style style:name="P1" style:family="paragraph">
      <style:paragraph-properties fo:text-align="center"/>
    </style:style>
    <style:style style:name="P2" style:family="paragraph">
      <style:text-properties fo:font-size="13pt" style:font-size-asian="13pt" style:font-size-complex="13pt"/>
    </style:style>
    <style:style style:name="T1" style:family="text">
      <style:text-properties fo:font-size="12pt" style:font-size-asian="12pt" style:font-size-complex="12pt"/>
    </style:style>
    <style:style style:name="T2" style:family="text">
      <style:text-properties fo:font-size="13pt" style:font-size-asian="13pt" style:font-size-complex="13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rect draw:style-name="gr1" draw:text-style-name="P1" draw:layer="layout" svg:width="3.361cm" svg:height="2.725cm" svg:x="1cm" svg:y="7.913cm">
          <text:p text:style-name="P1">Bob</text:p>
        </draw:rect>
        <draw:rect draw:style-name="gr2" draw:text-style-name="P1" draw:layer="layout" svg:width="3.361cm" svg:height="2.725cm" svg:x="6.973cm" svg:y="7.834cm">
          <text:p text:style-name="P1">Charlie</text:p>
        </draw:rect>
        <draw:rect draw:style-name="gr3" draw:text-style-name="P1" draw:layer="layout" svg:width="3.361cm" svg:height="2.725cm" svg:x="1cm" svg:y="1.001cm">
          <text:p text:style-name="P1">Alice</text:p>
        </draw:rect>
        <draw:line draw:style-name="gr4" draw:text-style-name="P1" draw:layer="layout" svg:x1="8.599cm" svg:y1="7.832cm" svg:x2="3.122cm" svg:y2="5.742cm">
          <text:p/>
        </draw:line>
        <draw:line draw:style-name="gr4" draw:text-style-name="P1" draw:layer="layout" svg:x1="2.646cm" svg:y1="3.731cm" svg:x2="3.122cm" svg:y2="5.742cm">
          <text:p/>
        </draw:line>
        <draw:line draw:style-name="gr4" draw:text-style-name="P1" draw:layer="layout" svg:x1="2.672cm" svg:y1="7.912cm" svg:x2="3.122cm" svg:y2="5.742cm">
          <text:p/>
        </draw:line>
        <draw:ellipse draw:style-name="gr5" draw:text-style-name="P1" draw:layer="layout" svg:width="0.873cm" svg:height="0.767cm" svg:x="1.323cm" svg:y="2.885cm">
          <text:p text:style-name="P1"><text:span text:style-name="T1">M1</text:span></text:p>
        </draw:ellipse>
        <draw:ellipse draw:style-name="gr5" draw:text-style-name="P1" draw:layer="layout" svg:width="0.873cm" svg:height="0.767cm" svg:x="2.29cm" svg:y="2.885cm">
          <text:p text:style-name="P1"><text:span text:style-name="T1">M2</text:span></text:p>
        </draw:ellipse>
        <draw:ellipse draw:style-name="gr5" draw:text-style-name="P1" draw:layer="layout" svg:width="0.873cm" svg:height="0.767cm" svg:x="3.257cm" svg:y="2.885cm">
          <text:p text:style-name="P1"><text:span text:style-name="T1">M3</text:span></text:p>
        </draw:ellipse>
        <draw:line draw:style-name="gr6" draw:text-style-name="P1" draw:layer="layout" svg:x1="7.621cm" svg:y1="7.833cm" svg:x2="2.144cm" svg:y2="5.743cm">
          <text:p/>
        </draw:line>
        <draw:line draw:style-name="gr7" draw:text-style-name="P1" draw:layer="layout" svg:x1="1.668cm" svg:y1="3.732cm" svg:x2="2.144cm" svg:y2="5.743cm">
          <text:p/>
        </draw:line>
        <draw:line draw:style-name="gr8" draw:text-style-name="P1" draw:layer="layout" svg:x1="1.694cm" svg:y1="7.913cm" svg:x2="2.144cm" svg:y2="5.743cm">
          <text:p/>
        </draw:line>
        <draw:line draw:style-name="gr6" draw:text-style-name="P1" draw:layer="layout" svg:x1="9.002cm" svg:y1="7.821cm" svg:x2="3.525cm" svg:y2="5.731cm">
          <text:p/>
        </draw:line>
        <draw:line draw:style-name="gr7" draw:text-style-name="P1" draw:layer="layout" svg:x1="3.049cm" svg:y1="3.72cm" svg:x2="3.525cm" svg:y2="5.731cm">
          <text:p/>
        </draw:line>
        <draw:line draw:style-name="gr8" draw:text-style-name="P1" draw:layer="layout" svg:x1="3.075cm" svg:y1="7.901cm" svg:x2="3.525cm" svg:y2="5.731cm">
          <text:p/>
        </draw:line>
        <draw:line draw:style-name="gr6" draw:text-style-name="P1" draw:layer="layout" svg:x1="9.783cm" svg:y1="7.809cm" svg:x2="4.306cm" svg:y2="5.719cm">
          <text:p/>
        </draw:line>
        <draw:line draw:style-name="gr7" draw:text-style-name="P1" draw:layer="layout" svg:x1="3.83cm" svg:y1="3.708cm" svg:x2="4.306cm" svg:y2="5.719cm">
          <text:p/>
        </draw:line>
        <draw:line draw:style-name="gr8" draw:text-style-name="P1" draw:layer="layout" svg:x1="3.856cm" svg:y1="7.889cm" svg:x2="4.306cm" svg:y2="5.719cm">
          <text:p/>
        </draw:line>
        <draw:ellipse draw:style-name="gr9" draw:text-style-name="P1" draw:layer="layout" svg:width="0.873cm" svg:height="0.767cm" svg:x="1.324cm" svg:y="7.993cm">
          <text:p text:style-name="P1"><text:span text:style-name="T1">M1</text:span></text:p>
        </draw:ellipse>
        <draw:ellipse draw:style-name="gr9" draw:text-style-name="P1" draw:layer="layout" svg:width="0.873cm" svg:height="0.767cm" svg:x="2.291cm" svg:y="7.993cm">
          <text:p text:style-name="P1"><text:span text:style-name="T1">M2</text:span></text:p>
        </draw:ellipse>
        <draw:ellipse draw:style-name="gr9" draw:text-style-name="P1" draw:layer="layout" svg:width="0.873cm" svg:height="0.767cm" svg:x="3.258cm" svg:y="7.993cm">
          <text:p text:style-name="P1"><text:span text:style-name="T1">M3</text:span></text:p>
        </draw:ellipse>
        <draw:ellipse draw:style-name="gr9" draw:text-style-name="P1" draw:layer="layout" svg:width="0.873cm" svg:height="0.767cm" svg:x="7.305cm" svg:y="8.02cm">
          <text:p text:style-name="P1"><text:span text:style-name="T1">M1</text:span></text:p>
        </draw:ellipse>
        <draw:ellipse draw:style-name="gr9" draw:text-style-name="P1" draw:layer="layout" svg:width="0.873cm" svg:height="0.767cm" svg:x="8.272cm" svg:y="8.02cm">
          <text:p text:style-name="P1"><text:span text:style-name="T1">M2</text:span></text:p>
        </draw:ellipse>
        <draw:ellipse draw:style-name="gr9" draw:text-style-name="P1" draw:layer="layout" svg:width="0.873cm" svg:height="0.767cm" svg:x="9.239cm" svg:y="8.02cm">
          <text:p text:style-name="P1"><text:span text:style-name="T1">M3</text:span></text:p>
        </draw:ellipse>
        <draw:ellipse draw:style-name="gr5" draw:text-style-name="P1" draw:layer="layout" svg:width="0.873cm" svg:height="0.767cm" svg:x="7.145cm" svg:y="2.569cm">
          <text:p text:style-name="P1"><text:span text:style-name="T1">M1</text:span></text:p>
        </draw:ellipse>
        <draw:ellipse draw:style-name="gr5" draw:text-style-name="P1" draw:layer="layout" svg:width="0.873cm" svg:height="0.767cm" svg:x="8.112cm" svg:y="2.569cm">
          <text:p text:style-name="P1"><text:span text:style-name="T1">M2</text:span></text:p>
        </draw:ellipse>
        <draw:ellipse draw:style-name="gr5" draw:text-style-name="P1" draw:layer="layout" svg:width="0.873cm" svg:height="0.767cm" svg:x="9.079cm" svg:y="2.569cm">
          <text:p text:style-name="P1"><text:span text:style-name="T1">M3</text:span></text:p>
        </draw:ellipse>
        <draw:frame draw:style-name="gr10" draw:text-style-name="P2" draw:layer="layout" svg:width="2.839cm" svg:height="0.759cm" svg:x="9.922cm" svg:y="2.645cm">
          <draw:text-box>
            <text:p><text:span text:style-name="T2">…</text:span><text:span text:style-name="T2">...SSRCs</text:span></text:p>
          </draw:text-box>
        </draw:frame>
        <draw:ellipse draw:style-name="gr9" draw:text-style-name="P1" draw:layer="layout" svg:width="0.873cm" svg:height="0.767cm" svg:x="7.2cm" svg:y="3.523cm">
          <text:p text:style-name="P1"><text:span text:style-name="T1">M1</text:span></text:p>
        </draw:ellipse>
        <draw:ellipse draw:style-name="gr9" draw:text-style-name="P1" draw:layer="layout" svg:width="0.873cm" svg:height="0.767cm" svg:x="8.167cm" svg:y="3.523cm">
          <text:p text:style-name="P1"><text:span text:style-name="T1">M2</text:span></text:p>
        </draw:ellipse>
        <draw:ellipse draw:style-name="gr9" draw:text-style-name="P1" draw:layer="layout" svg:width="0.873cm" svg:height="0.767cm" svg:x="9.134cm" svg:y="3.523cm">
          <text:p text:style-name="P1"><text:span text:style-name="T1">M3</text:span></text:p>
        </draw:ellipse>
        <draw:frame draw:style-name="gr11" draw:text-style-name="P2" draw:layer="layout" svg:width="2.737cm" svg:height="0.759cm" svg:x="9.924cm" svg:y="3.519cm">
          <draw:text-box>
            <text:p><text:span text:style-name="T2">…</text:span><text:span text:style-name="T2">...drones</text:span></text:p>
          </draw:text-box>
        </draw:frame>
        <draw:ellipse draw:style-name="gr12" draw:text-style-name="P1" draw:layer="layout" svg:width="4.821cm" svg:height="1.878cm" svg:x="1cm" svg:y="4.816cm">
          <text:p/>
        </draw:ellipse>
        <draw:line draw:style-name="gr13" draw:text-style-name="P1" draw:layer="layout" svg:x1="7.434cm" svg:y1="5.159cm" svg:x2="5.847cm" svg:y2="5.662cm">
          <text:p/>
        </draw:line>
        <draw:frame draw:style-name="gr14" draw:text-style-name="P2" draw:layer="layout" svg:width="5.607cm" svg:height="1.267cm" svg:x="7.463cm" svg:y="4.526cm">
          <draw:text-box>
            <text:p><text:span text:style-name="T2">states can be transmitted</text:span></text:p>
            <text:p><text:span text:style-name="T2">in a single datagram</text:span></text:p>
          </draw:text-box>
        </draw:frame>
      </draw:page>
    </office:drawing>
  </office:body>
</office:document-content>
</file>

<file path=Object 1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draw:stroke-dash draw:name="Fine_20_Dashed_20__28_var_29_" draw:display-name="Fine Dashed (var)" draw:style="rect" draw:dots1="1" draw:dots1-length="197%" draw:distance="197%"/>
    <draw:stroke-dash draw:name="Fine_20_Dotted" draw:display-name="Fine Dotted" draw:style="rect" draw:dots1="1" draw:distance="0.457cm"/>
    <draw:stroke-dash draw:name="Ultrafine_20_2_20_Dots_20_3_20_Dashes" draw:display-name="Ultrafine 2 Dots 3 Dashes" draw:style="rect" draw:dots1="2" draw:dots1-length="0.051cm" draw:dots2="3" draw:dots2-length="0.254cm" draw:distance="0.127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ohne_20_Linie" style:display-name="Objekt ohne Füllung und ohne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1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objectwithoutfill">
      <style:graphic-properties draw:fill="none" draw:textarea-vertical-align="middle"/>
    </style:style>
    <style:style style:name="gr2" style:family="graphic" style:parent-style-name="standard">
      <style:graphic-properties draw:textarea-vertical-align="middle"/>
    </style:style>
    <style:style style:name="gr3" style:family="graphic" style:parent-style-name="standard">
      <style:graphic-properties draw:stroke="none" svg:stroke-color="#000000" draw:fill="none" draw:fill-color="#ffffff" draw:textarea-horizontal-align="left" draw:auto-grow-height="true" draw:auto-grow-width="true" fo:min-height="0.509cm" fo:min-width="0.637cm"/>
    </style:style>
    <style:style style:name="gr4" style:family="graphic" style:parent-style-name="standard">
      <style:graphic-properties draw:stroke="none" svg:stroke-color="#000000" draw:fill="none" draw:fill-color="#ffffff" draw:textarea-horizontal-align="left" draw:auto-grow-height="true" draw:auto-grow-width="false" fo:min-height="0.509cm" fo:min-width="0cm"/>
    </style:style>
    <style:style style:name="gr5" style:family="graphic" style:parent-style-name="standard">
      <style:graphic-properties draw:stroke="none" svg:stroke-color="#000000" draw:fill="none" draw:fill-color="#ffffff" draw:textarea-horizontal-align="left" draw:auto-grow-height="true" draw:auto-grow-width="true" fo:min-height="0.509cm" fo:min-width="0.332cm"/>
    </style:style>
    <style:style style:name="gr6" style:family="graphic" style:parent-style-name="objectwithoutfill">
      <style:graphic-properties draw:stroke="dash" draw:stroke-dash="Fine_20_Dashed_20__28_var_29_" draw:fill="none" draw:textarea-vertical-align="middle"/>
    </style:style>
    <style:style style:name="gr7" style:family="graphic" style:parent-style-name="objectwithoutfill">
      <style:graphic-properties draw:marker-end="Rounded_20_large_20_Arrow" draw:marker-end-width="0.3cm" draw:fill="none" draw:textarea-vertical-align="middle"/>
    </style:style>
    <style:style style:name="gr8" style:family="graphic" style:parent-style-name="standard">
      <style:graphic-properties draw:stroke="none" svg:stroke-color="#000000" draw:fill="none" draw:fill-color="#ffffff" draw:textarea-horizontal-align="left" draw:auto-grow-height="true" draw:auto-grow-width="true" fo:min-height="0.612cm" fo:min-width="0.256cm"/>
    </style:style>
    <style:style style:name="gr9" style:family="graphic" style:parent-style-name="standard">
      <style:graphic-properties draw:textarea-horizontal-align="justify" draw:textarea-vertical-align="middle" draw:auto-grow-height="false" fo:min-height="0cm" fo:min-width="0cm"/>
    </style:style>
    <style:style style:name="gr10" style:family="graphic" style:parent-style-name="standard">
      <style:graphic-properties draw:stroke="none" svg:stroke-color="#000000" draw:fill="none" draw:fill-color="#ffffff" draw:textarea-horizontal-align="left" draw:auto-grow-height="true" draw:auto-grow-width="true" fo:min-height="0.484cm" fo:min-width="0.535cm"/>
    </style:style>
    <style:style style:name="gr11" style:family="graphic" style:parent-style-name="standard">
      <style:graphic-properties draw:textarea-horizontal-align="justify" draw:textarea-vertical-align="middle" draw:auto-grow-height="false" fo:min-height="0cm" fo:min-width="0cm"/>
    </style:style>
    <style:style style:name="gr12" style:family="graphic" style:parent-style-name="standard">
      <style:graphic-properties draw:stroke="none" svg:stroke-color="#000000" draw:fill="none" draw:fill-color="#ffffff" draw:textarea-horizontal-align="left" draw:auto-grow-height="true" draw:auto-grow-width="true" fo:min-height="0.509cm" fo:min-width="2.567cm"/>
    </style:style>
    <style:style style:name="gr13"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text-align="center"/>
    </style:style>
    <style:style style:name="P2" style:family="paragraph">
      <style:text-properties fo:font-size="13pt" style:font-size-asian="13pt" style:font-size-complex="13pt"/>
    </style:style>
    <style:style style:name="P3" style:family="paragraph">
      <style:text-properties fo:font-size="12pt" style:font-size-asian="12pt" style:font-size-complex="12pt"/>
    </style:style>
    <style:style style:name="P4" style:family="paragraph">
      <style:paragraph-properties fo:text-align="center"/>
      <style:text-properties fo:font-size="13pt" style:font-size-asian="13pt" style:font-size-complex="13pt"/>
    </style:style>
    <style:style style:name="P5" style:family="paragraph">
      <style:text-properties fo:font-size="11pt" style:font-size-asian="11pt" style:font-size-complex="11pt"/>
    </style:style>
    <style:style style:name="T1" style:family="text">
      <style:text-properties fo:font-size="13pt" style:font-size-asian="13pt" style:font-size-complex="13pt"/>
    </style:style>
    <style:style style:name="T2" style:family="text">
      <style:text-properties fo:font-size="12pt" style:font-size-asian="12pt" style:font-size-complex="12pt"/>
    </style:style>
    <style:style style:name="T3" style:family="text">
      <style:text-properties style:text-position="sub 58%" fo:font-size="12pt" style:font-size-asian="12pt" style:font-size-complex="12pt"/>
    </style:style>
    <style:style style:name="T4" style:family="text">
      <style:text-properties style:use-window-font-color="true" style:text-outline="false" style:text-line-through-style="none" fo:font-family="'Times New Roman'" style:font-family-generic="roman" fo:font-size="12pt" fo:font-style="normal" fo:text-shadow="none" style:text-underline-style="none" fo:font-weight="normal" style:letter-kerning="true" style:font-family-asian="'Microsoft YaHei'" style:font-family-generic-asian="system" style:font-pitch-asian="variable" style:font-size-asian="12pt" style:font-style-asian="normal" style:font-weight-asian="normal" style:font-family-complex="'Lucida 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5" style:family="text">
      <style:text-properties style:use-window-font-color="true" style:text-outline="false" style:text-line-through-style="none" fo:font-family="Arial" style:font-family-generic="roman" style:font-pitch="variable" fo:font-size="12pt" fo:font-style="normal" fo:text-shadow="none" style:text-underline-style="none" fo:font-weight="normal" style:letter-kerning="true" style:font-family-asian="'Microsoft YaHei'" style:font-family-generic-asian="system" style:font-pitch-asian="variable" style:font-size-asian="12pt" style:font-style-asian="normal" style:font-weight-asian="normal" style:font-family-complex="'Lucida 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6" style:family="text">
      <style:text-properties fo:font-size="11pt" style:font-size-asian="11pt" style:font-size-complex="11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line draw:style-name="gr1" draw:text-style-name="P1" draw:layer="layout" svg:x1="0.502cm" svg:y1="1.302cm" svg:x2="14.552cm" svg:y2="1.329cm">
          <text:p/>
        </draw:line>
        <draw:line draw:style-name="gr1" draw:text-style-name="P1" draw:layer="layout" svg:x1="0.502cm" svg:y1="2.603cm" svg:x2="14.552cm" svg:y2="2.63cm">
          <text:p/>
        </draw:line>
        <draw:path draw:style-name="gr1" draw:text-style-name="P1" draw:layer="layout" svg:width="0.422cm" svg:height="1.296cm" svg:x="0.37cm" svg:y="1.302cm" svg:viewBox="0 0 423 1297" svg:d="M159 1297c132-371 264-450 264-450l-105-349-291-154-27-158 132-186">
          <text:p/>
        </draw:path>
        <draw:path draw:style-name="gr1" draw:text-style-name="P1" draw:layer="layout" svg:width="0.422cm" svg:height="1.296cm" svg:x="14.368cm" svg:y="1.355cm" svg:viewBox="0 0 423 1297" svg:d="M159 1297c132-371 264-450 264-450l-105-349-291-154-27-158 132-186">
          <text:p/>
        </draw:path>
        <draw:rect draw:style-name="gr2" draw:text-style-name="P1" draw:layer="layout" svg:width="1.64cm" svg:height="1.27cm" svg:x="2.725cm" svg:y="1.329cm">
          <text:p/>
        </draw:rect>
        <draw:rect draw:style-name="gr2" draw:text-style-name="P1" draw:layer="layout" svg:width="1.376cm" svg:height="1.27cm" svg:x="5.556cm" svg:y="1.329cm">
          <text:p/>
        </draw:rect>
        <draw:rect draw:style-name="gr2" draw:text-style-name="P1" draw:layer="layout" svg:width="2.434cm" svg:height="1.27cm" svg:x="8.229cm" svg:y="1.329cm">
          <text:p/>
        </draw:rect>
        <draw:rect draw:style-name="gr2" draw:text-style-name="P1" draw:layer="layout" svg:width="1.559cm" svg:height="1.27cm" svg:x="12.569cm" svg:y="1.356cm">
          <text:p/>
        </draw:rect>
        <draw:frame draw:style-name="gr3" draw:text-style-name="P2" draw:layer="layout" svg:width="1.137cm" svg:height="0.759cm" svg:x="1.377cm" svg:y="1.254cm">
          <draw:text-box>
            <text:p><text:span text:style-name="T1">EC</text:span></text:p>
          </draw:text-box>
        </draw:frame>
        <draw:frame draw:style-name="gr3" draw:text-style-name="P2" draw:layer="layout" svg:width="1.137cm" svg:height="0.759cm" svg:x="4.394cm" svg:y="1.254cm">
          <draw:text-box>
            <text:p><text:span text:style-name="T1">EC</text:span></text:p>
          </draw:text-box>
        </draw:frame>
        <draw:frame draw:style-name="gr3" draw:text-style-name="P2" draw:layer="layout" svg:width="1.137cm" svg:height="0.759cm" svg:x="6.961cm" svg:y="1.254cm">
          <draw:text-box>
            <text:p><text:span text:style-name="T1">EC</text:span></text:p>
          </draw:text-box>
        </draw:frame>
        <draw:frame draw:style-name="gr3" draw:text-style-name="P2" draw:layer="layout" svg:width="1.137cm" svg:height="0.759cm" svg:x="11.461cm" svg:y="1.254cm">
          <draw:text-box>
            <text:p><text:span text:style-name="T1">EC</text:span></text:p>
          </draw:text-box>
        </draw:frame>
        <draw:frame draw:style-name="gr4" draw:text-style-name="P2" draw:layer="layout" svg:width="0.832cm" svg:height="0.759cm" svg:x="2.83cm" svg:y="1.254cm">
          <draw:text-box>
            <text:p><text:span text:style-name="T1">R</text:span></text:p>
          </draw:text-box>
        </draw:frame>
        <draw:frame draw:style-name="gr5" draw:text-style-name="P2" draw:layer="layout" svg:width="0.832cm" svg:height="0.759cm" svg:x="5.821cm" svg:y="1.254cm">
          <draw:text-box>
            <text:p><text:span text:style-name="T1">R</text:span></text:p>
          </draw:text-box>
        </draw:frame>
        <draw:frame draw:style-name="gr5" draw:text-style-name="P2" draw:layer="layout" svg:width="0.832cm" svg:height="0.759cm" svg:x="8.757cm" svg:y="1.254cm">
          <draw:text-box>
            <text:p><text:span text:style-name="T1">R</text:span></text:p>
          </draw:text-box>
        </draw:frame>
        <draw:frame draw:style-name="gr5" draw:text-style-name="P2" draw:layer="layout" svg:width="0.832cm" svg:height="0.759cm" svg:x="12.753cm" svg:y="1.254cm">
          <draw:text-box>
            <text:p><text:span text:style-name="T1">R</text:span></text:p>
          </draw:text-box>
        </draw:frame>
        <draw:line draw:style-name="gr1" draw:text-style-name="P1" draw:layer="layout" svg:x1="0.503cm" svg:y1="8.403cm" svg:x2="14.553cm" svg:y2="8.43cm">
          <text:p/>
        </draw:line>
        <draw:line draw:style-name="gr1" draw:text-style-name="P1" draw:layer="layout" svg:x1="0.503cm" svg:y1="9.704cm" svg:x2="14.553cm" svg:y2="9.731cm">
          <text:p/>
        </draw:line>
        <draw:path draw:style-name="gr1" draw:text-style-name="P1" draw:layer="layout" svg:width="0.422cm" svg:height="1.296cm" svg:x="0.371cm" svg:y="8.403cm" svg:viewBox="0 0 423 1297" svg:d="M159 1297c132-371 264-450 264-450l-105-349-291-154-27-158 132-186">
          <text:p/>
        </draw:path>
        <draw:path draw:style-name="gr1" draw:text-style-name="P1" draw:layer="layout" svg:width="0.422cm" svg:height="1.296cm" svg:x="14.369cm" svg:y="8.456cm" svg:viewBox="0 0 423 1297" svg:d="M159 1297c132-371 264-450 264-450l-105-349-291-154-27-158 132-186">
          <text:p/>
        </draw:path>
        <draw:rect draw:style-name="gr2" draw:text-style-name="P1" draw:layer="layout" svg:width="1.72cm" svg:height="1.27cm" svg:x="3.36cm" svg:y="8.43cm">
          <text:p/>
        </draw:rect>
        <draw:rect draw:style-name="gr2" draw:text-style-name="P1" draw:layer="layout" svg:width="0.847cm" svg:height="1.27cm" svg:x="6.006cm" svg:y="8.404cm">
          <text:p/>
        </draw:rect>
        <draw:rect draw:style-name="gr2" draw:text-style-name="P1" draw:layer="layout" svg:width="0.769cm" svg:height="1.27cm" svg:x="7.752cm" svg:y="8.403cm">
          <text:p/>
        </draw:rect>
        <draw:rect draw:style-name="gr2" draw:text-style-name="P1" draw:layer="layout" svg:width="1.085cm" svg:height="1.27cm" svg:x="9.368cm" svg:y="8.429cm">
          <text:p/>
        </draw:rect>
        <draw:rect draw:style-name="gr2" draw:text-style-name="P1" draw:layer="layout" svg:width="0.847cm" svg:height="1.27cm" svg:x="11.35cm" svg:y="8.43cm">
          <text:p/>
        </draw:rect>
        <draw:rect draw:style-name="gr2" draw:text-style-name="P1" draw:layer="layout" svg:width="1.085cm" svg:height="1.27cm" svg:x="13.044cm" svg:y="8.457cm">
          <text:p/>
        </draw:rect>
        <draw:frame draw:style-name="gr5" draw:text-style-name="P2" draw:layer="layout" svg:width="0.832cm" svg:height="0.759cm" svg:x="3.811cm" svg:y="8.355cm">
          <draw:text-box>
            <text:p><text:span text:style-name="T1">R</text:span></text:p>
          </draw:text-box>
        </draw:frame>
        <draw:frame draw:style-name="gr3" draw:text-style-name="P2" draw:layer="layout" svg:width="1.137cm" svg:height="0.759cm" svg:x="4.896cm" svg:y="8.355cm">
          <draw:text-box>
            <text:p><text:span text:style-name="T1">EC</text:span></text:p>
          </draw:text-box>
        </draw:frame>
        <draw:frame draw:style-name="gr3" draw:text-style-name="P2" draw:layer="layout" svg:width="1.137cm" svg:height="0.759cm" svg:x="2.224cm" svg:y="8.355cm">
          <draw:text-box>
            <text:p><text:span text:style-name="T1">EC</text:span></text:p>
          </draw:text-box>
        </draw:frame>
        <draw:frame draw:style-name="gr3" draw:text-style-name="P2" draw:layer="layout" svg:width="1.137cm" svg:height="0.759cm" svg:x="6.617cm" svg:y="8.355cm">
          <draw:text-box>
            <text:p><text:span text:style-name="T1">EC</text:span></text:p>
          </draw:text-box>
        </draw:frame>
        <draw:frame draw:style-name="gr3" draw:text-style-name="P2" draw:layer="layout" svg:width="1.137cm" svg:height="0.759cm" svg:x="8.285cm" svg:y="8.355cm">
          <draw:text-box>
            <text:p><text:span text:style-name="T1">EC</text:span></text:p>
          </draw:text-box>
        </draw:frame>
        <draw:frame draw:style-name="gr3" draw:text-style-name="P2" draw:layer="layout" svg:width="1.137cm" svg:height="0.759cm" svg:x="10.27cm" svg:y="8.355cm">
          <draw:text-box>
            <text:p><text:span text:style-name="T1">EC</text:span></text:p>
          </draw:text-box>
        </draw:frame>
        <draw:frame draw:style-name="gr3" draw:text-style-name="P2" draw:layer="layout" svg:width="1.137cm" svg:height="0.759cm" svg:x="12.044cm" svg:y="8.355cm">
          <draw:text-box>
            <text:p><text:span text:style-name="T1">EC</text:span></text:p>
          </draw:text-box>
        </draw:frame>
        <draw:frame draw:style-name="gr5" draw:text-style-name="P2" draw:layer="layout" svg:width="0.832cm" svg:height="0.759cm" svg:x="6.112cm" svg:y="8.355cm">
          <draw:text-box>
            <text:p><text:span text:style-name="T1">R</text:span></text:p>
          </draw:text-box>
        </draw:frame>
        <draw:frame draw:style-name="gr5" draw:text-style-name="P2" draw:layer="layout" svg:width="0.832cm" svg:height="0.759cm" svg:x="7.752cm" svg:y="8.355cm">
          <draw:text-box>
            <text:p><text:span text:style-name="T1">R</text:span></text:p>
          </draw:text-box>
        </draw:frame>
        <draw:frame draw:style-name="gr5" draw:text-style-name="P2" draw:layer="layout" svg:width="0.832cm" svg:height="0.759cm" svg:x="9.473cm" svg:y="8.355cm">
          <draw:text-box>
            <text:p><text:span text:style-name="T1">R</text:span></text:p>
          </draw:text-box>
        </draw:frame>
        <draw:frame draw:style-name="gr5" draw:text-style-name="P2" draw:layer="layout" svg:width="0.832cm" svg:height="0.759cm" svg:x="11.193cm" svg:y="8.355cm">
          <draw:text-box>
            <text:p><text:span text:style-name="T1">R</text:span></text:p>
          </draw:text-box>
        </draw:frame>
        <draw:frame draw:style-name="gr5" draw:text-style-name="P2" draw:layer="layout" svg:width="0.832cm" svg:height="0.759cm" svg:x="13.045cm" svg:y="8.355cm">
          <draw:text-box>
            <text:p><text:span text:style-name="T1">R</text:span></text:p>
          </draw:text-box>
        </draw:frame>
        <draw:rect draw:style-name="gr2" draw:text-style-name="P1" draw:layer="layout" svg:width="0.847cm" svg:height="1.27cm" svg:x="1.614cm" svg:y="8.404cm">
          <text:p/>
        </draw:rect>
        <draw:frame draw:style-name="gr5" draw:text-style-name="P2" draw:layer="layout" svg:width="0.832cm" svg:height="0.759cm" svg:x="1.72cm" svg:y="8.355cm">
          <draw:text-box>
            <text:p><text:span text:style-name="T1">R</text:span></text:p>
          </draw:text-box>
        </draw:frame>
        <draw:line draw:style-name="gr1" draw:text-style-name="P1" draw:layer="layout" svg:x1="0.238cm" svg:y1="4.216cm" svg:x2="14.367cm" svg:y2="4.216cm">
          <text:p/>
        </draw:line>
        <draw:line draw:style-name="gr1" draw:text-style-name="P1" draw:layer="layout" svg:x1="0.741cm" svg:y1="2.91cm" svg:x2="0.741cm" svg:y2="7.117cm">
          <text:p/>
        </draw:line>
        <draw:line draw:style-name="gr6" draw:text-style-name="P1" draw:layer="layout" svg:x1="5.555cm" svg:y1="1.878cm" svg:x2="5.583cm" svg:y2="4.18cm">
          <text:p/>
        </draw:line>
        <draw:line draw:style-name="gr6" draw:text-style-name="P1" draw:layer="layout" svg:x1="2.724cm" svg:y1="1.853cm" svg:x2="2.699cm" svg:y2="4.207cm">
          <text:p/>
        </draw:line>
        <draw:line draw:style-name="gr6" draw:text-style-name="P1" draw:layer="layout" svg:x1="8.226cm" svg:y1="1.88cm" svg:x2="8.229cm" svg:y2="4.233cm">
          <text:p/>
        </draw:line>
        <draw:line draw:style-name="gr7" draw:text-style-name="P1" draw:layer="layout" svg:x1="0.741cm" svg:y1="3.757cm" svg:x2="2.725cm" svg:y2="3.757cm">
          <text:p/>
        </draw:line>
        <draw:line draw:style-name="gr7" draw:text-style-name="P1" draw:layer="layout" svg:x1="0.714cm" svg:y1="3.519cm" svg:x2="5.556cm" svg:y2="3.492cm">
          <text:p/>
        </draw:line>
        <draw:line draw:style-name="gr7" draw:text-style-name="P1" draw:layer="layout" svg:x1="0.714cm" svg:y1="3.21cm" svg:x2="8.255cm" svg:y2="3.175cm">
          <text:p/>
        </draw:line>
        <draw:frame draw:style-name="gr8" draw:text-style-name="P3" draw:layer="layout" svg:width="0.756cm" svg:height="0.862cm" svg:x="2.701cm" svg:y="3.424cm">
          <draw:text-box>
            <text:p><text:span text:style-name="T2">t</text:span><text:span text:style-name="T3">1</text:span></text:p>
          </draw:text-box>
        </draw:frame>
        <draw:frame draw:style-name="gr8" draw:text-style-name="P3" draw:layer="layout" svg:width="0.756cm" svg:height="0.862cm" svg:x="5.601cm" svg:y="3.124cm">
          <draw:text-box>
            <text:p><text:span text:style-name="T2">t</text:span><text:span text:style-name="T3">2</text:span></text:p>
          </draw:text-box>
        </draw:frame>
        <draw:frame draw:style-name="gr8" draw:text-style-name="P3" draw:layer="layout" svg:width="0.756cm" svg:height="0.862cm" svg:x="8.225cm" svg:y="2.871cm">
          <draw:text-box>
            <text:p><text:span text:style-name="T2">t</text:span><text:span text:style-name="T3">3</text:span></text:p>
          </draw:text-box>
        </draw:frame>
        <draw:line draw:style-name="gr1" draw:text-style-name="P1" draw:layer="layout" svg:x1="0.239cm" svg:y1="6.816cm" svg:x2="14.368cm" svg:y2="6.816cm">
          <text:p/>
        </draw:line>
        <draw:line draw:style-name="gr1" draw:text-style-name="P1" draw:layer="layout" svg:x1="6.747cm" svg:y1="5.372cm" svg:x2="6.72cm" svg:y2="6.827cm">
          <text:p/>
        </draw:line>
        <draw:line draw:style-name="gr7" draw:text-style-name="P1" draw:layer="layout" svg:x1="6.747cm" svg:y1="6.219cm" svg:x2="8.731cm" svg:y2="6.219cm">
          <text:p/>
        </draw:line>
        <draw:line draw:style-name="gr7" draw:text-style-name="P1" draw:layer="layout" svg:x1="6.72cm" svg:y1="5.981cm" svg:x2="11.562cm" svg:y2="5.954cm">
          <text:p/>
        </draw:line>
        <draw:line draw:style-name="gr7" draw:text-style-name="P1" draw:layer="layout" svg:x1="6.72cm" svg:y1="5.672cm" svg:x2="14.261cm" svg:y2="5.637cm">
          <text:p/>
        </draw:line>
        <draw:frame draw:style-name="gr8" draw:text-style-name="P3" draw:layer="layout" svg:width="0.756cm" svg:height="0.862cm" svg:x="8.707cm" svg:y="5.886cm">
          <draw:text-box>
            <text:p><text:span text:style-name="T2">t</text:span><text:span text:style-name="T3">1</text:span></text:p>
          </draw:text-box>
        </draw:frame>
        <draw:frame draw:style-name="gr8" draw:text-style-name="P3" draw:layer="layout" svg:width="0.756cm" svg:height="0.862cm" svg:x="11.607cm" svg:y="5.586cm">
          <draw:text-box>
            <text:p><text:span text:style-name="T2">t</text:span><text:span text:style-name="T3">2</text:span></text:p>
          </draw:text-box>
        </draw:frame>
        <draw:frame draw:style-name="gr8" draw:text-style-name="P3" draw:layer="layout" svg:width="0.756cm" svg:height="0.862cm" svg:x="14.231cm" svg:y="5.333cm">
          <draw:text-box>
            <text:p><text:span text:style-name="T2">t</text:span><text:span text:style-name="T3">3</text:span></text:p>
          </draw:text-box>
        </draw:frame>
        <draw:line draw:style-name="gr6" draw:text-style-name="P1" draw:layer="layout" svg:x1="11.614cm" svg:y1="5.423cm" svg:x2="11.668cm" svg:y2="8.466cm">
          <text:p/>
        </draw:line>
        <draw:line draw:style-name="gr6" draw:text-style-name="P1" draw:layer="layout" svg:x1="8.783cm" svg:y1="5.398cm" svg:x2="8.731cm" svg:y2="9.154cm">
          <text:p/>
        </draw:line>
        <draw:line draw:style-name="gr6" draw:text-style-name="P1" draw:layer="layout" svg:x1="14.285cm" svg:y1="5.425cm" svg:x2="14.235cm" svg:y2="9.048cm">
          <text:p/>
        </draw:line>
        <draw:custom-shape draw:style-name="gr9" draw:text-style-name="P1" draw:layer="layout" svg:width="1.826cm" svg:height="0.9cm" draw:transform="rotate (-1.30323735246511) translate (8.594cm 4.055cm)">
          <text:p/>
          <draw:enhanced-geometry svg:viewBox="0 0 21600 21600" draw:text-areas="?f5 ?f1 ?f6 ?f2" draw:type="notched-right-arrow" draw:modifiers="16200 5400" draw:enhanced-path="M 0 ?f1 L ?f0 ?f1 ?f0 0 21600 10800 ?f0 21600 ?f0 ?f2 0 ?f2 ?f5 10800 0 ?f1 Z N">
            <draw:equation draw:name="f0" draw:formula="$0 "/>
            <draw:equation draw:name="f1" draw:formula="$1 "/>
            <draw:equation draw:name="f2" draw:formula="21600-$1 "/>
            <draw:equation draw:name="f3" draw:formula="21600-$0 "/>
            <draw:equation draw:name="f4" draw:formula="10800-$1 "/>
            <draw:equation draw:name="f5" draw:formula="?f3 *?f4 /10800"/>
            <draw:equation draw:name="f6" draw:formula="21600-?f5 "/>
            <draw:handle draw:handle-position="$0 $1" draw:handle-range-x-minimum="0" draw:handle-range-x-maximum="21600" draw:handle-range-y-minimum="0" draw:handle-range-y-maximum="10800"/>
          </draw:enhanced-geometry>
        </draw:custom-shape>
        <draw:line draw:style-name="gr7" draw:text-style-name="P1" draw:layer="layout" svg:x1="0.741cm" svg:y1="5.848cm" svg:x2="6.668cm" svg:y2="5.873cm">
          <text:p/>
        </draw:line>
        <draw:frame draw:style-name="gr10" draw:text-style-name="P3" draw:layer="layout" svg:width="1.035cm" svg:height="0.734cm" svg:x="3.405cm" svg:y="5.162cm">
          <draw:text-box>
            <text:p><text:span text:style-name="T4">Δ</text:span><text:span text:style-name="T5">T</text:span></text:p>
          </draw:text-box>
        </draw:frame>
        <draw:custom-shape draw:style-name="gr11" draw:text-style-name="P4" draw:layer="layout" svg:width="6.165cm" svg:height="0.873cm" svg:x="2.25cm" svg:y="3.995cm">
          <text:p text:style-name="P1"><text:span text:style-name="T1">packing</text:span></text:p>
          <draw:enhanced-geometry svg:viewBox="0 0 21600 21600" draw:text-areas="?f5 ?f1 ?f6 ?f2" draw:type="notched-right-arrow" draw:modifiers="16200 5400" draw:enhanced-path="M 0 ?f1 L ?f0 ?f1 ?f0 0 21600 10800 ?f0 21600 ?f0 ?f2 0 ?f2 ?f5 10800 0 ?f1 Z N">
            <draw:equation draw:name="f0" draw:formula="$0 "/>
            <draw:equation draw:name="f1" draw:formula="$1 "/>
            <draw:equation draw:name="f2" draw:formula="21600-$1 "/>
            <draw:equation draw:name="f3" draw:formula="21600-$0 "/>
            <draw:equation draw:name="f4" draw:formula="10800-$1 "/>
            <draw:equation draw:name="f5" draw:formula="?f3 *?f4 /10800"/>
            <draw:equation draw:name="f6" draw:formula="21600-?f5 "/>
            <draw:handle draw:handle-position="$0 $1" draw:handle-range-x-minimum="0" draw:handle-range-x-maximum="21600" draw:handle-range-y-minimum="0" draw:handle-range-y-maximum="10800"/>
          </draw:enhanced-geometry>
        </draw:custom-shape>
        <draw:frame draw:style-name="gr12" draw:text-style-name="P2" draw:layer="layout" svg:width="3.067cm" svg:height="0.759cm" svg:x="8.149cm" svg:y="4.551cm">
          <draw:text-box>
            <text:p><text:span text:style-name="T1">transmission</text:span></text:p>
          </draw:text-box>
        </draw:frame>
        <draw:custom-shape draw:style-name="gr11" draw:text-style-name="P4" draw:layer="layout" svg:width="6.165cm" svg:height="0.873cm" svg:x="8.415cm" svg:y="6.985cm">
          <text:p text:style-name="P1"><text:span text:style-name="T1">replay</text:span></text:p>
          <draw:enhanced-geometry svg:viewBox="0 0 21600 21600" draw:text-areas="?f5 ?f1 ?f6 ?f2" draw:type="notched-right-arrow" draw:modifiers="16200 5400" draw:enhanced-path="M 0 ?f1 L ?f0 ?f1 ?f0 0 21600 10800 ?f0 21600 ?f0 ?f2 0 ?f2 ?f5 10800 0 ?f1 Z N">
            <draw:equation draw:name="f0" draw:formula="$0 "/>
            <draw:equation draw:name="f1" draw:formula="$1 "/>
            <draw:equation draw:name="f2" draw:formula="21600-$1 "/>
            <draw:equation draw:name="f3" draw:formula="21600-$0 "/>
            <draw:equation draw:name="f4" draw:formula="10800-$1 "/>
            <draw:equation draw:name="f5" draw:formula="?f3 *?f4 /10800"/>
            <draw:equation draw:name="f6" draw:formula="21600-?f5 "/>
            <draw:handle draw:handle-position="$0 $1" draw:handle-range-x-minimum="0" draw:handle-range-x-maximum="21600" draw:handle-range-y-minimum="0" draw:handle-range-y-maximum="10800"/>
          </draw:enhanced-geometry>
        </draw:custom-shape>
        <draw:custom-shape draw:style-name="gr9" draw:text-style-name="P1" draw:layer="layout" svg:width="0.45cm" svg:height="0.502cm" svg:x="8.599cm" svg:y="8.943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line draw:style-name="gr6" draw:text-style-name="P1" draw:layer="layout" svg:x1="12.224cm" svg:y1="8.963cm" svg:x2="11.668cm" svg:y2="8.355cm">
          <text:p/>
        </draw:line>
        <draw:custom-shape draw:style-name="gr9" draw:text-style-name="P1" draw:layer="layout" svg:width="0.45cm" svg:height="0.502cm" svg:x="12.039cm" svg:y="8.864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9" draw:text-style-name="P1" draw:layer="layout" svg:width="0.45cm" svg:height="0.502cm" svg:x="14.104cm" svg:y="8.839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frame draw:style-name="gr13" draw:text-style-name="P5" draw:layer="layout" svg:width="4.392cm" svg:height="1.123cm" svg:x="1.905cm" svg:y="7.038cm">
          <draw:text-box>
            <text:p><text:span text:style-name="T6">EC …..Event Cascade</text:span></text:p>
            <text:p><text:span text:style-name="T6">R ….....Rendering</text:span></text:p>
          </draw:text-box>
        </draw:frame>
      </draw:page>
    </office:drawing>
  </office:body>
</office:document-content>
</file>

<file path=Object 1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draw:marker draw:name="Rounded_20_large_20_Arrow" draw:display-name="Rounded large Arrow" svg:viewBox="0 0 1131 2256" svg:d="M1127 2120l-449-2006-9-42-25-39-38-25-38-8-43 8-38 25-25 39-9 42-449 2006v13l-4 9 9 42 25 38 38 25 42 9h903l42-9 38-25 26-38 8-42v-9z"/>
    <draw:stroke-dash draw:name="Fine_20_Dashed_20__28_var_29_" draw:display-name="Fine Dashed (var)" draw:style="rect" draw:dots1="1" draw:dots1-length="197%" draw:distance="197%"/>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ohne_20_Linie" style:display-name="Objekt ohne Füllung und ohne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ummerierungszeichen" style:family="graphic">
      <style:paragraph-properties style:text-autospace="none"/>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1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textarea-horizontal-align="justify" draw:textarea-vertical-align="middle" draw:auto-grow-height="false" fo:min-height="0cm" fo:min-width="0cm" fo:wrap-option="no-wrap"/>
    </style:style>
    <style:style style:name="gr2" style:family="graphic" style:parent-style-name="standard">
      <style:graphic-properties draw:textarea-horizontal-align="justify" draw:textarea-vertical-align="bottom" draw:auto-grow-height="false" fo:min-height="0cm" fo:min-width="0cm"/>
    </style:style>
    <style:style style:name="gr3" style:family="graphic" style:parent-style-name="standard">
      <style:graphic-properties draw:stroke="none" svg:stroke-color="#000000" draw:fill="none" draw:fill-color="#ffffff" draw:textarea-horizontal-align="left" draw:auto-grow-height="true" draw:auto-grow-width="true" fo:min-height="0.39cm" fo:min-width="1.92cm"/>
    </style:style>
    <style:style style:name="gr4" style:family="graphic" style:parent-style-name="standard">
      <style:graphic-properties draw:textarea-horizontal-align="justify" draw:textarea-vertical-align="middle" draw:auto-grow-height="false" fo:min-height="0cm" fo:min-width="0cm"/>
    </style:style>
    <style:style style:name="gr5" style:family="graphic" style:parent-style-name="standard">
      <style:graphic-properties draw:stroke="none" svg:stroke-color="#000000" draw:fill="none" draw:fill-color="#ffffff" draw:textarea-horizontal-align="left" draw:auto-grow-height="true" draw:auto-grow-width="true" fo:min-height="0.779cm" fo:min-width="2.737cm"/>
    </style:style>
    <style:style style:name="gr6" style:family="graphic" style:parent-style-name="objectwithoutfill">
      <style:graphic-properties draw:fill="none" draw:textarea-vertical-align="middle"/>
    </style:style>
    <style:style style:name="gr7" style:family="graphic" style:parent-style-name="standard">
      <style:graphic-properties draw:stroke="none" svg:stroke-color="#000000" draw:fill="none" draw:fill-color="#ffffff" draw:textarea-horizontal-align="left" draw:auto-grow-height="true" draw:auto-grow-width="true" fo:min-height="0.779cm" fo:min-width="2.462cm"/>
    </style:style>
    <style:style style:name="gr8" style:family="graphic" style:parent-style-name="standard">
      <style:graphic-properties draw:stroke="none" svg:stroke-color="#000000" draw:fill="none" draw:fill-color="#ffffff" draw:textarea-horizontal-align="left" draw:auto-grow-height="true" draw:auto-grow-width="true" fo:min-height="0.779cm" fo:min-width="2.572cm"/>
    </style:style>
    <style:style style:name="gr9" style:family="graphic" style:parent-style-name="standard">
      <style:graphic-properties draw:stroke="none" svg:stroke-color="#000000" draw:fill="none" draw:fill-color="#ffffff" draw:textarea-horizontal-align="left" draw:auto-grow-height="true" draw:auto-grow-width="true" fo:min-height="0.779cm" fo:min-width="2.208cm"/>
    </style:style>
    <style:style style:name="gr10" style:family="graphic" style:parent-style-name="standard">
      <style:graphic-properties draw:stroke="none" svg:stroke-color="#000000" draw:fill="none" draw:fill-color="#ffffff" draw:textarea-horizontal-align="left" draw:auto-grow-height="true" draw:auto-grow-width="true" fo:min-height="0.39cm" fo:min-width="1.776cm"/>
    </style:style>
    <style:style style:name="gr11" style:family="graphic" style:parent-style-name="standard">
      <style:graphic-properties draw:stroke="none" svg:stroke-color="#000000" draw:fill="none" draw:fill-color="#ffffff" draw:textarea-horizontal-align="left" draw:auto-grow-height="true" draw:auto-grow-width="true" fo:min-height="0.779cm" fo:min-width="1.615cm"/>
    </style:style>
    <style:style style:name="gr12" style:family="graphic" style:parent-style-name="standard">
      <style:graphic-properties draw:fill="solid" draw:fill-color="#008000" draw:opacity="70%" draw:textarea-horizontal-align="center" draw:textarea-vertical-align="top" draw:auto-grow-height="false" fo:min-height="0cm" fo:min-width="0cm" draw:shadow-opacity="70%"/>
    </style:style>
    <style:style style:name="gr13" style:family="graphic" style:parent-style-name="objectwithoutfill">
      <style:graphic-properties draw:stroke="dash" draw:stroke-dash="Fine_20_Dashed_20__28_var_29_" svg:stroke-width="0.152cm" draw:marker-start-width="0.66cm" draw:marker-end="Arrow" draw:marker-end-width="0.66cm" draw:fill="none" draw:textarea-vertical-align="middle" fo:padding-top="0.201cm" fo:padding-bottom="0.201cm" fo:padding-left="0.326cm" fo:padding-right="0.326cm"/>
    </style:style>
    <style:style style:name="gr14" style:family="graphic" style:parent-style-name="standard">
      <style:graphic-properties draw:stroke="none" svg:stroke-color="#000000" draw:fill="solid" draw:fill-color="#c0c0c0" draw:textarea-horizontal-align="left" draw:auto-grow-height="true" draw:auto-grow-width="true" fo:min-height="0.713cm" fo:min-width="5.738cm"/>
    </style:style>
    <style:style style:name="P1" style:family="paragraph">
      <style:paragraph-properties fo:text-align="center"/>
    </style:style>
    <style:style style:name="P2" style:family="paragraph">
      <style:paragraph-properties fo:text-align="center"/>
      <style:text-properties fo:font-size="10pt" style:font-size-asian="10pt" style:font-size-complex="10pt"/>
    </style:style>
    <style:style style:name="P3" style:family="paragraph">
      <style:paragraph-properties fo:text-align="center">
        <style:tab-stops/>
      </style:paragraph-properties>
    </style:style>
    <style:style style:name="P4" style:family="paragraph">
      <style:paragraph-properties fo:text-align="center">
        <style:tab-stops/>
      </style:paragraph-properties>
      <style:text-properties fo:font-size="10pt" style:font-size-asian="10pt" style:font-size-complex="10pt"/>
    </style:style>
    <style:style style:name="P5" style:family="paragraph">
      <style:text-properties fo:font-size="10pt" style:font-size-asian="10pt" style:font-size-complex="10pt"/>
    </style:style>
    <style:style style:name="P6" style:family="paragraph">
      <style:paragraph-properties fo:text-align="center"/>
      <style:text-properties fo:color="#ffffff" style:text-underline-style="solid" style:text-underline-width="auto" style:text-underline-color="font-color" fo:font-weight="bold" style:font-weight-asian="bold" style:font-weight-complex="bold"/>
    </style:style>
    <style:style style:name="T1" style:family="text">
      <style:text-properties fo:font-size="10pt" style:font-size-asian="10pt" style:font-size-complex="10pt"/>
    </style:style>
    <style:style style:name="T2" style:family="text">
      <style:text-properties fo:color="#ffffff" style:text-underline-style="solid" style:text-underline-width="auto" style:text-underline-color="font-color" fo:font-weight="bold" style:font-weight-asian="bold"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1" draw:layer="layout" svg:width="10.425cm" svg:height="2.328cm" svg:x="0.132cm" svg:y="5cm">
          <text:p text:style-name="P1">Network</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 draw:text-style-name="P1" draw:layer="layout" svg:width="1.905cm" svg:height="1.852cm" svg:x="0.661cm" svg:y="0.768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frame draw:style-name="gr3" draw:text-style-name="P2" draw:layer="layout" svg:width="2.42cm" svg:height="0.64cm" svg:x="0.396cm" svg:y="2.725cm">
          <draw:text-box>
            <text:p text:style-name="P1"><text:span text:style-name="T1">User Activity</text:span></text:p>
          </draw:text-box>
        </draw:frame>
        <draw:custom-shape draw:style-name="gr2" draw:text-style-name="P1" draw:layer="layout" svg:width="1.905cm" svg:height="1.852cm" svg:x="0.661cm" svg:y="0.793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4" draw:text-style-name="P1" draw:layer="layout" svg:width="1.931cm" svg:height="1.931cm" svg:x="3.4cm" svg:y="0.75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 draw:text-style-name="P4" draw:layer="layout" svg:width="3.237cm" svg:height="1.029cm" svg:x="2.774cm" svg:y="2.725cm">
          <draw:text-box>
            <text:p text:style-name="P3"><text:span text:style-name="T1">Sensor Node</text:span><text:span text:style-name="T1"><text:line-break/></text:span><text:span text:style-name="T1">e.g. TouchSensor</text:span></text:p>
          </draw:text-box>
        </draw:frame>
        <draw:line draw:style-name="gr6" draw:text-style-name="P1" draw:layer="layout" svg:x1="5.834cm" svg:y1="0.212cm" svg:x2="5.834cm" svg:y2="4.26cm">
          <text:p/>
        </draw:line>
        <draw:frame draw:style-name="gr7" draw:text-style-name="P5" draw:layer="layout" svg:width="2.962cm" svg:height="1.029cm" svg:x="4.302cm" svg:y="4.206cm">
          <draw:text-box>
            <text:p><text:span text:style-name="T1">Continuous or</text:span></text:p>
            <text:p><text:span text:style-name="T1">Discrete Events</text:span></text:p>
          </draw:text-box>
        </draw:frame>
        <draw:custom-shape draw:style-name="gr4" draw:text-style-name="P1" draw:layer="layout" svg:width="1.931cm" svg:height="1.931cm" svg:x="6.166cm" svg:y="0.75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8" draw:text-style-name="P4" draw:layer="layout" svg:width="3.072cm" svg:height="1.029cm" svg:x="5.643cm" svg:y="2.725cm">
          <draw:text-box>
            <text:p text:style-name="P3"><text:span text:style-name="T1">Simulation</text:span><text:span text:style-name="T1"><text:line-break/></text:span><text:span text:style-name="T1">e.g. TimeSensor</text:span></text:p>
          </draw:text-box>
        </draw:frame>
        <draw:line draw:style-name="gr6" draw:text-style-name="P1" draw:layer="layout" svg:x1="8.704cm" svg:y1="0.212cm" svg:x2="8.704cm" svg:y2="4.26cm">
          <text:p/>
        </draw:line>
        <draw:frame draw:style-name="gr9" draw:text-style-name="P5" draw:layer="layout" svg:width="2.708cm" svg:height="1.029cm" svg:x="7.172cm" svg:y="4.206cm">
          <draw:text-box>
            <text:p><text:span text:style-name="T1">Continuous or</text:span></text:p>
            <text:p><text:span text:style-name="T1">Discrete State</text:span></text:p>
          </draw:text-box>
        </draw:frame>
        <draw:custom-shape draw:style-name="gr4" draw:text-style-name="P1" draw:layer="layout" svg:width="1.931cm" svg:height="1.931cm" svg:x="8.931cm" svg:y="0.75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 draw:text-style-name="P2" draw:layer="layout" svg:width="2.276cm" svg:height="0.64cm" svg:x="8.827cm" svg:y="2.725cm">
          <draw:text-box>
            <text:p text:style-name="P1"><text:span text:style-name="T1">Interpolator</text:span></text:p>
          </draw:text-box>
        </draw:frame>
        <draw:custom-shape draw:style-name="gr4" draw:text-style-name="P1" draw:layer="layout" svg:width="1.931cm" svg:height="1.931cm" svg:x="11.694cm" svg:y="0.75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1" draw:text-style-name="P2" draw:layer="layout" svg:width="2.115cm" svg:height="1.029cm" svg:x="11.694cm" svg:y="2.725cm">
          <draw:text-box>
            <text:p text:style-name="P1"><text:span text:style-name="T1">Geometry,</text:span><text:span text:style-name="T1"><text:line-break/></text:span><text:span text:style-name="T1">Sound</text:span></text:p>
          </draw:text-box>
        </draw:frame>
        <draw:custom-shape draw:style-name="gr12" draw:text-style-name="P6" draw:layer="layout" svg:width="10.9cm" svg:height="5.318cm" svg:x="1.376cm" svg:y="0.264cm">
          <text:p text:style-name="P1"><text:span text:style-name="T2">MIDAS Object</text:span></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path draw:style-name="gr13" draw:text-style-name="P1" draw:layer="layout" svg:width="12.619cm" svg:height="3.254cm" svg:x="1.667cm" svg:y="1.878cm" svg:viewBox="0 0 12620 3255" svg:d="M0 185c1984 80 2645 265 2645 265l239 767-530 1350 291 688h2196l1694-80 1349-979 291-1720 582-343 503-133h3360">
          <text:p/>
        </draw:path>
        <draw:frame draw:style-name="gr14" draw:layer="layout" svg:width="6.238cm" svg:height="0.963cm" svg:x="7.407cm" svg:y="3.651cm">
          <draw:text-box>
            <text:p>Chain of Interactivity</text:p>
          </draw:text-box>
        </draw:frame>
      </draw:page>
    </office:drawing>
  </office:body>
</office:document-content>
</file>

<file path=Object 1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draw:stroke-dash draw:name="Fine_20_Dashed_20__28_var_29_" draw:display-name="Fine Dashed (var)" draw:style="rect" draw:dots1="1" draw:dots1-length="197%" draw:distance="197%"/>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ohne_20_Linie" style:display-name="Objekt ohne Füllung und ohne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1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textarea-horizontal-align="right" draw:textarea-vertical-align="middle"/>
    </style:style>
    <style:style style:name="gr2" style:family="graphic" style:parent-style-name="standard">
      <style:graphic-properties draw:textarea-horizontal-align="center" draw:textarea-vertical-align="top"/>
    </style:style>
    <style:style style:name="gr3" style:family="graphic" style:parent-style-name="standard">
      <style:graphic-properties draw:fill-color="#e6e64c" draw:textarea-vertical-align="middle"/>
    </style:style>
    <style:style style:name="gr4" style:family="graphic" style:parent-style-name="standard">
      <style:graphic-properties draw:fill-color="#e6e64c" draw:textarea-horizontal-align="justify" draw:textarea-vertical-align="middle" draw:auto-grow-height="false" fo:min-height="0cm" fo:min-width="0cm"/>
    </style:style>
    <style:style style:name="gr5" style:family="graphic" style:parent-style-name="standard">
      <style:graphic-properties draw:textarea-vertical-align="middle"/>
    </style:style>
    <style:style style:name="gr6" style:family="graphic" style:parent-style-name="standard">
      <style:graphic-properties draw:textarea-horizontal-align="justify" draw:textarea-vertical-align="middle" draw:auto-grow-height="false" fo:min-height="0cm" fo:min-width="0cm" fo:wrap-option="no-wrap"/>
    </style:style>
    <style:style style:name="gr7" style:family="graphic" style:parent-style-name="standard">
      <style:graphic-properties svg:stroke-width="0.051cm" svg:stroke-color="#000000" draw:marker-start="Arrow" draw:marker-start-width="0.457cm" draw:marker-end="Arrow" draw:marker-end-width="0.457cm" draw:textarea-vertical-align="middle" fo:padding-top="0.15cm" fo:padding-bottom="0.15cm" fo:padding-left="0.275cm" fo:padding-right="0.275cm"/>
    </style:style>
    <style:style style:name="gr8" style:family="graphic" style:parent-style-name="objectwithoutfill">
      <style:graphic-properties draw:marker-end="Arrow" draw:marker-end-width="0.356cm" draw:fill="none" draw:textarea-vertical-align="middle"/>
    </style:style>
    <style:style style:name="gr9" style:family="graphic" style:parent-style-name="standard">
      <style:graphic-properties draw:textarea-horizontal-align="justify" draw:textarea-vertical-align="middle" draw:auto-grow-height="false" fo:min-height="0cm" fo:min-width="0cm"/>
    </style:style>
    <style:style style:name="P1" style:family="paragraph">
      <style:paragraph-properties fo:text-align="center"/>
    </style:style>
    <style:style style:name="P2" style:family="paragraph">
      <style:paragraph-properties fo:text-align="center"/>
      <style:text-properties fo:font-size="11pt" style:font-size-asian="11pt" style:font-size-complex="11pt"/>
    </style:style>
    <style:style style:name="T1" style:family="text">
      <style:text-properties fo:font-size="11pt" style:font-size-asian="11pt" style:font-size-complex="11pt"/>
    </style:style>
    <style:style style:name="T2" style:family="text">
      <style:text-properties fo:font-family="Arial" style:font-family-generic="roman" style:font-pitch="variable" fo:font-size="11pt" style:letter-kerning="true" style:font-family-asian="'Microsoft YaHei'" style:font-family-generic-asian="system" style:font-pitch-asian="variable" style:font-size-asian="11pt" style:font-family-complex="'Lucida Sans'" style:font-family-generic-complex="system" style:font-pitch-complex="variable" style:font-size-complex="11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ellipse draw:style-name="gr1" draw:text-style-name="P1" draw:layer="layout" svg:width="4.683cm" svg:height="5.107cm" svg:x="9.101cm" svg:y="0.423cm">
          <text:p text:style-name="P1">CP</text:p>
        </draw:ellipse>
        <draw:rect draw:style-name="gr2" draw:text-style-name="P2" draw:layer="layout" svg:width="2.805cm" svg:height="8.758cm" svg:x="0.502cm" svg:y="0.449cm">
          <text:p text:style-name="P1"><text:span text:style-name="T1">Scene Instance</text:span></text:p>
        </draw:rect>
        <draw:ellipse draw:style-name="gr3" draw:text-style-name="P2" draw:layer="layout" svg:width="3.333cm" svg:height="1.804cm" svg:x="9.102cm" svg:y="0.498cm">
          <text:p text:style-name="P1"><text:span text:style-name="T1">SIP Server</text:span></text:p>
        </draw:ellipse>
        <draw:custom-shape draw:style-name="gr4" draw:text-style-name="P2" draw:layer="layout" svg:width="4.841cm" svg:height="1.403cm" svg:x="3.89cm" svg:y="0.793cm">
          <text:p text:style-name="P1"><text:span text:style-name="T2">1. EXT (Authorization)</text:span></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ellipse draw:style-name="gr5" draw:text-style-name="P2" draw:layer="layout" svg:width="3.333cm" svg:height="3.418cm" svg:x="9.156cm" svg:y="2.458cm">
          <text:p text:style-name="P1"><text:span text:style-name="T1">Collaboration S.</text:span></text:p>
        </draw:ellipse>
        <draw:custom-shape draw:style-name="gr6" draw:text-style-name="P2" draw:layer="layout" svg:width="3.916cm" svg:height="2.434cm" svg:x="9.101cm" svg:y="6.694cm">
          <text:p text:style-name="P1"><text:span text:style-name="T1">IP Multicast</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7" draw:text-style-name="P1" draw:layer="layout" svg:x1="3.836cm" svg:y1="3.936cm" svg:x2="8.651cm" svg:y2="3.936cm">
          <text:p/>
        </draw:line>
        <draw:line draw:style-name="gr7" draw:text-style-name="P1" draw:layer="layout" svg:x1="3.996cm" svg:y1="8.254cm" svg:x2="8.811cm" svg:y2="8.254cm">
          <text:p/>
        </draw:line>
        <draw:path draw:style-name="gr8" draw:text-style-name="P1" draw:layer="layout" svg:width="0.289cm" svg:height="2.116cm" svg:x="6.165cm" svg:y="1.746cm" svg:viewBox="0 0 290 2117" svg:d="M264 0c-609 1018 26 2117 26 2117">
          <text:p/>
        </draw:path>
        <draw:path draw:style-name="gr8" draw:text-style-name="P1" draw:layer="layout" svg:width="0.614cm" svg:height="6.402cm" svg:x="6.74cm" svg:y="1.799cm" svg:viewBox="0 0 615 6403" svg:d="M192 0c-609 1323 423 6403 423 6403">
          <text:p/>
        </draw:path>
        <draw:custom-shape draw:style-name="gr9" draw:text-style-name="P2" draw:layer="layout" svg:width="5.556cm" svg:height="1.058cm" svg:x="3.651cm" svg:y="4.095cm">
          <text:p text:style-name="P1"><text:span text:style-name="T1">2. LI-R (username,token)</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 draw:text-style-name="P2" draw:layer="layout" svg:width="5.529cm" svg:height="1.085cm" svg:x="3.677cm" svg:y="4.836cm">
          <text:p text:style-name="P1"><text:span text:style-name="T1">3. LI-G (Expires)</text:span></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 draw:text-style-name="P2" draw:layer="layout" svg:width="5.529cm" svg:height="1.085cm" svg:x="3.704cm" svg:y="5.576cm">
          <text:p text:style-name="P1"><text:span text:style-name="T1">4. SUN(user-data1-N)</text:span></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page>
    </office:drawing>
  </office:body>
</office:document-content>
</file>

<file path=Object 1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ohne_20_Linie" style:display-name="Objekt ohne Füllung und ohne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1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textarea-horizontal-align="left" draw:textarea-vertical-align="top"/>
    </style:style>
    <style:style style:name="gr2" style:family="graphic" style:parent-style-name="standard">
      <style:graphic-properties draw:textarea-vertical-align="middle"/>
    </style:style>
    <style:style style:name="gr3" style:family="graphic" style:parent-style-name="standard">
      <style:graphic-properties draw:textarea-horizontal-align="justify" draw:textarea-vertical-align="middle" draw:auto-grow-height="false" fo:min-height="0cm" fo:min-width="0cm"/>
    </style:style>
    <style:style style:name="P1" style:family="paragraph">
      <style:paragraph-properties fo:text-align="center"/>
    </style:style>
    <style:style style:name="P2" style:family="paragraph">
      <style:paragraph-properties fo:text-align="center"/>
      <style:text-properties fo:font-size="11pt" style:font-size-asian="11pt" style:font-size-complex="11pt"/>
    </style:style>
    <style:style style:name="T1" style:family="text">
      <style:text-properties fo:font-size="11pt" style:font-size-asian="11pt" style:font-size-complex="11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rect draw:style-name="gr1" draw:text-style-name="P2" draw:layer="layout" svg:width="3.439cm" svg:height="4.789cm" svg:x="0cm" svg:y="0cm">
          <text:p text:style-name="P1"><text:span text:style-name="T1">Scene Instance</text:span></text:p>
        </draw:rect>
        <draw:ellipse draw:style-name="gr2" draw:text-style-name="P2" draw:layer="layout" svg:width="3.025cm" svg:height="4.578cm" svg:x="11.615cm" svg:y="0.449cm">
          <text:p text:style-name="P1"><text:span text:style-name="T1">Collaboration S.</text:span></text:p>
        </draw:ellipse>
        <draw:custom-shape draw:style-name="gr3" draw:text-style-name="P2" draw:layer="layout" svg:width="6.73cm" svg:height="1.381cm" svg:x="4.356cm" svg:y="1cm">
          <text:p text:style-name="P1"><text:span text:style-name="T1">1. STS (streamName, template)</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 draw:text-style-name="P2" draw:layer="layout" svg:width="6.915cm" svg:height="1.381cm" svg:x="3.933cm" svg:y="2.376cm">
          <text:p text:style-name="P1"><text:span text:style-name="T1">2. SUN (streamName, currentState)</text:span></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 draw:text-style-name="P1" draw:layer="layout" svg:width="1.826cm" svg:height="1.323cm" svg:x="12.143cm" svg:y="3.094cm">
          <text:p text:style-name="P1">store</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page>
    </office:drawing>
  </office:body>
</office:document-content>
</file>

<file path=Object 1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ohne_20_Linie" style:display-name="Objekt ohne Füllung und ohne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1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textarea-horizontal-align="center" draw:textarea-vertical-align="top"/>
    </style:style>
    <style:style style:name="gr2" style:family="graphic" style:parent-style-name="standard">
      <style:graphic-properties draw:textarea-vertical-align="middle"/>
    </style:style>
    <style:style style:name="gr3" style:family="graphic" style:parent-style-name="standard">
      <style:graphic-properties draw:textarea-horizontal-align="justify" draw:textarea-vertical-align="middle" draw:auto-grow-height="false" fo:min-height="0cm" fo:min-width="0cm"/>
    </style:style>
    <style:style style:name="gr4" style:family="graphic" style:parent-style-name="standard">
      <style:graphic-properties draw:stroke="none" svg:stroke-color="#000000" draw:fill="none" draw:fill-color="#ffffff" draw:textarea-horizontal-align="left" draw:auto-grow-height="true" draw:auto-grow-width="true" fo:min-height="1.737cm" fo:min-width="0.434cm"/>
    </style:style>
    <style:style style:name="P1" style:family="paragraph">
      <style:paragraph-properties fo:text-align="center"/>
    </style:style>
    <style:style style:name="P2" style:family="paragraph">
      <style:paragraph-properties fo:text-align="center"/>
      <style:text-properties fo:font-size="11pt" style:font-size-asian="11pt" style:font-size-complex="11pt"/>
    </style:style>
    <style:style style:name="P3" style:family="paragraph">
      <style:text-properties fo:font-size="44pt" style:font-size-asian="44pt" style:font-size-complex="44pt"/>
    </style:style>
    <style:style style:name="T1" style:family="text">
      <style:text-properties fo:font-size="11pt" style:font-size-asian="11pt" style:font-size-complex="11pt"/>
    </style:style>
    <style:style style:name="T2" style:family="text">
      <style:text-properties fo:font-size="44pt" style:font-size-asian="44pt" style:font-size-complex="4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rect draw:style-name="gr1" draw:text-style-name="P2" draw:layer="layout" svg:width="3.439cm" svg:height="4.233cm" svg:x="0cm" svg:y="0cm">
          <text:p text:style-name="P1"><text:span text:style-name="T1">Scene Instance</text:span></text:p>
          <text:p text:style-name="P1"><text:span text:style-name="T1"/></text:p>
          <text:p text:style-name="P1"><text:span text:style-name="T1">[triggering activity]</text:span></text:p>
        </draw:rect>
        <draw:ellipse draw:style-name="gr2" draw:text-style-name="P2" draw:layer="layout" svg:width="2.934cm" svg:height="3.731cm" svg:x="11.906cm" svg:y="0.449cm">
          <text:p text:style-name="P1"><text:span text:style-name="T1">Collaboration S.</text:span></text:p>
        </draw:ellipse>
        <draw:custom-shape draw:style-name="gr3" draw:text-style-name="P2" draw:layer="layout" svg:width="7.127cm" svg:height="1.381cm" svg:x="4.356cm" svg:y="1cm">
          <text:p text:style-name="P1"><text:span text:style-name="T1">1. BEV (events)</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 draw:text-style-name="P2" draw:layer="layout" svg:width="7.364cm" svg:height="1.381cm" svg:x="3.933cm" svg:y="2.376cm">
          <text:p text:style-name="P1"><text:span text:style-name="T1">2. BEV (events)</text:span></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4" draw:text-style-name="P3" draw:layer="layout" svg:width="0.934cm" svg:height="1.987cm" svg:x="11.154cm" svg:y="0.556cm">
          <draw:text-box>
            <text:p><text:span text:style-name="T2">]</text:span></text:p>
          </draw:text-box>
        </draw:frame>
        <draw:frame draw:style-name="gr4" draw:text-style-name="P3" draw:layer="layout" svg:width="0.934cm" svg:height="1.987cm" svg:x="3.642cm" svg:y="0.61cm">
          <draw:text-box>
            <text:p><text:span text:style-name="T2">[</text:span></text:p>
          </draw:text-box>
        </draw:frame>
      </draw:page>
    </office:drawing>
  </office:body>
</office:document-content>
</file>

<file path=Object 1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ohne_20_Linie" style:display-name="Objekt ohne Füllung und ohne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1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textarea-horizontal-align="left" draw:textarea-vertical-align="top"/>
    </style:style>
    <style:style style:name="gr2" style:family="graphic" style:parent-style-name="standard">
      <style:graphic-properties draw:textarea-horizontal-align="justify" draw:textarea-vertical-align="middle" draw:auto-grow-height="false" fo:min-height="0cm" fo:min-width="0cm"/>
    </style:style>
    <style:style style:name="gr3" style:family="graphic" style:parent-style-name="standard">
      <style:graphic-properties draw:stroke="none" svg:stroke-color="#000000" draw:fill="none" draw:fill-color="#ffffff" draw:textarea-horizontal-align="left" draw:auto-grow-height="true" draw:auto-grow-width="true" fo:min-height="1.737cm" fo:min-width="0.434cm"/>
    </style:style>
    <style:style style:name="gr4" style:family="graphic" style:parent-style-name="standard">
      <style:graphic-properties draw:textarea-vertical-align="middle"/>
    </style:style>
    <style:style style:name="gr5" style:family="graphic" style:parent-style-name="standard">
      <style:graphic-properties draw:stroke="none" svg:stroke-color="#000000" draw:fill="none" draw:fill-color="#ffffff" draw:textarea-horizontal-align="left" draw:auto-grow-height="true" draw:auto-grow-width="true" fo:min-height="1.576cm" fo:min-width="0.396cm"/>
    </style:style>
    <style:style style:name="P1" style:family="paragraph">
      <style:paragraph-properties fo:text-align="center"/>
    </style:style>
    <style:style style:name="P2" style:family="paragraph">
      <style:paragraph-properties fo:text-align="center"/>
      <style:text-properties fo:font-size="11pt" style:font-size-asian="11pt" style:font-size-complex="11pt"/>
    </style:style>
    <style:style style:name="P3" style:family="paragraph">
      <style:text-properties fo:font-size="44pt" style:font-size-asian="44pt" style:font-size-complex="44pt"/>
    </style:style>
    <style:style style:name="P4" style:family="paragraph">
      <style:text-properties fo:font-size="40pt" style:font-size-asian="40pt" style:font-size-complex="40pt"/>
    </style:style>
    <style:style style:name="T1" style:family="text">
      <style:text-properties fo:font-size="11pt" style:font-size-asian="11pt" style:font-size-complex="11pt"/>
    </style:style>
    <style:style style:name="T2" style:family="text">
      <style:text-properties fo:font-size="44pt" style:font-size-asian="44pt" style:font-size-complex="44pt"/>
    </style:style>
    <style:style style:name="T3" style:family="text">
      <style:text-properties fo:font-size="40pt" style:font-size-asian="40pt" style:font-size-complex="4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rect draw:style-name="gr1" draw:text-style-name="P2" draw:layer="layout" svg:width="3.439cm" svg:height="4.233cm" svg:x="0cm" svg:y="0.001cm">
          <text:p text:style-name="P1"><text:span text:style-name="T1">Scene Instance</text:span></text:p>
          <text:p text:style-name="P1"><text:span text:style-name="T1"/></text:p>
          <text:p text:style-name="P1"><text:span text:style-name="T1">[pilot]</text:span></text:p>
        </draw:rect>
        <draw:custom-shape draw:style-name="gr2" draw:text-style-name="P2" draw:layer="layout" svg:width="7.153cm" svg:height="1.381cm" svg:x="4.356cm" svg:y="1.001cm">
          <text:p text:style-name="P1"><text:span text:style-name="T1">1. SURE (newState)</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 draw:text-style-name="P2" draw:layer="layout" svg:width="7.364cm" svg:height="1.381cm" svg:x="3.933cm" svg:y="2.377cm">
          <text:p text:style-name="P1"><text:span text:style-name="T1">2. SUN (newState)</text:span></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 draw:text-style-name="P3" draw:layer="layout" svg:width="0.934cm" svg:height="1.987cm" svg:x="11.154cm" svg:y="0.557cm">
          <draw:text-box>
            <text:p><text:span text:style-name="T2">]</text:span></text:p>
          </draw:text-box>
        </draw:frame>
        <draw:frame draw:style-name="gr3" draw:text-style-name="P3" draw:layer="layout" svg:width="0.934cm" svg:height="1.987cm" svg:x="3.342cm" svg:y="0.611cm">
          <draw:text-box>
            <text:p><text:span text:style-name="T2">[</text:span></text:p>
          </draw:text-box>
        </draw:frame>
        <draw:ellipse draw:style-name="gr4" draw:text-style-name="P2" draw:layer="layout" svg:width="2.934cm" svg:height="3.731cm" svg:x="11.906cm" svg:y="0.45cm">
          <text:p text:style-name="P1"><text:span text:style-name="T1">Collaboration S.</text:span></text:p>
        </draw:ellipse>
        <draw:custom-shape draw:style-name="gr2" draw:text-style-name="P1" draw:layer="layout" svg:width="1.985cm" svg:height="0.953cm" svg:x="12.382cm" svg:y="2.698cm">
          <text:p text:style-name="P1">store</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5" draw:text-style-name="P4" draw:layer="layout" svg:width="0.896cm" svg:height="1.826cm" svg:x="-0.159cm" svg:y="1.124cm">
          <draw:text-box>
            <text:p><text:span text:style-name="T3">[</text:span></text:p>
          </draw:text-box>
        </draw:frame>
        <draw:frame draw:style-name="gr5" draw:text-style-name="P4" draw:layer="layout" svg:width="0.896cm" svg:height="1.826cm" svg:x="2.619cm" svg:y="1.178cm">
          <draw:text-box>
            <text:p><text:span text:style-name="T3">]</text:span></text:p>
          </draw:text-box>
        </draw:frame>
        <draw:custom-shape draw:style-name="gr2" draw:text-style-name="P2" draw:layer="layout" svg:width="1.826cm" svg:height="1.323cm" svg:x="0.766cm" svg:y="1.521cm">
          <text:p text:style-name="P1"><text:span text:style-name="T1">simulation</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page>
    </office:drawing>
  </office:body>
</office:document-content>
</file>

<file path=Object 1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ohne_20_Linie" style:display-name="Objekt ohne Füllung und ohne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textarea-vertical-align="middle"/>
    </style:style>
    <style:style style:name="gr2" style:family="graphic" style:parent-style-name="standard">
      <style:graphic-properties draw:textarea-horizontal-align="right" draw:textarea-vertical-align="top"/>
    </style:style>
    <style:style style:name="gr3" style:family="graphic" style:parent-style-name="standard">
      <style:graphic-properties draw:textarea-horizontal-align="left" draw:textarea-vertical-align="top"/>
    </style:style>
    <style:style style:name="gr4" style:family="graphic" style:parent-style-name="standard">
      <style:graphic-properties draw:stroke="dash" draw:stroke-dash="Fine_20_Dashed_20__28_var_29_" svg:stroke-width="0.051cm" svg:stroke-color="#000000" draw:marker-start-width="0.355cm" draw:marker-end-width="0.355cm" draw:fill="none" draw:fill-color="#ffffff" draw:textarea-horizontal-align="left" draw:auto-grow-height="true" draw:auto-grow-width="true" fo:min-height="0cm" fo:min-width="0cm" fo:padding-top="0.15cm" fo:padding-bottom="0.15cm" fo:padding-left="0.275cm" fo:padding-right="0.275cm"/>
    </style:style>
    <style:style style:name="gr5" style:family="graphic" style:parent-style-name="objectwithoutfill">
      <style:graphic-properties svg:stroke-width="0.051cm" draw:marker-start-width="0.355cm" draw:marker-end="Arrow" draw:marker-end-width="0.305cm" draw:fill="none" draw:textarea-vertical-align="middle" fo:padding-top="0.15cm" fo:padding-bottom="0.15cm" fo:padding-left="0.275cm" fo:padding-right="0.275cm"/>
    </style:style>
    <style:style style:name="gr6"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7" style:family="graphic" style:parent-style-name="objectwithoutfill">
      <style:graphic-properties draw:stroke="dash" draw:stroke-dash="Ultrafine_20_Dashed" svg:stroke-width="0.051cm" draw:marker-start-width="0.355cm" draw:marker-end-width="0.355cm" draw:fill="none" draw:textarea-vertical-align="middle" fo:padding-top="0.15cm" fo:padding-bottom="0.15cm" fo:padding-left="0.275cm" fo:padding-right="0.275cm"/>
    </style:style>
    <style:style style:name="gr8" style:family="graphic" style:parent-style-name="objectwithoutfill">
      <style:graphic-properties draw:stroke="dash" draw:stroke-dash="Ultrafine_20_Dashed" svg:stroke-width="0.051cm" draw:marker-start-width="0.355cm" draw:marker-end="Arrow" draw:marker-end-width="0.305cm" draw:fill="none" draw:textarea-vertical-align="middle" fo:padding-top="0.15cm" fo:padding-bottom="0.15cm" fo:padding-left="0.275cm" fo:padding-right="0.275cm"/>
    </style:style>
    <style:style style:name="P1" style:family="paragraph">
      <style:paragraph-properties fo:text-align="center"/>
    </style:style>
    <style:style style:name="P2" style:family="paragraph">
      <style:paragraph-properties fo:text-align="center"/>
      <style:text-properties fo:font-size="11pt" style:font-size-asian="11pt" style:font-size-complex="11pt"/>
    </style:style>
    <style:style style:name="P3" style:family="paragraph">
      <style:text-properties fo:font-size="9pt" style:font-size-asian="9pt" style:font-size-complex="9pt"/>
    </style:style>
    <style:style style:name="P4" style:family="paragraph">
      <style:text-properties fo:font-size="12pt" style:font-size-asian="12pt" style:font-size-complex="12pt"/>
    </style:style>
    <style:style style:name="T1" style:family="text">
      <style:text-properties fo:font-size="11pt" style:font-size-asian="11pt" style:font-size-complex="11pt"/>
    </style:style>
    <style:style style:name="T2" style:family="text">
      <style:text-properties fo:font-size="9pt" style:font-size-asian="9pt" style:font-size-complex="9pt"/>
    </style:style>
    <style:style style:name="T3"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ellipse draw:style-name="gr1" draw:text-style-name="P2" draw:layer="layout" svg:width="4.287cm" svg:height="1.111cm" svg:x="5.053cm" svg:y="2.355cm">
          <text:p text:style-name="P1"><text:span text:style-name="T1">Collaboration Server</text:span></text:p>
        </draw:ellipse>
        <draw:rect draw:style-name="gr2" draw:text-style-name="P1" draw:layer="layout" svg:width="6.139cm" svg:height="1.799cm" svg:x="7.938cm" svg:y="0.211cm">
          <text:p text:style-name="P1">Alice</text:p>
        </draw:rect>
        <draw:rect draw:style-name="gr2" draw:text-style-name="P1" draw:layer="layout" svg:width="6.139cm" svg:height="1.799cm" svg:x="7.885cm" svg:y="4.102cm">
          <text:p text:style-name="P1">Charlie</text:p>
        </draw:rect>
        <draw:rect draw:style-name="gr3" draw:text-style-name="P1" draw:layer="layout" svg:width="6.139cm" svg:height="1.799cm" svg:x="0.398cm" svg:y="0.212cm">
          <text:p text:style-name="P1">Bob</text:p>
        </draw:rect>
        <draw:frame draw:style-name="gr4" draw:text-style-name="P3" draw:layer="layout" svg:width="3.198cm" svg:height="1.005cm" svg:x="8.123cm" svg:y="0.555cm">
          <draw:text-box>
            <text:p><text:span text:style-name="T2">startAnimation_evt</text:span></text:p>
            <text:p><text:span text:style-name="T2">evt_startAnimation</text:span></text:p>
          </draw:text-box>
        </draw:frame>
        <draw:frame draw:style-name="gr4" draw:text-style-name="P3" draw:layer="layout" svg:width="3.198cm" svg:height="1.005cm" svg:x="3.175cm" svg:y="0.556cm">
          <draw:text-box>
            <text:p><text:span text:style-name="T2">startAnimation_evt</text:span></text:p>
            <text:p><text:span text:style-name="T2">evt_startAnimation</text:span></text:p>
          </draw:text-box>
        </draw:frame>
        <draw:frame draw:style-name="gr4" draw:text-style-name="P3" draw:layer="layout" svg:width="3.198cm" svg:height="1.005cm" svg:x="8.044cm" svg:y="4.314cm">
          <draw:text-box>
            <text:p><text:span text:style-name="T2">startAnimation_evt</text:span></text:p>
            <text:p><text:span text:style-name="T2">evt_startAnimation</text:span></text:p>
          </draw:text-box>
        </draw:frame>
        <draw:line draw:style-name="gr5" draw:text-style-name="P1" draw:layer="layout" svg:x1="1.428cm" svg:y1="2.169cm" svg:x2="3.36cm" svg:y2="1.243cm">
          <text:p/>
        </draw:line>
        <draw:frame draw:style-name="gr6" draw:layer="layout" svg:width="2.475cm" svg:height="0.963cm" svg:x="0.158cm" svg:y="2.143cm">
          <draw:text-box>
            <text:p>“touch”</text:p>
          </draw:text-box>
        </draw:frame>
        <draw:line draw:style-name="gr7" draw:text-style-name="P1" draw:layer="layout" svg:x1="6.085cm" svg:y1="1.27cm" svg:x2="6.905cm" svg:y2="1.296cm">
          <text:p/>
        </draw:line>
        <draw:line draw:style-name="gr8" draw:text-style-name="P1" draw:layer="layout" svg:x1="6.879cm" svg:y1="1.243cm" svg:x2="6.852cm" svg:y2="2.698cm">
          <text:p/>
        </draw:line>
        <draw:line draw:style-name="gr7" draw:text-style-name="P1" draw:layer="layout" svg:x1="7.302cm" svg:y1="0.767cm" svg:x2="7.276cm" svg:y2="2.354cm">
          <text:p/>
        </draw:line>
        <draw:line draw:style-name="gr7" draw:text-style-name="P1" draw:layer="layout" svg:x1="7.196cm" svg:y1="0.768cm" svg:x2="7.17cm" svg:y2="2.355cm">
          <text:p/>
        </draw:line>
        <draw:line draw:style-name="gr8" draw:text-style-name="P1" draw:layer="layout" svg:x1="7.276cm" svg:y1="0.82cm" svg:x2="8.308cm" svg:y2="0.82cm">
          <text:p/>
        </draw:line>
        <draw:line draw:style-name="gr8" draw:text-style-name="P1" draw:layer="layout" svg:x1="7.17cm" svg:y1="0.846cm" svg:x2="6.138cm" svg:y2="0.82cm">
          <text:p/>
        </draw:line>
        <draw:line draw:style-name="gr7" draw:text-style-name="P1" draw:layer="layout" svg:x1="7.249cm" svg:y1="3.468cm" svg:x2="7.223cm" svg:y2="4.524cm">
          <text:p/>
        </draw:line>
        <draw:line draw:style-name="gr8" draw:text-style-name="P1" draw:layer="layout" svg:x1="7.236cm" svg:y1="4.55cm" svg:x2="8.268cm" svg:y2="4.55cm">
          <text:p/>
        </draw:line>
        <draw:line draw:style-name="gr5" draw:text-style-name="P1" draw:layer="layout" svg:x1="3.374cm" svg:y1="0.841cm" svg:x2="1.746cm" svg:y2="1.243cm">
          <text:p/>
        </draw:line>
        <draw:line draw:style-name="gr5" draw:text-style-name="P1" draw:layer="layout" svg:x1="11.073cm" svg:y1="0.847cm" svg:x2="12.779cm" svg:y2="1.27cm">
          <text:p/>
        </draw:line>
        <draw:line draw:style-name="gr5" draw:text-style-name="P1" draw:layer="layout" svg:x1="11.033cm" svg:y1="4.629cm" svg:x2="12.7cm" svg:y2="5.238cm">
          <text:p/>
        </draw:line>
        <draw:frame draw:style-name="gr4" draw:text-style-name="P3" draw:layer="layout" svg:width="1.221cm" svg:height="0.653cm" svg:x="1cm" svg:y="4.341cm">
          <draw:text-box>
            <text:p><text:span text:style-name="T2">NSN</text:span></text:p>
          </draw:text-box>
        </draw:frame>
        <draw:line draw:style-name="gr5" draw:text-style-name="P1" draw:layer="layout" svg:x1="1cm" svg:y1="5.542cm" svg:x2="2.196cm" svg:y2="5.529cm">
          <text:p/>
        </draw:line>
        <draw:frame draw:style-name="gr6" draw:text-style-name="P4" draw:layer="layout" svg:width="3.829cm" svg:height="0.725cm" svg:x="2.248cm" svg:y="5.079cm">
          <draw:text-box>
            <text:p><text:span text:style-name="T3">…</text:span><text:span text:style-name="T3">...internal event</text:span></text:p>
          </draw:text-box>
        </draw:frame>
        <draw:line draw:style-name="gr8" draw:text-style-name="P1" draw:layer="layout" svg:x1="1cm" svg:y1="6.058cm" svg:x2="2.169cm" svg:y2="6.059cm">
          <text:p/>
        </draw:line>
        <draw:frame draw:style-name="gr6" draw:text-style-name="P4" draw:layer="layout" svg:width="3.918cm" svg:height="0.725cm" svg:x="2.222cm" svg:y="5.636cm">
          <draw:text-box>
            <text:p><text:span text:style-name="T3">…</text:span><text:span text:style-name="T3">...network event</text:span></text:p>
          </draw:text-box>
        </draw:fram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draw:stroke-dash draw:name="Fine_20_Dashed" draw:display-name="Fine Dashed" draw:style="rect" draw:dots1="1" draw:dots1-length="0.508cm" draw:dots2="1" draw:dots2-length="0.508cm" draw:distance="0.508cm"/>
    <draw:stroke-dash draw:name="Fine_20_Dashed_20__28_var_29_" draw:display-name="Fine Dashed (var)" draw:style="rect" draw:dots1="1" draw:dots1-length="197%" draw:distance="197%"/>
    <draw:stroke-dash draw:name="Ultrafine_20_Dashed" draw:display-name="Ultrafine Dashed" draw:style="rect" draw:dots1="1" draw:dots1-length="0.051cm" draw:dots2="1" draw:dots2-length="0.051cm" draw:distance="0.051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ohne_20_Linie" style:display-name="Objekt ohne Füllung und ohne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2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textarea-horizontal-align="center" draw:textarea-vertical-align="top"/>
    </style:style>
    <style:style style:name="gr2" style:family="graphic" style:parent-style-name="standard">
      <style:graphic-properties draw:textarea-horizontal-align="justify" draw:textarea-vertical-align="middle" draw:auto-grow-height="false" fo:min-height="0cm" fo:min-width="0cm"/>
    </style:style>
    <style:style style:name="gr3" style:family="graphic" style:parent-style-name="standard">
      <style:graphic-properties draw:textarea-vertical-align="middle"/>
    </style:style>
    <style:style style:name="gr4" style:family="graphic" style:parent-style-name="standard">
      <style:graphic-properties draw:stroke="none" svg:stroke-color="#000000" draw:fill="none" draw:fill-color="#ffffff" draw:textarea-horizontal-align="left" draw:auto-grow-height="true" draw:auto-grow-width="true" fo:min-height="1.737cm" fo:min-width="0.434cm"/>
    </style:style>
    <style:style style:name="gr5" style:family="graphic" style:parent-style-name="standard">
      <style:graphic-properties draw:stroke="none" svg:stroke-color="#000000" draw:fill="none" draw:fill-color="#ffffff" draw:textarea-horizontal-align="left" draw:auto-grow-height="true" draw:auto-grow-width="true" fo:min-height="0.437cm" fo:min-width="2.335cm"/>
    </style:style>
    <style:style style:name="P1" style:family="paragraph">
      <style:paragraph-properties fo:text-align="center"/>
    </style:style>
    <style:style style:name="P2" style:family="paragraph">
      <style:paragraph-properties fo:text-align="center"/>
      <style:text-properties fo:font-size="11pt" style:font-size-asian="11pt" style:font-size-complex="11pt"/>
    </style:style>
    <style:style style:name="P3" style:family="paragraph">
      <style:text-properties fo:font-size="44pt" style:font-size-asian="44pt" style:font-size-complex="44pt"/>
    </style:style>
    <style:style style:name="P4" style:family="paragraph">
      <style:text-properties fo:font-size="11pt" style:font-size-asian="11pt" style:font-size-complex="11pt"/>
    </style:style>
    <style:style style:name="T1" style:family="text">
      <style:text-properties fo:font-size="11pt" style:font-size-asian="11pt" style:font-size-complex="11pt"/>
    </style:style>
    <style:style style:name="T2" style:family="text">
      <style:text-properties fo:font-size="44pt" style:font-size-asian="44pt" style:font-size-complex="4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rect draw:style-name="gr1" draw:text-style-name="P2" draw:layer="layout" svg:width="3.439cm" svg:height="4.233cm" svg:x="0.3cm" svg:y="0.002cm">
          <text:p text:style-name="P1"><text:span text:style-name="T1">Scene Instance</text:span></text:p>
          <text:p text:style-name="P1"><text:span text:style-name="T1"/></text:p>
          <text:p text:style-name="P1"><text:span text:style-name="T1">[unloading trigger]</text:span></text:p>
        </draw:rect>
        <draw:custom-shape draw:style-name="gr2" draw:text-style-name="P2" draw:layer="layout" svg:width="7.153cm" svg:height="1.381cm" svg:x="4.356cm" svg:y="1.002cm">
          <text:p text:style-name="P1"><text:span text:style-name="T1">1. SPQR (streamName, token)</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 draw:text-style-name="P2" draw:layer="layout" svg:width="7.364cm" svg:height="1.381cm" svg:x="3.933cm" svg:y="2.378cm">
          <text:p text:style-name="P1"><text:span text:style-name="T1">2. SUN (streamName, currentState=empty)</text:span></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ellipse draw:style-name="gr3" draw:text-style-name="P2" draw:layer="layout" svg:width="2.934cm" svg:height="3.731cm" svg:x="11.906cm" svg:y="0.451cm">
          <text:p text:style-name="P1"><text:span text:style-name="T1">Collaboration S.</text:span></text:p>
        </draw:ellipse>
        <draw:custom-shape draw:style-name="gr2" draw:text-style-name="P1" draw:layer="layout" svg:width="1.985cm" svg:height="0.953cm" svg:x="12.382cm" svg:y="2.699cm">
          <text:p text:style-name="P1">store</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4" draw:text-style-name="P3" draw:layer="layout" svg:width="0.934cm" svg:height="1.987cm" svg:x="11.154cm" svg:y="0.558cm">
          <draw:text-box>
            <text:p><text:span text:style-name="T2">]</text:span></text:p>
          </draw:text-box>
        </draw:frame>
        <draw:frame draw:style-name="gr4" draw:text-style-name="P3" draw:layer="layout" svg:width="0.934cm" svg:height="1.987cm" svg:x="3.742cm" svg:y="0.612cm">
          <draw:text-box>
            <text:p><text:span text:style-name="T2">[</text:span></text:p>
          </draw:text-box>
        </draw:frame>
        <draw:frame draw:style-name="gr5" draw:text-style-name="P4" draw:layer="layout" svg:width="2.835cm" svg:height="0.687cm" svg:x="0.502cm" svg:y="2.857cm">
          <draw:text-box>
            <text:p><text:span text:style-name="T1">unload model</text:span></text:p>
          </draw:text-box>
        </draw:frame>
      </draw:page>
    </office:drawing>
  </office:body>
</office:document-content>
</file>

<file path=Object 2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ohne_20_Linie" style:display-name="Objekt ohne Füllung und ohne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2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textarea-horizontal-align="left" draw:textarea-vertical-align="top"/>
    </style:style>
    <style:style style:name="gr2" style:family="graphic" style:parent-style-name="standard">
      <style:graphic-properties draw:textarea-horizontal-align="justify" draw:textarea-vertical-align="middle" draw:auto-grow-height="false" fo:min-height="0cm" fo:min-width="0cm"/>
    </style:style>
    <style:style style:name="gr3" style:family="graphic" style:parent-style-name="standard">
      <style:graphic-properties draw:textarea-vertical-align="middle"/>
    </style:style>
    <style:style style:name="gr4" style:family="graphic" style:parent-style-name="standard">
      <style:graphic-properties draw:stroke="none" svg:stroke-color="#000000" draw:fill="none" draw:fill-color="#ffffff" draw:textarea-horizontal-align="left" draw:auto-grow-height="true" draw:auto-grow-width="true" fo:min-height="1.737cm" fo:min-width="0.434cm"/>
    </style:style>
    <style:style style:name="P1" style:family="paragraph">
      <style:paragraph-properties fo:text-align="center"/>
    </style:style>
    <style:style style:name="P2" style:family="paragraph">
      <style:paragraph-properties fo:text-align="center"/>
      <style:text-properties fo:font-size="11pt" style:font-size-asian="11pt" style:font-size-complex="11pt"/>
    </style:style>
    <style:style style:name="P3" style:family="paragraph">
      <style:text-properties fo:font-size="44pt" style:font-size-asian="44pt" style:font-size-complex="44pt"/>
    </style:style>
    <style:style style:name="T1" style:family="text">
      <style:text-properties fo:font-size="11pt" style:font-size-asian="11pt" style:font-size-complex="11pt"/>
    </style:style>
    <style:style style:name="T2" style:family="text">
      <style:text-properties fo:font-size="44pt" style:font-size-asian="44pt" style:font-size-complex="4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rect draw:style-name="gr1" draw:text-style-name="P2" draw:layer="layout" svg:width="3.439cm" svg:height="4.233cm" svg:x="0cm" svg:y="0.003cm">
          <text:p text:style-name="P1"><text:span text:style-name="T1">Scene Instance</text:span></text:p>
          <text:p text:style-name="P1"><text:span text:style-name="T1"/></text:p>
          <text:p text:style-name="P1"><text:span text:style-name="T1">[triggering activity]</text:span></text:p>
        </draw:rect>
        <draw:custom-shape draw:style-name="gr2" draw:text-style-name="P2" draw:layer="layout" svg:width="7.153cm" svg:height="1.381cm" svg:x="4.356cm" svg:y="1.003cm">
          <text:p text:style-name="P1"><text:span text:style-name="T1">1. SCR (changeRequests)</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 draw:text-style-name="P2" draw:layer="layout" svg:width="7.364cm" svg:height="1.381cm" svg:x="3.933cm" svg:y="2.379cm">
          <text:p text:style-name="P1"><text:span text:style-name="T1">2. SUN (newState)</text:span></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ellipse draw:style-name="gr3" draw:text-style-name="P2" draw:layer="layout" svg:width="2.934cm" svg:height="3.731cm" svg:x="11.906cm" svg:y="0.452cm">
          <text:p text:style-name="P1"><text:span text:style-name="T1">Collaboration S.</text:span></text:p>
        </draw:ellipse>
        <draw:custom-shape draw:style-name="gr2" draw:text-style-name="P2" draw:layer="layout" svg:width="1.985cm" svg:height="0.953cm" svg:x="12.382cm" svg:y="2.7cm">
          <text:p text:style-name="P1"><text:span text:style-name="T1">simulation</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4" draw:text-style-name="P3" draw:layer="layout" svg:width="0.934cm" svg:height="1.987cm" svg:x="11.154cm" svg:y="0.559cm">
          <draw:text-box>
            <text:p><text:span text:style-name="T2">]</text:span></text:p>
          </draw:text-box>
        </draw:frame>
        <draw:frame draw:style-name="gr4" draw:text-style-name="P3" draw:layer="layout" svg:width="0.934cm" svg:height="1.987cm" svg:x="3.342cm" svg:y="0.613cm">
          <draw:text-box>
            <text:p><text:span text:style-name="T2">[</text:span></text:p>
          </draw:text-box>
        </draw:frame>
      </draw:page>
    </office:drawing>
  </office:body>
</office:document-content>
</file>

<file path=Object 2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ohne_20_Linie" style:display-name="Objekt ohne Füllung und ohne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2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textarea-horizontal-align="center" draw:textarea-vertical-align="top"/>
    </style:style>
    <style:style style:name="gr2" style:family="graphic" style:parent-style-name="standard">
      <style:graphic-properties draw:textarea-vertical-align="middle"/>
    </style:style>
    <style:style style:name="gr3" style:family="graphic" style:parent-style-name="standard">
      <style:graphic-properties draw:textarea-horizontal-align="justify" draw:textarea-vertical-align="middle" draw:auto-grow-height="false" fo:min-height="0cm" fo:min-width="0cm"/>
    </style:style>
    <style:style style:name="gr4" style:family="graphic" style:parent-style-name="standard">
      <style:graphic-properties draw:stroke="none" svg:stroke-color="#000000" draw:fill="none" draw:fill-color="#ffffff" draw:textarea-horizontal-align="left" draw:auto-grow-height="true" draw:auto-grow-width="false" fo:min-height="3.468cm" fo:min-width="0cm"/>
    </style:style>
    <style:style style:name="gr5" style:family="graphic" style:parent-style-name="standard">
      <style:graphic-properties draw:stroke="none" svg:stroke-color="#000000" draw:fill="none" draw:fill-color="#ffffff" draw:textarea-horizontal-align="left" draw:auto-grow-height="true" draw:auto-grow-width="true" fo:min-height="3.468cm" fo:min-width="0.866cm"/>
    </style:style>
    <style:style style:name="gr6" style:family="graphic" style:parent-style-name="standard">
      <style:graphic-properties draw:stroke="none" svg:stroke-color="#000000" draw:fill="none" draw:fill-color="#ffffff" draw:textarea-horizontal-align="left" draw:auto-grow-height="true" draw:auto-grow-width="true" fo:min-height="1.576cm" fo:min-width="0.396cm"/>
    </style:style>
    <style:style style:name="P1" style:family="paragraph">
      <style:paragraph-properties fo:text-align="center"/>
    </style:style>
    <style:style style:name="P2" style:family="paragraph">
      <style:paragraph-properties fo:text-align="center"/>
      <style:text-properties fo:font-size="11pt" style:font-size-asian="11pt" style:font-size-complex="11pt"/>
    </style:style>
    <style:style style:name="P3" style:family="paragraph">
      <style:text-properties fo:font-size="88pt" style:font-size-asian="88pt" style:font-size-complex="88pt"/>
    </style:style>
    <style:style style:name="P4" style:family="paragraph">
      <style:text-properties fo:font-size="40pt" style:font-size-asian="40pt" style:font-size-complex="40pt"/>
    </style:style>
    <style:style style:name="T1" style:family="text">
      <style:text-properties fo:font-size="11pt" style:font-size-asian="11pt" style:font-size-complex="11pt"/>
    </style:style>
    <style:style style:name="T2" style:family="text">
      <style:text-properties fo:font-size="88pt" style:font-size-asian="88pt" style:font-size-complex="88pt"/>
    </style:style>
    <style:style style:name="T3" style:family="text">
      <style:text-properties fo:font-size="40pt" style:font-size-asian="40pt" style:font-size-complex="4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rect draw:style-name="gr1" draw:text-style-name="P2" draw:layer="layout" svg:width="3.439cm" svg:height="7.382cm" svg:x="0cm" svg:y="0cm">
          <text:p text:style-name="P1"><text:span text:style-name="T1">Scene Instance</text:span></text:p>
          <text:p text:style-name="P1"><text:span text:style-name="T1"/></text:p>
          <text:p text:style-name="P1"><text:span text:style-name="T1">triggerig activity</text:span></text:p>
          <text:p text:style-name="P1"><text:span text:style-name="T1"/></text:p>
          <text:p text:style-name="P1"><text:span text:style-name="T1">[currentState.obco</text:span></text:p>
          <text:p text:style-name="P1"><text:span text:style-name="T1">= = me]</text:span></text:p>
        </draw:rect>
        <draw:ellipse draw:style-name="gr2" draw:text-style-name="P2" draw:layer="layout" svg:width="3.025cm" svg:height="6.747cm" svg:x="11.915cm" svg:y="0.449cm">
          <text:p text:style-name="P1"><text:span text:style-name="T1">Collaboration S.</text:span></text:p>
        </draw:ellipse>
        <draw:custom-shape draw:style-name="gr3" draw:text-style-name="P2" draw:layer="layout" svg:width="6.73cm" svg:height="1.381cm" svg:x="4.356cm" svg:y="1cm">
          <text:p text:style-name="P1"><text:span text:style-name="T1">1. REV (events)</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 draw:text-style-name="P2" draw:layer="layout" svg:width="6.915cm" svg:height="1.381cm" svg:x="3.933cm" svg:y="2.576cm">
          <text:p text:style-name="P1"><text:span text:style-name="T1">2. REV (events)</text:span></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 draw:text-style-name="P2" draw:layer="layout" svg:width="6.65cm" svg:height="1.381cm" svg:x="4.356cm" svg:y="4cm">
          <text:p text:style-name="P1"><text:span text:style-name="T1">3. SURE (newState)</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4" draw:text-style-name="P3" draw:layer="layout" svg:width="0.787cm" svg:height="3.718cm" svg:x="10.89cm" svg:y="1.92cm">
          <draw:text-box>
            <text:p><text:span text:style-name="T2">]</text:span></text:p>
          </draw:text-box>
        </draw:frame>
        <draw:custom-shape draw:style-name="gr3" draw:text-style-name="P2" draw:layer="layout" svg:width="6.968cm" svg:height="1.381cm" svg:x="3.933cm" svg:y="5.676cm">
          <text:p text:style-name="P1"><text:span text:style-name="T1">4. SUN (newState)</text:span></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5" draw:text-style-name="P3" draw:layer="layout" svg:width="1.366cm" svg:height="3.718cm" svg:x="3.14cm" svg:y="1.973cm">
          <draw:text-box>
            <text:p><text:span text:style-name="T2">[</text:span></text:p>
          </draw:text-box>
        </draw:frame>
        <draw:custom-shape draw:style-name="gr3" draw:text-style-name="P1" draw:layer="layout" svg:width="1.826cm" svg:height="1.323cm" svg:x="12.435cm" svg:y="4.868cm">
          <text:p text:style-name="P1">store</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6" draw:text-style-name="P4" draw:layer="layout" svg:width="0.896cm" svg:height="1.826cm" svg:x="-0.185cm" svg:y="2.793cm">
          <draw:text-box>
            <text:p><text:span text:style-name="T3">[</text:span></text:p>
          </draw:text-box>
        </draw:frame>
        <draw:frame draw:style-name="gr6" draw:text-style-name="P4" draw:layer="layout" svg:width="0.896cm" svg:height="1.826cm" svg:x="2.593cm" svg:y="2.847cm">
          <draw:text-box>
            <text:p><text:span text:style-name="T3">]</text:span></text:p>
          </draw:text-box>
        </draw:frame>
        <draw:custom-shape draw:style-name="gr3" draw:text-style-name="P2" draw:layer="layout" svg:width="1.826cm" svg:height="1.323cm" svg:x="0.74cm" svg:y="3.242cm">
          <text:p text:style-name="P1"><text:span text:style-name="T1">simulation</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page>
    </office:drawing>
  </office:body>
</office:document-content>
</file>

<file path=Object 2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ohne_20_Linie" style:display-name="Objekt ohne Füllung und ohne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2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textarea-horizontal-align="center" draw:textarea-vertical-align="top"/>
    </style:style>
    <style:style style:name="gr2" style:family="graphic" style:parent-style-name="standard">
      <style:graphic-properties draw:textarea-vertical-align="middle"/>
    </style:style>
    <style:style style:name="gr3" style:family="graphic" style:parent-style-name="standard">
      <style:graphic-properties draw:textarea-horizontal-align="justify" draw:textarea-vertical-align="middle" draw:auto-grow-height="false" fo:min-height="0cm" fo:min-width="0cm"/>
    </style:style>
    <style:style style:name="gr4" style:family="graphic" style:parent-style-name="standard">
      <style:graphic-properties draw:stroke="none" svg:stroke-color="#000000" draw:fill="none" draw:fill-color="#ffffff" draw:textarea-horizontal-align="left" draw:auto-grow-height="true" draw:auto-grow-width="true" fo:min-height="0.873cm" fo:min-width="2.402cm"/>
    </style:style>
    <style:style style:name="gr5" style:family="graphic" style:parent-style-name="standard">
      <style:graphic-properties draw:stroke="none" svg:stroke-color="#000000" draw:fill="none" draw:fill-color="#ffffff" draw:textarea-horizontal-align="left" draw:auto-grow-height="true" draw:auto-grow-width="true" fo:min-height="3.468cm" fo:min-width="0.866cm"/>
    </style:style>
    <style:style style:name="gr6" style:family="graphic" style:parent-style-name="standard">
      <style:graphic-properties draw:stroke="none" svg:stroke-color="#000000" draw:fill="none" draw:fill-color="#ffffff" draw:textarea-horizontal-align="left" draw:auto-grow-height="true" draw:auto-grow-width="true" fo:min-height="1.576cm" fo:min-width="0.396cm"/>
    </style:style>
    <style:style style:name="P1" style:family="paragraph">
      <style:paragraph-properties fo:text-align="center"/>
    </style:style>
    <style:style style:name="P2" style:family="paragraph">
      <style:paragraph-properties fo:text-align="center"/>
      <style:text-properties fo:font-size="11pt" style:font-size-asian="11pt" style:font-size-complex="11pt"/>
    </style:style>
    <style:style style:name="P3" style:family="paragraph">
      <style:text-properties fo:font-size="11pt" style:font-size-asian="11pt" style:font-size-complex="11pt"/>
    </style:style>
    <style:style style:name="P4" style:family="paragraph">
      <style:text-properties fo:font-size="88pt" style:font-size-asian="88pt" style:font-size-complex="88pt"/>
    </style:style>
    <style:style style:name="P5" style:family="paragraph">
      <style:text-properties fo:font-size="40pt" style:font-size-asian="40pt" style:font-size-complex="40pt"/>
    </style:style>
    <style:style style:name="T1" style:family="text">
      <style:text-properties fo:font-size="11pt" style:font-size-asian="11pt" style:font-size-complex="11pt"/>
    </style:style>
    <style:style style:name="T2" style:family="text">
      <style:text-properties fo:font-size="88pt" style:font-size-asian="88pt" style:font-size-complex="88pt"/>
    </style:style>
    <style:style style:name="T3" style:family="text">
      <style:text-properties fo:font-size="40pt" style:font-size-asian="40pt" style:font-size-complex="4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rect draw:style-name="gr1" draw:text-style-name="P2" draw:layer="layout" svg:width="3.439cm" svg:height="8.763cm" svg:x="0cm" svg:y="1cm">
          <text:p text:style-name="P1"><text:span text:style-name="T1">Scene Instance</text:span></text:p>
          <text:p text:style-name="P1"><text:span text:style-name="T1"/></text:p>
          <text:p text:style-name="P1"><text:span text:style-name="T1">[currentState.obco</text:span></text:p>
          <text:p text:style-name="P1"><text:span text:style-name="T1"><text:s text:c="5"/></text:span><text:span text:style-name="T1">= = me]</text:span></text:p>
        </draw:rect>
        <draw:ellipse draw:style-name="gr2" draw:text-style-name="P2" draw:layer="layout" svg:width="2.972cm" svg:height="7.382cm" svg:x="11.668cm" svg:y="1.587cm">
          <text:p text:style-name="P1"><text:span text:style-name="T1">Collaboration S.</text:span></text:p>
        </draw:ellipse>
        <draw:custom-shape draw:style-name="gr3" draw:text-style-name="P1" draw:layer="layout" svg:width="1.826cm" svg:height="1.323cm" svg:x="12.25cm" svg:y="6.303cm">
          <text:p text:style-name="P1">store</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4" draw:text-style-name="P3" draw:layer="layout" svg:width="2.902cm" svg:height="1.123cm" svg:x="0.502cm" svg:y="3.213cm">
          <draw:text-box>
            <text:p><text:span text:style-name="T1">trigger to take</text:span></text:p>
            <text:p><text:span text:style-name="T1">controller role</text:span></text:p>
          </draw:text-box>
        </draw:frame>
        <draw:custom-shape draw:style-name="gr3" draw:text-style-name="P2" draw:layer="layout" svg:width="6.73cm" svg:height="1.687cm" svg:x="4.595cm" svg:y="2.824cm">
          <text:p text:style-name="P1"><text:span text:style-name="T1">1. REV (events.requestObCo=me)</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 draw:text-style-name="P2" draw:layer="layout" svg:width="6.509cm" svg:height="1.572cm" svg:x="4.101cm" svg:y="4.579cm">
          <text:p text:style-name="P1"><text:span text:style-name="T1">2. REV (events.requestObCo=me)</text:span></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5" draw:text-style-name="P4" draw:layer="layout" svg:width="1.366cm" svg:height="3.718cm" svg:x="3.298cm" svg:y="3.999cm">
          <draw:text-box>
            <text:p><text:span text:style-name="T2">[</text:span></text:p>
          </draw:text-box>
        </draw:frame>
        <draw:frame draw:style-name="gr5" draw:text-style-name="P4" draw:layer="layout" svg:width="1.366cm" svg:height="3.718cm" svg:x="10.498cm" svg:y="3.999cm">
          <draw:text-box>
            <text:p><text:span text:style-name="T2">]</text:span></text:p>
          </draw:text-box>
        </draw:frame>
        <draw:frame draw:style-name="gr6" draw:text-style-name="P5" draw:layer="layout" svg:width="0.896cm" svg:height="1.826cm" svg:x="2.409cm" svg:y="4.703cm">
          <draw:text-box>
            <text:p><text:span text:style-name="T3">]</text:span></text:p>
          </draw:text-box>
        </draw:frame>
        <draw:custom-shape draw:style-name="gr3" draw:text-style-name="P2" draw:layer="layout" svg:width="1.826cm" svg:height="1.323cm" svg:x="0.556cm" svg:y="5.098cm">
          <text:p text:style-name="P1"><text:span text:style-name="T1">simulation</text:span></text:p>
          <text:p text:style-name="P1"><text:span text:style-name="T1">stop</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6" draw:text-style-name="P5" draw:layer="layout" svg:width="0.896cm" svg:height="1.826cm" svg:x="-0.157cm" svg:y="4.705cm">
          <draw:text-box>
            <text:p><text:span text:style-name="T3">[</text:span></text:p>
          </draw:text-box>
        </draw:frame>
        <draw:custom-shape draw:style-name="gr3" draw:text-style-name="P2" draw:layer="layout" svg:width="6.73cm" svg:height="1.687cm" svg:x="4.384cm" svg:y="5.866cm">
          <text:p text:style-name="P1"><text:span text:style-name="T1">3. SURE (newState.obco = you)</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 draw:text-style-name="P2" draw:layer="layout" svg:width="6.915cm" svg:height="1.381cm" svg:x="3.999cm" svg:y="7.813cm">
          <text:p text:style-name="P1"><text:span text:style-name="T1">4. SUN (newState.obco = you)</text:span></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 draw:text-style-name="P2" draw:layer="layout" svg:width="1.826cm" svg:height="1.323cm" svg:x="0.735cm" svg:y="7.638cm">
          <text:p text:style-name="P1"><text:span text:style-name="T1">simulation</text:span></text:p>
          <text:p text:style-name="P1"><text:span text:style-name="T1">start</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page>
    </office:drawing>
  </office:body>
</office:document-content>
</file>

<file path=Object 2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ohne_20_Linie" style:display-name="Objekt ohne Füllung und ohne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2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textarea-horizontal-align="center" draw:textarea-vertical-align="top"/>
    </style:style>
    <style:style style:name="gr2" style:family="graphic" style:parent-style-name="standard">
      <style:graphic-properties draw:textarea-horizontal-align="justify" draw:textarea-vertical-align="middle" draw:auto-grow-height="false" fo:min-height="0cm" fo:min-width="0cm"/>
    </style:style>
    <style:style style:name="gr3" style:family="graphic" style:parent-style-name="standard">
      <style:graphic-properties draw:stroke="none" svg:stroke-color="#000000" draw:fill="none" draw:fill-color="#ffffff" draw:textarea-horizontal-align="left" draw:auto-grow-height="true" draw:auto-grow-width="true" fo:min-height="1.737cm" fo:min-width="0.434cm"/>
    </style:style>
    <style:style style:name="gr4" style:family="graphic" style:parent-style-name="standard">
      <style:graphic-properties draw:textarea-vertical-align="middle"/>
    </style:style>
    <style:style style:name="P1" style:family="paragraph">
      <style:paragraph-properties fo:text-align="center"/>
    </style:style>
    <style:style style:name="P2" style:family="paragraph">
      <style:paragraph-properties fo:text-align="center"/>
      <style:text-properties fo:font-size="11pt" style:font-size-asian="11pt" style:font-size-complex="11pt"/>
    </style:style>
    <style:style style:name="P3" style:family="paragraph">
      <style:text-properties fo:font-size="44pt" style:font-size-asian="44pt" style:font-size-complex="44pt"/>
    </style:style>
    <style:style style:name="T1" style:family="text">
      <style:text-properties fo:font-size="11pt" style:font-size-asian="11pt" style:font-size-complex="11pt"/>
    </style:style>
    <style:style style:name="T2" style:family="text">
      <style:text-properties fo:font-size="44pt" style:font-size-asian="44pt" style:font-size-complex="4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rect draw:style-name="gr1" draw:text-style-name="P2" draw:layer="layout" svg:width="3.439cm" svg:height="4.233cm" svg:x="0.265cm" svg:y="0cm">
          <text:p text:style-name="P1"><text:span text:style-name="T1">Scene Instance</text:span></text:p>
          <text:p text:style-name="P1"><text:span text:style-name="T1"/></text:p>
          <text:p text:style-name="P1"><text:span text:style-name="T1">[valid init decision]</text:span></text:p>
          <text:p text:style-name="P1"><text:span text:style-name="T1">or</text:span></text:p>
          <text:p text:style-name="P1"><text:span text:style-name="T1">[getting controller role]</text:span></text:p>
        </draw:rect>
        <draw:custom-shape draw:style-name="gr2" draw:text-style-name="P2" draw:layer="layout" svg:width="7.153cm" svg:height="1.381cm" svg:x="4.356cm" svg:y="1.002cm">
          <text:p text:style-name="P1"><text:span text:style-name="T1">1. SURE (newState)</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 draw:text-style-name="P2" draw:layer="layout" svg:width="7.364cm" svg:height="1.381cm" svg:x="3.933cm" svg:y="2.378cm">
          <text:p text:style-name="P1"><text:span text:style-name="T1">2. SUN (newState)</text:span></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 draw:text-style-name="P3" draw:layer="layout" svg:width="0.934cm" svg:height="1.987cm" svg:x="11.154cm" svg:y="0.558cm">
          <draw:text-box>
            <text:p><text:span text:style-name="T2">]</text:span></text:p>
          </draw:text-box>
        </draw:frame>
        <draw:frame draw:style-name="gr3" draw:text-style-name="P3" draw:layer="layout" svg:width="0.934cm" svg:height="1.987cm" svg:x="3.642cm" svg:y="0.612cm">
          <draw:text-box>
            <text:p><text:span text:style-name="T2">[</text:span></text:p>
          </draw:text-box>
        </draw:frame>
        <draw:ellipse draw:style-name="gr4" draw:text-style-name="P2" draw:layer="layout" svg:width="2.934cm" svg:height="3.731cm" svg:x="11.906cm" svg:y="0.451cm">
          <text:p text:style-name="P1"><text:span text:style-name="T1">Collaboration S.</text:span></text:p>
        </draw:ellipse>
        <draw:custom-shape draw:style-name="gr2" draw:text-style-name="P1" draw:layer="layout" svg:width="1.985cm" svg:height="0.953cm" svg:x="12.382cm" svg:y="2.699cm">
          <text:p text:style-name="P1">store</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page>
    </office:drawing>
  </office:body>
</office:document-content>
</file>

<file path=Object 2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ohne_20_Linie" style:display-name="Objekt ohne Füllung und ohne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2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textarea-horizontal-align="center" draw:textarea-vertical-align="top"/>
    </style:style>
    <style:style style:name="gr2" style:family="graphic" style:parent-style-name="standard">
      <style:graphic-properties draw:textarea-horizontal-align="justify" draw:textarea-vertical-align="middle" draw:auto-grow-height="false" fo:min-height="0cm" fo:min-width="0cm"/>
    </style:style>
    <style:style style:name="gr3" style:family="graphic" style:parent-style-name="standard">
      <style:graphic-properties draw:textarea-vertical-align="middle"/>
    </style:style>
    <style:style style:name="P1" style:family="paragraph">
      <style:paragraph-properties fo:text-align="center"/>
    </style:style>
    <style:style style:name="P2" style:family="paragraph">
      <style:paragraph-properties fo:text-align="center"/>
      <style:text-properties fo:font-size="11pt" style:font-size-asian="11pt" style:font-size-complex="11pt"/>
    </style:style>
    <style:style style:name="T1" style:family="text">
      <style:text-properties fo:font-size="11pt" style:font-size-asian="11pt" style:font-size-complex="11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rect draw:style-name="gr1" draw:text-style-name="P2" draw:layer="layout" svg:width="3.439cm" svg:height="3.681cm" svg:x="0.192cm" svg:y="0.555cm">
          <text:p text:style-name="P1"><text:span text:style-name="T1">Scene Instance</text:span></text:p>
        </draw:rect>
        <draw:custom-shape draw:style-name="gr2" draw:text-style-name="P2" draw:layer="layout" svg:width="7.153cm" svg:height="1.381cm" svg:x="4.248cm" svg:y="1.003cm">
          <text:p text:style-name="P1"><text:span text:style-name="T1">1. SPQR (streamName)</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 draw:text-style-name="P2" draw:layer="layout" svg:width="7.364cm" svg:height="1.381cm" svg:x="3.825cm" svg:y="2.379cm">
          <text:p text:style-name="P1"><text:span text:style-name="T1">2. SUN (streamName, currentState)</text:span></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ellipse draw:style-name="gr3" draw:text-style-name="P2" draw:layer="layout" svg:width="2.934cm" svg:height="3.39cm" svg:x="11.798cm" svg:y="0.793cm">
          <text:p text:style-name="P1"><text:span text:style-name="T1">Collaboration S.</text:span></text:p>
        </draw:ellipse>
        <draw:custom-shape draw:style-name="gr2" draw:text-style-name="P1" draw:layer="layout" svg:width="1.985cm" svg:height="0.953cm" svg:x="12.274cm" svg:y="2.7cm">
          <text:p text:style-name="P1">store</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page>
    </office:drawing>
  </office:body>
</office:document-content>
</file>

<file path=Object 2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ohne_20_Linie" style:display-name="Objekt ohne Füllung und ohne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2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textarea-horizontal-align="left" draw:textarea-vertical-align="top"/>
    </style:style>
    <style:style style:name="gr2" style:family="graphic" style:parent-style-name="standard">
      <style:graphic-properties draw:textarea-horizontal-align="justify" draw:textarea-vertical-align="middle" draw:auto-grow-height="false" fo:min-height="0cm" fo:min-width="0cm"/>
    </style:style>
    <style:style style:name="gr3" style:family="graphic" style:parent-style-name="standard">
      <style:graphic-properties draw:textarea-vertical-align="middle"/>
    </style:style>
    <style:style style:name="gr4" style:family="graphic" style:parent-style-name="standard">
      <style:graphic-properties draw:stroke="dash" draw:stroke-dash="Fine_20_Dashed_20__28_var_29_" svg:stroke-width="0.102cm" svg:stroke-color="#000000" draw:marker-start-width="0.509cm" draw:marker-end-width="0.509cm" draw:fill="none" draw:textarea-vertical-align="middle" fo:padding-top="0.176cm" fo:padding-bottom="0.176cm" fo:padding-left="0.301cm" fo:padding-right="0.301cm"/>
    </style:style>
    <style:style style:name="gr5" style:family="graphic" style:parent-style-name="objectwithoutfill">
      <style:graphic-properties draw:fill="none" draw:textarea-vertical-align="middle"/>
    </style:style>
    <style:style style:name="gr6" style:family="graphic" style:parent-style-name="standard">
      <style:graphic-properties draw:stroke="none" svg:stroke-color="#000000" draw:fill="none" draw:fill-color="#ffffff" draw:textarea-horizontal-align="left" draw:auto-grow-height="true" draw:auto-grow-width="true" fo:min-height="0.713cm" fo:min-width="3.283cm"/>
    </style:style>
    <style:style style:name="P1" style:family="paragraph">
      <style:paragraph-properties fo:text-align="center"/>
    </style:style>
    <style:style style:name="P2" style:family="paragraph">
      <style:paragraph-properties fo:text-align="center"/>
      <style:text-properties fo:font-size="11pt" style:font-size-asian="11pt" style:font-size-complex="11pt"/>
    </style:style>
    <style:style style:name="T1" style:family="text">
      <style:text-properties fo:font-size="11pt" style:font-size-asian="11pt" style:font-size-complex="11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rect draw:style-name="gr1" draw:text-style-name="P2" draw:layer="layout" svg:width="3.439cm" svg:height="4.233cm" svg:x="0.214cm" svg:y="1.861cm">
          <text:p text:style-name="P1"><text:span text:style-name="T1">Scene Instance</text:span></text:p>
          <text:p text:style-name="P1"><text:span text:style-name="T1"/></text:p>
          <text:p text:style-name="P1"><text:span text:style-name="T1">[pilot]</text:span></text:p>
        </draw:rect>
        <draw:custom-shape draw:style-name="gr2" draw:text-style-name="P2" draw:layer="layout" svg:width="7.443cm" svg:height="1.381cm" draw:transform="rotate (0.118682389135592) translate (4.17cm 2.75cm)">
          <text:p text:style-name="P1"><text:span text:style-name="T1">1. mu(SUN (newState))</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ellipse draw:style-name="gr3" draw:text-style-name="P2" draw:layer="layout" svg:width="2.934cm" svg:height="2.17cm" svg:x="11.908cm" svg:y="0.714cm">
          <text:p text:style-name="P1"><text:span text:style-name="T1">Collaboration S.</text:span></text:p>
        </draw:ellipse>
        <draw:custom-shape draw:style-name="gr2" draw:text-style-name="P1" draw:layer="layout" svg:width="1.985cm" svg:height="0.736cm" svg:x="12.384cm" svg:y="2.136cm">
          <text:p text:style-name="P1">store</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 draw:text-style-name="P2" draw:layer="layout" svg:width="1.826cm" svg:height="1.323cm" svg:x="0.968cm" svg:y="4.322cm">
          <text:p text:style-name="P1"><text:span text:style-name="T1">simulation</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 draw:text-style-name="P2" draw:layer="layout" svg:width="7.443cm" svg:height="1.381cm" svg:x="4.017cm" svg:y="3.249cm">
          <text:p text:style-name="P1"><text:span text:style-name="T1">1. mu(SUN (newState))</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 draw:text-style-name="P2" draw:layer="layout" svg:width="7.443cm" svg:height="1.381cm" svg:x="3.896cm" svg:y="3.85cm">
          <text:p text:style-name="P1"><text:span text:style-name="T1">1. mu(SUN (newState))</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 draw:text-style-name="P2" draw:layer="layout" svg:width="7.443cm" svg:height="1.381cm" svg:x="3.774cm" svg:y="4.45cm">
          <text:p text:style-name="P1"><text:span text:style-name="T1">1. mu(SUN (newState))</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 draw:text-style-name="P2" draw:layer="layout" svg:width="7.443cm" svg:height="1.381cm" svg:x="3.539cm" svg:y="5.05cm">
          <text:p text:style-name="P1"><text:span text:style-name="T1">1. mu(SUN (newState))</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ellipse draw:style-name="gr4" draw:text-style-name="P1" draw:layer="layout" svg:width="3.598cm" svg:height="6.218cm" svg:x="6.007cm" svg:y="1.19cm">
          <text:p/>
        </draw:ellipse>
        <draw:rect draw:style-name="gr1" draw:text-style-name="P2" draw:layer="layout" svg:width="3.439cm" svg:height="3.024cm" svg:x="11.565cm" svg:y="2.946cm">
          <text:p text:style-name="P1"><text:span text:style-name="T1">Scene Instance</text:span></text:p>
          <text:p text:style-name="P1"><text:span text:style-name="T1">[drone]</text:span></text:p>
        </draw:rect>
        <draw:rect draw:style-name="gr1" draw:text-style-name="P2" draw:layer="layout" svg:width="3.439cm" svg:height="3.024cm" svg:x="11.143cm" svg:y="3.628cm">
          <text:p text:style-name="P1"><text:span text:style-name="T1">Scene Instance</text:span></text:p>
          <text:p text:style-name="P1"><text:span text:style-name="T1">[drone]</text:span></text:p>
        </draw:rect>
        <draw:rect draw:style-name="gr1" draw:text-style-name="P2" draw:layer="layout" svg:width="3.439cm" svg:height="3.024cm" svg:x="10.72cm" svg:y="4.31cm">
          <text:p text:style-name="P1"><text:span text:style-name="T1">Scene Instance</text:span></text:p>
          <text:p text:style-name="P1"><text:span text:style-name="T1">[drone]</text:span></text:p>
        </draw:rect>
        <draw:rect draw:style-name="gr1" draw:text-style-name="P2" draw:layer="layout" svg:width="3.439cm" svg:height="3.024cm" svg:x="10.298cm" svg:y="4.992cm">
          <text:p text:style-name="P1"><text:span text:style-name="T1">Scene Instance</text:span></text:p>
          <text:p text:style-name="P1"><text:span text:style-name="T1">[drone]</text:span></text:p>
        </draw:rect>
        <draw:line draw:style-name="gr5" draw:text-style-name="P1" draw:layer="layout" svg:x1="4.208cm" svg:y1="7.434cm" svg:x2="6.43cm" svg:y2="6.403cm">
          <text:p/>
        </draw:line>
        <draw:frame draw:style-name="gr6" draw:layer="layout" svg:width="3.783cm" svg:height="0.963cm" svg:x="2.091cm" svg:y="7.355cm">
          <draw:text-box>
            <text:p>Multicast IP</text:p>
          </draw:text-box>
        </draw:frame>
      </draw:page>
    </office:drawing>
  </office:body>
</office:document-content>
</file>

<file path=Object 2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draw:stroke-dash draw:name="Fine_20_Dashed_20__28_var_29_" draw:display-name="Fine Dashed (var)" draw:style="rect" draw:dots1="1" draw:dots1-length="197%" draw:distance="197%"/>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ohne_20_Linie" style:display-name="Objekt ohne Füllung und ohne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2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textarea-horizontal-align="left" draw:textarea-vertical-align="top"/>
    </style:style>
    <style:style style:name="gr2" style:family="graphic" style:parent-style-name="standard">
      <style:graphic-properties draw:stroke="solid" svg:stroke-color="#000000" draw:fill="solid" draw:fill-color="#ffffff" draw:textarea-horizontal-align="left" draw:auto-grow-height="true" draw:auto-grow-width="false" fo:min-height="2.819cm" fo:min-width="0cm"/>
    </style:style>
    <style:style style:name="P1" style:family="paragraph">
      <style:paragraph-properties fo:text-align="center"/>
      <style:text-properties fo:font-size="12pt" style:font-size-asian="12pt" style:font-size-complex="12pt"/>
    </style:style>
    <style:style style:name="P2" style:family="paragraph">
      <style:text-properties fo:font-size="11pt" style:font-size-asian="11pt" style:font-size-complex="11pt"/>
    </style:style>
    <style:style style:name="T1" style:family="text">
      <style:text-properties fo:font-size="12pt" style:font-size-asian="12pt" style:font-size-complex="12pt"/>
    </style:style>
    <style:style style:name="T2" style:family="text">
      <style:text-properties fo:font-size="11pt" style:font-size-asian="11pt" style:font-size-complex="11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rect draw:style-name="gr1" draw:text-style-name="P1" draw:layer="layout" svg:width="15.134cm" svg:height="4.26cm" svg:x="0cm" svg:y="0.608cm">
          <text:p text:style-name="P1"><text:span text:style-name="T1">Charlie's Car: &lt;streamName&gt; == “CharliesCar”</text:span></text:p>
        </draw:rect>
        <draw:frame draw:style-name="gr2" draw:text-style-name="P2" draw:layer="layout" svg:width="6.747cm" svg:height="3.069cm" svg:x="0.185cm" svg:y="1.719cm">
          <draw:text-box>
            <text:p text:style-name="P2"><text:span text:style-name="T2">&lt;networkSensorId&gt;==“Steering”</text:span></text:p>
            <text:p text:style-name="P2"><text:span text:style-name="T2"/></text:p>
            <text:p text:style-name="P2"><text:span text:style-name="T2">&lt;field&gt;==”heading_changed”</text:span></text:p>
            <text:p text:style-name="P2"><text:span text:style-name="T2">&lt;field&gt;==”set_heading”</text:span></text:p>
            <text:p text:style-name="P2"><text:span text:style-name="T2">&lt;field&gt;==”add_heading”</text:span></text:p>
            <text:p text:style-name="P2"><text:span text:style-name="T2">&lt;field&gt;==”sub_heading”</text:span></text:p>
          </draw:text-box>
        </draw:frame>
        <draw:frame draw:style-name="gr2" draw:text-style-name="P2" draw:layer="layout" svg:width="6.747cm" svg:height="3.069cm" svg:x="7.912cm" svg:y="1.694cm">
          <draw:text-box>
            <text:p text:style-name="P2"><text:span text:style-name="T2">&lt;networkSensorId&gt;==“Motor”</text:span></text:p>
            <text:p text:style-name="P2"><text:span text:style-name="T2"/></text:p>
            <text:p text:style-name="P2"><text:span text:style-name="T2">&lt;field&gt;==”velocity_changed”</text:span></text:p>
            <text:p text:style-name="P2"><text:span text:style-name="T2">&lt;field&gt;==”set_velocity”</text:span></text:p>
            <text:p text:style-name="P2"><text:span text:style-name="T2">&lt;field&gt;==”add_velocity”</text:span></text:p>
            <text:p text:style-name="P2"><text:span text:style-name="T2">&lt;field&gt;==”sub_velocity”</text:span></text:p>
          </draw:text-box>
        </draw:frame>
      </draw:page>
    </office:drawing>
  </office:body>
</office:document-content>
</file>

<file path=Object 2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ohne_20_Linie" style:display-name="Objekt ohne Füllung und ohne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2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textarea-vertical-align="middle" draw:auto-grow-height="false" fo:min-height="0cm" fo:min-width="0cm"/>
    </style:style>
    <style:style style:name="gr2" style:family="graphic" style:parent-style-name="standard">
      <style:graphic-properties draw:textarea-horizontal-align="left" draw:textarea-vertical-align="top"/>
    </style:style>
    <style:style style:name="gr3" style:family="graphic" style:parent-style-name="standard">
      <style:graphic-properties draw:textarea-horizontal-align="justify" draw:textarea-vertical-align="middle" draw:auto-grow-height="false" fo:min-height="0cm" fo:min-width="0cm"/>
    </style:style>
    <style:style style:name="gr4" style:family="graphic" style:parent-style-name="objectwithoutfill">
      <style:graphic-properties draw:marker-end="Arrow" draw:marker-end-width="0.3cm" draw:fill="none" draw:textarea-vertical-align="middle"/>
    </style:style>
    <style:style style:name="gr5" style:family="graphic" style:parent-style-name="standard">
      <style:graphic-properties draw:stroke="none" svg:stroke-color="#000000" draw:fill="none" draw:fill-color="#ffffff" draw:textarea-horizontal-align="left" draw:auto-grow-height="true" draw:auto-grow-width="true" fo:min-height="0.39cm" fo:min-width="4.104cm"/>
    </style:style>
    <style:style style:name="gr6" style:family="graphic" style:parent-style-name="standard">
      <style:graphic-properties draw:stroke="none" svg:stroke-color="#000000" draw:fill="none" draw:fill-color="#ffffff" draw:textarea-horizontal-align="left" draw:auto-grow-height="true" draw:auto-grow-width="true" fo:min-height="0.39cm" fo:min-width="2.631cm"/>
    </style:style>
    <style:style style:name="gr7" style:family="graphic" style:parent-style-name="objectwithoutfill">
      <style:graphic-properties draw:fill="none" draw:textarea-vertical-align="middle"/>
    </style:style>
    <style:style style:name="gr8" style:family="graphic" style:parent-style-name="standard">
      <style:graphic-properties draw:stroke="none" svg:stroke-color="#000000" draw:fill="none" draw:fill-color="#ffffff" draw:textarea-horizontal-align="left" draw:auto-grow-height="true" draw:auto-grow-width="true" fo:min-height="0.437cm" fo:min-width="2.737cm"/>
    </style:style>
    <style:style style:name="gr9" style:family="graphic" style:parent-style-name="standard">
      <style:graphic-properties draw:textarea-horizontal-align="justify" draw:textarea-vertical-align="middle" draw:auto-grow-height="false" fo:min-height="0cm" fo:min-width="0cm"/>
    </style:style>
    <style:style style:name="P1" style:family="paragraph">
      <style:paragraph-properties fo:text-align="center"/>
    </style:style>
    <style:style style:name="P2" style:family="paragraph">
      <style:paragraph-properties fo:text-align="center"/>
      <style:text-properties fo:font-size="11pt" style:font-size-asian="11pt" style:font-size-complex="11pt"/>
    </style:style>
    <style:style style:name="P3" style:family="paragraph">
      <style:text-properties fo:font-size="10pt" style:font-size-asian="10pt" style:font-size-complex="10pt"/>
    </style:style>
    <style:style style:name="P4" style:family="paragraph">
      <style:paragraph-properties fo:text-align="center"/>
      <style:text-properties fo:font-size="12pt" style:font-size-asian="12pt" style:font-size-complex="12pt"/>
    </style:style>
    <style:style style:name="P5" style:family="paragraph">
      <style:text-properties fo:font-size="11pt" style:font-size-asian="11pt" style:font-size-complex="11pt"/>
    </style:style>
    <style:style style:name="T1" style:family="text">
      <style:text-properties fo:font-size="11pt" style:font-size-asian="11pt" style:font-size-complex="11pt"/>
    </style:style>
    <style:style style:name="T2" style:family="text">
      <style:text-properties fo:font-size="10pt" style:font-size-asian="10pt" style:font-size-complex="10pt"/>
    </style:style>
    <style:style style:name="T3"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1" draw:layer="layout" svg:width="1.826cm" svg:height="1.217cm" svg:x="10.029cm" svg:y="9.02cm">
          <text:p/>
          <draw:enhanced-geometry svg:viewBox="0 0 21600 21600" draw:text-areas="0 0 21600 21600" draw:type="circular-arrow" draw:modifiers="-85.8946626663429 91.6258855068885 5625.22544994184"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1" draw:text-style-name="P1" draw:layer="layout" svg:width="1.826cm" svg:height="1.217cm" svg:x="3.546cm" svg:y="7.382cm">
          <text:p/>
          <draw:enhanced-geometry svg:viewBox="0 0 21600 21600" draw:text-areas="0 0 21600 21600" draw:type="circular-arrow" draw:modifiers="-85.8946626663429 91.6258855068885 5625.22544994184"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rect draw:style-name="gr2" draw:text-style-name="P2" draw:layer="layout" svg:width="3.439cm" svg:height="10.794cm" svg:x="0cm" svg:y="0.001cm">
          <text:p text:style-name="P1"><text:span text:style-name="T1">Scene Instance</text:span></text:p>
        </draw:rect>
        <draw:custom-shape draw:style-name="gr3" draw:text-style-name="P2" draw:layer="layout" svg:width="7.197cm" svg:height="1.381cm" svg:x="3.889cm" svg:y="1.001cm">
          <text:p text:style-name="P1"><text:span text:style-name="T1">1. mu(STS(streamName, template))</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 draw:text-style-name="P2" draw:layer="layout" svg:width="5.477cm" svg:height="1.381cm" svg:x="3.889cm" svg:y="2.301cm">
          <text:p text:style-name="P1"><text:span text:style-name="T1">2. mu(STS(retransmission))</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4" draw:text-style-name="P1" draw:layer="layout" svg:x1="11.906cm" svg:y1="1.666cm" svg:x2="11.932cm" svg:y2="5.768cm">
          <text:p/>
        </draw:line>
        <draw:frame draw:style-name="gr5" draw:text-style-name="P3" draw:layer="layout" svg:width="4.604cm" svg:height="0.64cm" draw:transform="rotate (1.57533418284978) translate (11.173cm 5.983cm)">
          <draw:text-box>
            <text:p><text:span text:style-name="T2">No answer during 3 x RTT</text:span></text:p>
          </draw:text-box>
        </draw:frame>
        <draw:frame draw:style-name="gr6" draw:text-style-name="P3" draw:layer="layout" svg:width="3.131cm" svg:height="0.64cm" svg:x="0.237cm" svg:y="6.323cm">
          <draw:text-box>
            <text:p><text:span text:style-name="T2">iAmObCo := true</text:span></text:p>
          </draw:text-box>
        </draw:frame>
        <draw:custom-shape draw:style-name="gr3" draw:text-style-name="P2" draw:layer="layout" svg:width="7.145cm" svg:height="1.381cm" svg:x="3.863cm" svg:y="6.637cm">
          <text:p text:style-name="P1"><text:span text:style-name="T1">5. mu(STS(streamName, template))</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 draw:text-style-name="P2" draw:layer="layout" svg:width="5.477cm" svg:height="1.381cm" svg:x="3.889cm" svg:y="3.601cm">
          <text:p text:style-name="P1"><text:span text:style-name="T1">3. mu(STS(retransmission))</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 draw:text-style-name="P4" draw:layer="layout" svg:width="2.064cm" svg:height="1.164cm" svg:x="1.137cm" svg:y="8.07cm">
          <text:p text:style-name="P1"><text:span text:style-name="T3">store</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 draw:text-style-name="P2" draw:layer="layout" svg:width="7.805cm" svg:height="1.376cm" svg:x="3.863cm" svg:y="8.493cm">
          <text:p text:style-name="P1"><text:span text:style-name="T1">6. SUN(streamName, currentState)</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7" draw:text-style-name="P1" draw:layer="layout" svg:x1="3.439cm" svg:y1="5.582cm" svg:x2="4.974cm" svg:y2="5.582cm">
          <text:p/>
        </draw:line>
        <draw:line draw:style-name="gr7" draw:text-style-name="P1" draw:layer="layout" svg:x1="5cm" svg:y1="6.27cm" svg:x2="5cm" svg:y2="5.582cm">
          <text:p/>
        </draw:line>
        <draw:line draw:style-name="gr4" draw:text-style-name="P1" draw:layer="layout" svg:x1="5cm" svg:y1="6.27cm" svg:x2="3.439cm" svg:y2="6.323cm">
          <text:p/>
        </draw:line>
        <draw:g>
          <draw:line draw:style-name="gr7" draw:text-style-name="P1" draw:layer="layout" svg:x1="5.265cm" svg:y1="5.635cm" svg:x2="5.476cm" svg:y2="6.138cm">
            <text:p/>
          </draw:line>
          <draw:line draw:style-name="gr7" draw:text-style-name="P1" draw:layer="layout" svg:x1="5.133cm" svg:y1="6.138cm" svg:x2="5.582cm" svg:y2="5.662cm">
            <text:p/>
          </draw:line>
          <draw:line draw:style-name="gr7" draw:text-style-name="P1" draw:layer="layout" svg:x1="5.265cm" svg:y1="5.609cm" svg:x2="5.635cm" svg:y2="5.635cm">
            <text:p/>
          </draw:line>
          <draw:line draw:style-name="gr7" draw:text-style-name="P1" draw:layer="layout" svg:x1="5.159cm" svg:y1="6.138cm" svg:x2="5.503cm" svg:y2="6.164cm">
            <text:p/>
          </draw:line>
        </draw:g>
        <draw:frame draw:style-name="gr8" draw:text-style-name="P5" draw:layer="layout" svg:width="3.237cm" svg:height="0.687cm" svg:x="5.556cm" svg:y="5.608cm">
          <draw:text-box>
            <text:p><text:span text:style-name="T1">4. random timer</text:span></text:p>
          </draw:text-box>
        </draw:frame>
        <draw:custom-shape draw:style-name="gr9" draw:text-style-name="P1" draw:layer="layout" svg:width="7.038cm" svg:height="0.821cm" svg:x="3.678cm" svg:y="9.683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page>
    </office:drawing>
  </office:body>
</office:document-content>
</file>

<file path=Object 2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ohne_20_Linie" style:display-name="Objekt ohne Füllung und ohne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2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textarea-horizontal-align="center" draw:textarea-vertical-align="top"/>
    </style:style>
    <style:style style:name="gr2" style:family="graphic" style:parent-style-name="standard">
      <style:graphic-properties draw:textarea-horizontal-align="justify" draw:textarea-vertical-align="middle" draw:auto-grow-height="false" fo:min-height="0cm" fo:min-width="0cm"/>
    </style:style>
    <style:style style:name="P1" style:family="paragraph">
      <style:paragraph-properties fo:text-align="center"/>
    </style:style>
    <style:style style:name="P2" style:family="paragraph">
      <style:paragraph-properties fo:text-align="center"/>
      <style:text-properties fo:font-size="11pt" style:font-size-asian="11pt" style:font-size-complex="11pt"/>
    </style:style>
    <style:style style:name="T1" style:family="text">
      <style:text-properties fo:font-size="11pt" style:font-size-asian="11pt" style:font-size-complex="11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rect draw:style-name="gr1" draw:text-style-name="P2" draw:layer="layout" svg:width="3.439cm" svg:height="4.498cm" svg:x="0.001cm" svg:y="0cm">
          <text:p text:style-name="P1"><text:span text:style-name="T1">Scene Instance</text:span></text:p>
          <text:p text:style-name="P1"><text:span text:style-name="T1"/></text:p>
          <text:p text:style-name="P1"><text:span text:style-name="T1">triggerig activity</text:span></text:p>
        </draw:rect>
        <draw:custom-shape draw:style-name="gr2" draw:text-style-name="P2" draw:layer="layout" svg:width="6.73cm" svg:height="1.381cm" svg:x="4.357cm" svg:y="1cm">
          <text:p text:style-name="P1"><text:span text:style-name="T1">1. REV (events)</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 draw:text-style-name="P2" draw:layer="layout" svg:width="6.915cm" svg:height="1.381cm" svg:x="3.934cm" svg:y="2.576cm">
          <text:p text:style-name="P1"><text:span text:style-name="T1">2. mu(SUN (newState))</text:span></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rect draw:style-name="gr1" draw:text-style-name="P2" draw:layer="layout" svg:width="3.439cm" svg:height="4.524cm" svg:x="11.564cm" svg:y="0cm">
          <text:p text:style-name="P1"><text:span text:style-name="T1">Scene Instance</text:span></text:p>
          <text:p text:style-name="P1"><text:span text:style-name="T1"/></text:p>
          <text:p text:style-name="P1"><text:span text:style-name="T1">currentState.obco</text:span></text:p>
          <text:p text:style-name="P1"><text:span text:style-name="T1">= = me</text:span></text:p>
        </draw:rect>
        <draw:custom-shape draw:style-name="gr2" draw:text-style-name="P2" draw:layer="layout" svg:width="1.826cm" svg:height="1.323cm" svg:x="12.119cm" svg:y="1.972cm">
          <text:p text:style-name="P1"><text:span text:style-name="T1">simulation</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page>
    </office:drawing>
  </office:body>
</office:document-content>
</file>

<file path=Object 2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ohne_20_Linie" style:display-name="Objekt ohne Füllung und ohne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textarea-horizontal-align="justify" draw:textarea-vertical-align="bottom" draw:auto-grow-height="false" fo:min-height="0cm" fo:min-width="0cm"/>
    </style:style>
    <style:style style:name="gr2" style:family="graphic" style:parent-style-name="standard">
      <style:graphic-properties draw:stroke="none" svg:stroke-color="#000000" draw:fill="none" draw:fill-color="#ffffff" draw:textarea-horizontal-align="left" draw:auto-grow-height="true" draw:auto-grow-width="true" fo:min-height="0.779cm" fo:min-width="1.92cm"/>
    </style:style>
    <style:style style:name="gr3" style:family="graphic" style:parent-style-name="standard">
      <style:graphic-properties draw:textarea-horizontal-align="justify" draw:textarea-vertical-align="middle" draw:auto-grow-height="false" fo:min-height="0cm" fo:min-width="0cm"/>
    </style:style>
    <style:style style:name="gr4" style:family="graphic" style:parent-style-name="standard">
      <style:graphic-properties draw:stroke="none" svg:stroke-color="#000000" draw:fill="none" draw:fill-color="#ffffff" draw:textarea-horizontal-align="left" draw:auto-grow-height="true" draw:auto-grow-width="true" fo:min-height="0.779cm" fo:min-width="2.737cm"/>
    </style:style>
    <style:style style:name="gr5" style:family="graphic" style:parent-style-name="objectwithoutfill">
      <style:graphic-properties draw:stroke="dash" draw:stroke-dash="Ultrafine_20_2_20_Dots_20_3_20_Dashes" draw:fill="none" draw:textarea-vertical-align="middle"/>
    </style:style>
    <style:style style:name="gr6" style:family="graphic" style:parent-style-name="standard">
      <style:graphic-properties draw:stroke="none" svg:stroke-color="#000000" draw:fill="none" draw:fill-color="#ffffff" draw:textarea-horizontal-align="left" draw:auto-grow-height="true" draw:auto-grow-width="true" fo:min-height="0.779cm" fo:min-width="2.462cm"/>
    </style:style>
    <style:style style:name="gr7" style:family="graphic" style:parent-style-name="standard">
      <style:graphic-properties draw:stroke="none" svg:stroke-color="#000000" draw:fill="none" draw:fill-color="#ffffff" draw:textarea-horizontal-align="left" draw:auto-grow-height="true" draw:auto-grow-width="true" fo:min-height="0.779cm" fo:min-width="2.572cm"/>
    </style:style>
    <style:style style:name="gr8" style:family="graphic" style:parent-style-name="standard">
      <style:graphic-properties draw:stroke="none" svg:stroke-color="#000000" draw:fill="none" draw:fill-color="#ffffff" draw:textarea-horizontal-align="left" draw:auto-grow-height="true" draw:auto-grow-width="true" fo:min-height="0.779cm" fo:min-width="2.208cm"/>
    </style:style>
    <style:style style:name="gr9" style:family="graphic" style:parent-style-name="standard">
      <style:graphic-properties draw:stroke="none" svg:stroke-color="#000000" draw:fill="none" draw:fill-color="#ffffff" draw:textarea-horizontal-align="left" draw:auto-grow-height="true" draw:auto-grow-width="true" fo:min-height="0.39cm" fo:min-width="1.776cm"/>
    </style:style>
    <style:style style:name="gr10" style:family="graphic" style:parent-style-name="standard">
      <style:graphic-properties draw:stroke="none" svg:stroke-color="#000000" draw:fill="none" draw:fill-color="#ffffff" draw:textarea-horizontal-align="left" draw:auto-grow-height="true" draw:auto-grow-width="true" fo:min-height="0.779cm" fo:min-width="1.615cm"/>
    </style:style>
    <style:style style:name="gr11" style:family="graphic" style:parent-style-name="objectwithoutfill">
      <style:graphic-properties draw:stroke="dash" draw:stroke-dash="Fine_20_Dashed_20__28_var_29_" svg:stroke-width="0.152cm" draw:marker-start-width="0.66cm" draw:marker-end="Arrow" draw:marker-end-width="0.761cm" draw:fill="none" draw:textarea-vertical-align="middle" fo:padding-top="0.201cm" fo:padding-bottom="0.201cm" fo:padding-left="0.326cm" fo:padding-right="0.326cm"/>
    </style:style>
    <style:style style:name="gr12" style:family="graphic" style:parent-style-name="standard">
      <style:graphic-properties draw:stroke="none" svg:stroke-color="#000000" draw:fill="none" draw:fill-color="#ffffff" draw:textarea-horizontal-align="left" draw:auto-grow-height="true" draw:auto-grow-width="true" fo:min-height="0.713cm" fo:min-width="5.738cm"/>
    </style:style>
    <style:style style:name="P1" style:family="paragraph">
      <style:paragraph-properties fo:text-align="center"/>
    </style:style>
    <style:style style:name="P2" style:family="paragraph">
      <style:paragraph-properties fo:text-align="center"/>
      <style:text-properties fo:font-size="10pt" style:font-size-asian="10pt" style:font-size-complex="10pt"/>
    </style:style>
    <style:style style:name="P3" style:family="paragraph">
      <style:paragraph-properties fo:text-align="center">
        <style:tab-stops/>
      </style:paragraph-properties>
    </style:style>
    <style:style style:name="P4" style:family="paragraph">
      <style:paragraph-properties fo:text-align="center">
        <style:tab-stops/>
      </style:paragraph-properties>
      <style:text-properties fo:font-size="10pt" style:font-size-asian="10pt" style:font-size-complex="10pt"/>
    </style:style>
    <style:style style:name="P5" style:family="paragraph">
      <style:text-properties fo:font-size="10pt" style:font-size-asian="10pt" style:font-size-complex="10pt"/>
    </style:style>
    <style:style style:name="T1" style:family="text">
      <style:text-properties fo:font-size="10pt" style:font-size-asian="10pt" style:font-size-complex="1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1" draw:layer="layout" svg:width="1.905cm" svg:height="1.852cm" svg:x="0.265cm" svg:y="0.556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frame draw:style-name="gr2" draw:text-style-name="P2" draw:layer="layout" svg:width="2.42cm" svg:height="1.029cm" svg:x="0.318cm" svg:y="2.46cm">
          <draw:text-box>
            <text:p text:style-name="P1"><text:span text:style-name="T1">Triggering</text:span></text:p>
            <text:p text:style-name="P1"><text:span text:style-name="T1">Activity</text:span></text:p>
          </draw:text-box>
        </draw:frame>
        <draw:custom-shape draw:style-name="gr1" draw:text-style-name="P1" draw:layer="layout" svg:width="1.905cm" svg:height="1.852cm" svg:x="0.265cm" svg:y="0.581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3" draw:text-style-name="P1" draw:layer="layout" svg:width="1.931cm" svg:height="1.931cm" svg:x="3.004cm" svg:y="0.54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 draw:text-style-name="P4" draw:layer="layout" svg:width="3.237cm" svg:height="1.029cm" svg:x="2.378cm" svg:y="2.513cm">
          <draw:text-box>
            <text:p text:style-name="P3"><text:span text:style-name="T1">Sensor Node</text:span><text:span text:style-name="T1"><text:line-break/></text:span><text:span text:style-name="T1">e.g. TouchSensor</text:span></text:p>
          </draw:text-box>
        </draw:frame>
        <draw:line draw:style-name="gr5" draw:text-style-name="P1" draw:layer="layout" svg:x1="5.438cm" svg:y1="0cm" svg:x2="5.438cm" svg:y2="4.048cm">
          <text:p/>
        </draw:line>
        <draw:frame draw:style-name="gr6" draw:text-style-name="P5" draw:layer="layout" svg:width="2.962cm" svg:height="1.029cm" svg:x="3.906cm" svg:y="3.994cm">
          <draw:text-box>
            <text:p><text:span text:style-name="T1">Continuous or</text:span></text:p>
            <text:p><text:span text:style-name="T1">Discrete Events</text:span></text:p>
          </draw:text-box>
        </draw:frame>
        <draw:custom-shape draw:style-name="gr3" draw:text-style-name="P1" draw:layer="layout" svg:width="1.931cm" svg:height="1.931cm" svg:x="5.77cm" svg:y="0.54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4" draw:layer="layout" svg:width="3.072cm" svg:height="1.029cm" svg:x="5.247cm" svg:y="2.513cm">
          <draw:text-box>
            <text:p text:style-name="P3"><text:span text:style-name="T1">Simulation</text:span><text:span text:style-name="T1"><text:line-break/></text:span><text:span text:style-name="T1">e.g. TimeSensor</text:span></text:p>
          </draw:text-box>
        </draw:frame>
        <draw:line draw:style-name="gr5" draw:text-style-name="P1" draw:layer="layout" svg:x1="8.308cm" svg:y1="0cm" svg:x2="8.308cm" svg:y2="4.048cm">
          <text:p/>
        </draw:line>
        <draw:frame draw:style-name="gr8" draw:text-style-name="P5" draw:layer="layout" svg:width="2.708cm" svg:height="1.029cm" svg:x="6.776cm" svg:y="3.994cm">
          <draw:text-box>
            <text:p><text:span text:style-name="T1">Continuous or</text:span></text:p>
            <text:p><text:span text:style-name="T1">Discrete State</text:span></text:p>
          </draw:text-box>
        </draw:frame>
        <draw:custom-shape draw:style-name="gr3" draw:text-style-name="P1" draw:layer="layout" svg:width="1.931cm" svg:height="1.931cm" svg:x="8.535cm" svg:y="0.54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9" draw:text-style-name="P2" draw:layer="layout" svg:width="2.276cm" svg:height="0.64cm" svg:x="8.431cm" svg:y="2.513cm">
          <draw:text-box>
            <text:p text:style-name="P1"><text:span text:style-name="T1">Interpolator</text:span></text:p>
          </draw:text-box>
        </draw:frame>
        <draw:custom-shape draw:style-name="gr3" draw:text-style-name="P1" draw:layer="layout" svg:width="1.931cm" svg:height="1.931cm" svg:x="11.298cm" svg:y="0.54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 draw:text-style-name="P2" draw:layer="layout" svg:width="2.115cm" svg:height="1.029cm" svg:x="11.298cm" svg:y="2.513cm">
          <draw:text-box>
            <text:p text:style-name="P1"><text:span text:style-name="T1">Geometry,</text:span><text:span text:style-name="T1"><text:line-break/></text:span><text:span text:style-name="T1">Sound</text:span></text:p>
          </draw:text-box>
        </draw:frame>
        <draw:line draw:style-name="gr11" draw:text-style-name="P1" draw:layer="layout" svg:x1="1.27cm" svg:y1="1.64cm" svg:x2="13.784cm" svg:y2="1.587cm">
          <text:p/>
        </draw:line>
        <draw:frame draw:style-name="gr12" draw:layer="layout" svg:width="6.238cm" svg:height="0.963cm" svg:x="3.862cm" svg:y="0.343cm">
          <draw:text-box>
            <text:p>Chain of Interactivity</text:p>
          </draw:text-box>
        </draw:frame>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draw:stroke-dash draw:name="Fine_20_Dashed_20__28_var_29_" draw:display-name="Fine Dashed (var)" draw:style="rect" draw:dots1="1" draw:dots1-length="197%" draw:distance="197%"/>
    <draw:stroke-dash draw:name="Ultrafine_20_2_20_Dots_20_3_20_Dashes" draw:display-name="Ultrafine 2 Dots 3 Dashes" draw:style="rect" draw:dots1="2" draw:dots1-length="0.051cm" draw:dots2="3" draw:dots2-length="0.254cm" draw:distance="0.127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ohne_20_Linie" style:display-name="Objekt ohne Füllung und ohne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3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textarea-horizontal-align="center" draw:textarea-vertical-align="top"/>
    </style:style>
    <style:style style:name="gr2" style:family="graphic" style:parent-style-name="standard">
      <style:graphic-properties draw:textarea-horizontal-align="justify" draw:textarea-vertical-align="middle" draw:auto-grow-height="false" fo:min-height="0cm" fo:min-width="0cm"/>
    </style:style>
    <style:style style:name="gr3" style:family="graphic" style:parent-style-name="standard">
      <style:graphic-properties draw:stroke="none" svg:stroke-color="#000000" draw:fill="none" draw:fill-color="#ffffff" draw:textarea-horizontal-align="left" draw:auto-grow-height="true" draw:auto-grow-width="true" fo:min-height="0.873cm" fo:min-width="2.402cm"/>
    </style:style>
    <style:style style:name="gr4" style:family="graphic" style:parent-style-name="standard">
      <style:graphic-properties svg:stroke-width="0.051cm" svg:stroke-color="#000000" draw:marker-start-width="0.355cm" draw:marker-end-width="0.355cm" draw:fill-color="#ffffff" draw:textarea-vertical-align="middle" draw:auto-grow-height="false" fo:min-height="0.749cm" fo:min-width="0.499cm" fo:padding-top="0.15cm" fo:padding-bottom="0.15cm" fo:padding-left="0.275cm" fo:padding-right="0.275cm"/>
    </style:style>
    <style:style style:name="gr5" style:family="graphic" style:parent-style-name="standard">
      <style:graphic-properties draw:textarea-vertical-align="middle" draw:auto-grow-height="false" fo:min-height="0.749cm" fo:min-width="0.499cm"/>
    </style:style>
    <style:style style:name="gr6" style:family="graphic" style:parent-style-name="objectwithoutfill">
      <style:graphic-properties draw:fill="none" draw:textarea-vertical-align="middle"/>
    </style:style>
    <style:style style:name="gr7" style:family="graphic" style:parent-style-name="objectwithoutfill">
      <style:graphic-properties draw:marker-end="Arrow" draw:marker-end-width="0.3cm" draw:fill="none" draw:textarea-vertical-align="middle"/>
    </style:style>
    <style:style style:name="gr8" style:family="graphic" style:parent-style-name="standard">
      <style:graphic-properties draw:stroke="none" svg:stroke-color="#000000" draw:fill="none" draw:fill-color="#ffffff" draw:textarea-horizontal-align="left" draw:auto-grow-height="true" draw:auto-grow-width="true" fo:min-height="0.437cm" fo:min-width="2.737cm"/>
    </style:style>
    <style:style style:name="gr9" style:family="graphic" style:parent-style-name="standard">
      <style:graphic-properties draw:textarea-vertical-align="middle" draw:auto-grow-height="false" fo:min-height="0cm" fo:min-width="0cm"/>
    </style:style>
    <style:style style:name="gr10" style:family="graphic" style:parent-style-name="standard">
      <style:graphic-properties draw:textarea-horizontal-align="justify" draw:textarea-vertical-align="middle" draw:auto-grow-height="false" fo:min-height="0cm" fo:min-width="0cm"/>
    </style:style>
    <style:style style:name="P1" style:family="paragraph">
      <style:paragraph-properties fo:text-align="center"/>
    </style:style>
    <style:style style:name="P2" style:family="paragraph">
      <style:paragraph-properties fo:text-align="center"/>
      <style:text-properties fo:font-size="11pt" style:font-size-asian="11pt" style:font-size-complex="11pt"/>
    </style:style>
    <style:style style:name="P3" style:family="paragraph">
      <style:text-properties fo:font-size="11pt" style:font-size-asian="11pt" style:font-size-complex="11pt"/>
    </style:style>
    <style:style style:name="T1" style:family="text">
      <style:text-properties fo:font-size="11pt" style:font-size-asian="11pt" style:font-size-complex="11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rect draw:style-name="gr1" draw:text-style-name="P2" draw:layer="layout" svg:width="3.439cm" svg:height="14.053cm" svg:x="11.59cm" svg:y="0.261cm">
          <text:p text:style-name="P1"><text:span text:style-name="T1">Scene Instance</text:span></text:p>
          <text:p text:style-name="P1"><text:span text:style-name="T1"/></text:p>
          <text:p text:style-name="P1"><text:span text:style-name="T1">[currentState.obco</text:span></text:p>
          <text:p text:style-name="P1"><text:span text:style-name="T1"><text:s text:c="5"/></text:span><text:span text:style-name="T1">= = me]</text:span></text:p>
        </draw:rect>
        <draw:rect draw:style-name="gr1" draw:text-style-name="P2" draw:layer="layout" svg:width="3.439cm" svg:height="9.502cm" svg:x="0cm" svg:y="0.234cm">
          <text:p text:style-name="P1"><text:span text:style-name="T1">Scene Instance</text:span></text:p>
        </draw:rect>
        <draw:custom-shape draw:style-name="gr2" draw:text-style-name="P1" draw:layer="layout" svg:width="1.826cm" svg:height="1.323cm" svg:x="12.303cm" svg:y="2.918cm">
          <text:p text:style-name="P1">store</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3" draw:text-style-name="P3" draw:layer="layout" svg:width="2.902cm" svg:height="1.123cm" svg:x="0.343cm" svg:y="1.442cm">
          <draw:text-box>
            <text:p><text:span text:style-name="T1">trigger to take</text:span></text:p>
            <text:p><text:span text:style-name="T1">controller role</text:span></text:p>
          </draw:text-box>
        </draw:frame>
        <draw:custom-shape draw:style-name="gr2" draw:text-style-name="P2" draw:layer="layout" svg:width="6.73cm" svg:height="1.687cm" svg:x="4.304cm" svg:y="2.004cm">
          <text:p text:style-name="P1"><text:span text:style-name="T1">1. ur(REV (requestObCo=me))</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 draw:text-style-name="P2" draw:layer="layout" svg:width="1.826cm" svg:height="1.323cm" svg:x="12.304cm" svg:y="4.385cm">
          <text:p text:style-name="P1"><text:span text:style-name="T1">simulation</text:span></text:p>
          <text:p text:style-name="P1"><text:span text:style-name="T1">stop</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 draw:text-style-name="P2" draw:layer="layout" svg:width="6.915cm" svg:height="1.381cm" svg:x="3.946cm" svg:y="3.872cm">
          <text:p text:style-name="P1"><text:span text:style-name="T1">2. mu(SUN (obco = you))</text:span></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 draw:text-style-name="P2" draw:layer="layout" svg:width="1.826cm" svg:height="1.323cm" svg:x="0.867cm" svg:y="4.649cm">
          <text:p text:style-name="P1"><text:span text:style-name="T1">simulation</text:span></text:p>
          <text:p text:style-name="P1"><text:span text:style-name="T1">start</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 draw:text-style-name="P1" draw:layer="layout" svg:width="1.826cm" svg:height="1.323cm" svg:x="0.867cm" svg:y="6.066cm">
          <text:p text:style-name="P1">store</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 draw:text-style-name="P2" draw:layer="layout" svg:width="6.73cm" svg:height="1.687cm" svg:x="4.305cm" svg:y="8.248cm">
          <text:p text:style-name="P1"><text:span text:style-name="T1">3. mu(BEV (sessionLeft=me))</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 draw:text-style-name="P1" draw:layer="layout" svg:width="1.138cm" svg:height="1.191cm" svg:x="1.931cm" svg:y="8.281cm">
          <text:p/>
          <draw:enhanced-geometry svg:viewBox="0 0 640 861" draw:text-areas="257 295 414 566" draw:type="non-primitive" draw:enhanced-path="M 640 233 L 221 293 506 12 367 0 29 406 431 347 145 645 99 520 0 861 326 765 209 711 640 233 640 233 Z N"/>
        </draw:custom-shape>
        <draw:custom-shape draw:style-name="gr5" draw:text-style-name="P1" draw:layer="layout" svg:width="0.026cm" svg:height="0.106cm" svg:x="3.863cm" svg:y="10.001cm">
          <text:p/>
          <draw:enhanced-geometry svg:viewBox="0 0 640 861" draw:text-areas="257 295 414 566" draw:type="non-primitive" draw:enhanced-path="M 640 233 L 221 293 506 12 367 0 29 406 431 347 145 645 99 520 0 861 326 765 209 711 640 233 640 233 Z N"/>
        </draw:custom-shape>
        <draw:line draw:style-name="gr6" draw:text-style-name="P1" draw:layer="layout" svg:x1="11.589cm" svg:y1="10.439cm" svg:x2="10.054cm" svg:y2="10.439cm">
          <text:p/>
        </draw:line>
        <draw:line draw:style-name="gr6" draw:text-style-name="P1" draw:layer="layout" svg:x1="10.028cm" svg:y1="11.127cm" svg:x2="10.028cm" svg:y2="10.439cm">
          <text:p/>
        </draw:line>
        <draw:line draw:style-name="gr7" draw:text-style-name="P1" draw:layer="layout" svg:x1="10.028cm" svg:y1="11.127cm" svg:x2="11.589cm" svg:y2="11.18cm">
          <text:p/>
        </draw:line>
        <draw:g>
          <draw:line draw:style-name="gr6" draw:text-style-name="P1" draw:layer="layout" svg:x1="9.763cm" svg:y1="10.492cm" svg:x2="9.552cm" svg:y2="10.995cm">
            <text:p/>
          </draw:line>
          <draw:line draw:style-name="gr6" draw:text-style-name="P1" draw:layer="layout" svg:x1="9.895cm" svg:y1="10.995cm" svg:x2="9.446cm" svg:y2="10.519cm">
            <text:p/>
          </draw:line>
          <draw:line draw:style-name="gr6" draw:text-style-name="P1" draw:layer="layout" svg:x1="9.763cm" svg:y1="10.466cm" svg:x2="9.393cm" svg:y2="10.492cm">
            <text:p/>
          </draw:line>
          <draw:line draw:style-name="gr6" draw:text-style-name="P1" draw:layer="layout" svg:x1="9.869cm" svg:y1="10.995cm" svg:x2="9.525cm" svg:y2="11.021cm">
            <text:p/>
          </draw:line>
        </draw:g>
        <draw:frame draw:style-name="gr8" draw:text-style-name="P3" draw:layer="layout" svg:width="3.237cm" svg:height="0.687cm" svg:x="5.98cm" svg:y="10.413cm">
          <draw:text-box>
            <text:p><text:span text:style-name="T1">4. random timer</text:span></text:p>
          </draw:text-box>
        </draw:frame>
        <draw:custom-shape draw:style-name="gr9" draw:text-style-name="P1" draw:layer="layout" svg:width="1.826cm" svg:height="1.217cm" svg:x="3.598cm" svg:y="12.328cm">
          <text:p/>
          <draw:enhanced-geometry svg:viewBox="0 0 21600 21600" draw:mirror-horizontal="true" draw:text-areas="0 0 21600 21600" draw:type="circular-arrow" draw:modifiers="-85.8946626663429 91.6258855068885 5625.22544994184"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2" draw:text-style-name="P2" draw:layer="layout" svg:width="7.805cm" svg:height="1.376cm" svg:x="3.782cm" svg:y="11.801cm">
          <text:p text:style-name="P1"><text:span text:style-name="T1">5. mu(SUN(obco==me))</text:span></text:p>
          <draw:enhanced-geometry svg:viewBox="0 0 21600 21600" draw:mirror-horizont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0" draw:text-style-name="P1" draw:layer="layout" svg:width="7.038cm" svg:height="0.821cm" svg:x="4.737cm" svg:y="12.991cm">
          <text:p/>
          <draw:enhanced-geometry svg:viewBox="0 0 21600 21600" draw:mirror-horizontal="tru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 draw:text-style-name="P2" draw:layer="layout" svg:width="1.826cm" svg:height="1.323cm" svg:x="12.43cm" svg:y="11.264cm">
          <text:p text:style-name="P2"><text:span text:style-name="T1">simulation</text:span></text:p>
          <text:p text:style-name="P2"><text:span text:style-name="T1">start</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 draw:text-style-name="P1" draw:layer="layout" svg:width="1.826cm" svg:height="1.323cm" svg:x="12.43cm" svg:y="12.681cm">
          <text:p text:style-name="P1">store</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page>
    </office:drawing>
  </office:body>
</office:document-content>
</file>

<file path=Object 3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ohne_20_Linie" style:display-name="Objekt ohne Füllung und ohne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3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textarea-horizontal-align="center" draw:textarea-vertical-align="top"/>
    </style:style>
    <style:style style:name="gr2" style:family="graphic" style:parent-style-name="standard">
      <style:graphic-properties draw:textarea-horizontal-align="justify" draw:textarea-vertical-align="middle" draw:auto-grow-height="false" fo:min-height="0cm" fo:min-width="0cm"/>
    </style:style>
    <style:style style:name="gr3" style:family="graphic" style:parent-style-name="objectwithoutfill">
      <style:graphic-properties draw:marker-end="Arrow" draw:marker-end-width="0.3cm" draw:fill="none" draw:textarea-vertical-align="middle"/>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text-align="center"/>
    </style:style>
    <style:style style:name="P2" style:family="paragraph">
      <style:paragraph-properties fo:text-align="center"/>
      <style:text-properties fo:font-size="11pt" style:font-size-asian="11pt" style:font-size-complex="11pt"/>
    </style:style>
    <style:style style:name="P3" style:family="paragraph">
      <style:text-properties fo:font-size="11pt" style:font-size-asian="11pt" style:font-size-complex="11pt"/>
    </style:style>
    <style:style style:name="T1" style:family="text">
      <style:text-properties fo:font-size="11pt" style:font-size-asian="11pt" style:font-size-complex="11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rect draw:style-name="gr1" draw:text-style-name="P2" draw:layer="layout" svg:width="3.439cm" svg:height="4.498cm" svg:x="0.001cm" svg:y="0cm">
          <text:p text:style-name="P1"><text:span text:style-name="T1">Scene Instance</text:span></text:p>
        </draw:rect>
        <draw:custom-shape draw:style-name="gr2" draw:text-style-name="P2" draw:layer="layout" svg:width="6.915cm" svg:height="1.381cm" svg:x="3.934cm" svg:y="3.176cm">
          <text:p text:style-name="P2"><text:span text:style-name="T1">1. mu(SUN (currentState))</text:span></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rect draw:style-name="gr1" draw:text-style-name="P2" draw:layer="layout" svg:width="3.439cm" svg:height="4.524cm" svg:x="11.564cm" svg:y="0cm">
          <text:p text:style-name="P1"><text:span text:style-name="T1">Scene Instance</text:span></text:p>
          <text:p text:style-name="P1"><text:span text:style-name="T1"/></text:p>
          <text:p text:style-name="P1"><text:span text:style-name="T1">currentState.obco</text:span></text:p>
          <text:p text:style-name="P1"><text:span text:style-name="T1">= = me</text:span></text:p>
        </draw:rect>
        <draw:custom-shape draw:style-name="gr2" draw:text-style-name="P2" draw:layer="layout" svg:width="1.826cm" svg:height="1.323cm" svg:x="12.119cm" svg:y="1.972cm">
          <text:p text:style-name="P2"><text:span text:style-name="T1">simulation</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 draw:text-style-name="P2" draw:layer="layout" svg:width="6.915cm" svg:height="1.381cm" svg:x="3.934cm" svg:y="0.276cm">
          <text:p text:style-name="P2"><text:span text:style-name="T1">Latest SUN PDU</text:span></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3" draw:text-style-name="P1" draw:layer="layout" svg:x1="7.038cm" svg:y1="1.508cm" svg:x2="7.038cm" svg:y2="3.386cm">
          <text:p/>
        </draw:line>
        <draw:frame draw:style-name="gr4" draw:text-style-name="P3" draw:layer="layout" svg:width="3.419cm" svg:height="0.687cm" svg:x="6.931cm" svg:y="2.038cm">
          <draw:text-box>
            <text:p><text:span text:style-name="T1">RefreshMax sec.</text:span></text:p>
          </draw:text-box>
        </draw:frame>
      </draw:page>
    </office:drawing>
  </office:body>
</office:document-content>
</file>

<file path=Object 3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ohne_20_Linie" style:display-name="Objekt ohne Füllung und ohne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textarea-horizontal-align="justify" draw:textarea-vertical-align="bottom" draw:auto-grow-height="false" fo:min-height="0cm" fo:min-width="0cm"/>
    </style:style>
    <style:style style:name="gr2" style:family="graphic" style:parent-style-name="standard">
      <style:graphic-properties draw:stroke="none" svg:stroke-color="#000000" draw:fill="none" draw:fill-color="#ffffff" draw:textarea-horizontal-align="left" draw:auto-grow-height="true" draw:auto-grow-width="true" fo:min-height="0.779cm" fo:min-width="1.92cm"/>
    </style:style>
    <style:style style:name="gr3" style:family="graphic" style:parent-style-name="standard">
      <style:graphic-properties draw:textarea-horizontal-align="justify" draw:textarea-vertical-align="middle" draw:auto-grow-height="false" fo:min-height="0cm" fo:min-width="0cm"/>
    </style:style>
    <style:style style:name="gr4" style:family="graphic" style:parent-style-name="standard">
      <style:graphic-properties draw:stroke="none" svg:stroke-color="#000000" draw:fill="none" draw:fill-color="#ffffff" draw:textarea-horizontal-align="left" draw:auto-grow-height="true" draw:auto-grow-width="true" fo:min-height="0.779cm" fo:min-width="2.737cm"/>
    </style:style>
    <style:style style:name="gr5" style:family="graphic" style:parent-style-name="objectwithoutfill">
      <style:graphic-properties draw:stroke="dash" draw:stroke-dash="Ultrafine_20_2_20_Dots_20_3_20_Dashes" draw:fill="none" draw:textarea-vertical-align="middle"/>
    </style:style>
    <style:style style:name="gr6" style:family="graphic" style:parent-style-name="standard">
      <style:graphic-properties draw:stroke="none" svg:stroke-color="#000000" draw:fill="none" draw:fill-color="#ffffff" draw:textarea-horizontal-align="left" draw:auto-grow-height="true" draw:auto-grow-width="true" fo:min-height="0.779cm" fo:min-width="2.462cm"/>
    </style:style>
    <style:style style:name="gr7" style:family="graphic" style:parent-style-name="standard">
      <style:graphic-properties draw:stroke="none" svg:stroke-color="#000000" draw:fill="none" draw:fill-color="#ffffff" draw:textarea-horizontal-align="left" draw:auto-grow-height="true" draw:auto-grow-width="true" fo:min-height="0.779cm" fo:min-width="2.572cm"/>
    </style:style>
    <style:style style:name="gr8" style:family="graphic" style:parent-style-name="standard">
      <style:graphic-properties draw:stroke="none" svg:stroke-color="#000000" draw:fill="none" draw:fill-color="#ffffff" draw:textarea-horizontal-align="left" draw:auto-grow-height="true" draw:auto-grow-width="true" fo:min-height="0.779cm" fo:min-width="2.208cm"/>
    </style:style>
    <style:style style:name="gr9" style:family="graphic" style:parent-style-name="standard">
      <style:graphic-properties draw:stroke="none" svg:stroke-color="#000000" draw:fill="none" draw:fill-color="#ffffff" draw:textarea-horizontal-align="left" draw:auto-grow-height="true" draw:auto-grow-width="true" fo:min-height="0.39cm" fo:min-width="1.776cm"/>
    </style:style>
    <style:style style:name="gr10" style:family="graphic" style:parent-style-name="standard">
      <style:graphic-properties draw:stroke="none" svg:stroke-color="#000000" draw:fill="none" draw:fill-color="#ffffff" draw:textarea-horizontal-align="left" draw:auto-grow-height="true" draw:auto-grow-width="true" fo:min-height="0.779cm" fo:min-width="1.615cm"/>
    </style:style>
    <style:style style:name="gr11" style:family="graphic" style:parent-style-name="objectwithoutfill">
      <style:graphic-properties draw:stroke="dash" draw:stroke-dash="Fine_20_Dashed_20__28_var_29_" svg:stroke-width="0.152cm" draw:marker-start-width="0.66cm" draw:marker-end="" draw:marker-end-width="0.761cm" draw:fill="none" draw:textarea-vertical-align="middle" fo:padding-top="0.201cm" fo:padding-bottom="0.201cm" fo:padding-left="0.326cm" fo:padding-right="0.326cm"/>
    </style:style>
    <style:style style:name="gr12" style:family="graphic" style:parent-style-name="standard">
      <style:graphic-properties draw:stroke="none" svg:stroke-color="#000000" draw:fill="none" draw:fill-color="#ffffff" draw:textarea-horizontal-align="left" draw:auto-grow-height="true" draw:auto-grow-width="true" fo:min-height="0.713cm" fo:min-width="12.715cm"/>
    </style:style>
    <style:style style:name="gr13" style:family="graphic" style:parent-style-name="objectwithoutfill">
      <style:graphic-properties draw:stroke="dash" draw:stroke-dash="Fine_20_Dashed_20__28_var_29_" svg:stroke-width="0.152cm" draw:marker-start-width="0.66cm" draw:marker-end="Arrow" draw:marker-end-width="0.61cm" draw:fill="none" draw:textarea-vertical-align="middle" fo:padding-top="0.201cm" fo:padding-bottom="0.201cm" fo:padding-left="0.326cm" fo:padding-right="0.326cm"/>
    </style:style>
    <style:style style:name="gr14" style:family="graphic" style:parent-style-name="objectwithoutfill">
      <style:graphic-properties draw:stroke="dash" draw:stroke-dash="Fine_20_Dashed_20__28_var_29_" svg:stroke-width="0.152cm" draw:marker-start="Arrow" draw:marker-start-width="0.61cm" draw:marker-end="" draw:marker-end-width="0.761cm" draw:fill="none" draw:textarea-vertical-align="middle" fo:padding-top="0.201cm" fo:padding-bottom="0.201cm" fo:padding-left="0.326cm" fo:padding-right="0.326cm"/>
    </style:style>
    <style:style style:name="gr15" style:family="graphic" style:parent-style-name="objectwithoutfill">
      <style:graphic-properties draw:stroke="dash" draw:stroke-dash="Fine_20_Dashed_20__28_var_29_" svg:stroke-width="0.152cm" draw:marker-start-width="0.66cm" draw:marker-end="Dimension_20_Lines" draw:marker-end-width="0.61cm" draw:fill="none" draw:textarea-vertical-align="middle" fo:padding-top="0.201cm" fo:padding-bottom="0.201cm" fo:padding-left="0.326cm" fo:padding-right="0.326cm"/>
    </style:style>
    <style:style style:name="gr16" style:family="graphic" style:parent-style-name="standard">
      <style:graphic-properties draw:textarea-horizontal-align="justify" draw:textarea-vertical-align="middle" draw:auto-grow-height="false" fo:min-height="0cm" fo:min-width="0cm"/>
    </style:style>
    <style:style style:name="gr17" style:family="graphic" style:parent-style-name="standard">
      <style:graphic-properties draw:stroke="none" svg:stroke-color="#000000" draw:fill="none" draw:fill-color="#ffffff" draw:textarea-horizontal-align="left" draw:auto-grow-height="true" draw:auto-grow-width="true" fo:min-height="0.779cm" fo:min-width="3.49cm"/>
    </style:style>
    <style:style style:name="gr18" style:family="graphic" style:parent-style-name="standard">
      <style:graphic-properties draw:stroke="none" svg:stroke-color="#000000" draw:fill="none" draw:fill-color="#ffffff" draw:textarea-horizontal-align="left" draw:auto-grow-height="true" draw:auto-grow-width="true" fo:min-height="1.051cm" fo:min-width="6.649cm"/>
    </style:style>
    <style:style style:name="gr19" style:family="graphic" style:parent-style-name="objectwithoutfill">
      <style:graphic-properties draw:fill="none" draw:textarea-vertical-align="middle"/>
    </style:style>
    <style:style style:name="P1" style:family="paragraph">
      <style:paragraph-properties fo:text-align="center"/>
    </style:style>
    <style:style style:name="P2" style:family="paragraph">
      <style:paragraph-properties fo:text-align="center"/>
      <style:text-properties fo:font-size="10pt" style:font-size-asian="10pt" style:font-size-complex="10pt"/>
    </style:style>
    <style:style style:name="P3" style:family="paragraph">
      <style:paragraph-properties fo:text-align="center">
        <style:tab-stops/>
      </style:paragraph-properties>
    </style:style>
    <style:style style:name="P4" style:family="paragraph">
      <style:paragraph-properties fo:text-align="center">
        <style:tab-stops/>
      </style:paragraph-properties>
      <style:text-properties fo:font-size="10pt" style:font-size-asian="10pt" style:font-size-complex="10pt"/>
    </style:style>
    <style:style style:name="P5" style:family="paragraph">
      <style:text-properties fo:font-size="10pt" style:font-size-asian="10pt" style:font-size-complex="10pt"/>
    </style:style>
    <style:style style:name="P6" style:family="paragraph">
      <style:text-properties fo:font-size="26pt" style:font-size-asian="26pt" style:font-size-complex="26pt"/>
    </style:style>
    <style:style style:name="T1" style:family="text">
      <style:text-properties fo:font-size="10pt" style:font-size-asian="10pt" style:font-size-complex="10pt"/>
    </style:style>
    <style:style style:name="T2" style:family="text">
      <style:text-properties fo:font-size="26pt" fo:font-weight="bold" style:font-size-asian="26pt" style:font-weight-asian="bold" style:font-size-complex="26pt" style:font-weight-complex="bold"/>
    </style:style>
    <style:style style:name="T3" style:family="text">
      <style:text-properties fo:font-size="15pt" style:font-size-asian="15pt" style:font-size-complex="15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1" draw:layer="layout" svg:width="1.905cm" svg:height="1.852cm" svg:x="0.769cm" svg:y="1.059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frame draw:style-name="gr2" draw:text-style-name="P2" draw:layer="layout" svg:width="2.42cm" svg:height="1.029cm" svg:x="0.795cm" svg:y="3.069cm">
          <draw:text-box>
            <text:p text:style-name="P1"><text:span text:style-name="T1">Triggering</text:span></text:p>
            <text:p text:style-name="P1"><text:span text:style-name="T1">Activity</text:span></text:p>
          </draw:text-box>
        </draw:frame>
        <draw:custom-shape draw:style-name="gr1" draw:text-style-name="P1" draw:layer="layout" svg:width="1.905cm" svg:height="1.852cm" svg:x="0.769cm" svg:y="1.084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3" draw:text-style-name="P1" draw:layer="layout" svg:width="1.931cm" svg:height="1.931cm" svg:x="3.508cm" svg:y="1.04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 draw:text-style-name="P4" draw:layer="layout" svg:width="3.237cm" svg:height="1.029cm" svg:x="2.882cm" svg:y="3.016cm">
          <draw:text-box>
            <text:p text:style-name="P3"><text:span text:style-name="T1">Sensor Node</text:span><text:span text:style-name="T1"><text:line-break/></text:span><text:span text:style-name="T1">e.g. TouchSensor</text:span></text:p>
          </draw:text-box>
        </draw:frame>
        <draw:line draw:style-name="gr5" draw:text-style-name="P1" draw:layer="layout" svg:x1="5.942cm" svg:y1="0.503cm" svg:x2="5.942cm" svg:y2="4.551cm">
          <text:p/>
        </draw:line>
        <draw:frame draw:style-name="gr6" draw:text-style-name="P5" draw:layer="layout" svg:width="2.962cm" svg:height="1.029cm" svg:x="4.41cm" svg:y="4.497cm">
          <draw:text-box>
            <text:p><text:span text:style-name="T1">Continuous or</text:span></text:p>
            <text:p><text:span text:style-name="T1">Discrete Events</text:span></text:p>
          </draw:text-box>
        </draw:frame>
        <draw:custom-shape draw:style-name="gr3" draw:text-style-name="P1" draw:layer="layout" svg:width="1.931cm" svg:height="1.931cm" svg:x="6.274cm" svg:y="1.04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4" draw:layer="layout" svg:width="3.072cm" svg:height="1.029cm" svg:x="5.751cm" svg:y="3.016cm">
          <draw:text-box>
            <text:p text:style-name="P3"><text:span text:style-name="T1">Simulation</text:span><text:span text:style-name="T1"><text:line-break/></text:span><text:span text:style-name="T1">e.g. TimeSensor</text:span></text:p>
          </draw:text-box>
        </draw:frame>
        <draw:line draw:style-name="gr5" draw:text-style-name="P1" draw:layer="layout" svg:x1="8.812cm" svg:y1="0.503cm" svg:x2="8.812cm" svg:y2="4.551cm">
          <text:p/>
        </draw:line>
        <draw:frame draw:style-name="gr8" draw:text-style-name="P5" draw:layer="layout" svg:width="2.708cm" svg:height="1.029cm" svg:x="7.28cm" svg:y="4.497cm">
          <draw:text-box>
            <text:p><text:span text:style-name="T1">Continuous or</text:span></text:p>
            <text:p><text:span text:style-name="T1">Discrete State</text:span></text:p>
          </draw:text-box>
        </draw:frame>
        <draw:custom-shape draw:style-name="gr3" draw:text-style-name="P1" draw:layer="layout" svg:width="1.931cm" svg:height="1.931cm" svg:x="9.039cm" svg:y="1.04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9" draw:text-style-name="P2" draw:layer="layout" svg:width="2.276cm" svg:height="0.64cm" svg:x="8.935cm" svg:y="3.016cm">
          <draw:text-box>
            <text:p text:style-name="P1"><text:span text:style-name="T1">Interpolator</text:span></text:p>
          </draw:text-box>
        </draw:frame>
        <draw:custom-shape draw:style-name="gr3" draw:text-style-name="P1" draw:layer="layout" svg:width="1.931cm" svg:height="1.931cm" svg:x="11.802cm" svg:y="1.04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 draw:text-style-name="P2" draw:layer="layout" svg:width="2.115cm" svg:height="1.029cm" svg:x="11.802cm" svg:y="3.016cm">
          <draw:text-box>
            <text:p text:style-name="P1"><text:span text:style-name="T1">Geometry,</text:span><text:span text:style-name="T1"><text:line-break/></text:span><text:span text:style-name="T1">Sound</text:span></text:p>
          </draw:text-box>
        </draw:frame>
        <draw:line draw:style-name="gr11" draw:text-style-name="P1" draw:layer="layout" svg:x1="1.232cm" svg:y1="2.207cm" svg:x2="5.582cm" svg:y2="2.199cm">
          <text:p/>
        </draw:line>
        <draw:frame draw:style-name="gr12" draw:layer="layout" svg:width="13.215cm" svg:height="0.963cm" svg:x="0.781cm" svg:y="0.037cm">
          <draw:text-box>
            <text:p>MU Capable Chain of Interactivity – UC 3.a.</text:p>
          </draw:text-box>
        </draw:frame>
        <draw:line draw:style-name="gr13" draw:text-style-name="P1" draw:layer="layout" svg:x1="6.323cm" svg:y1="2.146cm" svg:x2="13.708cm" svg:y2="2.133cm">
          <text:p/>
        </draw:line>
        <draw:line draw:style-name="gr14" draw:text-style-name="P1" draw:layer="layout" svg:x1="5.635cm" svg:y1="6.561cm" svg:x2="5.582cm" svg:y2="2.199cm">
          <text:p/>
        </draw:line>
        <draw:line draw:style-name="gr15" draw:text-style-name="P1" draw:layer="layout" svg:x1="6.286cm" svg:y1="2.142cm" svg:x2="6.323cm" svg:y2="6.138cm">
          <text:p/>
        </draw:line>
        <draw:custom-shape draw:style-name="gr16" draw:text-style-name="P1" draw:layer="layout" svg:width="1.931cm" svg:height="1.931cm" svg:x="5.043cm" svg:y="6.389cm">
          <text:p text:style-name="P1">NS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7" draw:text-style-name="P5" draw:layer="layout" svg:width="3.99cm" svg:height="1.029cm" svg:x="7.029cm" svg:y="7.435cm">
          <draw:text-box>
            <text:p><text:span text:style-name="T1">Events are distributed,</text:span></text:p>
            <text:p><text:span text:style-name="T1">but not stored</text:span></text:p>
          </draw:text-box>
        </draw:frame>
        <draw:frame draw:style-name="gr18" draw:text-style-name="P6" draw:layer="layout" svg:width="7.149cm" svg:height="1.301cm" svg:x="7.593cm" svg:y="5.185cm">
          <draw:text-box>
            <text:p><text:span text:style-name="T2">S</text:span><text:span text:style-name="T3">imulation </text:span><text:span text:style-name="T2">a</text:span><text:span text:style-name="T3">t </text:span><text:span text:style-name="T2">D</text:span><text:span text:style-name="T3">estination</text:span></text:p>
          </draw:text-box>
        </draw:frame>
        <draw:line draw:style-name="gr19" draw:text-style-name="P1" draw:layer="layout" svg:x1="7.382cm" svg:y1="2.513cm" svg:x2="8.757cm" svg:y2="5.635cm">
          <text:p/>
        </draw:line>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draw:marker draw:name="Dimension_20_Lines" draw:display-name="Dimension Lines" svg:viewBox="0 0 836 110" svg:d="M0 0h278 278 280v36 36 38h-278-278-280v-36-36z"/>
    <draw:stroke-dash draw:name="Fine_20_Dashed_20__28_var_29_" draw:display-name="Fine Dashed (var)" draw:style="rect" draw:dots1="1" draw:dots1-length="197%" draw:distance="197%"/>
    <draw:stroke-dash draw:name="Ultrafine_20_2_20_Dots_20_3_20_Dashes" draw:display-name="Ultrafine 2 Dots 3 Dashes" draw:style="rect" draw:dots1="2" draw:dots1-length="0.051cm" draw:dots2="3" draw:dots2-length="0.254cm" draw:distance="0.127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ohne_20_Linie" style:display-name="Objekt ohne Füllung und ohne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objectwithoutfill">
      <style:graphic-properties svg:stroke-width="0.152cm" draw:marker-start-width="0.66cm" draw:marker-end-width="0.66cm" draw:fill="none" draw:textarea-vertical-align="middle" fo:padding-top="0.201cm" fo:padding-bottom="0.201cm" fo:padding-left="0.326cm" fo:padding-right="0.326cm"/>
    </style:style>
    <style:style style:name="gr2" style:family="graphic" style:parent-style-name="standard">
      <style:graphic-properties draw:textarea-vertical-align="middle"/>
    </style:style>
    <style:style style:name="gr3" style:family="graphic" style:parent-style-name="standard">
      <style:graphic-properties draw:stroke="none" svg:stroke-color="#000000" draw:fill="none" draw:fill-color="#ffffff" draw:textarea-horizontal-align="left" draw:auto-grow-height="true" draw:auto-grow-width="true" fo:min-height="0.713cm" fo:min-width="0.425cm"/>
    </style:style>
    <style:style style:name="gr4" style:family="graphic" style:parent-style-name="standard">
      <style:graphic-properties draw:stroke="none" svg:stroke-color="#000000" draw:fill="none" draw:fill-color="#ffffff" draw:textarea-horizontal-align="left" draw:auto-grow-height="true" draw:auto-grow-width="true" fo:min-height="0.713cm" fo:min-width="0.459cm"/>
    </style:style>
    <style:style style:name="gr5" style:family="graphic" style:parent-style-name="standard">
      <style:graphic-properties draw:stroke="none" svg:stroke-color="#000000" draw:fill="none" draw:fill-color="#ffffff" draw:textarea-horizontal-align="left" draw:auto-grow-height="true" draw:auto-grow-width="true" fo:min-height="0.713cm" fo:min-width="0.883cm"/>
    </style:style>
    <style:style style:name="gr6" style:family="graphic" style:parent-style-name="objectwithoutfill">
      <style:graphic-properties draw:marker-end="Arrow" draw:marker-end-width="0.3cm" draw:fill="none" draw:textarea-vertical-align="middle"/>
    </style:style>
    <style:style style:name="gr7" style:family="graphic" style:parent-style-name="objectwithoutfill">
      <style:graphic-properties draw:marker-start="Arrow" draw:marker-start-width="0.305cm" draw:marker-end="" draw:marker-end-width="0.3cm" draw:fill="none" draw:textarea-vertical-align="middle"/>
    </style:style>
    <style:style style:name="gr8" style:family="graphic" style:parent-style-name="standard">
      <style:graphic-properties draw:textarea-vertical-align="middle"/>
    </style:style>
    <style:style style:name="P1" style:family="paragraph">
      <style:paragraph-properties fo:text-align="center"/>
    </style:style>
    <style:style style:name="P2" style:family="paragraph">
      <style:paragraph-properties fo:text-align="center"/>
      <style:text-properties fo:font-size="11pt" style:font-size-asian="11pt" style:font-size-complex="11pt"/>
    </style:style>
    <style:style style:name="T1" style:family="text">
      <style:text-properties fo:font-size="11pt" style:font-size-asian="11pt" style:font-size-complex="11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line draw:style-name="gr1" draw:text-style-name="P1" draw:layer="layout" svg:x1="1.809cm" svg:y1="2.574cm" svg:x2="1.825cm" svg:y2="8.255cm">
          <text:p/>
        </draw:line>
        <draw:line draw:style-name="gr1" draw:text-style-name="P1" draw:layer="layout" svg:x1="9.673cm" svg:y1="2.593cm" svg:x2="9.736cm" svg:y2="8.519cm">
          <text:p/>
        </draw:line>
        <draw:line draw:style-name="gr1" draw:text-style-name="P1" draw:layer="layout" svg:x1="12.674cm" svg:y1="2.593cm" svg:x2="12.7cm" svg:y2="8.731cm">
          <text:p/>
        </draw:line>
        <draw:line draw:style-name="gr1" draw:text-style-name="P1" draw:layer="layout" svg:x1="6.191cm" svg:y1="1.694cm" svg:x2="6.244cm" svg:y2="8.413cm">
          <text:p/>
        </draw:line>
        <draw:rect draw:style-name="gr2" draw:text-style-name="P1" draw:layer="layout" svg:width="1.778cm" svg:height="0.106cm" svg:x="0.815cm" svg:y="2.514cm">
          <text:p/>
        </draw:rect>
        <draw:rect draw:style-name="gr2" draw:text-style-name="P1" draw:layer="layout" svg:width="1.778cm" svg:height="0.106cm" svg:x="5.393cm" svg:y="1.661cm">
          <text:p/>
        </draw:rect>
        <draw:rect draw:style-name="gr2" draw:text-style-name="P1" draw:layer="layout" svg:width="1.778cm" svg:height="0.106cm" svg:x="8.699cm" svg:y="2.535cm">
          <text:p/>
        </draw:rect>
        <draw:rect draw:style-name="gr2" draw:text-style-name="P1" draw:layer="layout" svg:width="1.778cm" svg:height="0.106cm" svg:x="11.768cm" svg:y="2.535cm">
          <text:p/>
        </draw:rect>
        <draw:frame draw:style-name="gr3" draw:layer="layout" svg:width="0.925cm" svg:height="0.963cm" svg:x="1.376cm" svg:y="1.614cm">
          <draw:text-box>
            <text:p>A</text:p>
          </draw:text-box>
        </draw:frame>
        <draw:frame draw:style-name="gr3" draw:layer="layout" svg:width="0.925cm" svg:height="0.963cm" svg:x="9.235cm" svg:y="1.614cm">
          <draw:text-box>
            <text:p>B</text:p>
          </draw:text-box>
        </draw:frame>
        <draw:frame draw:style-name="gr4" draw:layer="layout" svg:width="0.959cm" svg:height="0.963cm" svg:x="12.199cm" svg:y="1.614cm">
          <draw:text-box>
            <text:p>C</text:p>
          </draw:text-box>
        </draw:frame>
        <draw:frame draw:style-name="gr5" draw:layer="layout" svg:width="1.383cm" svg:height="0.963cm" svg:x="5.505cm" svg:y="0.778cm">
          <draw:text-box>
            <text:p>CS</text:p>
          </draw:text-box>
        </draw:frame>
        <draw:line draw:style-name="gr6" draw:text-style-name="P2" draw:layer="layout" svg:x1="1.799cm" svg:y1="3.386cm" svg:x2="6.217cm" svg:y2="4.048cm">
          <text:p text:style-name="P1"><text:span text:style-name="T1">evt_startAnimation</text:span></text:p>
          <text:p text:style-name="P1"><text:span text:style-name="T1"/></text:p>
        </draw:line>
        <draw:line draw:style-name="gr6" draw:text-style-name="P2" draw:layer="layout" svg:x1="6.244cm" svg:y1="4.618cm" svg:x2="9.71cm" svg:y2="5.847cm">
          <text:p text:style-name="P1"><text:span text:style-name="T1">startAnimation_evt</text:span></text:p>
          <text:p text:style-name="P1"><text:span text:style-name="T1"/></text:p>
        </draw:line>
        <draw:line draw:style-name="gr6" draw:text-style-name="P2" draw:layer="layout" svg:x1="6.297cm" svg:y1="5.873cm" svg:x2="12.753cm" svg:y2="7.911cm">
          <text:p text:style-name="P1"><text:span text:style-name="T1">startAnimation_evt</text:span></text:p>
          <text:p text:style-name="P1"><text:span text:style-name="T1"/></text:p>
        </draw:line>
        <draw:line draw:style-name="gr7" draw:text-style-name="P2" draw:layer="layout" svg:x1="1.793cm" svg:y1="6.838cm" svg:x2="6.248cm" svg:y2="5.2cm">
          <text:p text:style-name="P1"><text:span text:style-name="T1">startAnimation_evt</text:span></text:p>
          <text:p text:style-name="P1"><text:span text:style-name="T1"/></text:p>
        </draw:line>
        <draw:rect draw:style-name="gr8" draw:text-style-name="P2" draw:layer="layout" svg:width="3.519cm" svg:height="0.45cm" svg:x="7.964cm" svg:y="5.979cm">
          <text:p text:style-name="P1"><text:span text:style-name="T1">start animation</text:span></text:p>
        </draw:rect>
        <draw:rect draw:style-name="gr8" draw:text-style-name="P2" draw:layer="layout" svg:width="3.519cm" svg:height="0.45cm" svg:x="10.928cm" svg:y="8.069cm">
          <text:p text:style-name="P1"><text:span text:style-name="T1">start animation</text:span></text:p>
        </draw:rect>
        <draw:rect draw:style-name="gr8" draw:text-style-name="P2" draw:layer="layout" svg:width="3.519cm" svg:height="0.45cm" svg:x="0.134cm" svg:y="6.984cm">
          <text:p text:style-name="P1"><text:span text:style-name="T1">start animation</text:span></text:p>
        </draw:rect>
      </draw:page>
    </office:drawing>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ohne_20_Linie" style:display-name="Objekt ohne Füllung und ohne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stroke="dash" draw:stroke-dash="Fine_20_Dashed_20__28_var_29_" svg:stroke-color="#e6e6ff" draw:textarea-horizontal-align="justify" draw:textarea-vertical-align="bottom" draw:auto-grow-height="false" fo:min-height="0cm" fo:min-width="0cm"/>
    </style:style>
    <style:style style:name="gr2" style:family="graphic" style:parent-style-name="standard">
      <style:graphic-properties draw:stroke="none" svg:stroke-color="#000000" draw:fill="none" draw:fill-color="#ffffff" draw:textarea-horizontal-align="left" draw:auto-grow-height="true" draw:auto-grow-width="true" fo:min-height="0.779cm" fo:min-width="1.92cm"/>
    </style:style>
    <style:style style:name="gr3" style:family="graphic" style:parent-style-name="standard">
      <style:graphic-properties draw:stroke="solid" draw:stroke-dash="Dash_20_1" svg:stroke-color="#808080" draw:fill-color="#cfe7f5" draw:textarea-horizontal-align="justify" draw:textarea-vertical-align="bottom" draw:auto-grow-height="false" fo:min-height="0cm" fo:min-width="0cm"/>
    </style:style>
    <style:style style:name="gr4" style:family="graphic" style:parent-style-name="standard">
      <style:graphic-properties draw:stroke="solid" draw:stroke-dash="Dash_20_1" svg:stroke-color="#808080" draw:fill-color="#cfe7f5" draw:textarea-horizontal-align="justify" draw:textarea-vertical-align="middle" draw:auto-grow-height="false" fo:min-height="0cm" fo:min-width="0cm"/>
    </style:style>
    <style:style style:name="gr5" style:family="graphic" style:parent-style-name="standard">
      <style:graphic-properties draw:stroke="none" svg:stroke-color="#000000" draw:fill="none" draw:fill-color="#ffffff" draw:textarea-horizontal-align="left" draw:auto-grow-height="true" draw:auto-grow-width="true" fo:min-height="0.779cm" fo:min-width="2.737cm"/>
    </style:style>
    <style:style style:name="gr6" style:family="graphic" style:parent-style-name="objectwithoutfill">
      <style:graphic-properties draw:stroke="dash" draw:stroke-dash="Ultrafine_20_2_20_Dots_20_3_20_Dashes" draw:fill="none" draw:textarea-vertical-align="middle"/>
    </style:style>
    <style:style style:name="gr7" style:family="graphic" style:parent-style-name="standard">
      <style:graphic-properties draw:stroke="none" svg:stroke-color="#000000" draw:fill="none" draw:fill-color="#ffffff" draw:textarea-horizontal-align="left" draw:auto-grow-height="true" draw:auto-grow-width="true" fo:min-height="0.779cm" fo:min-width="2.462cm"/>
    </style:style>
    <style:style style:name="gr8" style:family="graphic" style:parent-style-name="standard">
      <style:graphic-properties draw:stroke="none" svg:stroke-color="#000000" draw:fill="none" draw:fill-color="#ffffff" draw:textarea-horizontal-align="left" draw:auto-grow-height="true" draw:auto-grow-width="true" fo:min-height="0.779cm" fo:min-width="2.572cm"/>
    </style:style>
    <style:style style:name="gr9" style:family="graphic" style:parent-style-name="standard">
      <style:graphic-properties draw:stroke="none" svg:stroke-color="#000000" draw:fill="none" draw:fill-color="#ffffff" draw:textarea-horizontal-align="left" draw:auto-grow-height="true" draw:auto-grow-width="true" fo:min-height="0.779cm" fo:min-width="2.208cm"/>
    </style:style>
    <style:style style:name="gr10" style:family="graphic" style:parent-style-name="standard">
      <style:graphic-properties draw:textarea-horizontal-align="justify" draw:textarea-vertical-align="middle" draw:auto-grow-height="false" fo:min-height="0cm" fo:min-width="0cm"/>
    </style:style>
    <style:style style:name="gr11" style:family="graphic" style:parent-style-name="standard">
      <style:graphic-properties draw:stroke="none" svg:stroke-color="#000000" draw:fill="none" draw:fill-color="#ffffff" draw:textarea-horizontal-align="left" draw:auto-grow-height="true" draw:auto-grow-width="true" fo:min-height="0.39cm" fo:min-width="1.776cm"/>
    </style:style>
    <style:style style:name="gr12" style:family="graphic" style:parent-style-name="standard">
      <style:graphic-properties draw:stroke="none" svg:stroke-color="#000000" draw:fill="none" draw:fill-color="#ffffff" draw:textarea-horizontal-align="left" draw:auto-grow-height="true" draw:auto-grow-width="true" fo:min-height="0.779cm" fo:min-width="1.615cm"/>
    </style:style>
    <style:style style:name="gr13" style:family="graphic" style:parent-style-name="objectwithoutfill">
      <style:graphic-properties draw:stroke="dash" draw:stroke-dash="Fine_20_Dashed_20__28_var_29_" svg:stroke-width="0.152cm" svg:stroke-color="#e6e6ff" draw:marker-start-width="0.66cm" draw:marker-end="" draw:marker-end-width="0.761cm" draw:fill="none" draw:textarea-vertical-align="middle" fo:padding-top="0.201cm" fo:padding-bottom="0.201cm" fo:padding-left="0.326cm" fo:padding-right="0.326cm"/>
    </style:style>
    <style:style style:name="gr14" style:family="graphic" style:parent-style-name="standard">
      <style:graphic-properties draw:stroke="none" svg:stroke-color="#000000" draw:fill="none" draw:fill-color="#ffffff" draw:textarea-horizontal-align="left" draw:auto-grow-height="true" draw:auto-grow-width="true" fo:min-height="0.713cm" fo:min-width="12.715cm"/>
    </style:style>
    <style:style style:name="gr15" style:family="graphic" style:parent-style-name="objectwithoutfill">
      <style:graphic-properties draw:stroke="dash" draw:stroke-dash="Fine_20_Dashed_20__28_var_29_" svg:stroke-width="0.152cm" draw:marker-start-width="0.66cm" draw:marker-end="Arrow" draw:marker-end-width="0.61cm" draw:fill="none" draw:textarea-vertical-align="middle" fo:padding-top="0.201cm" fo:padding-bottom="0.201cm" fo:padding-left="0.326cm" fo:padding-right="0.326cm"/>
    </style:style>
    <style:style style:name="gr16" style:family="graphic" style:parent-style-name="objectwithoutfill">
      <style:graphic-properties draw:stroke="dash" draw:stroke-dash="Fine_20_Dashed_20__28_var_29_" svg:stroke-width="0.152cm" draw:marker-start="Arrow" draw:marker-start-width="0.61cm" draw:marker-end="" draw:marker-end-width="0.761cm" draw:fill="none" draw:textarea-vertical-align="middle" fo:padding-top="0.201cm" fo:padding-bottom="0.201cm" fo:padding-left="0.326cm" fo:padding-right="0.326cm"/>
    </style:style>
    <style:style style:name="gr17" style:family="graphic" style:parent-style-name="objectwithoutfill">
      <style:graphic-properties draw:stroke="dash" draw:stroke-dash="Fine_20_Dashed_20__28_var_29_" svg:stroke-width="0.152cm" draw:marker-start-width="0.66cm" draw:marker-end="Dimension_20_Lines" draw:marker-end-width="0.61cm" draw:fill="none" draw:textarea-vertical-align="middle" fo:padding-top="0.201cm" fo:padding-bottom="0.201cm" fo:padding-left="0.326cm" fo:padding-right="0.326cm"/>
    </style:style>
    <style:style style:name="gr18" style:family="graphic" style:parent-style-name="standard">
      <style:graphic-properties draw:textarea-horizontal-align="justify" draw:textarea-vertical-align="middle" draw:auto-grow-height="false" fo:min-height="0cm" fo:min-width="0cm"/>
    </style:style>
    <style:style style:name="gr19" style:family="graphic" style:parent-style-name="objectwithoutfill">
      <style:graphic-properties draw:stroke="dash" draw:stroke-dash="Fine_20_Dashed_20__28_var_29_" svg:stroke-width="0.152cm" draw:marker-start-width="0.66cm" draw:marker-end="" draw:marker-end-width="0.61cm" draw:fill="none" draw:textarea-vertical-align="middle" fo:padding-top="0.201cm" fo:padding-bottom="0.201cm" fo:padding-left="0.326cm" fo:padding-right="0.326cm"/>
    </style:style>
    <style:style style:name="gr20" style:family="graphic" style:parent-style-name="standard">
      <style:graphic-properties draw:stroke="none" svg:stroke-color="#000000" draw:fill="none" draw:fill-color="#ffffff" draw:textarea-horizontal-align="left" draw:auto-grow-height="true" draw:auto-grow-width="true" fo:min-height="0.779cm" fo:min-width="4.108cm"/>
    </style:style>
    <style:style style:name="gr21" style:family="graphic" style:parent-style-name="standard">
      <style:graphic-properties draw:stroke="none" svg:stroke-color="#000000" draw:fill="none" draw:fill-color="#ffffff" draw:textarea-horizontal-align="left" draw:auto-grow-height="true" draw:auto-grow-width="true" fo:min-height="1.051cm" fo:min-width="5.425cm"/>
    </style:style>
    <style:style style:name="gr22" style:family="graphic" style:parent-style-name="objectwithoutfill">
      <style:graphic-properties draw:fill="none" draw:textarea-vertical-align="middle"/>
    </style:style>
    <style:style style:name="P1" style:family="paragraph">
      <style:paragraph-properties fo:text-align="center"/>
    </style:style>
    <style:style style:name="P2" style:family="paragraph">
      <style:paragraph-properties fo:text-align="center"/>
      <style:text-properties style:use-window-font-color="true" fo:font-size="10pt" style:font-size-asian="10pt" style:font-size-complex="10pt"/>
    </style:style>
    <style:style style:name="P3" style:family="paragraph">
      <style:paragraph-properties fo:text-align="center">
        <style:tab-stops/>
      </style:paragraph-properties>
    </style:style>
    <style:style style:name="P4" style:family="paragraph">
      <style:paragraph-properties fo:text-align="center">
        <style:tab-stops/>
      </style:paragraph-properties>
      <style:text-properties style:use-window-font-color="true" fo:font-size="10pt" style:font-size-asian="10pt" style:font-size-complex="10pt"/>
    </style:style>
    <style:style style:name="P5" style:family="paragraph">
      <style:text-properties fo:font-size="10pt" style:font-size-asian="10pt" style:font-size-complex="10pt"/>
    </style:style>
    <style:style style:name="P6" style:family="paragraph">
      <style:paragraph-properties fo:text-align="center">
        <style:tab-stops/>
      </style:paragraph-properties>
      <style:text-properties fo:color="#ff8080" fo:font-size="10pt" style:font-size-asian="10pt" style:font-size-complex="10pt"/>
    </style:style>
    <style:style style:name="P7" style:family="paragraph">
      <style:paragraph-properties fo:text-align="center"/>
      <style:text-properties fo:font-size="10pt" style:font-size-asian="10pt" style:font-size-complex="10pt"/>
    </style:style>
    <style:style style:name="P8" style:family="paragraph">
      <style:text-properties fo:font-size="26pt" style:font-size-asian="26pt" style:font-size-complex="26pt"/>
    </style:style>
    <style:style style:name="T1" style:family="text">
      <style:text-properties style:use-window-font-color="true" fo:font-size="10pt" style:font-size-asian="10pt" style:font-size-complex="10pt"/>
    </style:style>
    <style:style style:name="T2" style:family="text">
      <style:text-properties style:use-window-font-color="true" fo:font-family="Arial" style:font-family-generic="roman" style:font-pitch="variable" fo:font-size="10pt" style:letter-kerning="true" style:font-family-asian="'Microsoft YaHei'" style:font-family-generic-asian="system" style:font-pitch-asian="variable" style:font-size-asian="10pt" style:font-family-complex="'Lucida Sans'" style:font-family-generic-complex="system" style:font-pitch-complex="variable" style:font-size-complex="10pt"/>
    </style:style>
    <style:style style:name="T3" style:family="text">
      <style:text-properties fo:font-size="10pt" style:font-size-asian="10pt" style:font-size-complex="10pt"/>
    </style:style>
    <style:style style:name="T4" style:family="text">
      <style:text-properties fo:font-size="26pt" fo:font-weight="bold" style:font-size-asian="26pt" style:font-weight-asian="bold" style:font-size-complex="26pt" style:font-weight-complex="bold"/>
    </style:style>
    <style:style style:name="T5" style:family="text">
      <style:text-properties fo:font-size="15pt" style:font-size-asian="15pt" style:font-size-complex="15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1" draw:layer="layout" svg:width="1.905cm" svg:height="1.852cm" svg:x="0.77cm" svg:y="1.06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frame draw:style-name="gr2" draw:text-style-name="P2" draw:layer="layout" svg:width="2.42cm" svg:height="1.029cm" svg:x="0.823cm" svg:y="3.017cm">
          <draw:text-box>
            <text:p text:style-name="P1"><text:span text:style-name="T1">Triggering</text:span></text:p>
            <text:p text:style-name="P1"><text:span text:style-name="T1">Activity</text:span></text:p>
          </draw:text-box>
        </draw:frame>
        <draw:custom-shape draw:style-name="gr3" draw:text-style-name="P1" draw:layer="layout" svg:width="1.905cm" svg:height="1.852cm" svg:x="0.77cm" svg:y="1.085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4" draw:text-style-name="P1" draw:layer="layout" svg:width="1.931cm" svg:height="1.931cm" svg:x="3.509cm" svg:y="1.04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 draw:text-style-name="P4" draw:layer="layout" svg:width="3.237cm" svg:height="1.029cm" svg:x="2.883cm" svg:y="3.017cm">
          <draw:text-box>
            <text:p text:style-name="P3"><text:span text:style-name="T2">Sensor Node</text:span><text:span text:style-name="T2"><text:line-break/></text:span><text:span text:style-name="T2">e.g. TouchSensor</text:span></text:p>
          </draw:text-box>
        </draw:frame>
        <draw:line draw:style-name="gr6" draw:text-style-name="P1" draw:layer="layout" svg:x1="5.943cm" svg:y1="0.504cm" svg:x2="5.943cm" svg:y2="4.552cm">
          <text:p/>
        </draw:line>
        <draw:frame draw:style-name="gr7" draw:text-style-name="P5" draw:layer="layout" svg:width="2.962cm" svg:height="1.029cm" svg:x="4.411cm" svg:y="4.498cm">
          <draw:text-box>
            <text:p><text:span text:style-name="T3">Continuous or</text:span></text:p>
            <text:p><text:span text:style-name="T3">Discrete Events</text:span></text:p>
          </draw:text-box>
        </draw:frame>
        <draw:custom-shape draw:style-name="gr4" draw:text-style-name="P1" draw:layer="layout" svg:width="1.931cm" svg:height="1.931cm" svg:x="6.275cm" svg:y="1.04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8" draw:text-style-name="P6" draw:layer="layout" svg:width="3.072cm" svg:height="1.029cm" svg:x="5.752cm" svg:y="3.017cm">
          <draw:text-box>
            <text:p text:style-name="P1"><text:span text:style-name="T3">Simulation</text:span><text:span text:style-name="T3"><text:line-break/></text:span><text:span text:style-name="T3">e.g. TimeSensor</text:span></text:p>
          </draw:text-box>
        </draw:frame>
        <draw:line draw:style-name="gr6" draw:text-style-name="P1" draw:layer="layout" svg:x1="8.813cm" svg:y1="0.504cm" svg:x2="8.813cm" svg:y2="4.552cm">
          <text:p/>
        </draw:line>
        <draw:frame draw:style-name="gr9" draw:text-style-name="P5" draw:layer="layout" svg:width="2.708cm" svg:height="1.029cm" svg:x="7.281cm" svg:y="4.498cm">
          <draw:text-box>
            <text:p><text:span text:style-name="T3">Continuous or</text:span></text:p>
            <text:p><text:span text:style-name="T3">Discrete State</text:span></text:p>
          </draw:text-box>
        </draw:frame>
        <draw:custom-shape draw:style-name="gr10" draw:text-style-name="P1" draw:layer="layout" svg:width="1.931cm" svg:height="1.931cm" svg:x="9.04cm" svg:y="1.04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1" draw:text-style-name="P7" draw:layer="layout" svg:width="2.276cm" svg:height="0.64cm" svg:x="8.936cm" svg:y="3.017cm">
          <draw:text-box>
            <text:p text:style-name="P1"><text:span text:style-name="T3">Interpolator</text:span></text:p>
          </draw:text-box>
        </draw:frame>
        <draw:custom-shape draw:style-name="gr10" draw:text-style-name="P1" draw:layer="layout" svg:width="1.931cm" svg:height="1.931cm" svg:x="11.803cm" svg:y="1.04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2" draw:text-style-name="P7" draw:layer="layout" svg:width="2.115cm" svg:height="1.029cm" svg:x="11.803cm" svg:y="3.017cm">
          <draw:text-box>
            <text:p text:style-name="P1"><text:span text:style-name="T3">Geometry,</text:span><text:span text:style-name="T3"><text:line-break/></text:span><text:span text:style-name="T3">Sound</text:span></text:p>
          </draw:text-box>
        </draw:frame>
        <draw:line draw:style-name="gr13" draw:text-style-name="P1" draw:layer="layout" svg:x1="1.233cm" svg:y1="2.208cm" svg:x2="5.583cm" svg:y2="2.2cm">
          <text:p/>
        </draw:line>
        <draw:frame draw:style-name="gr14" draw:layer="layout" svg:width="13.215cm" svg:height="0.963cm" svg:x="0.782cm" svg:y="0.038cm">
          <draw:text-box>
            <text:p>MU Capable Chain of Interactivity – UC 3.b.</text:p>
          </draw:text-box>
        </draw:frame>
        <draw:line draw:style-name="gr15" draw:text-style-name="P1" draw:layer="layout" svg:x1="9.022cm" svg:y1="2.143cm" svg:x2="13.709cm" svg:y2="2.134cm">
          <text:p/>
        </draw:line>
        <draw:line draw:style-name="gr16" draw:text-style-name="P1" draw:layer="layout" svg:x1="8.441cm" svg:y1="6.35cm" svg:x2="8.388cm" svg:y2="1.988cm">
          <text:p/>
        </draw:line>
        <draw:line draw:style-name="gr17" draw:text-style-name="P1" draw:layer="layout" svg:x1="9.012cm" svg:y1="2.17cm" svg:x2="9.049cm" svg:y2="6.166cm">
          <text:p/>
        </draw:line>
        <draw:custom-shape draw:style-name="gr18" draw:text-style-name="P1" draw:layer="layout" svg:width="1.931cm" svg:height="1.931cm" svg:x="7.875cm" svg:y="6.337cm">
          <text:p text:style-name="P1">NS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9" draw:text-style-name="P1" draw:layer="layout" svg:x1="1.746cm" svg:y1="2.249cm" svg:x2="8.38cm" svg:y2="2.238cm">
          <text:p/>
        </draw:line>
        <draw:frame draw:style-name="gr20" draw:text-style-name="P5" draw:layer="layout" svg:width="4.608cm" svg:height="1.029cm" svg:x="9.98cm" svg:y="7.303cm">
          <draw:text-box>
            <text:p><text:span text:style-name="T3">State is persistently stored</text:span></text:p>
            <text:p><text:span text:style-name="T3">and distributed</text:span></text:p>
          </draw:text-box>
        </draw:frame>
        <draw:frame draw:style-name="gr21" draw:text-style-name="P8" draw:layer="layout" svg:width="5.925cm" svg:height="1.301cm" svg:x="0.715cm" svg:y="5.582cm">
          <draw:text-box>
            <text:p><text:span text:style-name="T4">S</text:span><text:span text:style-name="T5">imulation </text:span><text:span text:style-name="T4">a</text:span><text:span text:style-name="T5">t </text:span><text:span text:style-name="T4">O</text:span><text:span text:style-name="T5">rigin</text:span></text:p>
          </draw:text-box>
        </draw:frame>
        <draw:line draw:style-name="gr22" draw:text-style-name="P1" draw:layer="layout" svg:x1="7.064cm" svg:y1="2.566cm" svg:x2="2.963cm" svg:y2="6.032cm">
          <text:p/>
        </draw:line>
      </draw:page>
    </office:drawing>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draw:marker draw:name="Dimension_20_Lines" draw:display-name="Dimension Lines" svg:viewBox="0 0 836 110" svg:d="M0 0h278 278 280v36 36 38h-278-278-280v-36-36z"/>
    <draw:stroke-dash draw:name="Dash_20_1" draw:display-name="Dash 1" draw:style="rect" draw:dots1="1" draw:dots1-length="0.02cm" draw:dots2="1" draw:dots2-length="0.02cm" draw:distance="0.02cm"/>
    <draw:stroke-dash draw:name="Fine_20_Dashed_20__28_var_29_" draw:display-name="Fine Dashed (var)" draw:style="rect" draw:dots1="1" draw:dots1-length="197%" draw:distance="197%"/>
    <draw:stroke-dash draw:name="Ultrafine_20_2_20_Dots_20_3_20_Dashes" draw:display-name="Ultrafine 2 Dots 3 Dashes" draw:style="rect" draw:dots1="2" draw:dots1-length="0.051cm" draw:dots2="3" draw:dots2-length="0.254cm" draw:distance="0.127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ohne_20_Linie" style:display-name="Objekt ohne Füllung und ohne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objectwithoutfill">
      <style:graphic-properties svg:stroke-width="0.152cm" draw:marker-start-width="0.66cm" draw:marker-end-width="0.66cm" draw:fill="none" draw:textarea-vertical-align="middle" fo:padding-top="0.201cm" fo:padding-bottom="0.201cm" fo:padding-left="0.326cm" fo:padding-right="0.326cm"/>
    </style:style>
    <style:style style:name="gr2" style:family="graphic" style:parent-style-name="standard">
      <style:graphic-properties draw:textarea-vertical-align="middle"/>
    </style:style>
    <style:style style:name="gr3" style:family="graphic" style:parent-style-name="standard">
      <style:graphic-properties draw:stroke="none" svg:stroke-color="#000000" draw:fill="none" draw:fill-color="#ffffff" draw:textarea-horizontal-align="left" draw:auto-grow-height="true" draw:auto-grow-width="true" fo:min-height="0.713cm" fo:min-width="0.425cm"/>
    </style:style>
    <style:style style:name="gr4" style:family="graphic" style:parent-style-name="standard">
      <style:graphic-properties draw:stroke="none" svg:stroke-color="#000000" draw:fill="none" draw:fill-color="#ffffff" draw:textarea-horizontal-align="left" draw:auto-grow-height="true" draw:auto-grow-width="true" fo:min-height="0.713cm" fo:min-width="0.459cm"/>
    </style:style>
    <style:style style:name="gr5" style:family="graphic" style:parent-style-name="standard">
      <style:graphic-properties draw:stroke="none" svg:stroke-color="#000000" draw:fill="none" draw:fill-color="#ffffff" draw:textarea-horizontal-align="left" draw:auto-grow-height="true" draw:auto-grow-width="true" fo:min-height="0.713cm" fo:min-width="0.883cm"/>
    </style:style>
    <style:style style:name="gr6" style:family="graphic" style:parent-style-name="objectwithoutfill">
      <style:graphic-properties draw:marker-end="Arrow" draw:marker-end-width="0.3cm" draw:fill="none" draw:textarea-vertical-align="middle"/>
    </style:style>
    <style:style style:name="gr7" style:family="graphic" style:parent-style-name="objectwithoutfill">
      <style:graphic-properties draw:marker-start="Arrow" draw:marker-start-width="0.305cm" draw:marker-end="" draw:marker-end-width="0.3cm" draw:fill="none" draw:textarea-vertical-align="middle"/>
    </style:style>
    <style:style style:name="gr8" style:family="graphic" style:parent-style-name="standard">
      <style:graphic-properties draw:textarea-vertical-align="middle"/>
    </style:style>
    <style:style style:name="P1" style:family="paragraph">
      <style:paragraph-properties fo:text-align="center"/>
    </style:style>
    <style:style style:name="P2" style:family="paragraph">
      <style:paragraph-properties fo:text-align="center"/>
      <style:text-properties fo:font-size="11pt" style:font-size-asian="11pt" style:font-size-complex="11pt"/>
    </style:style>
    <style:style style:name="T1" style:family="text">
      <style:text-properties fo:font-size="11pt" style:font-size-asian="11pt" style:font-size-complex="11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line draw:style-name="gr1" draw:text-style-name="P1" draw:layer="layout" svg:x1="1.852cm" svg:y1="1cm" svg:x2="1.826cm" svg:y2="6.403cm">
          <text:p/>
        </draw:line>
        <draw:line draw:style-name="gr1" draw:text-style-name="P1" draw:layer="layout" svg:x1="9.736cm" svg:y1="1cm" svg:x2="9.737cm" svg:y2="6.403cm">
          <text:p/>
        </draw:line>
        <draw:line draw:style-name="gr1" draw:text-style-name="P1" draw:layer="layout" svg:x1="12.726cm" svg:y1="3.968cm" svg:x2="12.726cm" svg:y2="6.535cm">
          <text:p/>
        </draw:line>
        <draw:line draw:style-name="gr1" draw:text-style-name="P1" draw:layer="layout" svg:x1="6.218cm" svg:y1="0.675cm" svg:x2="6.218cm" svg:y2="6.508cm">
          <text:p/>
        </draw:line>
        <draw:rect draw:style-name="gr2" draw:text-style-name="P1" draw:layer="layout" svg:width="1.778cm" svg:height="0.106cm" svg:x="1cm" svg:y="0.894cm">
          <text:p/>
        </draw:rect>
        <draw:rect draw:style-name="gr2" draw:text-style-name="P1" draw:layer="layout" svg:width="1.778cm" svg:height="0.106cm" svg:x="5.42cm" svg:y="0.642cm">
          <text:p/>
        </draw:rect>
        <draw:rect draw:style-name="gr2" draw:text-style-name="P1" draw:layer="layout" svg:width="1.778cm" svg:height="0.106cm" svg:x="8.858cm" svg:y="1cm">
          <text:p/>
        </draw:rect>
        <draw:rect draw:style-name="gr2" draw:text-style-name="P1" draw:layer="layout" svg:width="1.778cm" svg:height="0.106cm" svg:x="11.874cm" svg:y="3.924cm">
          <text:p/>
        </draw:rect>
        <draw:frame draw:style-name="gr3" draw:layer="layout" svg:width="0.925cm" svg:height="0.963cm" svg:x="1.43cm" svg:y="0.037cm">
          <draw:text-box>
            <text:p>A</text:p>
          </draw:text-box>
        </draw:frame>
        <draw:frame draw:style-name="gr3" draw:layer="layout" svg:width="0.925cm" svg:height="0.963cm" svg:x="9.262cm" svg:y="0.172cm">
          <draw:text-box>
            <text:p>B</text:p>
          </draw:text-box>
        </draw:frame>
        <draw:frame draw:style-name="gr4" draw:layer="layout" svg:width="0.959cm" svg:height="0.963cm" svg:x="12.226cm" svg:y="3.029cm">
          <draw:text-box>
            <text:p>C</text:p>
          </draw:text-box>
        </draw:frame>
        <draw:frame draw:style-name="gr5" draw:layer="layout" svg:width="1.383cm" svg:height="0.963cm" svg:x="5.532cm" svg:y="-0.241cm">
          <draw:text-box>
            <text:p>CS</text:p>
          </draw:text-box>
        </draw:frame>
        <draw:line draw:style-name="gr6" draw:text-style-name="P2" draw:layer="layout" svg:x1="1.826cm" svg:y1="2.367cm" svg:x2="6.217cm" svg:y2="2.434cm">
          <text:p text:style-name="P1"><text:span text:style-name="T1">set_position</text:span></text:p>
          <text:p text:style-name="P1"><text:span text:style-name="T1"/></text:p>
        </draw:line>
        <draw:line draw:style-name="gr6" draw:text-style-name="P2" draw:layer="layout" svg:x1="6.244cm" svg:y1="2.619cm" svg:x2="9.71cm" svg:y2="2.884cm">
          <text:p text:style-name="P1"><text:span text:style-name="T1">position_changed</text:span></text:p>
          <text:p text:style-name="P1"><text:span text:style-name="T1"/></text:p>
        </draw:line>
        <draw:line draw:style-name="gr6" draw:text-style-name="P2" draw:layer="layout" svg:x1="6.325cm" svg:y1="5.013cm" svg:x2="12.779cm" svg:y2="5.238cm">
          <text:p text:style-name="P1"><text:span text:style-name="T1">position_changed</text:span></text:p>
          <text:p text:style-name="P1"><text:span text:style-name="T1"/></text:p>
        </draw:line>
        <draw:line draw:style-name="gr7" draw:text-style-name="P2" draw:layer="layout" svg:x1="1.825cm" svg:y1="3.519cm" svg:x2="6.27cm" svg:y2="2.751cm">
          <text:p text:style-name="P1"><text:span text:style-name="T1">position_changed</text:span></text:p>
          <text:p text:style-name="P1"><text:span text:style-name="T1"/></text:p>
        </draw:line>
        <draw:rect draw:style-name="gr8" draw:text-style-name="P2" draw:layer="layout" svg:width="3.519cm" svg:height="0.45cm" svg:x="8.044cm" svg:y="3.134cm">
          <text:p text:style-name="P1"><text:span text:style-name="T1">set position</text:span></text:p>
        </draw:rect>
        <draw:rect draw:style-name="gr8" draw:text-style-name="P2" draw:layer="layout" svg:width="3.519cm" svg:height="0.45cm" svg:x="11.061cm" svg:y="5.938cm">
          <text:p text:style-name="P1"><text:span text:style-name="T1">set position</text:span></text:p>
        </draw:rect>
        <draw:rect draw:style-name="gr8" draw:text-style-name="P2" draw:layer="layout" svg:width="3.519cm" svg:height="0.45cm" svg:x="0cm" svg:y="3.716cm">
          <text:p text:style-name="P1"><text:span text:style-name="T1">set position</text:span></text:p>
        </draw:rect>
        <draw:line draw:style-name="gr7" draw:text-style-name="P2" draw:layer="layout" svg:x1="6.244cm" svg:y1="4.63cm" svg:x2="12.62cm" svg:y2="4.339cm">
          <text:p text:style-name="P1"><text:span text:style-name="T1">init(streamName)</text:span></text:p>
          <text:p text:style-name="P1"><text:span text:style-name="T1"/></text:p>
        </draw:line>
        <draw:line draw:style-name="gr6" draw:text-style-name="P2" draw:layer="layout" svg:x1="6.298cm" svg:y1="5.538cm" svg:x2="12.752cm" svg:y2="5.763cm">
          <text:p text:style-name="P1"><text:span text:style-name="T1">initialized</text:span></text:p>
          <text:p text:style-name="P1"><text:span text:style-name="T1"/></text:p>
        </draw:line>
      </draw:page>
    </office:drawing>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ohne_20_Linie" style:display-name="Objekt ohne Füllung und ohne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stroke="dash" draw:stroke-dash="Fine_20_Dashed_20__28_var_29_" svg:stroke-color="#e6e6ff" draw:textarea-horizontal-align="justify" draw:textarea-vertical-align="bottom" draw:auto-grow-height="false" fo:min-height="0cm" fo:min-width="0cm"/>
    </style:style>
    <style:style style:name="gr2" style:family="graphic" style:parent-style-name="standard">
      <style:graphic-properties draw:stroke="none" svg:stroke-color="#000000" draw:fill="none" draw:fill-color="#ffffff" draw:textarea-horizontal-align="left" draw:auto-grow-height="true" draw:auto-grow-width="true" fo:min-height="0.779cm" fo:min-width="1.92cm"/>
    </style:style>
    <style:style style:name="gr3" style:family="graphic" style:parent-style-name="standard">
      <style:graphic-properties draw:stroke="solid" draw:stroke-dash="Dash_20_1" svg:stroke-color="#808080" draw:fill-color="#cfe7f5" draw:textarea-horizontal-align="justify" draw:textarea-vertical-align="bottom" draw:auto-grow-height="false" fo:min-height="0cm" fo:min-width="0cm"/>
    </style:style>
    <style:style style:name="gr4" style:family="graphic" style:parent-style-name="standard">
      <style:graphic-properties draw:stroke="solid" draw:stroke-dash="Dash_20_1" svg:stroke-color="#808080" draw:fill-color="#cfe7f5" draw:textarea-horizontal-align="justify" draw:textarea-vertical-align="middle" draw:auto-grow-height="false" fo:min-height="0cm" fo:min-width="0cm"/>
    </style:style>
    <style:style style:name="gr5" style:family="graphic" style:parent-style-name="standard">
      <style:graphic-properties draw:stroke="none" svg:stroke-color="#000000" draw:fill="none" draw:fill-color="#ffffff" draw:textarea-horizontal-align="left" draw:auto-grow-height="true" draw:auto-grow-width="true" fo:min-height="0.779cm" fo:min-width="2.737cm"/>
    </style:style>
    <style:style style:name="gr6" style:family="graphic" style:parent-style-name="objectwithoutfill">
      <style:graphic-properties draw:stroke="dash" draw:stroke-dash="Ultrafine_20_2_20_Dots_20_3_20_Dashes" draw:fill="none" draw:textarea-vertical-align="middle"/>
    </style:style>
    <style:style style:name="gr7" style:family="graphic" style:parent-style-name="standard">
      <style:graphic-properties draw:stroke="none" svg:stroke-color="#000000" draw:fill="none" draw:fill-color="#ffffff" draw:textarea-horizontal-align="left" draw:auto-grow-height="true" draw:auto-grow-width="true" fo:min-height="0.779cm" fo:min-width="2.462cm"/>
    </style:style>
    <style:style style:name="gr8" style:family="graphic" style:parent-style-name="standard">
      <style:graphic-properties draw:stroke="none" svg:stroke-color="#000000" draw:fill="none" draw:fill-color="#ffffff" draw:textarea-horizontal-align="left" draw:auto-grow-height="true" draw:auto-grow-width="true" fo:min-height="0.779cm" fo:min-width="2.576cm"/>
    </style:style>
    <style:style style:name="gr9" style:family="graphic" style:parent-style-name="standard">
      <style:graphic-properties draw:stroke="none" svg:stroke-color="#000000" draw:fill="none" draw:fill-color="#ffffff" draw:textarea-horizontal-align="left" draw:auto-grow-height="true" draw:auto-grow-width="true" fo:min-height="0.779cm" fo:min-width="2.208cm"/>
    </style:style>
    <style:style style:name="gr10" style:family="graphic" style:parent-style-name="standard">
      <style:graphic-properties draw:textarea-horizontal-align="justify" draw:textarea-vertical-align="middle" draw:auto-grow-height="false" fo:min-height="0cm" fo:min-width="0cm"/>
    </style:style>
    <style:style style:name="gr11" style:family="graphic" style:parent-style-name="standard">
      <style:graphic-properties draw:stroke="none" svg:stroke-color="#000000" draw:fill="none" draw:fill-color="#ffffff" draw:textarea-horizontal-align="left" draw:auto-grow-height="true" draw:auto-grow-width="true" fo:min-height="0.39cm" fo:min-width="1.776cm"/>
    </style:style>
    <style:style style:name="gr12" style:family="graphic" style:parent-style-name="standard">
      <style:graphic-properties draw:stroke="none" svg:stroke-color="#000000" draw:fill="none" draw:fill-color="#ffffff" draw:textarea-horizontal-align="left" draw:auto-grow-height="true" draw:auto-grow-width="true" fo:min-height="0.779cm" fo:min-width="1.615cm"/>
    </style:style>
    <style:style style:name="gr13" style:family="graphic" style:parent-style-name="objectwithoutfill">
      <style:graphic-properties draw:stroke="dash" draw:stroke-dash="Fine_20_Dashed_20__28_var_29_" svg:stroke-width="0.152cm" svg:stroke-color="#e6e6ff" draw:marker-start-width="0.66cm" draw:marker-end="" draw:marker-end-width="0.761cm" draw:fill="none" draw:textarea-vertical-align="middle" fo:padding-top="0.201cm" fo:padding-bottom="0.201cm" fo:padding-left="0.326cm" fo:padding-right="0.326cm"/>
    </style:style>
    <style:style style:name="gr14" style:family="graphic" style:parent-style-name="standard">
      <style:graphic-properties draw:stroke="none" svg:stroke-color="#000000" draw:fill="none" draw:fill-color="#ffffff" draw:textarea-horizontal-align="left" draw:auto-grow-height="true" draw:auto-grow-width="true" fo:min-height="0.713cm" fo:min-width="12.634cm"/>
    </style:style>
    <style:style style:name="gr15" style:family="graphic" style:parent-style-name="objectwithoutfill">
      <style:graphic-properties draw:stroke="dash" draw:stroke-dash="Fine_20_Dashed_20__28_var_29_" svg:stroke-width="0.152cm" draw:marker-start-width="0.66cm" draw:marker-end="Arrow" draw:marker-end-width="0.61cm" draw:fill="none" draw:textarea-vertical-align="middle" fo:padding-top="0.201cm" fo:padding-bottom="0.201cm" fo:padding-left="0.326cm" fo:padding-right="0.326cm"/>
    </style:style>
    <style:style style:name="gr16" style:family="graphic" style:parent-style-name="objectwithoutfill">
      <style:graphic-properties draw:stroke="dash" draw:stroke-dash="Fine_20_Dashed_20__28_var_29_" svg:stroke-width="0.152cm" draw:marker-start="Arrow" draw:marker-start-width="0.61cm" draw:marker-end="" draw:marker-end-width="0.761cm" draw:fill="none" draw:textarea-vertical-align="middle" fo:padding-top="0.201cm" fo:padding-bottom="0.201cm" fo:padding-left="0.326cm" fo:padding-right="0.326cm"/>
    </style:style>
    <style:style style:name="gr17" style:family="graphic" style:parent-style-name="objectwithoutfill">
      <style:graphic-properties draw:stroke="dash" draw:stroke-dash="Fine_20_Dashed_20__28_var_29_" svg:stroke-width="0.152cm" draw:marker-start-width="0.66cm" draw:marker-end="Dimension_20_Lines" draw:marker-end-width="0.61cm" draw:fill="none" draw:textarea-vertical-align="middle" fo:padding-top="0.201cm" fo:padding-bottom="0.201cm" fo:padding-left="0.326cm" fo:padding-right="0.326cm"/>
    </style:style>
    <style:style style:name="gr18" style:family="graphic" style:parent-style-name="standard">
      <style:graphic-properties draw:textarea-horizontal-align="justify" draw:textarea-vertical-align="middle" draw:auto-grow-height="false" fo:min-height="0cm" fo:min-width="0cm"/>
    </style:style>
    <style:style style:name="gr19" style:family="graphic" style:parent-style-name="objectwithoutfill">
      <style:graphic-properties draw:stroke="dash" draw:stroke-dash="Fine_20_Dashed_20__28_var_29_" svg:stroke-width="0.152cm" draw:marker-start-width="0.66cm" draw:marker-end="" draw:marker-end-width="0.61cm" draw:fill="none" draw:textarea-vertical-align="middle" fo:padding-top="0.201cm" fo:padding-bottom="0.201cm" fo:padding-left="0.326cm" fo:padding-right="0.326cm"/>
    </style:style>
    <style:style style:name="gr20" style:family="graphic" style:parent-style-name="standard">
      <style:graphic-properties draw:stroke="none" svg:stroke-color="#000000" draw:fill="none" draw:fill-color="#ffffff" draw:textarea-horizontal-align="left" draw:auto-grow-height="true" draw:auto-grow-width="true" fo:min-height="1.168cm" fo:min-width="4.108cm"/>
    </style:style>
    <style:style style:name="gr21" style:family="graphic" style:parent-style-name="standard">
      <style:graphic-properties draw:stroke="none" svg:stroke-color="#000000" draw:fill="none" draw:fill-color="#ffffff" draw:textarea-horizontal-align="left" draw:auto-grow-height="true" draw:auto-grow-width="true" fo:min-height="1.639cm" fo:min-width="5.819cm"/>
    </style:style>
    <style:style style:name="gr22" style:family="graphic" style:parent-style-name="objectwithoutfill">
      <style:graphic-properties draw:fill="none" draw:textarea-vertical-align="middle"/>
    </style:style>
    <style:style style:name="P1" style:family="paragraph">
      <style:paragraph-properties fo:text-align="center"/>
    </style:style>
    <style:style style:name="P2" style:family="paragraph">
      <style:paragraph-properties fo:text-align="center"/>
      <style:text-properties style:use-window-font-color="true" fo:font-size="10pt" style:font-size-asian="10pt" style:font-size-complex="10pt"/>
    </style:style>
    <style:style style:name="P3" style:family="paragraph">
      <style:paragraph-properties fo:text-align="center">
        <style:tab-stops/>
      </style:paragraph-properties>
    </style:style>
    <style:style style:name="P4" style:family="paragraph">
      <style:paragraph-properties fo:text-align="center">
        <style:tab-stops/>
      </style:paragraph-properties>
      <style:text-properties style:use-window-font-color="true" fo:font-size="10pt" style:font-size-asian="10pt" style:font-size-complex="10pt"/>
    </style:style>
    <style:style style:name="P5" style:family="paragraph">
      <style:text-properties fo:font-size="10pt" style:font-size-asian="10pt" style:font-size-complex="10pt"/>
    </style:style>
    <style:style style:name="P6" style:family="paragraph">
      <style:paragraph-properties fo:text-align="center">
        <style:tab-stops/>
      </style:paragraph-properties>
      <style:text-properties fo:color="#ff8080" fo:font-size="10pt" style:font-size-asian="10pt" style:font-size-complex="10pt"/>
    </style:style>
    <style:style style:name="P7" style:family="paragraph">
      <style:paragraph-properties fo:text-align="center"/>
      <style:text-properties fo:font-size="10pt" style:font-size-asian="10pt" style:font-size-complex="10pt"/>
    </style:style>
    <style:style style:name="P8" style:family="paragraph">
      <style:paragraph-properties fo:text-align="center"/>
      <style:text-properties fo:font-size="26pt" style:font-size-asian="26pt" style:font-size-complex="26pt"/>
    </style:style>
    <style:style style:name="T1" style:family="text">
      <style:text-properties style:use-window-font-color="true" fo:font-size="10pt" style:font-size-asian="10pt" style:font-size-complex="10pt"/>
    </style:style>
    <style:style style:name="T2" style:family="text">
      <style:text-properties style:use-window-font-color="true" fo:font-family="Arial" style:font-family-generic="roman" style:font-pitch="variable" fo:font-size="10pt" style:letter-kerning="true" style:font-family-asian="'Microsoft YaHei'" style:font-family-generic-asian="system" style:font-pitch-asian="variable" style:font-size-asian="10pt" style:font-family-complex="'Lucida Sans'" style:font-family-generic-complex="system" style:font-pitch-complex="variable" style:font-size-complex="10pt"/>
    </style:style>
    <style:style style:name="T3" style:family="text">
      <style:text-properties fo:font-size="10pt" style:font-size-asian="10pt" style:font-size-complex="10pt"/>
    </style:style>
    <style:style style:name="T4" style:family="text">
      <style:text-properties fo:font-size="26pt" fo:font-weight="bold" style:font-size-asian="26pt" style:font-weight-asian="bold" style:font-size-complex="26pt" style:font-weight-complex="bold"/>
    </style:style>
    <style:style style:name="T5" style:family="text">
      <style:text-properties fo:font-size="15pt" style:font-size-asian="15pt" style:font-size-complex="15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1" draw:layer="layout" svg:width="1.905cm" svg:height="1.852cm" svg:x="0.771cm" svg:y="1.06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frame draw:style-name="gr2" draw:text-style-name="P2" draw:layer="layout" svg:width="2.42cm" svg:height="1.029cm" svg:x="0.824cm" svg:y="3.017cm">
          <draw:text-box>
            <text:p text:style-name="P1"><text:span text:style-name="T1">Triggering</text:span></text:p>
            <text:p text:style-name="P1"><text:span text:style-name="T1">Activity</text:span></text:p>
          </draw:text-box>
        </draw:frame>
        <draw:custom-shape draw:style-name="gr3" draw:text-style-name="P1" draw:layer="layout" svg:width="1.905cm" svg:height="1.852cm" svg:x="0.771cm" svg:y="1.085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4" draw:text-style-name="P1" draw:layer="layout" svg:width="1.931cm" svg:height="1.931cm" svg:x="3.51cm" svg:y="1.04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 draw:text-style-name="P4" draw:layer="layout" svg:width="3.237cm" svg:height="1.029cm" svg:x="2.884cm" svg:y="3.017cm">
          <draw:text-box>
            <text:p text:style-name="P3"><text:span text:style-name="T2">Sensor Node</text:span><text:span text:style-name="T2"><text:line-break/></text:span><text:span text:style-name="T2">e.g. TouchSensor</text:span></text:p>
          </draw:text-box>
        </draw:frame>
        <draw:line draw:style-name="gr6" draw:text-style-name="P1" draw:layer="layout" svg:x1="5.944cm" svg:y1="0.504cm" svg:x2="5.944cm" svg:y2="4.552cm">
          <text:p/>
        </draw:line>
        <draw:frame draw:style-name="gr7" draw:text-style-name="P5" draw:layer="layout" svg:width="2.962cm" svg:height="1.029cm" svg:x="4.412cm" svg:y="4.498cm">
          <draw:text-box>
            <text:p><text:span text:style-name="T3">Continuous or</text:span></text:p>
            <text:p><text:span text:style-name="T3">Discrete Events</text:span></text:p>
          </draw:text-box>
        </draw:frame>
        <draw:custom-shape draw:style-name="gr4" draw:text-style-name="P1" draw:layer="layout" svg:width="1.931cm" svg:height="1.931cm" svg:x="6.991cm" svg:y="7.81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8" draw:text-style-name="P6" draw:layer="layout" svg:width="3.076cm" svg:height="1.029cm" svg:x="7.792cm" svg:y="8.256cm">
          <draw:text-box>
            <text:p text:style-name="P1"><text:span text:style-name="T3">Simple server</text:span></text:p>
            <text:p text:style-name="P1"><text:span text:style-name="T3">side calculations</text:span></text:p>
          </draw:text-box>
        </draw:frame>
        <draw:line draw:style-name="gr6" draw:text-style-name="P1" draw:layer="layout" svg:x1="8.814cm" svg:y1="0.504cm" svg:x2="8.814cm" svg:y2="4.552cm">
          <text:p/>
        </draw:line>
        <draw:frame draw:style-name="gr9" draw:text-style-name="P5" draw:layer="layout" svg:width="2.708cm" svg:height="1.029cm" svg:x="7.282cm" svg:y="4.498cm">
          <draw:text-box>
            <text:p><text:span text:style-name="T3">Continuous or</text:span></text:p>
            <text:p><text:span text:style-name="T3">Discrete State</text:span></text:p>
          </draw:text-box>
        </draw:frame>
        <draw:custom-shape draw:style-name="gr10" draw:text-style-name="P1" draw:layer="layout" svg:width="1.931cm" svg:height="1.931cm" svg:x="9.041cm" svg:y="1.04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1" draw:text-style-name="P7" draw:layer="layout" svg:width="2.276cm" svg:height="0.64cm" svg:x="8.937cm" svg:y="3.017cm">
          <draw:text-box>
            <text:p text:style-name="P1"><text:span text:style-name="T3">Interpolator</text:span></text:p>
          </draw:text-box>
        </draw:frame>
        <draw:custom-shape draw:style-name="gr10" draw:text-style-name="P1" draw:layer="layout" svg:width="1.931cm" svg:height="1.931cm" svg:x="11.804cm" svg:y="1.04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2" draw:text-style-name="P7" draw:layer="layout" svg:width="2.115cm" svg:height="1.029cm" svg:x="11.804cm" svg:y="3.017cm">
          <draw:text-box>
            <text:p text:style-name="P1"><text:span text:style-name="T3">Geometry,</text:span><text:span text:style-name="T3"><text:line-break/></text:span><text:span text:style-name="T3">Sound</text:span></text:p>
          </draw:text-box>
        </draw:frame>
        <draw:line draw:style-name="gr13" draw:text-style-name="P1" draw:layer="layout" svg:x1="1.234cm" svg:y1="2.208cm" svg:x2="5.584cm" svg:y2="2.2cm">
          <text:p/>
        </draw:line>
        <draw:frame draw:style-name="gr14" draw:layer="layout" svg:width="13.134cm" svg:height="0.963cm" svg:x="0.783cm" svg:y="0.038cm">
          <draw:text-box>
            <text:p>MU Capable Chain of Interactivity – UC 3.c.</text:p>
          </draw:text-box>
        </draw:frame>
        <draw:line draw:style-name="gr15" draw:text-style-name="P1" draw:layer="layout" svg:x1="7.567cm" svg:y1="2.143cm" svg:x2="13.71cm" svg:y2="2.134cm">
          <text:p/>
        </draw:line>
        <draw:line draw:style-name="gr16" draw:text-style-name="P1" draw:layer="layout" svg:x1="7.075cm" svg:y1="6.376cm" svg:x2="7.022cm" svg:y2="2.014cm">
          <text:p/>
        </draw:line>
        <draw:line draw:style-name="gr17" draw:text-style-name="P1" draw:layer="layout" svg:x1="7.664cm" svg:y1="2.222cm" svg:x2="7.701cm" svg:y2="6.218cm">
          <text:p/>
        </draw:line>
        <draw:custom-shape draw:style-name="gr18" draw:text-style-name="P1" draw:layer="layout" svg:width="1.931cm" svg:height="1.931cm" svg:x="6.462cm" svg:y="6.284cm">
          <text:p text:style-name="P1">NS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9" draw:text-style-name="P1" draw:layer="layout" svg:x1="1.747cm" svg:y1="2.249cm" svg:x2="7.064cm" svg:y2="2.222cm">
          <text:p/>
        </draw:line>
        <draw:frame draw:style-name="gr20" draw:text-style-name="P5" draw:layer="layout" svg:width="4.608cm" svg:height="1.418cm" svg:x="8.261cm" svg:y="6.589cm">
          <draw:text-box>
            <text:p><text:span text:style-name="T3">State is calculated,</text:span></text:p>
            <text:p><text:span text:style-name="T3">persistently stored</text:span></text:p>
            <text:p><text:span text:style-name="T3">and distributed</text:span></text:p>
          </draw:text-box>
        </draw:frame>
        <draw:frame draw:style-name="gr21" draw:text-style-name="P8" draw:layer="layout" svg:width="6.319cm" svg:height="1.889cm" svg:x="0.24cm" svg:y="7.038cm">
          <draw:text-box>
            <text:p text:style-name="P1"><text:span text:style-name="T4">S</text:span><text:span text:style-name="T5">imulation </text:span><text:span text:style-name="T4">a</text:span><text:span text:style-name="T5">t </text:span><text:span text:style-name="T4">S</text:span><text:span text:style-name="T5">erver</text:span></text:p>
            <text:p text:style-name="P1"><text:span text:style-name="T5">Server Side Calculations</text:span></text:p>
          </draw:text-box>
        </draw:frame>
        <draw:line draw:style-name="gr22" draw:text-style-name="P1" draw:layer="layout" svg:x1="7.699cm" svg:y1="9.022cm" svg:x2="3.016cm" svg:y2="8.202cm">
          <text:p/>
        </draw:line>
      </draw:page>
    </office:drawing>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draw:marker draw:name="Dimension_20_Lines" draw:display-name="Dimension Lines" svg:viewBox="0 0 836 110" svg:d="M0 0h278 278 280v36 36 38h-278-278-280v-36-36z"/>
    <draw:stroke-dash draw:name="Dash_20_1" draw:display-name="Dash 1" draw:style="rect" draw:dots1="1" draw:dots1-length="0.02cm" draw:dots2="1" draw:dots2-length="0.02cm" draw:distance="0.02cm"/>
    <draw:stroke-dash draw:name="Fine_20_Dashed_20__28_var_29_" draw:display-name="Fine Dashed (var)" draw:style="rect" draw:dots1="1" draw:dots1-length="197%" draw:distance="197%"/>
    <draw:stroke-dash draw:name="Ultrafine_20_2_20_Dots_20_3_20_Dashes" draw:display-name="Ultrafine 2 Dots 3 Dashes" draw:style="rect" draw:dots1="2" draw:dots1-length="0.051cm" draw:dots2="3" draw:dots2-length="0.254cm" draw:distance="0.127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ohne_20_Linie" style:display-name="Objekt ohne Füllung und ohne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fill-color="#ffffff" draw:textarea-horizontal-align="left" draw:textarea-vertical-align="top"/>
    </style:style>
    <style:style style:name="gr2" style:family="graphic" style:parent-style-name="standard">
      <style:graphic-properties draw:fill-color="#ffffff" draw:textarea-horizontal-align="right" draw:textarea-vertical-align="top"/>
    </style:style>
    <style:style style:name="gr3" style:family="graphic" style:parent-style-name="objectwithoutfill">
      <style:graphic-properties svg:stroke-width="0.152cm" draw:marker-start-width="0.66cm" draw:marker-end-width="0.66cm" draw:fill="none" draw:textarea-vertical-align="middle" fo:padding-top="0.201cm" fo:padding-bottom="0.201cm" fo:padding-left="0.326cm" fo:padding-right="0.326cm"/>
    </style:style>
    <style:style style:name="gr4" style:family="graphic" style:parent-style-name="standard">
      <style:graphic-properties draw:textarea-vertical-align="middle"/>
    </style:style>
    <style:style style:name="gr5" style:family="graphic" style:parent-style-name="standard">
      <style:graphic-properties draw:stroke="none" svg:stroke-color="#000000" draw:fill="none" draw:fill-color="#ffffff" draw:textarea-horizontal-align="left" draw:auto-grow-height="true" draw:auto-grow-width="true" fo:min-height="0.713cm" fo:min-width="0.425cm"/>
    </style:style>
    <style:style style:name="gr6" style:family="graphic" style:parent-style-name="standard">
      <style:graphic-properties draw:stroke="none" svg:stroke-color="#000000" draw:fill="none" draw:fill-color="#ffffff" draw:textarea-horizontal-align="left" draw:auto-grow-height="true" draw:auto-grow-width="true" fo:min-height="0.713cm" fo:min-width="0.459cm"/>
    </style:style>
    <style:style style:name="gr7" style:family="graphic" style:parent-style-name="standard">
      <style:graphic-properties draw:stroke="none" svg:stroke-color="#000000" draw:fill="none" draw:fill-color="#ffffff" draw:textarea-horizontal-align="left" draw:auto-grow-height="true" draw:auto-grow-width="true" fo:min-height="0.713cm" fo:min-width="0.883cm"/>
    </style:style>
    <style:style style:name="gr8" style:family="graphic" style:parent-style-name="objectwithoutfill">
      <style:graphic-properties draw:marker-end="Arrow" draw:marker-end-width="0.3cm" draw:fill="none" draw:textarea-vertical-align="middle"/>
    </style:style>
    <style:style style:name="gr9" style:family="graphic" style:parent-style-name="objectwithoutfill">
      <style:graphic-properties draw:marker-start="Arrow" draw:marker-start-width="0.305cm" draw:marker-end="" draw:marker-end-width="0.3cm" draw:fill="none" draw:textarea-vertical-align="middle"/>
    </style:style>
    <style:style style:name="gr10" style:family="graphic" style:parent-style-name="standard">
      <style:graphic-properties draw:textarea-vertical-align="middle"/>
    </style:style>
    <style:style style:name="P1" style:family="paragraph">
      <style:paragraph-properties fo:text-align="end"/>
    </style:style>
    <style:style style:name="P2" style:family="paragraph">
      <style:paragraph-properties fo:text-align="end"/>
      <style:text-properties fo:font-size="12pt" style:font-size-asian="12pt" style:font-size-complex="12pt"/>
    </style:style>
    <style:style style:name="P3" style:family="paragraph">
      <style:paragraph-properties fo:text-align="center"/>
      <style:text-properties fo:font-size="12pt" style:font-size-asian="12pt" style:font-size-complex="12pt"/>
    </style:style>
    <style:style style:name="P4" style:family="paragraph">
      <style:paragraph-properties fo:text-align="center"/>
    </style:style>
    <style:style style:name="P5" style:family="paragraph">
      <style:paragraph-properties fo:text-align="center"/>
      <style:text-properties fo:font-size="11pt" style:font-size-asian="11pt" style:font-size-complex="11pt"/>
    </style:style>
    <style:style style:name="T1" style:family="text">
      <style:text-properties fo:font-size="12pt" style:font-size-asian="12pt" style:font-size-complex="12pt"/>
    </style:style>
    <style:style style:name="T2" style:family="text">
      <style:text-properties fo:font-size="11pt" style:font-size-asian="11pt" style:font-size-complex="11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rect draw:style-name="gr1" draw:text-style-name="P2" draw:layer="layout" svg:width="13.997cm" svg:height="2.671cm" svg:x="0.691cm" svg:y="7.408cm">
          <text:p text:style-name="P1"><text:span text:style-name="T1">Charlie initializes the model</text:span></text:p>
        </draw:rect>
        <draw:rect draw:style-name="gr2" draw:text-style-name="P3" draw:layer="layout" svg:width="13.997cm" svg:height="3.2cm" svg:x="0.689cm" svg:y="3.573cm">
          <text:p text:style-name="P1"><text:span text:style-name="T1">Position change by Alice</text:span></text:p>
        </draw:rect>
        <draw:rect draw:style-name="gr2" draw:text-style-name="P3" draw:layer="layout" svg:width="13.997cm" svg:height="2.063cm" svg:x="0.661cm" svg:y="1.27cm">
          <text:p text:style-name="P1"><text:span text:style-name="T1">Initialization by the</text:span></text:p>
          <text:p text:style-name="P4"><text:span text:style-name="T1">“</text:span><text:span text:style-name="T1">first instance”</text:span></text:p>
        </draw:rect>
        <draw:line draw:style-name="gr3" draw:text-style-name="P4" draw:layer="layout" svg:x1="1.852cm" svg:y1="1.039cm" svg:x2="1.799cm" svg:y2="9.895cm">
          <text:p/>
        </draw:line>
        <draw:line draw:style-name="gr3" draw:text-style-name="P4" draw:layer="layout" svg:x1="9.736cm" svg:y1="1.039cm" svg:x2="9.789cm" svg:y2="9.948cm">
          <text:p/>
        </draw:line>
        <draw:line draw:style-name="gr3" draw:text-style-name="P4" draw:layer="layout" svg:x1="12.753cm" svg:y1="7.17cm" svg:x2="12.726cm" svg:y2="9.974cm">
          <text:p/>
        </draw:line>
        <draw:line draw:style-name="gr3" draw:text-style-name="P4" draw:layer="layout" svg:x1="6.218cm" svg:y1="0.714cm" svg:x2="6.244cm" svg:y2="9.895cm">
          <text:p/>
        </draw:line>
        <draw:rect draw:style-name="gr4" draw:text-style-name="P4" draw:layer="layout" svg:width="1.778cm" svg:height="0.106cm" svg:x="1cm" svg:y="0.933cm">
          <text:p/>
        </draw:rect>
        <draw:rect draw:style-name="gr4" draw:text-style-name="P4" draw:layer="layout" svg:width="1.778cm" svg:height="0.106cm" svg:x="5.42cm" svg:y="0.681cm">
          <text:p/>
        </draw:rect>
        <draw:rect draw:style-name="gr4" draw:text-style-name="P4" draw:layer="layout" svg:width="1.778cm" svg:height="0.106cm" svg:x="8.858cm" svg:y="1.039cm">
          <text:p/>
        </draw:rect>
        <draw:rect draw:style-name="gr4" draw:text-style-name="P4" draw:layer="layout" svg:width="1.778cm" svg:height="0.106cm" svg:x="11.848cm" svg:y="7.111cm">
          <text:p/>
        </draw:rect>
        <draw:frame draw:style-name="gr5" draw:layer="layout" svg:width="0.925cm" svg:height="0.963cm" svg:x="1.43cm" svg:y="0.076cm">
          <draw:text-box>
            <text:p>A</text:p>
          </draw:text-box>
        </draw:frame>
        <draw:frame draw:style-name="gr5" draw:layer="layout" svg:width="0.925cm" svg:height="0.963cm" svg:x="9.262cm" svg:y="0.211cm">
          <draw:text-box>
            <text:p>B</text:p>
          </draw:text-box>
        </draw:frame>
        <draw:frame draw:style-name="gr6" draw:layer="layout" svg:width="0.959cm" svg:height="0.963cm" svg:x="12.306cm" svg:y="6.243cm">
          <draw:text-box>
            <text:p>C</text:p>
          </draw:text-box>
        </draw:frame>
        <draw:frame draw:style-name="gr7" draw:layer="layout" svg:width="1.383cm" svg:height="0.963cm" svg:x="5.532cm" svg:y="-0.202cm">
          <draw:text-box>
            <text:p>CS</text:p>
          </draw:text-box>
        </draw:frame>
        <draw:line draw:style-name="gr8" draw:text-style-name="P5" draw:layer="layout" svg:x1="1.958cm" svg:y1="1.586cm" svg:x2="6.349cm" svg:y2="1.653cm">
          <text:p text:style-name="P4"><text:span text:style-name="T2">set_position</text:span></text:p>
          <text:p text:style-name="P4"><text:span text:style-name="T2"/></text:p>
        </draw:line>
        <draw:line draw:style-name="gr8" draw:text-style-name="P5" draw:layer="layout" svg:x1="6.27cm" svg:y1="1.944cm" svg:x2="9.736cm" svg:y2="2.209cm">
          <text:p text:style-name="P4"><text:span text:style-name="T2">position_changed</text:span></text:p>
          <text:p text:style-name="P4"><text:span text:style-name="T2"/></text:p>
        </draw:line>
        <draw:line draw:style-name="gr8" draw:text-style-name="P5" draw:layer="layout" svg:x1="6.325cm" svg:y1="8.544cm" svg:x2="12.779cm" svg:y2="8.769cm">
          <text:p text:style-name="P4"><text:span text:style-name="T2">position_changed</text:span></text:p>
          <text:p text:style-name="P4"><text:span text:style-name="T2"/></text:p>
        </draw:line>
        <draw:line draw:style-name="gr9" draw:text-style-name="P5" draw:layer="layout" svg:x1="1.852cm" svg:y1="2.632cm" svg:x2="6.297cm" svg:y2="1.864cm">
          <text:p text:style-name="P4"><text:span text:style-name="T2">position_changed</text:span></text:p>
          <text:p text:style-name="P4"><text:span text:style-name="T2"/></text:p>
        </draw:line>
        <draw:rect draw:style-name="gr10" draw:text-style-name="P5" draw:layer="layout" svg:width="3.519cm" svg:height="0.45cm" svg:x="7.938cm" svg:y="2.326cm">
          <text:p text:style-name="P4"><text:span text:style-name="T2">set position</text:span></text:p>
        </draw:rect>
        <draw:rect draw:style-name="gr10" draw:text-style-name="P5" draw:layer="layout" svg:width="3.519cm" svg:height="0.45cm" svg:x="10.955cm" svg:y="9.363cm">
          <text:p text:style-name="P4"><text:span text:style-name="T2">set position</text:span></text:p>
        </draw:rect>
        <draw:rect draw:style-name="gr10" draw:text-style-name="P5" draw:layer="layout" svg:width="3.519cm" svg:height="0.45cm" svg:x="0.238cm" svg:y="2.75cm">
          <text:p text:style-name="P4"><text:span text:style-name="T2">set position</text:span></text:p>
        </draw:rect>
        <draw:line draw:style-name="gr9" draw:text-style-name="P5" draw:layer="layout" svg:x1="6.217cm" svg:y1="8.24cm" svg:x2="12.593cm" svg:y2="7.949cm">
          <text:p text:style-name="P4"><text:span text:style-name="T2">init(streamName)</text:span></text:p>
          <text:p text:style-name="P4"><text:span text:style-name="T2"/></text:p>
        </draw:line>
        <draw:line draw:style-name="gr8" draw:text-style-name="P5" draw:layer="layout" svg:x1="6.324cm" svg:y1="8.91cm" svg:x2="12.806cm" svg:y2="9.154cm">
          <text:p text:style-name="P4"><text:span text:style-name="T2">initialized</text:span></text:p>
          <text:p text:style-name="P4"><text:span text:style-name="T2"/></text:p>
        </draw:line>
        <draw:line draw:style-name="gr8" draw:text-style-name="P5" draw:layer="layout" svg:x1="1.958cm" svg:y1="3.937cm" svg:x2="6.244cm" svg:y2="4.286cm">
          <text:p text:style-name="P4"><text:span text:style-name="T2">add_position</text:span></text:p>
          <text:p text:style-name="P4"><text:span text:style-name="T2"/></text:p>
        </draw:line>
        <draw:line draw:style-name="gr8" draw:text-style-name="P5" draw:layer="layout" svg:x1="6.191cm" svg:y1="5.159cm" svg:x2="9.736cm" svg:y2="5.918cm">
          <text:p text:style-name="P4"><text:span text:style-name="T2">position_changed</text:span></text:p>
          <text:p text:style-name="P4"><text:span text:style-name="T2"/></text:p>
        </draw:line>
        <draw:line draw:style-name="gr9" draw:text-style-name="P5" draw:layer="layout" svg:x1="1.852cm" svg:y1="5.662cm" svg:x2="6.191cm" svg:y2="5.159cm">
          <text:p text:style-name="P4"><text:span text:style-name="T2">position_changed</text:span></text:p>
          <text:p text:style-name="P4"><text:span text:style-name="T2"/></text:p>
        </draw:line>
        <draw:rect draw:style-name="gr10" draw:text-style-name="P5" draw:layer="layout" svg:width="3.519cm" svg:height="0.45cm" svg:x="7.992cm" svg:y="6.102cm">
          <text:p text:style-name="P4"><text:span text:style-name="T2">set position</text:span></text:p>
        </draw:rect>
        <draw:rect draw:style-name="gr10" draw:text-style-name="P5" draw:layer="layout" svg:width="3.519cm" svg:height="0.45cm" svg:x="0.215cm" svg:y="5.811cm">
          <text:p text:style-name="P4"><text:span text:style-name="T2">set position</text:span></text:p>
        </draw:rect>
        <draw:rect draw:style-name="gr10" draw:text-style-name="P5" draw:layer="layout" svg:width="5.053cm" svg:height="0.45cm" svg:x="3.678cm" svg:y="4.488cm">
          <text:p text:style-name="P4"><text:span text:style-name="T2">server side calculation</text:span></text:p>
        </draw:rect>
      </draw:page>
    </office:drawing>
  </office:body>
</office:document-content>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ohne_20_Linie" style:display-name="Objekt ohne Füllung und ohne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